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53.13pt" svg:height="592.36pt" svg:x="195.65pt" svg:y="23.16pt">
            <draw:object draw:notify-on-update-of-ranges="Sheet1.A1:Sheet1.A1 Sheet1.A2:Sheet1.A412 Sheet1.B1:Sheet1.B1 Sheet1.B2:Sheet1.B412 Sheet1.C1:Sheet1.C1 Sheet1.C2:Sheet1.C412 Sheet1.D1:Sheet1.D1 Sheet1.D2:Sheet1.D4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qc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c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8" calcext:value-type="float">
            <text:p>0.08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32" calcext:value-type="float">
            <text:p>0.32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72" calcext:value-type="float">
            <text:p>0.72</text:p>
          </table:table-cell>
          <table:table-cell office:value-type="float" office:value="24" calcext:value-type="float">
            <text:p>2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1.28" calcext:value-type="float">
            <text:p>1.28</text:p>
          </table:table-cell>
          <table:table-cell office:value-type="float" office:value="32" calcext:value-type="float">
            <text:p>3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117" calcext:value-type="float">
            <text:p>0.117</text:p>
          </table:table-cell>
          <table:table-cell office:value-type="float" office:value="2.88" calcext:value-type="float">
            <text:p>2.88</text:p>
          </table:table-cell>
          <table:table-cell office:value-type="float" office:value="48" calcext:value-type="float">
            <text:p>4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3.92" calcext:value-type="float">
            <text:p>3.92</text:p>
          </table:table-cell>
          <table:table-cell office:value-type="float" office:value="56" calcext:value-type="float">
            <text:p>5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5.12" calcext:value-type="float">
            <text:p>5.12</text:p>
          </table:table-cell>
          <table:table-cell office:value-type="float" office:value="64" calcext:value-type="float">
            <text:p>6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6.48" calcext:value-type="float">
            <text:p>6.48</text:p>
          </table:table-cell>
          <table:table-cell office:value-type="float" office:value="72" calcext:value-type="float">
            <text:p>7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713" calcext:value-type="float">
            <text:p>0.713</text:p>
          </table:table-cell>
          <table:table-cell office:value-type="float" office:value="9.68" calcext:value-type="float">
            <text:p>9.68</text:p>
          </table:table-cell>
          <table:table-cell office:value-type="float" office:value="88" calcext:value-type="float">
            <text:p>8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11.52" calcext:value-type="float">
            <text:p>11.52</text:p>
          </table:table-cell>
          <table:table-cell office:value-type="float" office:value="96" calcext:value-type="float">
            <text:p>9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13.52" calcext:value-type="float">
            <text:p>13.52</text:p>
          </table:table-cell>
          <table:table-cell office:value-type="float" office:value="104" calcext:value-type="float">
            <text:p>10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.467" calcext:value-type="float">
            <text:p>1.467</text:p>
          </table:table-cell>
          <table:table-cell office:value-type="float" office:value="15.68" calcext:value-type="float">
            <text:p>15.68</text:p>
          </table:table-cell>
          <table:table-cell office:value-type="float" office:value="112" calcext:value-type="float">
            <text:p>11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.804" calcext:value-type="float">
            <text:p>1.804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.189" calcext:value-type="float">
            <text:p>2.189</text:p>
          </table:table-cell>
          <table:table-cell office:value-type="float" office:value="20.48" calcext:value-type="float">
            <text:p>20.48</text:p>
          </table:table-cell>
          <table:table-cell office:value-type="float" office:value="128" calcext:value-type="float">
            <text:p>12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.625" calcext:value-type="float">
            <text:p>2.625</text:p>
          </table:table-cell>
          <table:table-cell office:value-type="float" office:value="23.12" calcext:value-type="float">
            <text:p>23.12</text:p>
          </table:table-cell>
          <table:table-cell office:value-type="float" office:value="136" calcext:value-type="float">
            <text:p>13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.115" calcext:value-type="float">
            <text:p>3.115</text:p>
          </table:table-cell>
          <table:table-cell office:value-type="float" office:value="25.92" calcext:value-type="float">
            <text:p>25.92</text:p>
          </table:table-cell>
          <table:table-cell office:value-type="float" office:value="144" calcext:value-type="float">
            <text:p>14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.663" calcext:value-type="float">
            <text:p>3.663</text:p>
          </table:table-cell>
          <table:table-cell office:value-type="float" office:value="28.88" calcext:value-type="float">
            <text:p>28.88</text:p>
          </table:table-cell>
          <table:table-cell office:value-type="float" office:value="152" calcext:value-type="float">
            <text:p>15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.945" calcext:value-type="float">
            <text:p>4.945</text:p>
          </table:table-cell>
          <table:table-cell office:value-type="float" office:value="35.28" calcext:value-type="float">
            <text:p>35.28</text:p>
          </table:table-cell>
          <table:table-cell office:value-type="float" office:value="168" calcext:value-type="float">
            <text:p>16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5.685" calcext:value-type="float">
            <text:p>5.685</text:p>
          </table:table-cell>
          <table:table-cell office:value-type="float" office:value="38.72" calcext:value-type="float">
            <text:p>38.72</text:p>
          </table:table-cell>
          <table:table-cell office:value-type="float" office:value="176" calcext:value-type="float">
            <text:p>17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6.495" calcext:value-type="float">
            <text:p>6.495</text:p>
          </table:table-cell>
          <table:table-cell office:value-type="float" office:value="42.32" calcext:value-type="float">
            <text:p>42.32</text:p>
          </table:table-cell>
          <table:table-cell office:value-type="float" office:value="184" calcext:value-type="float">
            <text:p>18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7.379" calcext:value-type="float">
            <text:p>7.379</text:p>
          </table:table-cell>
          <table:table-cell office:value-type="float" office:value="46.08" calcext:value-type="float">
            <text:p>46.08</text:p>
          </table:table-cell>
          <table:table-cell office:value-type="float" office:value="192" calcext:value-type="float">
            <text:p>19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9.381" calcext:value-type="float">
            <text:p>9.381</text:p>
          </table:table-cell>
          <table:table-cell office:value-type="float" office:value="54.08" calcext:value-type="float">
            <text:p>54.08</text:p>
          </table:table-cell>
          <table:table-cell office:value-type="float" office:value="208" calcext:value-type="float">
            <text:p>20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.505" calcext:value-type="float">
            <text:p>10.505</text:p>
          </table:table-cell>
          <table:table-cell office:value-type="float" office:value="58.32" calcext:value-type="float">
            <text:p>58.32</text:p>
          </table:table-cell>
          <table:table-cell office:value-type="float" office:value="216" calcext:value-type="float">
            <text:p>21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1.715" calcext:value-type="float">
            <text:p>11.715</text:p>
          </table:table-cell>
          <table:table-cell office:value-type="float" office:value="62.72" calcext:value-type="float">
            <text:p>62.72</text:p>
          </table:table-cell>
          <table:table-cell office:value-type="float" office:value="224" calcext:value-type="float">
            <text:p>22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3.015" calcext:value-type="float">
            <text:p>13.015</text:p>
          </table:table-cell>
          <table:table-cell office:value-type="float" office:value="67.28" calcext:value-type="float">
            <text:p>67.28</text:p>
          </table:table-cell>
          <table:table-cell office:value-type="float" office:value="232" calcext:value-type="float">
            <text:p>23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4.408" calcext:value-type="float">
            <text:p>14.408</text:p>
          </table:table-cell>
          <table:table-cell office:value-type="float" office:value="72" calcext:value-type="float">
            <text:p>72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5.897" calcext:value-type="float">
            <text:p>15.897</text:p>
          </table:table-cell>
          <table:table-cell office:value-type="float" office:value="76.88" calcext:value-type="float">
            <text:p>76.88</text:p>
          </table:table-cell>
          <table:table-cell office:value-type="float" office:value="248" calcext:value-type="float">
            <text:p>24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7.484" calcext:value-type="float">
            <text:p>17.484</text:p>
          </table:table-cell>
          <table:table-cell office:value-type="float" office:value="81.86" calcext:value-type="float">
            <text:p>81.8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9.171" calcext:value-type="float">
            <text:p>19.171</text:p>
          </table:table-cell>
          <table:table-cell office:value-type="float" office:value="86.86" calcext:value-type="float">
            <text:p>8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59" calcext:value-type="float">
            <text:p>20.959</text:p>
          </table:table-cell>
          <table:table-cell office:value-type="float" office:value="91.86" calcext:value-type="float">
            <text:p>9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46" calcext:value-type="float">
            <text:p>22.846</text:p>
          </table:table-cell>
          <table:table-cell office:value-type="float" office:value="96.86" calcext:value-type="float">
            <text:p>9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833" calcext:value-type="float">
            <text:p>24.833</text:p>
          </table:table-cell>
          <table:table-cell office:value-type="float" office:value="101.86" calcext:value-type="float">
            <text:p>10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92" calcext:value-type="float">
            <text:p>26.92</text:p>
          </table:table-cell>
          <table:table-cell office:value-type="float" office:value="106.86" calcext:value-type="float">
            <text:p>10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107" calcext:value-type="float">
            <text:p>29.107</text:p>
          </table:table-cell>
          <table:table-cell office:value-type="float" office:value="111.86" calcext:value-type="float">
            <text:p>11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395" calcext:value-type="float">
            <text:p>31.395</text:p>
          </table:table-cell>
          <table:table-cell office:value-type="float" office:value="116.86" calcext:value-type="float">
            <text:p>11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782" calcext:value-type="float">
            <text:p>33.782</text:p>
          </table:table-cell>
          <table:table-cell office:value-type="float" office:value="121.86" calcext:value-type="float">
            <text:p>12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269" calcext:value-type="float">
            <text:p>36.269</text:p>
          </table:table-cell>
          <table:table-cell office:value-type="float" office:value="126.86" calcext:value-type="float">
            <text:p>12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856" calcext:value-type="float">
            <text:p>38.856</text:p>
          </table:table-cell>
          <table:table-cell office:value-type="float" office:value="131.86" calcext:value-type="float">
            <text:p>13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543" calcext:value-type="float">
            <text:p>41.543</text:p>
          </table:table-cell>
          <table:table-cell office:value-type="float" office:value="136.86" calcext:value-type="float">
            <text:p>13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331" calcext:value-type="float">
            <text:p>44.331</text:p>
          </table:table-cell>
          <table:table-cell office:value-type="float" office:value="141.86" calcext:value-type="float">
            <text:p>14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218" calcext:value-type="float">
            <text:p>47.218</text:p>
          </table:table-cell>
          <table:table-cell office:value-type="float" office:value="146.86" calcext:value-type="float">
            <text:p>14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205" calcext:value-type="float">
            <text:p>50.205</text:p>
          </table:table-cell>
          <table:table-cell office:value-type="float" office:value="151.86" calcext:value-type="float">
            <text:p>15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292" calcext:value-type="float">
            <text:p>53.292</text:p>
          </table:table-cell>
          <table:table-cell office:value-type="float" office:value="156.86" calcext:value-type="float">
            <text:p>15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479" calcext:value-type="float">
            <text:p>56.479</text:p>
          </table:table-cell>
          <table:table-cell office:value-type="float" office:value="161.86" calcext:value-type="float">
            <text:p>16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767" calcext:value-type="float">
            <text:p>59.767</text:p>
          </table:table-cell>
          <table:table-cell office:value-type="float" office:value="166.86" calcext:value-type="float">
            <text:p>16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154" calcext:value-type="float">
            <text:p>63.154</text:p>
          </table:table-cell>
          <table:table-cell office:value-type="float" office:value="171.86" calcext:value-type="float">
            <text:p>17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641" calcext:value-type="float">
            <text:p>66.641</text:p>
          </table:table-cell>
          <table:table-cell office:value-type="float" office:value="176.86" calcext:value-type="float">
            <text:p>17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228" calcext:value-type="float">
            <text:p>70.228</text:p>
          </table:table-cell>
          <table:table-cell office:value-type="float" office:value="181.86" calcext:value-type="float">
            <text:p>18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915" calcext:value-type="float">
            <text:p>73.915</text:p>
          </table:table-cell>
          <table:table-cell office:value-type="float" office:value="186.86" calcext:value-type="float">
            <text:p>18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703" calcext:value-type="float">
            <text:p>77.703</text:p>
          </table:table-cell>
          <table:table-cell office:value-type="float" office:value="191.86" calcext:value-type="float">
            <text:p>19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59" calcext:value-type="float">
            <text:p>81.59</text:p>
          </table:table-cell>
          <table:table-cell office:value-type="float" office:value="196.86" calcext:value-type="float">
            <text:p>19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577" calcext:value-type="float">
            <text:p>85.577</text:p>
          </table:table-cell>
          <table:table-cell office:value-type="float" office:value="201.86" calcext:value-type="float">
            <text:p>20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664" calcext:value-type="float">
            <text:p>89.664</text:p>
          </table:table-cell>
          <table:table-cell office:value-type="float" office:value="206.86" calcext:value-type="float">
            <text:p>20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851" calcext:value-type="float">
            <text:p>93.851</text:p>
          </table:table-cell>
          <table:table-cell office:value-type="float" office:value="211.86" calcext:value-type="float">
            <text:p>21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139" calcext:value-type="float">
            <text:p>98.139</text:p>
          </table:table-cell>
          <table:table-cell office:value-type="float" office:value="216.86" calcext:value-type="float">
            <text:p>21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526" calcext:value-type="float">
            <text:p>102.526</text:p>
          </table:table-cell>
          <table:table-cell office:value-type="float" office:value="221.86" calcext:value-type="float">
            <text:p>22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.013" calcext:value-type="float">
            <text:p>107.013</text:p>
          </table:table-cell>
          <table:table-cell office:value-type="float" office:value="226.86" calcext:value-type="float">
            <text:p>22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231.86" calcext:value-type="float">
            <text:p>23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.287" calcext:value-type="float">
            <text:p>116.287</text:p>
          </table:table-cell>
          <table:table-cell office:value-type="float" office:value="236.86" calcext:value-type="float">
            <text:p>23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.075" calcext:value-type="float">
            <text:p>121.075</text:p>
          </table:table-cell>
          <table:table-cell office:value-type="float" office:value="241.86" calcext:value-type="float">
            <text:p>24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.962" calcext:value-type="float">
            <text:p>125.962</text:p>
          </table:table-cell>
          <table:table-cell office:value-type="float" office:value="246.86" calcext:value-type="float">
            <text:p>24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.949" calcext:value-type="float">
            <text:p>130.949</text:p>
          </table:table-cell>
          <table:table-cell office:value-type="float" office:value="251.86" calcext:value-type="float">
            <text:p>25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.036" calcext:value-type="float">
            <text:p>136.03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.223" calcext:value-type="float">
            <text:p>141.223</text:p>
          </table:table-cell>
          <table:table-cell office:value-type="float" office:value="261.86" calcext:value-type="float">
            <text:p>26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.511" calcext:value-type="float">
            <text:p>146.511</text:p>
          </table:table-cell>
          <table:table-cell office:value-type="float" office:value="266.86" calcext:value-type="float">
            <text:p>26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.898" calcext:value-type="float">
            <text:p>151.898</text:p>
          </table:table-cell>
          <table:table-cell office:value-type="float" office:value="271.86" calcext:value-type="float">
            <text:p>27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.385" calcext:value-type="float">
            <text:p>157.385</text:p>
          </table:table-cell>
          <table:table-cell office:value-type="float" office:value="276.86" calcext:value-type="float">
            <text:p>27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.972" calcext:value-type="float">
            <text:p>162.972</text:p>
          </table:table-cell>
          <table:table-cell office:value-type="float" office:value="281.86" calcext:value-type="float">
            <text:p>28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.659" calcext:value-type="float">
            <text:p>168.659</text:p>
          </table:table-cell>
          <table:table-cell office:value-type="float" office:value="286.86" calcext:value-type="float">
            <text:p>28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.447" calcext:value-type="float">
            <text:p>174.447</text:p>
          </table:table-cell>
          <table:table-cell office:value-type="float" office:value="291.86" calcext:value-type="float">
            <text:p>29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.334" calcext:value-type="float">
            <text:p>180.334</text:p>
          </table:table-cell>
          <table:table-cell office:value-type="float" office:value="296.86" calcext:value-type="float">
            <text:p>29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.321" calcext:value-type="float">
            <text:p>186.321</text:p>
          </table:table-cell>
          <table:table-cell office:value-type="float" office:value="301.86" calcext:value-type="float">
            <text:p>30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.408" calcext:value-type="float">
            <text:p>192.408</text:p>
          </table:table-cell>
          <table:table-cell office:value-type="float" office:value="306.86" calcext:value-type="float">
            <text:p>30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.595" calcext:value-type="float">
            <text:p>198.595</text:p>
          </table:table-cell>
          <table:table-cell office:value-type="float" office:value="311.86" calcext:value-type="float">
            <text:p>31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.883" calcext:value-type="float">
            <text:p>204.883</text:p>
          </table:table-cell>
          <table:table-cell office:value-type="float" office:value="316.86" calcext:value-type="float">
            <text:p>31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.27" calcext:value-type="float">
            <text:p>211.27</text:p>
          </table:table-cell>
          <table:table-cell office:value-type="float" office:value="321.86" calcext:value-type="float">
            <text:p>32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.757" calcext:value-type="float">
            <text:p>217.757</text:p>
          </table:table-cell>
          <table:table-cell office:value-type="float" office:value="326.86" calcext:value-type="float">
            <text:p>32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.344" calcext:value-type="float">
            <text:p>224.344</text:p>
          </table:table-cell>
          <table:table-cell office:value-type="float" office:value="331.86" calcext:value-type="float">
            <text:p>33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.031" calcext:value-type="float">
            <text:p>231.031</text:p>
          </table:table-cell>
          <table:table-cell office:value-type="float" office:value="336.86" calcext:value-type="float">
            <text:p>33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.819" calcext:value-type="float">
            <text:p>237.819</text:p>
          </table:table-cell>
          <table:table-cell office:value-type="float" office:value="341.86" calcext:value-type="float">
            <text:p>34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.706" calcext:value-type="float">
            <text:p>244.706</text:p>
          </table:table-cell>
          <table:table-cell office:value-type="float" office:value="346.86" calcext:value-type="float">
            <text:p>34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.693" calcext:value-type="float">
            <text:p>251.693</text:p>
          </table:table-cell>
          <table:table-cell office:value-type="float" office:value="351.86" calcext:value-type="float">
            <text:p>35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.78" calcext:value-type="float">
            <text:p>258.78</text:p>
          </table:table-cell>
          <table:table-cell office:value-type="float" office:value="356.86" calcext:value-type="float">
            <text:p>35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.967" calcext:value-type="float">
            <text:p>265.967</text:p>
          </table:table-cell>
          <table:table-cell office:value-type="float" office:value="361.86" calcext:value-type="float">
            <text:p>36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.255" calcext:value-type="float">
            <text:p>273.255</text:p>
          </table:table-cell>
          <table:table-cell office:value-type="float" office:value="366.86" calcext:value-type="float">
            <text:p>36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.642" calcext:value-type="float">
            <text:p>280.642</text:p>
          </table:table-cell>
          <table:table-cell office:value-type="float" office:value="371.86" calcext:value-type="float">
            <text:p>37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.129" calcext:value-type="float">
            <text:p>288.129</text:p>
          </table:table-cell>
          <table:table-cell office:value-type="float" office:value="376.86" calcext:value-type="float">
            <text:p>37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.716" calcext:value-type="float">
            <text:p>295.716</text:p>
          </table:table-cell>
          <table:table-cell office:value-type="float" office:value="381.86" calcext:value-type="float">
            <text:p>38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.403" calcext:value-type="float">
            <text:p>303.403</text:p>
          </table:table-cell>
          <table:table-cell office:value-type="float" office:value="386.86" calcext:value-type="float">
            <text:p>38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.191" calcext:value-type="float">
            <text:p>311.191</text:p>
          </table:table-cell>
          <table:table-cell office:value-type="float" office:value="391.86" calcext:value-type="float">
            <text:p>39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.078" calcext:value-type="float">
            <text:p>319.078</text:p>
          </table:table-cell>
          <table:table-cell office:value-type="float" office:value="396.86" calcext:value-type="float">
            <text:p>39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.065" calcext:value-type="float">
            <text:p>327.065</text:p>
          </table:table-cell>
          <table:table-cell office:value-type="float" office:value="401.86" calcext:value-type="float">
            <text:p>40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.152" calcext:value-type="float">
            <text:p>335.152</text:p>
          </table:table-cell>
          <table:table-cell office:value-type="float" office:value="406.86" calcext:value-type="float">
            <text:p>40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.339" calcext:value-type="float">
            <text:p>343.339</text:p>
          </table:table-cell>
          <table:table-cell office:value-type="float" office:value="411.86" calcext:value-type="float">
            <text:p>41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.627" calcext:value-type="float">
            <text:p>351.627</text:p>
          </table:table-cell>
          <table:table-cell office:value-type="float" office:value="416.86" calcext:value-type="float">
            <text:p>41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.014" calcext:value-type="float">
            <text:p>360.014</text:p>
          </table:table-cell>
          <table:table-cell office:value-type="float" office:value="421.86" calcext:value-type="float">
            <text:p>42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.501" calcext:value-type="float">
            <text:p>368.501</text:p>
          </table:table-cell>
          <table:table-cell office:value-type="float" office:value="426.86" calcext:value-type="float">
            <text:p>42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.088" calcext:value-type="float">
            <text:p>377.088</text:p>
          </table:table-cell>
          <table:table-cell office:value-type="float" office:value="431.86" calcext:value-type="float">
            <text:p>43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.775" calcext:value-type="float">
            <text:p>385.775</text:p>
          </table:table-cell>
          <table:table-cell office:value-type="float" office:value="436.86" calcext:value-type="float">
            <text:p>43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.563" calcext:value-type="float">
            <text:p>394.563</text:p>
          </table:table-cell>
          <table:table-cell office:value-type="float" office:value="441.86" calcext:value-type="float">
            <text:p>44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.45" calcext:value-type="float">
            <text:p>403.45</text:p>
          </table:table-cell>
          <table:table-cell office:value-type="float" office:value="446.86" calcext:value-type="float">
            <text:p>44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.437" calcext:value-type="float">
            <text:p>412.437</text:p>
          </table:table-cell>
          <table:table-cell office:value-type="float" office:value="451.86" calcext:value-type="float">
            <text:p>45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.524" calcext:value-type="float">
            <text:p>421.524</text:p>
          </table:table-cell>
          <table:table-cell office:value-type="float" office:value="456.86" calcext:value-type="float">
            <text:p>45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.711" calcext:value-type="float">
            <text:p>430.711</text:p>
          </table:table-cell>
          <table:table-cell office:value-type="float" office:value="461.86" calcext:value-type="float">
            <text:p>46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.999" calcext:value-type="float">
            <text:p>439.999</text:p>
          </table:table-cell>
          <table:table-cell office:value-type="float" office:value="466.86" calcext:value-type="float">
            <text:p>46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.386" calcext:value-type="float">
            <text:p>449.386</text:p>
          </table:table-cell>
          <table:table-cell office:value-type="float" office:value="471.86" calcext:value-type="float">
            <text:p>47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.873" calcext:value-type="float">
            <text:p>458.873</text:p>
          </table:table-cell>
          <table:table-cell office:value-type="float" office:value="476.86" calcext:value-type="float">
            <text:p>47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.46" calcext:value-type="float">
            <text:p>468.46</text:p>
          </table:table-cell>
          <table:table-cell office:value-type="float" office:value="481.86" calcext:value-type="float">
            <text:p>48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.147" calcext:value-type="float">
            <text:p>478.147</text:p>
          </table:table-cell>
          <table:table-cell office:value-type="float" office:value="486.86" calcext:value-type="float">
            <text:p>48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.935" calcext:value-type="float">
            <text:p>487.935</text:p>
          </table:table-cell>
          <table:table-cell office:value-type="float" office:value="491.86" calcext:value-type="float">
            <text:p>49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.822" calcext:value-type="float">
            <text:p>497.822</text:p>
          </table:table-cell>
          <table:table-cell office:value-type="float" office:value="496.86" calcext:value-type="float">
            <text:p>49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.809" calcext:value-type="float">
            <text:p>507.809</text:p>
          </table:table-cell>
          <table:table-cell office:value-type="float" office:value="501.86" calcext:value-type="float">
            <text:p>50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.896" calcext:value-type="float">
            <text:p>517.896</text:p>
          </table:table-cell>
          <table:table-cell office:value-type="float" office:value="506.86" calcext:value-type="float">
            <text:p>50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.083" calcext:value-type="float">
            <text:p>528.083</text:p>
          </table:table-cell>
          <table:table-cell office:value-type="float" office:value="511.86" calcext:value-type="float">
            <text:p>51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.371" calcext:value-type="float">
            <text:p>538.371</text:p>
          </table:table-cell>
          <table:table-cell office:value-type="float" office:value="516.86" calcext:value-type="float">
            <text:p>51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.758" calcext:value-type="float">
            <text:p>548.758</text:p>
          </table:table-cell>
          <table:table-cell office:value-type="float" office:value="521.86" calcext:value-type="float">
            <text:p>52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.245" calcext:value-type="float">
            <text:p>559.245</text:p>
          </table:table-cell>
          <table:table-cell office:value-type="float" office:value="526.86" calcext:value-type="float">
            <text:p>52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.832" calcext:value-type="float">
            <text:p>569.832</text:p>
          </table:table-cell>
          <table:table-cell office:value-type="float" office:value="531.86" calcext:value-type="float">
            <text:p>53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.519" calcext:value-type="float">
            <text:p>580.519</text:p>
          </table:table-cell>
          <table:table-cell office:value-type="float" office:value="536.86" calcext:value-type="float">
            <text:p>53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.307" calcext:value-type="float">
            <text:p>591.307</text:p>
          </table:table-cell>
          <table:table-cell office:value-type="float" office:value="541.86" calcext:value-type="float">
            <text:p>54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.194" calcext:value-type="float">
            <text:p>602.194</text:p>
          </table:table-cell>
          <table:table-cell office:value-type="float" office:value="546.86" calcext:value-type="float">
            <text:p>54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.181" calcext:value-type="float">
            <text:p>613.181</text:p>
          </table:table-cell>
          <table:table-cell office:value-type="float" office:value="551.86" calcext:value-type="float">
            <text:p>55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.268" calcext:value-type="float">
            <text:p>624.268</text:p>
          </table:table-cell>
          <table:table-cell office:value-type="float" office:value="556.86" calcext:value-type="float">
            <text:p>55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.455" calcext:value-type="float">
            <text:p>635.455</text:p>
          </table:table-cell>
          <table:table-cell office:value-type="float" office:value="561.86" calcext:value-type="float">
            <text:p>56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.743" calcext:value-type="float">
            <text:p>646.743</text:p>
          </table:table-cell>
          <table:table-cell office:value-type="float" office:value="566.86" calcext:value-type="float">
            <text:p>56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.13" calcext:value-type="float">
            <text:p>658.13</text:p>
          </table:table-cell>
          <table:table-cell office:value-type="float" office:value="571.86" calcext:value-type="float">
            <text:p>57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.617" calcext:value-type="float">
            <text:p>669.617</text:p>
          </table:table-cell>
          <table:table-cell office:value-type="float" office:value="576.86" calcext:value-type="float">
            <text:p>57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.204" calcext:value-type="float">
            <text:p>681.204</text:p>
          </table:table-cell>
          <table:table-cell office:value-type="float" office:value="581.86" calcext:value-type="float">
            <text:p>58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.891" calcext:value-type="float">
            <text:p>692.891</text:p>
          </table:table-cell>
          <table:table-cell office:value-type="float" office:value="586.86" calcext:value-type="float">
            <text:p>58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.679" calcext:value-type="float">
            <text:p>704.679</text:p>
          </table:table-cell>
          <table:table-cell office:value-type="float" office:value="591.86" calcext:value-type="float">
            <text:p>59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.566" calcext:value-type="float">
            <text:p>716.566</text:p>
          </table:table-cell>
          <table:table-cell office:value-type="float" office:value="596.86" calcext:value-type="float">
            <text:p>59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.553" calcext:value-type="float">
            <text:p>728.553</text:p>
          </table:table-cell>
          <table:table-cell office:value-type="float" office:value="601.86" calcext:value-type="float">
            <text:p>60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.64" calcext:value-type="float">
            <text:p>740.64</text:p>
          </table:table-cell>
          <table:table-cell office:value-type="float" office:value="606.86" calcext:value-type="float">
            <text:p>60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.827" calcext:value-type="float">
            <text:p>752.827</text:p>
          </table:table-cell>
          <table:table-cell office:value-type="float" office:value="611.86" calcext:value-type="float">
            <text:p>61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.115" calcext:value-type="float">
            <text:p>765.115</text:p>
          </table:table-cell>
          <table:table-cell office:value-type="float" office:value="616.86" calcext:value-type="float">
            <text:p>61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.502" calcext:value-type="float">
            <text:p>777.502</text:p>
          </table:table-cell>
          <table:table-cell office:value-type="float" office:value="621.86" calcext:value-type="float">
            <text:p>62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.989" calcext:value-type="float">
            <text:p>789.989</text:p>
          </table:table-cell>
          <table:table-cell office:value-type="float" office:value="626.86" calcext:value-type="float">
            <text:p>62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.576" calcext:value-type="float">
            <text:p>802.576</text:p>
          </table:table-cell>
          <table:table-cell office:value-type="float" office:value="631.86" calcext:value-type="float">
            <text:p>63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.263" calcext:value-type="float">
            <text:p>815.263</text:p>
          </table:table-cell>
          <table:table-cell office:value-type="float" office:value="636.86" calcext:value-type="float">
            <text:p>63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.051" calcext:value-type="float">
            <text:p>828.051</text:p>
          </table:table-cell>
          <table:table-cell office:value-type="float" office:value="641.86" calcext:value-type="float">
            <text:p>64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.938" calcext:value-type="float">
            <text:p>840.938</text:p>
          </table:table-cell>
          <table:table-cell office:value-type="float" office:value="646.86" calcext:value-type="float">
            <text:p>64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.925" calcext:value-type="float">
            <text:p>853.925</text:p>
          </table:table-cell>
          <table:table-cell office:value-type="float" office:value="651.86" calcext:value-type="float">
            <text:p>65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.012" calcext:value-type="float">
            <text:p>867.012</text:p>
          </table:table-cell>
          <table:table-cell office:value-type="float" office:value="656.86" calcext:value-type="float">
            <text:p>65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.199" calcext:value-type="float">
            <text:p>880.199</text:p>
          </table:table-cell>
          <table:table-cell office:value-type="float" office:value="661.86" calcext:value-type="float">
            <text:p>66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.487" calcext:value-type="float">
            <text:p>893.487</text:p>
          </table:table-cell>
          <table:table-cell office:value-type="float" office:value="666.86" calcext:value-type="float">
            <text:p>66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.874" calcext:value-type="float">
            <text:p>906.874</text:p>
          </table:table-cell>
          <table:table-cell office:value-type="float" office:value="671.86" calcext:value-type="float">
            <text:p>67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.361" calcext:value-type="float">
            <text:p>920.361</text:p>
          </table:table-cell>
          <table:table-cell office:value-type="float" office:value="676.86" calcext:value-type="float">
            <text:p>67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.948" calcext:value-type="float">
            <text:p>933.948</text:p>
          </table:table-cell>
          <table:table-cell office:value-type="float" office:value="681.86" calcext:value-type="float">
            <text:p>68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.635" calcext:value-type="float">
            <text:p>947.635</text:p>
          </table:table-cell>
          <table:table-cell office:value-type="float" office:value="686.86" calcext:value-type="float">
            <text:p>68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.423" calcext:value-type="float">
            <text:p>961.423</text:p>
          </table:table-cell>
          <table:table-cell office:value-type="float" office:value="691.86" calcext:value-type="float">
            <text:p>69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.31" calcext:value-type="float">
            <text:p>975.31</text:p>
          </table:table-cell>
          <table:table-cell office:value-type="float" office:value="696.86" calcext:value-type="float">
            <text:p>69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.297" calcext:value-type="float">
            <text:p>989.297</text:p>
          </table:table-cell>
          <table:table-cell office:value-type="float" office:value="701.86" calcext:value-type="float">
            <text:p>70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.384" calcext:value-type="float">
            <text:p>1003.384</text:p>
          </table:table-cell>
          <table:table-cell office:value-type="float" office:value="706.86" calcext:value-type="float">
            <text:p>70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.571" calcext:value-type="float">
            <text:p>1017.571</text:p>
          </table:table-cell>
          <table:table-cell office:value-type="float" office:value="711.86" calcext:value-type="float">
            <text:p>71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.859" calcext:value-type="float">
            <text:p>1031.859</text:p>
          </table:table-cell>
          <table:table-cell office:value-type="float" office:value="716.86" calcext:value-type="float">
            <text:p>71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.246" calcext:value-type="float">
            <text:p>1046.246</text:p>
          </table:table-cell>
          <table:table-cell office:value-type="float" office:value="721.86" calcext:value-type="float">
            <text:p>72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.733" calcext:value-type="float">
            <text:p>1060.733</text:p>
          </table:table-cell>
          <table:table-cell office:value-type="float" office:value="726.86" calcext:value-type="float">
            <text:p>72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.319" calcext:value-type="float">
            <text:p>1075.319</text:p>
          </table:table-cell>
          <table:table-cell office:value-type="float" office:value="731.78" calcext:value-type="float">
            <text:p>731.78</text:p>
          </table:table-cell>
          <table:table-cell office:value-type="float" office:value="242" calcext:value-type="float">
            <text:p>24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090.003" calcext:value-type="float">
            <text:p>1090.003</text:p>
          </table:table-cell>
          <table:table-cell office:value-type="float" office:value="736.54" calcext:value-type="float">
            <text:p>736.54</text:p>
          </table:table-cell>
          <table:table-cell office:value-type="float" office:value="234" calcext:value-type="float">
            <text:p>23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104.779" calcext:value-type="float">
            <text:p>1104.779</text:p>
          </table:table-cell>
          <table:table-cell office:value-type="float" office:value="741.14" calcext:value-type="float">
            <text:p>741.14</text:p>
          </table:table-cell>
          <table:table-cell office:value-type="float" office:value="226" calcext:value-type="float">
            <text:p>22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119.647" calcext:value-type="float">
            <text:p>1119.647</text:p>
          </table:table-cell>
          <table:table-cell office:value-type="float" office:value="745.58" calcext:value-type="float">
            <text:p>745.58</text:p>
          </table:table-cell>
          <table:table-cell office:value-type="float" office:value="218" calcext:value-type="float">
            <text:p>21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134.601" calcext:value-type="float">
            <text:p>1134.601</text:p>
          </table:table-cell>
          <table:table-cell office:value-type="float" office:value="749.86" calcext:value-type="float">
            <text:p>749.86</text:p>
          </table:table-cell>
          <table:table-cell office:value-type="float" office:value="210" calcext:value-type="float">
            <text:p>21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149.639" calcext:value-type="float">
            <text:p>1149.639</text:p>
          </table:table-cell>
          <table:table-cell office:value-type="float" office:value="753.98" calcext:value-type="float">
            <text:p>753.98</text:p>
          </table:table-cell>
          <table:table-cell office:value-type="float" office:value="202" calcext:value-type="float">
            <text:p>20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164.759" calcext:value-type="float">
            <text:p>1164.759</text:p>
          </table:table-cell>
          <table:table-cell office:value-type="float" office:value="757.94" calcext:value-type="float">
            <text:p>757.94</text:p>
          </table:table-cell>
          <table:table-cell office:value-type="float" office:value="194" calcext:value-type="float">
            <text:p>19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179.955" calcext:value-type="float">
            <text:p>1179.955</text:p>
          </table:table-cell>
          <table:table-cell office:value-type="float" office:value="761.74" calcext:value-type="float">
            <text:p>761.74</text:p>
          </table:table-cell>
          <table:table-cell office:value-type="float" office:value="186" calcext:value-type="float">
            <text:p>18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195.227" calcext:value-type="float">
            <text:p>1195.227</text:p>
          </table:table-cell>
          <table:table-cell office:value-type="float" office:value="765.38" calcext:value-type="float">
            <text:p>765.38</text:p>
          </table:table-cell>
          <table:table-cell office:value-type="float" office:value="178" calcext:value-type="float">
            <text:p>17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210.569" calcext:value-type="float">
            <text:p>1210.569</text:p>
          </table:table-cell>
          <table:table-cell office:value-type="float" office:value="768.86" calcext:value-type="float">
            <text:p>768.86</text:p>
          </table:table-cell>
          <table:table-cell office:value-type="float" office:value="170" calcext:value-type="float">
            <text:p>17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225.979" calcext:value-type="float">
            <text:p>1225.979</text:p>
          </table:table-cell>
          <table:table-cell office:value-type="float" office:value="772.18" calcext:value-type="float">
            <text:p>772.18</text:p>
          </table:table-cell>
          <table:table-cell office:value-type="float" office:value="162" calcext:value-type="float">
            <text:p>16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241.455" calcext:value-type="float">
            <text:p>1241.455</text:p>
          </table:table-cell>
          <table:table-cell office:value-type="float" office:value="775.34" calcext:value-type="float">
            <text:p>775.34</text:p>
          </table:table-cell>
          <table:table-cell office:value-type="float" office:value="154" calcext:value-type="float">
            <text:p>15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256.991" calcext:value-type="float">
            <text:p>1256.991</text:p>
          </table:table-cell>
          <table:table-cell office:value-type="float" office:value="778.34" calcext:value-type="float">
            <text:p>778.34</text:p>
          </table:table-cell>
          <table:table-cell office:value-type="float" office:value="146" calcext:value-type="float">
            <text:p>14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272.587" calcext:value-type="float">
            <text:p>1272.587</text:p>
          </table:table-cell>
          <table:table-cell office:value-type="float" office:value="781.18" calcext:value-type="float">
            <text:p>781.18</text:p>
          </table:table-cell>
          <table:table-cell office:value-type="float" office:value="138" calcext:value-type="float">
            <text:p>13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288.237" calcext:value-type="float">
            <text:p>1288.237</text:p>
          </table:table-cell>
          <table:table-cell office:value-type="float" office:value="783.86" calcext:value-type="float">
            <text:p>783.86</text:p>
          </table:table-cell>
          <table:table-cell office:value-type="float" office:value="130" calcext:value-type="float">
            <text:p>13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303.939" calcext:value-type="float">
            <text:p>1303.939</text:p>
          </table:table-cell>
          <table:table-cell office:value-type="float" office:value="786.38" calcext:value-type="float">
            <text:p>786.38</text:p>
          </table:table-cell>
          <table:table-cell office:value-type="float" office:value="122" calcext:value-type="float">
            <text:p>12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319.691" calcext:value-type="float">
            <text:p>1319.691</text:p>
          </table:table-cell>
          <table:table-cell office:value-type="float" office:value="788.74" calcext:value-type="float">
            <text:p>788.74</text:p>
          </table:table-cell>
          <table:table-cell office:value-type="float" office:value="114" calcext:value-type="float">
            <text:p>11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335.487" calcext:value-type="float">
            <text:p>1335.487</text:p>
          </table:table-cell>
          <table:table-cell office:value-type="float" office:value="790.94" calcext:value-type="float">
            <text:p>790.94</text:p>
          </table:table-cell>
          <table:table-cell office:value-type="float" office:value="106" calcext:value-type="float">
            <text:p>10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351.327" calcext:value-type="float">
            <text:p>1351.327</text:p>
          </table:table-cell>
          <table:table-cell office:value-type="float" office:value="792.98" calcext:value-type="float">
            <text:p>792.98</text:p>
          </table:table-cell>
          <table:table-cell office:value-type="float" office:value="98" calcext:value-type="float">
            <text:p>9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367.205" calcext:value-type="float">
            <text:p>1367.205</text:p>
          </table:table-cell>
          <table:table-cell office:value-type="float" office:value="794.86" calcext:value-type="float">
            <text:p>794.86</text:p>
          </table:table-cell>
          <table:table-cell office:value-type="float" office:value="90" calcext:value-type="float">
            <text:p>9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383.119" calcext:value-type="float">
            <text:p>1383.119</text:p>
          </table:table-cell>
          <table:table-cell office:value-type="float" office:value="796.58" calcext:value-type="float">
            <text:p>796.58</text:p>
          </table:table-cell>
          <table:table-cell office:value-type="float" office:value="82" calcext:value-type="float">
            <text:p>8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399.067" calcext:value-type="float">
            <text:p>1399.067</text:p>
          </table:table-cell>
          <table:table-cell office:value-type="float" office:value="798.14" calcext:value-type="float">
            <text:p>798.14</text:p>
          </table:table-cell>
          <table:table-cell office:value-type="float" office:value="74" calcext:value-type="float">
            <text:p>7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415.043" calcext:value-type="float">
            <text:p>1415.043</text:p>
          </table:table-cell>
          <table:table-cell office:value-type="float" office:value="799.54" calcext:value-type="float">
            <text:p>799.54</text:p>
          </table:table-cell>
          <table:table-cell office:value-type="float" office:value="66" calcext:value-type="float">
            <text:p>6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431.047" calcext:value-type="float">
            <text:p>1431.047</text:p>
          </table:table-cell>
          <table:table-cell office:value-type="float" office:value="800.78" calcext:value-type="float">
            <text:p>800.78</text:p>
          </table:table-cell>
          <table:table-cell office:value-type="float" office:value="58" calcext:value-type="float">
            <text:p>5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447.073" calcext:value-type="float">
            <text:p>1447.073</text:p>
          </table:table-cell>
          <table:table-cell office:value-type="float" office:value="801.86" calcext:value-type="float">
            <text:p>801.86</text:p>
          </table:table-cell>
          <table:table-cell office:value-type="float" office:value="50" calcext:value-type="float">
            <text:p>5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463.119" calcext:value-type="float">
            <text:p>1463.119</text:p>
          </table:table-cell>
          <table:table-cell office:value-type="float" office:value="802.78" calcext:value-type="float">
            <text:p>802.78</text:p>
          </table:table-cell>
          <table:table-cell office:value-type="float" office:value="42" calcext:value-type="float">
            <text:p>4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479.183" calcext:value-type="float">
            <text:p>1479.183</text:p>
          </table:table-cell>
          <table:table-cell office:value-type="float" office:value="803.54" calcext:value-type="float">
            <text:p>803.54</text:p>
          </table:table-cell>
          <table:table-cell office:value-type="float" office:value="34" calcext:value-type="float">
            <text:p>3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495.259" calcext:value-type="float">
            <text:p>1495.259</text:p>
          </table:table-cell>
          <table:table-cell office:value-type="float" office:value="804.14" calcext:value-type="float">
            <text:p>804.14</text:p>
          </table:table-cell>
          <table:table-cell office:value-type="float" office:value="26" calcext:value-type="float">
            <text:p>2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511.347" calcext:value-type="float">
            <text:p>1511.347</text:p>
          </table:table-cell>
          <table:table-cell office:value-type="float" office:value="804.58" calcext:value-type="float">
            <text:p>804.58</text:p>
          </table:table-cell>
          <table:table-cell office:value-type="float" office:value="18" calcext:value-type="float">
            <text:p>1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527.441" calcext:value-type="float">
            <text:p>1527.441</text:p>
          </table:table-cell>
          <table:table-cell office:value-type="float" office:value="804.86" calcext:value-type="float">
            <text:p>804.86</text:p>
          </table:table-cell>
          <table:table-cell office:value-type="float" office:value="10" calcext:value-type="float">
            <text:p>1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543.539" calcext:value-type="float">
            <text:p>1543.539</text:p>
          </table:table-cell>
          <table:table-cell office:value-type="float" office:value="804.98" calcext:value-type="float">
            <text:p>804.98</text:p>
          </table:table-cell>
          <table:table-cell office:value-type="float" office:value="2" calcext:value-type="float">
            <text:p>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559.639" calcext:value-type="float">
            <text:p>1559.639</text:p>
          </table:table-cell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575.739" calcext:value-type="float">
            <text:p>1575.7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1.839" calcext:value-type="float">
            <text:p>1591.8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7.939" calcext:value-type="float">
            <text:p>1607.9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4.039" calcext:value-type="float">
            <text:p>1624.0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0.139" calcext:value-type="float">
            <text:p>1640.1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6.239" calcext:value-type="float">
            <text:p>1656.2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2.339" calcext:value-type="float">
            <text:p>1672.3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8.439" calcext:value-type="float">
            <text:p>1688.4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4.539" calcext:value-type="float">
            <text:p>1704.5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0.639" calcext:value-type="float">
            <text:p>1720.6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6.739" calcext:value-type="float">
            <text:p>1736.7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2.839" calcext:value-type="float">
            <text:p>1752.8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8.939" calcext:value-type="float">
            <text:p>1768.9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5.039" calcext:value-type="float">
            <text:p>1785.0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1.139" calcext:value-type="float">
            <text:p>1801.1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7.239" calcext:value-type="float">
            <text:p>1817.2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3.339" calcext:value-type="float">
            <text:p>1833.3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9.439" calcext:value-type="float">
            <text:p>1849.4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5.539" calcext:value-type="float">
            <text:p>1865.5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1.639" calcext:value-type="float">
            <text:p>1881.6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7.739" calcext:value-type="float">
            <text:p>1897.7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3.839" calcext:value-type="float">
            <text:p>1913.8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9.939" calcext:value-type="float">
            <text:p>1929.9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6.039" calcext:value-type="float">
            <text:p>1946.0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2.139" calcext:value-type="float">
            <text:p>1962.1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8.238" calcext:value-type="float">
            <text:p>1978.238</text:p>
          </table:table-cell>
          <table:table-cell office:value-type="float" office:value="804.92" calcext:value-type="float">
            <text:p>804.92</text:p>
          </table:table-cell>
          <table:table-cell office:value-type="float" office:value="-8" calcext:value-type="float">
            <text:p>-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994.334" calcext:value-type="float">
            <text:p>1994.334</text:p>
          </table:table-cell>
          <table:table-cell office:value-type="float" office:value="804.68" calcext:value-type="float">
            <text:p>804.68</text:p>
          </table:table-cell>
          <table:table-cell office:value-type="float" office:value="-16" calcext:value-type="float">
            <text:p>-1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010.424" calcext:value-type="float">
            <text:p>2010.424</text:p>
          </table:table-cell>
          <table:table-cell office:value-type="float" office:value="804.28" calcext:value-type="float">
            <text:p>804.28</text:p>
          </table:table-cell>
          <table:table-cell office:value-type="float" office:value="-24" calcext:value-type="float">
            <text:p>-2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026.504" calcext:value-type="float">
            <text:p>2026.504</text:p>
          </table:table-cell>
          <table:table-cell office:value-type="float" office:value="803.72" calcext:value-type="float">
            <text:p>803.72</text:p>
          </table:table-cell>
          <table:table-cell office:value-type="float" office:value="-32" calcext:value-type="float">
            <text:p>-3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042.571" calcext:value-type="float">
            <text:p>2042.571</text:p>
          </table:table-cell>
          <table:table-cell office:value-type="float" office:value="803" calcext:value-type="float">
            <text:p>803</text:p>
          </table:table-cell>
          <table:table-cell office:value-type="float" office:value="-40" calcext:value-type="float">
            <text:p>-4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058.622" calcext:value-type="float">
            <text:p>2058.622</text:p>
          </table:table-cell>
          <table:table-cell office:value-type="float" office:value="802.12" calcext:value-type="float">
            <text:p>802.12</text:p>
          </table:table-cell>
          <table:table-cell office:value-type="float" office:value="-48" calcext:value-type="float">
            <text:p>-4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074.654" calcext:value-type="float">
            <text:p>2074.654</text:p>
          </table:table-cell>
          <table:table-cell office:value-type="float" office:value="801.08" calcext:value-type="float">
            <text:p>801.08</text:p>
          </table:table-cell>
          <table:table-cell office:value-type="float" office:value="-56" calcext:value-type="float">
            <text:p>-5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090.664" calcext:value-type="float">
            <text:p>2090.664</text:p>
          </table:table-cell>
          <table:table-cell office:value-type="float" office:value="799.88" calcext:value-type="float">
            <text:p>799.88</text:p>
          </table:table-cell>
          <table:table-cell office:value-type="float" office:value="-64" calcext:value-type="float">
            <text:p>-6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106.648" calcext:value-type="float">
            <text:p>2106.648</text:p>
          </table:table-cell>
          <table:table-cell office:value-type="float" office:value="798.52" calcext:value-type="float">
            <text:p>798.52</text:p>
          </table:table-cell>
          <table:table-cell office:value-type="float" office:value="-72" calcext:value-type="float">
            <text:p>-7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122.603" calcext:value-type="float">
            <text:p>2122.603</text:p>
          </table:table-cell>
          <table:table-cell office:value-type="float" office:value="797" calcext:value-type="float">
            <text:p>797</text:p>
          </table:table-cell>
          <table:table-cell office:value-type="float" office:value="-80" calcext:value-type="float">
            <text:p>-8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138.526" calcext:value-type="float">
            <text:p>2138.526</text:p>
          </table:table-cell>
          <table:table-cell office:value-type="float" office:value="795.32" calcext:value-type="float">
            <text:p>795.32</text:p>
          </table:table-cell>
          <table:table-cell office:value-type="float" office:value="-88" calcext:value-type="float">
            <text:p>-8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154.414" calcext:value-type="float">
            <text:p>2154.414</text:p>
          </table:table-cell>
          <table:table-cell office:value-type="float" office:value="793.48" calcext:value-type="float">
            <text:p>793.48</text:p>
          </table:table-cell>
          <table:table-cell office:value-type="float" office:value="-96" calcext:value-type="float">
            <text:p>-9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170.264" calcext:value-type="float">
            <text:p>2170.264</text:p>
          </table:table-cell>
          <table:table-cell office:value-type="float" office:value="791.48" calcext:value-type="float">
            <text:p>791.48</text:p>
          </table:table-cell>
          <table:table-cell office:value-type="float" office:value="-104" calcext:value-type="float">
            <text:p>-10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186.072" calcext:value-type="float">
            <text:p>2186.072</text:p>
          </table:table-cell>
          <table:table-cell office:value-type="float" office:value="789.32" calcext:value-type="float">
            <text:p>789.32</text:p>
          </table:table-cell>
          <table:table-cell office:value-type="float" office:value="-112" calcext:value-type="float">
            <text:p>-11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201.835" calcext:value-type="float">
            <text:p>2201.835</text:p>
          </table:table-cell>
          <table:table-cell office:value-type="float" office:value="787" calcext:value-type="float">
            <text:p>787</text:p>
          </table:table-cell>
          <table:table-cell office:value-type="float" office:value="-120" calcext:value-type="float">
            <text:p>-12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217.55" calcext:value-type="float">
            <text:p>2217.55</text:p>
          </table:table-cell>
          <table:table-cell office:value-type="float" office:value="784.52" calcext:value-type="float">
            <text:p>784.52</text:p>
          </table:table-cell>
          <table:table-cell office:value-type="float" office:value="-128" calcext:value-type="float">
            <text:p>-12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233.214" calcext:value-type="float">
            <text:p>2233.214</text:p>
          </table:table-cell>
          <table:table-cell office:value-type="float" office:value="781.88" calcext:value-type="float">
            <text:p>781.88</text:p>
          </table:table-cell>
          <table:table-cell office:value-type="float" office:value="-136" calcext:value-type="float">
            <text:p>-13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248.824" calcext:value-type="float">
            <text:p>2248.824</text:p>
          </table:table-cell>
          <table:table-cell office:value-type="float" office:value="779.08" calcext:value-type="float">
            <text:p>779.08</text:p>
          </table:table-cell>
          <table:table-cell office:value-type="float" office:value="-144" calcext:value-type="float">
            <text:p>-14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264.376" calcext:value-type="float">
            <text:p>2264.376</text:p>
          </table:table-cell>
          <table:table-cell office:value-type="float" office:value="776.12" calcext:value-type="float">
            <text:p>776.12</text:p>
          </table:table-cell>
          <table:table-cell office:value-type="float" office:value="-152" calcext:value-type="float">
            <text:p>-15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279.867" calcext:value-type="float">
            <text:p>2279.867</text:p>
          </table:table-cell>
          <table:table-cell office:value-type="float" office:value="773" calcext:value-type="float">
            <text:p>773</text:p>
          </table:table-cell>
          <table:table-cell office:value-type="float" office:value="-160" calcext:value-type="float">
            <text:p>-16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295.294" calcext:value-type="float">
            <text:p>2295.294</text:p>
          </table:table-cell>
          <table:table-cell office:value-type="float" office:value="769.72" calcext:value-type="float">
            <text:p>769.72</text:p>
          </table:table-cell>
          <table:table-cell office:value-type="float" office:value="-168" calcext:value-type="float">
            <text:p>-16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310.654" calcext:value-type="float">
            <text:p>2310.654</text:p>
          </table:table-cell>
          <table:table-cell office:value-type="float" office:value="766.28" calcext:value-type="float">
            <text:p>766.28</text:p>
          </table:table-cell>
          <table:table-cell office:value-type="float" office:value="-176" calcext:value-type="float">
            <text:p>-17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325.944" calcext:value-type="float">
            <text:p>2325.944</text:p>
          </table:table-cell>
          <table:table-cell office:value-type="float" office:value="762.68" calcext:value-type="float">
            <text:p>762.68</text:p>
          </table:table-cell>
          <table:table-cell office:value-type="float" office:value="-184" calcext:value-type="float">
            <text:p>-18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341.16" calcext:value-type="float">
            <text:p>2341.16</text:p>
          </table:table-cell>
          <table:table-cell office:value-type="float" office:value="758.92" calcext:value-type="float">
            <text:p>758.92</text:p>
          </table:table-cell>
          <table:table-cell office:value-type="float" office:value="-192" calcext:value-type="float">
            <text:p>-19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356.299" calcext:value-type="float">
            <text:p>2356.299</text:p>
          </table:table-cell>
          <table:table-cell office:value-type="float" office:value="755" calcext:value-type="float">
            <text:p>755</text:p>
          </table:table-cell>
          <table:table-cell office:value-type="float" office:value="-200" calcext:value-type="float">
            <text:p>-20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371.358" calcext:value-type="float">
            <text:p>2371.358</text:p>
          </table:table-cell>
          <table:table-cell office:value-type="float" office:value="750.92" calcext:value-type="float">
            <text:p>750.92</text:p>
          </table:table-cell>
          <table:table-cell office:value-type="float" office:value="-208" calcext:value-type="float">
            <text:p>-20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386.334" calcext:value-type="float">
            <text:p>2386.334</text:p>
          </table:table-cell>
          <table:table-cell office:value-type="float" office:value="746.68" calcext:value-type="float">
            <text:p>746.68</text:p>
          </table:table-cell>
          <table:table-cell office:value-type="float" office:value="-216" calcext:value-type="float">
            <text:p>-21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401.224" calcext:value-type="float">
            <text:p>2401.224</text:p>
          </table:table-cell>
          <table:table-cell office:value-type="float" office:value="742.28" calcext:value-type="float">
            <text:p>742.28</text:p>
          </table:table-cell>
          <table:table-cell office:value-type="float" office:value="-224" calcext:value-type="float">
            <text:p>-22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416.024" calcext:value-type="float">
            <text:p>2416.024</text:p>
          </table:table-cell>
          <table:table-cell office:value-type="float" office:value="737.72" calcext:value-type="float">
            <text:p>737.72</text:p>
          </table:table-cell>
          <table:table-cell office:value-type="float" office:value="-232" calcext:value-type="float">
            <text:p>-23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430.731" calcext:value-type="float">
            <text:p>2430.731</text:p>
          </table:table-cell>
          <table:table-cell office:value-type="float" office:value="733" calcext:value-type="float">
            <text:p>733</text:p>
          </table:table-cell>
          <table:table-cell office:value-type="float" office:value="-240" calcext:value-type="float">
            <text:p>-24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445.342" calcext:value-type="float">
            <text:p>2445.342</text:p>
          </table:table-cell>
          <table:table-cell office:value-type="float" office:value="728.12" calcext:value-type="float">
            <text:p>728.12</text:p>
          </table:table-cell>
          <table:table-cell office:value-type="float" office:value="-248" calcext:value-type="float">
            <text:p>-24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459.855" calcext:value-type="float">
            <text:p>2459.855</text:p>
          </table:table-cell>
          <table:table-cell office:value-type="float" office:value="723.14" calcext:value-type="float">
            <text:p>723.14</text:p>
          </table:table-cell>
          <table:table-cell office:value-type="float" office:value="-250" calcext:value-type="float">
            <text:p>-25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474.268" calcext:value-type="float">
            <text:p>2474.268</text:p>
          </table:table-cell>
          <table:table-cell office:value-type="float" office:value="718.14" calcext:value-type="float">
            <text:p>71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.581" calcext:value-type="float">
            <text:p>2488.581</text:p>
          </table:table-cell>
          <table:table-cell office:value-type="float" office:value="713.14" calcext:value-type="float">
            <text:p>71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2.793" calcext:value-type="float">
            <text:p>2502.793</text:p>
          </table:table-cell>
          <table:table-cell office:value-type="float" office:value="708.14" calcext:value-type="float">
            <text:p>70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6.906" calcext:value-type="float">
            <text:p>2516.906</text:p>
          </table:table-cell>
          <table:table-cell office:value-type="float" office:value="703.14" calcext:value-type="float">
            <text:p>70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0.919" calcext:value-type="float">
            <text:p>2530.919</text:p>
          </table:table-cell>
          <table:table-cell office:value-type="float" office:value="698.14" calcext:value-type="float">
            <text:p>69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4.832" calcext:value-type="float">
            <text:p>2544.832</text:p>
          </table:table-cell>
          <table:table-cell office:value-type="float" office:value="693.14" calcext:value-type="float">
            <text:p>69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8.645" calcext:value-type="float">
            <text:p>2558.645</text:p>
          </table:table-cell>
          <table:table-cell office:value-type="float" office:value="688.14" calcext:value-type="float">
            <text:p>68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2.357" calcext:value-type="float">
            <text:p>2572.357</text:p>
          </table:table-cell>
          <table:table-cell office:value-type="float" office:value="683.14" calcext:value-type="float">
            <text:p>68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5.97" calcext:value-type="float">
            <text:p>2585.97</text:p>
          </table:table-cell>
          <table:table-cell office:value-type="float" office:value="678.14" calcext:value-type="float">
            <text:p>67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9.483" calcext:value-type="float">
            <text:p>2599.483</text:p>
          </table:table-cell>
          <table:table-cell office:value-type="float" office:value="673.14" calcext:value-type="float">
            <text:p>67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2.896" calcext:value-type="float">
            <text:p>2612.896</text:p>
          </table:table-cell>
          <table:table-cell office:value-type="float" office:value="668.14" calcext:value-type="float">
            <text:p>66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6.209" calcext:value-type="float">
            <text:p>2626.209</text:p>
          </table:table-cell>
          <table:table-cell office:value-type="float" office:value="663.14" calcext:value-type="float">
            <text:p>66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9.421" calcext:value-type="float">
            <text:p>2639.421</text:p>
          </table:table-cell>
          <table:table-cell office:value-type="float" office:value="658.14" calcext:value-type="float">
            <text:p>65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2.534" calcext:value-type="float">
            <text:p>2652.534</text:p>
          </table:table-cell>
          <table:table-cell office:value-type="float" office:value="653.14" calcext:value-type="float">
            <text:p>65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5.547" calcext:value-type="float">
            <text:p>2665.547</text:p>
          </table:table-cell>
          <table:table-cell office:value-type="float" office:value="648.14" calcext:value-type="float">
            <text:p>64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8.46" calcext:value-type="float">
            <text:p>2678.46</text:p>
          </table:table-cell>
          <table:table-cell office:value-type="float" office:value="643.14" calcext:value-type="float">
            <text:p>64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1.273" calcext:value-type="float">
            <text:p>2691.273</text:p>
          </table:table-cell>
          <table:table-cell office:value-type="float" office:value="638.14" calcext:value-type="float">
            <text:p>63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3.985" calcext:value-type="float">
            <text:p>2703.985</text:p>
          </table:table-cell>
          <table:table-cell office:value-type="float" office:value="633.14" calcext:value-type="float">
            <text:p>63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6.598" calcext:value-type="float">
            <text:p>2716.598</text:p>
          </table:table-cell>
          <table:table-cell office:value-type="float" office:value="628.14" calcext:value-type="float">
            <text:p>62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9.111" calcext:value-type="float">
            <text:p>2729.111</text:p>
          </table:table-cell>
          <table:table-cell office:value-type="float" office:value="623.14" calcext:value-type="float">
            <text:p>62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1.524" calcext:value-type="float">
            <text:p>2741.524</text:p>
          </table:table-cell>
          <table:table-cell office:value-type="float" office:value="618.14" calcext:value-type="float">
            <text:p>61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3.837" calcext:value-type="float">
            <text:p>2753.837</text:p>
          </table:table-cell>
          <table:table-cell office:value-type="float" office:value="613.14" calcext:value-type="float">
            <text:p>61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6.049" calcext:value-type="float">
            <text:p>2766.049</text:p>
          </table:table-cell>
          <table:table-cell office:value-type="float" office:value="608.14" calcext:value-type="float">
            <text:p>60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8.162" calcext:value-type="float">
            <text:p>2778.162</text:p>
          </table:table-cell>
          <table:table-cell office:value-type="float" office:value="603.14" calcext:value-type="float">
            <text:p>60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0.175" calcext:value-type="float">
            <text:p>2790.175</text:p>
          </table:table-cell>
          <table:table-cell office:value-type="float" office:value="598.14" calcext:value-type="float">
            <text:p>59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2.088" calcext:value-type="float">
            <text:p>2802.088</text:p>
          </table:table-cell>
          <table:table-cell office:value-type="float" office:value="593.14" calcext:value-type="float">
            <text:p>59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3.901" calcext:value-type="float">
            <text:p>2813.901</text:p>
          </table:table-cell>
          <table:table-cell office:value-type="float" office:value="588.14" calcext:value-type="float">
            <text:p>58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5.613" calcext:value-type="float">
            <text:p>2825.613</text:p>
          </table:table-cell>
          <table:table-cell office:value-type="float" office:value="583.14" calcext:value-type="float">
            <text:p>58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7.226" calcext:value-type="float">
            <text:p>2837.226</text:p>
          </table:table-cell>
          <table:table-cell office:value-type="float" office:value="578.14" calcext:value-type="float">
            <text:p>57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8.739" calcext:value-type="float">
            <text:p>2848.739</text:p>
          </table:table-cell>
          <table:table-cell office:value-type="float" office:value="573.14" calcext:value-type="float">
            <text:p>57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0.152" calcext:value-type="float">
            <text:p>2860.152</text:p>
          </table:table-cell>
          <table:table-cell office:value-type="float" office:value="568.14" calcext:value-type="float">
            <text:p>56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1.465" calcext:value-type="float">
            <text:p>2871.465</text:p>
          </table:table-cell>
          <table:table-cell office:value-type="float" office:value="563.14" calcext:value-type="float">
            <text:p>56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2.677" calcext:value-type="float">
            <text:p>2882.677</text:p>
          </table:table-cell>
          <table:table-cell office:value-type="float" office:value="558.14" calcext:value-type="float">
            <text:p>55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3.79" calcext:value-type="float">
            <text:p>2893.79</text:p>
          </table:table-cell>
          <table:table-cell office:value-type="float" office:value="553.14" calcext:value-type="float">
            <text:p>55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4.803" calcext:value-type="float">
            <text:p>2904.803</text:p>
          </table:table-cell>
          <table:table-cell office:value-type="float" office:value="548.14" calcext:value-type="float">
            <text:p>54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5.716" calcext:value-type="float">
            <text:p>2915.716</text:p>
          </table:table-cell>
          <table:table-cell office:value-type="float" office:value="543.14" calcext:value-type="float">
            <text:p>54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6.529" calcext:value-type="float">
            <text:p>2926.529</text:p>
          </table:table-cell>
          <table:table-cell office:value-type="float" office:value="538.14" calcext:value-type="float">
            <text:p>53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7.241" calcext:value-type="float">
            <text:p>2937.241</text:p>
          </table:table-cell>
          <table:table-cell office:value-type="float" office:value="533.14" calcext:value-type="float">
            <text:p>53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7.854" calcext:value-type="float">
            <text:p>2947.854</text:p>
          </table:table-cell>
          <table:table-cell office:value-type="float" office:value="528.14" calcext:value-type="float">
            <text:p>52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8.367" calcext:value-type="float">
            <text:p>2958.367</text:p>
          </table:table-cell>
          <table:table-cell office:value-type="float" office:value="523.14" calcext:value-type="float">
            <text:p>52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8.78" calcext:value-type="float">
            <text:p>2968.78</text:p>
          </table:table-cell>
          <table:table-cell office:value-type="float" office:value="518.14" calcext:value-type="float">
            <text:p>51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9.093" calcext:value-type="float">
            <text:p>2979.093</text:p>
          </table:table-cell>
          <table:table-cell office:value-type="float" office:value="513.14" calcext:value-type="float">
            <text:p>51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9.305" calcext:value-type="float">
            <text:p>2989.305</text:p>
          </table:table-cell>
          <table:table-cell office:value-type="float" office:value="508.14" calcext:value-type="float">
            <text:p>50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9.418" calcext:value-type="float">
            <text:p>2999.418</text:p>
          </table:table-cell>
          <table:table-cell office:value-type="float" office:value="503.14" calcext:value-type="float">
            <text:p>50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9.431" calcext:value-type="float">
            <text:p>3009.431</text:p>
          </table:table-cell>
          <table:table-cell office:value-type="float" office:value="498.14" calcext:value-type="float">
            <text:p>49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9.344" calcext:value-type="float">
            <text:p>3019.344</text:p>
          </table:table-cell>
          <table:table-cell office:value-type="float" office:value="493.14" calcext:value-type="float">
            <text:p>49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9.157" calcext:value-type="float">
            <text:p>3029.157</text:p>
          </table:table-cell>
          <table:table-cell office:value-type="float" office:value="488.14" calcext:value-type="float">
            <text:p>48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8.869" calcext:value-type="float">
            <text:p>3038.869</text:p>
          </table:table-cell>
          <table:table-cell office:value-type="float" office:value="483.14" calcext:value-type="float">
            <text:p>48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8.482" calcext:value-type="float">
            <text:p>3048.482</text:p>
          </table:table-cell>
          <table:table-cell office:value-type="float" office:value="478.14" calcext:value-type="float">
            <text:p>47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7.995" calcext:value-type="float">
            <text:p>3057.995</text:p>
          </table:table-cell>
          <table:table-cell office:value-type="float" office:value="473.14" calcext:value-type="float">
            <text:p>47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7.408" calcext:value-type="float">
            <text:p>3067.408</text:p>
          </table:table-cell>
          <table:table-cell office:value-type="float" office:value="468.14" calcext:value-type="float">
            <text:p>46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6.721" calcext:value-type="float">
            <text:p>3076.721</text:p>
          </table:table-cell>
          <table:table-cell office:value-type="float" office:value="463.14" calcext:value-type="float">
            <text:p>46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5.933" calcext:value-type="float">
            <text:p>3085.933</text:p>
          </table:table-cell>
          <table:table-cell office:value-type="float" office:value="458.14" calcext:value-type="float">
            <text:p>45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5.046" calcext:value-type="float">
            <text:p>3095.046</text:p>
          </table:table-cell>
          <table:table-cell office:value-type="float" office:value="453.14" calcext:value-type="float">
            <text:p>45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4.059" calcext:value-type="float">
            <text:p>3104.059</text:p>
          </table:table-cell>
          <table:table-cell office:value-type="float" office:value="448.14" calcext:value-type="float">
            <text:p>44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2.972" calcext:value-type="float">
            <text:p>3112.972</text:p>
          </table:table-cell>
          <table:table-cell office:value-type="float" office:value="443.14" calcext:value-type="float">
            <text:p>44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1.785" calcext:value-type="float">
            <text:p>3121.785</text:p>
          </table:table-cell>
          <table:table-cell office:value-type="float" office:value="438.14" calcext:value-type="float">
            <text:p>43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0.497" calcext:value-type="float">
            <text:p>3130.497</text:p>
          </table:table-cell>
          <table:table-cell office:value-type="float" office:value="433.14" calcext:value-type="float">
            <text:p>43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9.11" calcext:value-type="float">
            <text:p>3139.11</text:p>
          </table:table-cell>
          <table:table-cell office:value-type="float" office:value="428.14" calcext:value-type="float">
            <text:p>42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7.623" calcext:value-type="float">
            <text:p>3147.623</text:p>
          </table:table-cell>
          <table:table-cell office:value-type="float" office:value="423.14" calcext:value-type="float">
            <text:p>42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6.036" calcext:value-type="float">
            <text:p>3156.036</text:p>
          </table:table-cell>
          <table:table-cell office:value-type="float" office:value="418.14" calcext:value-type="float">
            <text:p>41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4.349" calcext:value-type="float">
            <text:p>3164.349</text:p>
          </table:table-cell>
          <table:table-cell office:value-type="float" office:value="413.14" calcext:value-type="float">
            <text:p>41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2.561" calcext:value-type="float">
            <text:p>3172.561</text:p>
          </table:table-cell>
          <table:table-cell office:value-type="float" office:value="408.14" calcext:value-type="float">
            <text:p>40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0.674" calcext:value-type="float">
            <text:p>3180.674</text:p>
          </table:table-cell>
          <table:table-cell office:value-type="float" office:value="403.14" calcext:value-type="float">
            <text:p>40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8.687" calcext:value-type="float">
            <text:p>3188.687</text:p>
          </table:table-cell>
          <table:table-cell office:value-type="float" office:value="398.14" calcext:value-type="float">
            <text:p>39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6.6" calcext:value-type="float">
            <text:p>3196.6</text:p>
          </table:table-cell>
          <table:table-cell office:value-type="float" office:value="393.14" calcext:value-type="float">
            <text:p>39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4.413" calcext:value-type="float">
            <text:p>3204.413</text:p>
          </table:table-cell>
          <table:table-cell office:value-type="float" office:value="388.14" calcext:value-type="float">
            <text:p>38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2.125" calcext:value-type="float">
            <text:p>3212.125</text:p>
          </table:table-cell>
          <table:table-cell office:value-type="float" office:value="383.14" calcext:value-type="float">
            <text:p>38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9.738" calcext:value-type="float">
            <text:p>3219.738</text:p>
          </table:table-cell>
          <table:table-cell office:value-type="float" office:value="378.14" calcext:value-type="float">
            <text:p>37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7.251" calcext:value-type="float">
            <text:p>3227.251</text:p>
          </table:table-cell>
          <table:table-cell office:value-type="float" office:value="373.14" calcext:value-type="float">
            <text:p>37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4.664" calcext:value-type="float">
            <text:p>3234.664</text:p>
          </table:table-cell>
          <table:table-cell office:value-type="float" office:value="368.14" calcext:value-type="float">
            <text:p>36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1.977" calcext:value-type="float">
            <text:p>3241.977</text:p>
          </table:table-cell>
          <table:table-cell office:value-type="float" office:value="363.14" calcext:value-type="float">
            <text:p>36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9.189" calcext:value-type="float">
            <text:p>3249.189</text:p>
          </table:table-cell>
          <table:table-cell office:value-type="float" office:value="358.14" calcext:value-type="float">
            <text:p>35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6.302" calcext:value-type="float">
            <text:p>3256.302</text:p>
          </table:table-cell>
          <table:table-cell office:value-type="float" office:value="353.14" calcext:value-type="float">
            <text:p>35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3.315" calcext:value-type="float">
            <text:p>3263.315</text:p>
          </table:table-cell>
          <table:table-cell office:value-type="float" office:value="348.14" calcext:value-type="float">
            <text:p>34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0.228" calcext:value-type="float">
            <text:p>3270.228</text:p>
          </table:table-cell>
          <table:table-cell office:value-type="float" office:value="343.14" calcext:value-type="float">
            <text:p>34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7.041" calcext:value-type="float">
            <text:p>3277.041</text:p>
          </table:table-cell>
          <table:table-cell office:value-type="float" office:value="338.14" calcext:value-type="float">
            <text:p>33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3.753" calcext:value-type="float">
            <text:p>3283.753</text:p>
          </table:table-cell>
          <table:table-cell office:value-type="float" office:value="333.14" calcext:value-type="float">
            <text:p>33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0.366" calcext:value-type="float">
            <text:p>3290.366</text:p>
          </table:table-cell>
          <table:table-cell office:value-type="float" office:value="328.14" calcext:value-type="float">
            <text:p>32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6.879" calcext:value-type="float">
            <text:p>3296.879</text:p>
          </table:table-cell>
          <table:table-cell office:value-type="float" office:value="323.14" calcext:value-type="float">
            <text:p>32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3.292" calcext:value-type="float">
            <text:p>3303.292</text:p>
          </table:table-cell>
          <table:table-cell office:value-type="float" office:value="318.14" calcext:value-type="float">
            <text:p>31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9.605" calcext:value-type="float">
            <text:p>3309.605</text:p>
          </table:table-cell>
          <table:table-cell office:value-type="float" office:value="313.14" calcext:value-type="float">
            <text:p>31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5.817" calcext:value-type="float">
            <text:p>3315.817</text:p>
          </table:table-cell>
          <table:table-cell office:value-type="float" office:value="308.14" calcext:value-type="float">
            <text:p>30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1.93" calcext:value-type="float">
            <text:p>3321.93</text:p>
          </table:table-cell>
          <table:table-cell office:value-type="float" office:value="303.14" calcext:value-type="float">
            <text:p>30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7.943" calcext:value-type="float">
            <text:p>3327.943</text:p>
          </table:table-cell>
          <table:table-cell office:value-type="float" office:value="298.14" calcext:value-type="float">
            <text:p>29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3.856" calcext:value-type="float">
            <text:p>3333.856</text:p>
          </table:table-cell>
          <table:table-cell office:value-type="float" office:value="293.14" calcext:value-type="float">
            <text:p>29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9.669" calcext:value-type="float">
            <text:p>3339.669</text:p>
          </table:table-cell>
          <table:table-cell office:value-type="float" office:value="288.14" calcext:value-type="float">
            <text:p>28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5.381" calcext:value-type="float">
            <text:p>3345.381</text:p>
          </table:table-cell>
          <table:table-cell office:value-type="float" office:value="283.14" calcext:value-type="float">
            <text:p>28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0.994" calcext:value-type="float">
            <text:p>3350.994</text:p>
          </table:table-cell>
          <table:table-cell office:value-type="float" office:value="278.14" calcext:value-type="float">
            <text:p>27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6.507" calcext:value-type="float">
            <text:p>3356.507</text:p>
          </table:table-cell>
          <table:table-cell office:value-type="float" office:value="273.14" calcext:value-type="float">
            <text:p>27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1.92" calcext:value-type="float">
            <text:p>3361.92</text:p>
          </table:table-cell>
          <table:table-cell office:value-type="float" office:value="268.14" calcext:value-type="float">
            <text:p>26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7.233" calcext:value-type="float">
            <text:p>3367.233</text:p>
          </table:table-cell>
          <table:table-cell office:value-type="float" office:value="263.14" calcext:value-type="float">
            <text:p>26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2.445" calcext:value-type="float">
            <text:p>3372.445</text:p>
          </table:table-cell>
          <table:table-cell office:value-type="float" office:value="258.14" calcext:value-type="float">
            <text:p>25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7.558" calcext:value-type="float">
            <text:p>3377.558</text:p>
          </table:table-cell>
          <table:table-cell office:value-type="float" office:value="253.14" calcext:value-type="float">
            <text:p>25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2.571" calcext:value-type="float">
            <text:p>3382.571</text:p>
          </table:table-cell>
          <table:table-cell office:value-type="float" office:value="248.14" calcext:value-type="float">
            <text:p>24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7.484" calcext:value-type="float">
            <text:p>3387.484</text:p>
          </table:table-cell>
          <table:table-cell office:value-type="float" office:value="243.14" calcext:value-type="float">
            <text:p>24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2.297" calcext:value-type="float">
            <text:p>3392.297</text:p>
          </table:table-cell>
          <table:table-cell office:value-type="float" office:value="238.14" calcext:value-type="float">
            <text:p>23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7.009" calcext:value-type="float">
            <text:p>3397.009</text:p>
          </table:table-cell>
          <table:table-cell office:value-type="float" office:value="233.14" calcext:value-type="float">
            <text:p>23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1.622" calcext:value-type="float">
            <text:p>3401.622</text:p>
          </table:table-cell>
          <table:table-cell office:value-type="float" office:value="228.14" calcext:value-type="float">
            <text:p>22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6.135" calcext:value-type="float">
            <text:p>3406.135</text:p>
          </table:table-cell>
          <table:table-cell office:value-type="float" office:value="223.14" calcext:value-type="float">
            <text:p>22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0.548" calcext:value-type="float">
            <text:p>3410.548</text:p>
          </table:table-cell>
          <table:table-cell office:value-type="float" office:value="218.14" calcext:value-type="float">
            <text:p>21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4.861" calcext:value-type="float">
            <text:p>3414.861</text:p>
          </table:table-cell>
          <table:table-cell office:value-type="float" office:value="213.14" calcext:value-type="float">
            <text:p>21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9.073" calcext:value-type="float">
            <text:p>3419.073</text:p>
          </table:table-cell>
          <table:table-cell office:value-type="float" office:value="208.14" calcext:value-type="float">
            <text:p>20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3.186" calcext:value-type="float">
            <text:p>3423.186</text:p>
          </table:table-cell>
          <table:table-cell office:value-type="float" office:value="203.14" calcext:value-type="float">
            <text:p>20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7.199" calcext:value-type="float">
            <text:p>3427.199</text:p>
          </table:table-cell>
          <table:table-cell office:value-type="float" office:value="198.14" calcext:value-type="float">
            <text:p>19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1.112" calcext:value-type="float">
            <text:p>3431.112</text:p>
          </table:table-cell>
          <table:table-cell office:value-type="float" office:value="193.14" calcext:value-type="float">
            <text:p>19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4.925" calcext:value-type="float">
            <text:p>3434.925</text:p>
          </table:table-cell>
          <table:table-cell office:value-type="float" office:value="188.14" calcext:value-type="float">
            <text:p>18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8.637" calcext:value-type="float">
            <text:p>3438.637</text:p>
          </table:table-cell>
          <table:table-cell office:value-type="float" office:value="183.14" calcext:value-type="float">
            <text:p>18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2.25" calcext:value-type="float">
            <text:p>3442.25</text:p>
          </table:table-cell>
          <table:table-cell office:value-type="float" office:value="178.14" calcext:value-type="float">
            <text:p>17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5.763" calcext:value-type="float">
            <text:p>3445.763</text:p>
          </table:table-cell>
          <table:table-cell office:value-type="float" office:value="173.14" calcext:value-type="float">
            <text:p>17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9.176" calcext:value-type="float">
            <text:p>3449.176</text:p>
          </table:table-cell>
          <table:table-cell office:value-type="float" office:value="168.14" calcext:value-type="float">
            <text:p>16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2.489" calcext:value-type="float">
            <text:p>3452.489</text:p>
          </table:table-cell>
          <table:table-cell office:value-type="float" office:value="163.14" calcext:value-type="float">
            <text:p>16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5.701" calcext:value-type="float">
            <text:p>3455.701</text:p>
          </table:table-cell>
          <table:table-cell office:value-type="float" office:value="158.14" calcext:value-type="float">
            <text:p>15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8.814" calcext:value-type="float">
            <text:p>3458.814</text:p>
          </table:table-cell>
          <table:table-cell office:value-type="float" office:value="153.14" calcext:value-type="float">
            <text:p>15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1.827" calcext:value-type="float">
            <text:p>3461.827</text:p>
          </table:table-cell>
          <table:table-cell office:value-type="float" office:value="148.14" calcext:value-type="float">
            <text:p>14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4.74" calcext:value-type="float">
            <text:p>3464.74</text:p>
          </table:table-cell>
          <table:table-cell office:value-type="float" office:value="143.14" calcext:value-type="float">
            <text:p>14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7.553" calcext:value-type="float">
            <text:p>3467.553</text:p>
          </table:table-cell>
          <table:table-cell office:value-type="float" office:value="138.14" calcext:value-type="float">
            <text:p>13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0.265" calcext:value-type="float">
            <text:p>3470.265</text:p>
          </table:table-cell>
          <table:table-cell office:value-type="float" office:value="133.14" calcext:value-type="float">
            <text:p>13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2.878" calcext:value-type="float">
            <text:p>3472.878</text:p>
          </table:table-cell>
          <table:table-cell office:value-type="float" office:value="128.14" calcext:value-type="float">
            <text:p>12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5.391" calcext:value-type="float">
            <text:p>3475.391</text:p>
          </table:table-cell>
          <table:table-cell office:value-type="float" office:value="123.14" calcext:value-type="float">
            <text:p>12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7.804" calcext:value-type="float">
            <text:p>3477.804</text:p>
          </table:table-cell>
          <table:table-cell office:value-type="float" office:value="118.14" calcext:value-type="float">
            <text:p>11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0.117" calcext:value-type="float">
            <text:p>3480.117</text:p>
          </table:table-cell>
          <table:table-cell office:value-type="float" office:value="113.14" calcext:value-type="float">
            <text:p>11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2.329" calcext:value-type="float">
            <text:p>3482.329</text:p>
          </table:table-cell>
          <table:table-cell office:value-type="float" office:value="108.14" calcext:value-type="float">
            <text:p>10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4.442" calcext:value-type="float">
            <text:p>3484.442</text:p>
          </table:table-cell>
          <table:table-cell office:value-type="float" office:value="103.14" calcext:value-type="float">
            <text:p>10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6.455" calcext:value-type="float">
            <text:p>3486.455</text:p>
          </table:table-cell>
          <table:table-cell office:value-type="float" office:value="98.14" calcext:value-type="float">
            <text:p>9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8.368" calcext:value-type="float">
            <text:p>3488.368</text:p>
          </table:table-cell>
          <table:table-cell office:value-type="float" office:value="93.14" calcext:value-type="float">
            <text:p>9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0.181" calcext:value-type="float">
            <text:p>3490.181</text:p>
          </table:table-cell>
          <table:table-cell office:value-type="float" office:value="88.14" calcext:value-type="float">
            <text:p>8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1.893" calcext:value-type="float">
            <text:p>3491.893</text:p>
          </table:table-cell>
          <table:table-cell office:value-type="float" office:value="83.14" calcext:value-type="float">
            <text:p>8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3.506" calcext:value-type="float">
            <text:p>3493.506</text:p>
          </table:table-cell>
          <table:table-cell office:value-type="float" office:value="78.14" calcext:value-type="float">
            <text:p>7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5.019" calcext:value-type="float">
            <text:p>3495.019</text:p>
          </table:table-cell>
          <table:table-cell office:value-type="float" office:value="73.14" calcext:value-type="float">
            <text:p>7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6.433" calcext:value-type="float">
            <text:p>3496.433</text:p>
          </table:table-cell>
          <table:table-cell office:value-type="float" office:value="68.22" calcext:value-type="float">
            <text:p>68.22</text:p>
          </table:table-cell>
          <table:table-cell office:value-type="float" office:value="-242" calcext:value-type="float">
            <text:p>-24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497.749" calcext:value-type="float">
            <text:p>3497.749</text:p>
          </table:table-cell>
          <table:table-cell office:value-type="float" office:value="63.46" calcext:value-type="float">
            <text:p>63.46</text:p>
          </table:table-cell>
          <table:table-cell office:value-type="float" office:value="-234" calcext:value-type="float">
            <text:p>-23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498.973" calcext:value-type="float">
            <text:p>3498.973</text:p>
          </table:table-cell>
          <table:table-cell office:value-type="float" office:value="58.86" calcext:value-type="float">
            <text:p>58.86</text:p>
          </table:table-cell>
          <table:table-cell office:value-type="float" office:value="-226" calcext:value-type="float">
            <text:p>-22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0.105" calcext:value-type="float">
            <text:p>3500.105</text:p>
          </table:table-cell>
          <table:table-cell office:value-type="float" office:value="54.42" calcext:value-type="float">
            <text:p>54.42</text:p>
          </table:table-cell>
          <table:table-cell office:value-type="float" office:value="-218" calcext:value-type="float">
            <text:p>-21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1.151" calcext:value-type="float">
            <text:p>3501.151</text:p>
          </table:table-cell>
          <table:table-cell office:value-type="float" office:value="50.14" calcext:value-type="float">
            <text:p>50.14</text:p>
          </table:table-cell>
          <table:table-cell office:value-type="float" office:value="-210" calcext:value-type="float">
            <text:p>-21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2.113" calcext:value-type="float">
            <text:p>3502.113</text:p>
          </table:table-cell>
          <table:table-cell office:value-type="float" office:value="46.02" calcext:value-type="float">
            <text:p>46.02</text:p>
          </table:table-cell>
          <table:table-cell office:value-type="float" office:value="-202" calcext:value-type="float">
            <text:p>-20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2.993" calcext:value-type="float">
            <text:p>3502.993</text:p>
          </table:table-cell>
          <table:table-cell office:value-type="float" office:value="42.06" calcext:value-type="float">
            <text:p>42.06</text:p>
          </table:table-cell>
          <table:table-cell office:value-type="float" office:value="-194" calcext:value-type="float">
            <text:p>-19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3.797" calcext:value-type="float">
            <text:p>3503.797</text:p>
          </table:table-cell>
          <table:table-cell office:value-type="float" office:value="38.26" calcext:value-type="float">
            <text:p>38.26</text:p>
          </table:table-cell>
          <table:table-cell office:value-type="float" office:value="-186" calcext:value-type="float">
            <text:p>-18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4.525" calcext:value-type="float">
            <text:p>3504.525</text:p>
          </table:table-cell>
          <table:table-cell office:value-type="float" office:value="34.62" calcext:value-type="float">
            <text:p>34.62</text:p>
          </table:table-cell>
          <table:table-cell office:value-type="float" office:value="-178" calcext:value-type="float">
            <text:p>-17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5.183" calcext:value-type="float">
            <text:p>3505.183</text:p>
          </table:table-cell>
          <table:table-cell office:value-type="float" office:value="31.14" calcext:value-type="float">
            <text:p>31.14</text:p>
          </table:table-cell>
          <table:table-cell office:value-type="float" office:value="-170" calcext:value-type="float">
            <text:p>-17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5.773" calcext:value-type="float">
            <text:p>3505.773</text:p>
          </table:table-cell>
          <table:table-cell office:value-type="float" office:value="27.82" calcext:value-type="float">
            <text:p>27.82</text:p>
          </table:table-cell>
          <table:table-cell office:value-type="float" office:value="-162" calcext:value-type="float">
            <text:p>-16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6.297" calcext:value-type="float">
            <text:p>3506.297</text:p>
          </table:table-cell>
          <table:table-cell office:value-type="float" office:value="24.66" calcext:value-type="float">
            <text:p>24.66</text:p>
          </table:table-cell>
          <table:table-cell office:value-type="float" office:value="-154" calcext:value-type="float">
            <text:p>-15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6.761" calcext:value-type="float">
            <text:p>3506.761</text:p>
          </table:table-cell>
          <table:table-cell office:value-type="float" office:value="21.66" calcext:value-type="float">
            <text:p>21.66</text:p>
          </table:table-cell>
          <table:table-cell office:value-type="float" office:value="-146" calcext:value-type="float">
            <text:p>-14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7.165" calcext:value-type="float">
            <text:p>3507.165</text:p>
          </table:table-cell>
          <table:table-cell office:value-type="float" office:value="18.82" calcext:value-type="float">
            <text:p>18.82</text:p>
          </table:table-cell>
          <table:table-cell office:value-type="float" office:value="-138" calcext:value-type="float">
            <text:p>-13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7.515" calcext:value-type="float">
            <text:p>3507.515</text:p>
          </table:table-cell>
          <table:table-cell office:value-type="float" office:value="16.14" calcext:value-type="float">
            <text:p>16.14</text:p>
          </table:table-cell>
          <table:table-cell office:value-type="float" office:value="-130" calcext:value-type="float">
            <text:p>-13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7.813" calcext:value-type="float">
            <text:p>3507.813</text:p>
          </table:table-cell>
          <table:table-cell office:value-type="float" office:value="13.62" calcext:value-type="float">
            <text:p>13.62</text:p>
          </table:table-cell>
          <table:table-cell office:value-type="float" office:value="-122" calcext:value-type="float">
            <text:p>-12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8.061" calcext:value-type="float">
            <text:p>3508.061</text:p>
          </table:table-cell>
          <table:table-cell office:value-type="float" office:value="11.26" calcext:value-type="float">
            <text:p>11.26</text:p>
          </table:table-cell>
          <table:table-cell office:value-type="float" office:value="-114" calcext:value-type="float">
            <text:p>-11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8.265" calcext:value-type="float">
            <text:p>3508.265</text:p>
          </table:table-cell>
          <table:table-cell office:value-type="float" office:value="9.06" calcext:value-type="float">
            <text:p>9.06</text:p>
          </table:table-cell>
          <table:table-cell office:value-type="float" office:value="-106" calcext:value-type="float">
            <text:p>-10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8.425" calcext:value-type="float">
            <text:p>3508.425</text:p>
          </table:table-cell>
          <table:table-cell office:value-type="float" office:value="7.02" calcext:value-type="float">
            <text:p>7.02</text:p>
          </table:table-cell>
          <table:table-cell office:value-type="float" office:value="-98" calcext:value-type="float">
            <text:p>-9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8.547" calcext:value-type="float">
            <text:p>3508.547</text:p>
          </table:table-cell>
          <table:table-cell office:value-type="float" office:value="5.14" calcext:value-type="float">
            <text:p>5.14</text:p>
          </table:table-cell>
          <table:table-cell office:value-type="float" office:value="-90" calcext:value-type="float">
            <text:p>-9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8.633" calcext:value-type="float">
            <text:p>3508.633</text:p>
          </table:table-cell>
          <table:table-cell office:value-type="float" office:value="3.42" calcext:value-type="float">
            <text:p>3.42</text:p>
          </table:table-cell>
          <table:table-cell office:value-type="float" office:value="-82" calcext:value-type="float">
            <text:p>-8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8.685" calcext:value-type="float">
            <text:p>3508.685</text:p>
          </table:table-cell>
          <table:table-cell office:value-type="float" office:value="1.86" calcext:value-type="float">
            <text:p>1.86</text:p>
          </table:table-cell>
          <table:table-cell office:value-type="float" office:value="-74" calcext:value-type="float">
            <text:p>-7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8.709" calcext:value-type="float">
            <text:p>3508.709</text:p>
          </table:table-cell>
          <table:table-cell office:value-type="float" office:value="0.46" calcext:value-type="float">
            <text:p>0.46</text:p>
          </table:table-cell>
          <table:table-cell office:value-type="float" office:value="-66" calcext:value-type="float">
            <text:p>-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8.705" calcext:value-type="float">
            <text:p>3508.705</text:p>
          </table:table-cell>
          <table:table-cell office:value-type="float" office:value="-0.78" calcext:value-type="float">
            <text:p>-0.78</text:p>
          </table:table-cell>
          <table:table-cell office:value-type="float" office:value="-58" calcext:value-type="float">
            <text:p>-5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8.679" calcext:value-type="float">
            <text:p>3508.679</text:p>
          </table:table-cell>
          <table:table-cell office:value-type="float" office:value="-1.86" calcext:value-type="float">
            <text:p>-1.86</text:p>
          </table:table-cell>
          <table:table-cell office:value-type="float" office:value="-50" calcext:value-type="float">
            <text:p>-5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8.633" calcext:value-type="float">
            <text:p>3508.633</text:p>
          </table:table-cell>
          <table:table-cell office:value-type="float" office:value="-2.78" calcext:value-type="float">
            <text:p>-2.78</text:p>
          </table:table-cell>
          <table:table-cell office:value-type="float" office:value="-42" calcext:value-type="float">
            <text:p>-4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8.569" calcext:value-type="float">
            <text:p>3508.569</text:p>
          </table:table-cell>
          <table:table-cell office:value-type="float" office:value="-3.54" calcext:value-type="float">
            <text:p>-3.54</text:p>
          </table:table-cell>
          <table:table-cell office:value-type="float" office:value="-34" calcext:value-type="float">
            <text:p>-3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8.493" calcext:value-type="float">
            <text:p>3508.493</text:p>
          </table:table-cell>
          <table:table-cell office:value-type="float" office:value="-4.14" calcext:value-type="float">
            <text:p>-4.14</text:p>
          </table:table-cell>
          <table:table-cell office:value-type="float" office:value="-26" calcext:value-type="float">
            <text:p>-2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8.405" calcext:value-type="float">
            <text:p>3508.405</text:p>
          </table:table-cell>
          <table:table-cell office:value-type="float" office:value="-4.58" calcext:value-type="float">
            <text:p>-4.58</text:p>
          </table:table-cell>
          <table:table-cell office:value-type="float" office:value="-18" calcext:value-type="float">
            <text:p>-1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8.311" calcext:value-type="float">
            <text:p>3508.311</text:p>
          </table:table-cell>
          <table:table-cell office:value-type="float" office:value="-4.86" calcext:value-type="float">
            <text:p>-4.86</text:p>
          </table:table-cell>
          <table:table-cell office:value-type="float" office:value="-10" calcext:value-type="float">
            <text:p>-1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8.213" calcext:value-type="float">
            <text:p>3508.213</text:p>
          </table:table-cell>
          <table:table-cell office:value-type="float" office:value="-4.98" calcext:value-type="float">
            <text:p>-4.98</text:p>
          </table:table-cell>
          <table:table-cell office:value-type="float" office:value="-2" calcext:value-type="float">
            <text:p>-2</text:p>
          </table:table-cell>
          <table:table-cell office:value-type="float" office:value="400" calcext:value-type="float">
            <text:p>400</text:p>
          </table:table-cell>
        </table:table-row>
      </table:table>
      <table:table table:name="Sheet2" table:style-name="ta1">
        <table:shapes>
          <draw:frame draw:z-index="0" draw:style-name="gr1" draw:text-style-name="P1" svg:width="1006.98pt" svg:height="566.39pt" svg:x="258.86pt" svg:y="2.83pt">
            <draw:object draw:notify-on-update-of-ranges="Sheet2.A1:Sheet2.A1 Sheet2.A2:Sheet2.A412 Sheet2.B1:Sheet2.B1 Sheet2.B2:Sheet2.B412 Sheet2.C1:Sheet2.C1 Sheet2.C2:Sheet2.C412 Sheet2.D1:Sheet2.D1 Sheet2.D2:Sheet2.D4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8" calcext:value-type="float">
            <text:p>0.08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32" calcext:value-type="float">
            <text:p>0.32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72" calcext:value-type="float">
            <text:p>0.72</text:p>
          </table:table-cell>
          <table:table-cell office:value-type="float" office:value="24" calcext:value-type="float">
            <text:p>2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1.28" calcext:value-type="float">
            <text:p>1.28</text:p>
          </table:table-cell>
          <table:table-cell office:value-type="float" office:value="32" calcext:value-type="float">
            <text:p>3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117" calcext:value-type="float">
            <text:p>0.117</text:p>
          </table:table-cell>
          <table:table-cell office:value-type="float" office:value="2.88" calcext:value-type="float">
            <text:p>2.88</text:p>
          </table:table-cell>
          <table:table-cell office:value-type="float" office:value="48" calcext:value-type="float">
            <text:p>4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3.92" calcext:value-type="float">
            <text:p>3.92</text:p>
          </table:table-cell>
          <table:table-cell office:value-type="float" office:value="56" calcext:value-type="float">
            <text:p>5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5.12" calcext:value-type="float">
            <text:p>5.12</text:p>
          </table:table-cell>
          <table:table-cell office:value-type="float" office:value="64" calcext:value-type="float">
            <text:p>6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6.48" calcext:value-type="float">
            <text:p>6.48</text:p>
          </table:table-cell>
          <table:table-cell office:value-type="float" office:value="72" calcext:value-type="float">
            <text:p>7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713" calcext:value-type="float">
            <text:p>0.713</text:p>
          </table:table-cell>
          <table:table-cell office:value-type="float" office:value="9.68" calcext:value-type="float">
            <text:p>9.68</text:p>
          </table:table-cell>
          <table:table-cell office:value-type="float" office:value="88" calcext:value-type="float">
            <text:p>8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11.52" calcext:value-type="float">
            <text:p>11.52</text:p>
          </table:table-cell>
          <table:table-cell office:value-type="float" office:value="96" calcext:value-type="float">
            <text:p>9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13.52" calcext:value-type="float">
            <text:p>13.52</text:p>
          </table:table-cell>
          <table:table-cell office:value-type="float" office:value="104" calcext:value-type="float">
            <text:p>10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.467" calcext:value-type="float">
            <text:p>1.467</text:p>
          </table:table-cell>
          <table:table-cell office:value-type="float" office:value="15.68" calcext:value-type="float">
            <text:p>15.68</text:p>
          </table:table-cell>
          <table:table-cell office:value-type="float" office:value="112" calcext:value-type="float">
            <text:p>11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.804" calcext:value-type="float">
            <text:p>1.804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.189" calcext:value-type="float">
            <text:p>2.189</text:p>
          </table:table-cell>
          <table:table-cell office:value-type="float" office:value="20.48" calcext:value-type="float">
            <text:p>20.48</text:p>
          </table:table-cell>
          <table:table-cell office:value-type="float" office:value="128" calcext:value-type="float">
            <text:p>12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.625" calcext:value-type="float">
            <text:p>2.625</text:p>
          </table:table-cell>
          <table:table-cell office:value-type="float" office:value="23.12" calcext:value-type="float">
            <text:p>23.12</text:p>
          </table:table-cell>
          <table:table-cell office:value-type="float" office:value="136" calcext:value-type="float">
            <text:p>13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.115" calcext:value-type="float">
            <text:p>3.115</text:p>
          </table:table-cell>
          <table:table-cell office:value-type="float" office:value="25.92" calcext:value-type="float">
            <text:p>25.92</text:p>
          </table:table-cell>
          <table:table-cell office:value-type="float" office:value="144" calcext:value-type="float">
            <text:p>14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.663" calcext:value-type="float">
            <text:p>3.663</text:p>
          </table:table-cell>
          <table:table-cell office:value-type="float" office:value="28.88" calcext:value-type="float">
            <text:p>28.88</text:p>
          </table:table-cell>
          <table:table-cell office:value-type="float" office:value="152" calcext:value-type="float">
            <text:p>15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.945" calcext:value-type="float">
            <text:p>4.945</text:p>
          </table:table-cell>
          <table:table-cell office:value-type="float" office:value="35.28" calcext:value-type="float">
            <text:p>35.28</text:p>
          </table:table-cell>
          <table:table-cell office:value-type="float" office:value="168" calcext:value-type="float">
            <text:p>16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5.685" calcext:value-type="float">
            <text:p>5.685</text:p>
          </table:table-cell>
          <table:table-cell office:value-type="float" office:value="38.72" calcext:value-type="float">
            <text:p>38.72</text:p>
          </table:table-cell>
          <table:table-cell office:value-type="float" office:value="176" calcext:value-type="float">
            <text:p>17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6.495" calcext:value-type="float">
            <text:p>6.495</text:p>
          </table:table-cell>
          <table:table-cell office:value-type="float" office:value="42.32" calcext:value-type="float">
            <text:p>42.32</text:p>
          </table:table-cell>
          <table:table-cell office:value-type="float" office:value="184" calcext:value-type="float">
            <text:p>18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7.379" calcext:value-type="float">
            <text:p>7.379</text:p>
          </table:table-cell>
          <table:table-cell office:value-type="float" office:value="46.08" calcext:value-type="float">
            <text:p>46.08</text:p>
          </table:table-cell>
          <table:table-cell office:value-type="float" office:value="192" calcext:value-type="float">
            <text:p>19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9.381" calcext:value-type="float">
            <text:p>9.381</text:p>
          </table:table-cell>
          <table:table-cell office:value-type="float" office:value="54.08" calcext:value-type="float">
            <text:p>54.08</text:p>
          </table:table-cell>
          <table:table-cell office:value-type="float" office:value="208" calcext:value-type="float">
            <text:p>20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.505" calcext:value-type="float">
            <text:p>10.505</text:p>
          </table:table-cell>
          <table:table-cell office:value-type="float" office:value="58.32" calcext:value-type="float">
            <text:p>58.32</text:p>
          </table:table-cell>
          <table:table-cell office:value-type="float" office:value="216" calcext:value-type="float">
            <text:p>21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1.715" calcext:value-type="float">
            <text:p>11.715</text:p>
          </table:table-cell>
          <table:table-cell office:value-type="float" office:value="62.72" calcext:value-type="float">
            <text:p>62.72</text:p>
          </table:table-cell>
          <table:table-cell office:value-type="float" office:value="224" calcext:value-type="float">
            <text:p>22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3.015" calcext:value-type="float">
            <text:p>13.015</text:p>
          </table:table-cell>
          <table:table-cell office:value-type="float" office:value="67.28" calcext:value-type="float">
            <text:p>67.28</text:p>
          </table:table-cell>
          <table:table-cell office:value-type="float" office:value="232" calcext:value-type="float">
            <text:p>23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4.408" calcext:value-type="float">
            <text:p>14.408</text:p>
          </table:table-cell>
          <table:table-cell office:value-type="float" office:value="72" calcext:value-type="float">
            <text:p>72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5.897" calcext:value-type="float">
            <text:p>15.897</text:p>
          </table:table-cell>
          <table:table-cell office:value-type="float" office:value="76.88" calcext:value-type="float">
            <text:p>76.88</text:p>
          </table:table-cell>
          <table:table-cell office:value-type="float" office:value="248" calcext:value-type="float">
            <text:p>24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7.484" calcext:value-type="float">
            <text:p>17.484</text:p>
          </table:table-cell>
          <table:table-cell office:value-type="float" office:value="81.86" calcext:value-type="float">
            <text:p>81.8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9.171" calcext:value-type="float">
            <text:p>19.171</text:p>
          </table:table-cell>
          <table:table-cell office:value-type="float" office:value="86.86" calcext:value-type="float">
            <text:p>8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59" calcext:value-type="float">
            <text:p>20.959</text:p>
          </table:table-cell>
          <table:table-cell office:value-type="float" office:value="91.86" calcext:value-type="float">
            <text:p>9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46" calcext:value-type="float">
            <text:p>22.846</text:p>
          </table:table-cell>
          <table:table-cell office:value-type="float" office:value="96.86" calcext:value-type="float">
            <text:p>9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833" calcext:value-type="float">
            <text:p>24.833</text:p>
          </table:table-cell>
          <table:table-cell office:value-type="float" office:value="101.86" calcext:value-type="float">
            <text:p>10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92" calcext:value-type="float">
            <text:p>26.92</text:p>
          </table:table-cell>
          <table:table-cell office:value-type="float" office:value="106.86" calcext:value-type="float">
            <text:p>10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107" calcext:value-type="float">
            <text:p>29.107</text:p>
          </table:table-cell>
          <table:table-cell office:value-type="float" office:value="111.86" calcext:value-type="float">
            <text:p>11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395" calcext:value-type="float">
            <text:p>31.395</text:p>
          </table:table-cell>
          <table:table-cell office:value-type="float" office:value="116.86" calcext:value-type="float">
            <text:p>11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782" calcext:value-type="float">
            <text:p>33.782</text:p>
          </table:table-cell>
          <table:table-cell office:value-type="float" office:value="121.86" calcext:value-type="float">
            <text:p>12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269" calcext:value-type="float">
            <text:p>36.269</text:p>
          </table:table-cell>
          <table:table-cell office:value-type="float" office:value="126.86" calcext:value-type="float">
            <text:p>12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856" calcext:value-type="float">
            <text:p>38.856</text:p>
          </table:table-cell>
          <table:table-cell office:value-type="float" office:value="131.86" calcext:value-type="float">
            <text:p>13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543" calcext:value-type="float">
            <text:p>41.543</text:p>
          </table:table-cell>
          <table:table-cell office:value-type="float" office:value="136.86" calcext:value-type="float">
            <text:p>13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331" calcext:value-type="float">
            <text:p>44.331</text:p>
          </table:table-cell>
          <table:table-cell office:value-type="float" office:value="141.86" calcext:value-type="float">
            <text:p>14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218" calcext:value-type="float">
            <text:p>47.218</text:p>
          </table:table-cell>
          <table:table-cell office:value-type="float" office:value="146.86" calcext:value-type="float">
            <text:p>14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205" calcext:value-type="float">
            <text:p>50.205</text:p>
          </table:table-cell>
          <table:table-cell office:value-type="float" office:value="151.86" calcext:value-type="float">
            <text:p>15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292" calcext:value-type="float">
            <text:p>53.292</text:p>
          </table:table-cell>
          <table:table-cell office:value-type="float" office:value="156.86" calcext:value-type="float">
            <text:p>15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479" calcext:value-type="float">
            <text:p>56.479</text:p>
          </table:table-cell>
          <table:table-cell office:value-type="float" office:value="161.86" calcext:value-type="float">
            <text:p>16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767" calcext:value-type="float">
            <text:p>59.767</text:p>
          </table:table-cell>
          <table:table-cell office:value-type="float" office:value="166.86" calcext:value-type="float">
            <text:p>16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154" calcext:value-type="float">
            <text:p>63.154</text:p>
          </table:table-cell>
          <table:table-cell office:value-type="float" office:value="171.86" calcext:value-type="float">
            <text:p>17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641" calcext:value-type="float">
            <text:p>66.641</text:p>
          </table:table-cell>
          <table:table-cell office:value-type="float" office:value="176.86" calcext:value-type="float">
            <text:p>17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228" calcext:value-type="float">
            <text:p>70.228</text:p>
          </table:table-cell>
          <table:table-cell office:value-type="float" office:value="181.86" calcext:value-type="float">
            <text:p>18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915" calcext:value-type="float">
            <text:p>73.915</text:p>
          </table:table-cell>
          <table:table-cell office:value-type="float" office:value="186.86" calcext:value-type="float">
            <text:p>18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703" calcext:value-type="float">
            <text:p>77.703</text:p>
          </table:table-cell>
          <table:table-cell office:value-type="float" office:value="191.86" calcext:value-type="float">
            <text:p>19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59" calcext:value-type="float">
            <text:p>81.59</text:p>
          </table:table-cell>
          <table:table-cell office:value-type="float" office:value="196.86" calcext:value-type="float">
            <text:p>19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577" calcext:value-type="float">
            <text:p>85.577</text:p>
          </table:table-cell>
          <table:table-cell office:value-type="float" office:value="201.86" calcext:value-type="float">
            <text:p>20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664" calcext:value-type="float">
            <text:p>89.664</text:p>
          </table:table-cell>
          <table:table-cell office:value-type="float" office:value="206.86" calcext:value-type="float">
            <text:p>20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851" calcext:value-type="float">
            <text:p>93.851</text:p>
          </table:table-cell>
          <table:table-cell office:value-type="float" office:value="211.86" calcext:value-type="float">
            <text:p>21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139" calcext:value-type="float">
            <text:p>98.139</text:p>
          </table:table-cell>
          <table:table-cell office:value-type="float" office:value="216.86" calcext:value-type="float">
            <text:p>21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526" calcext:value-type="float">
            <text:p>102.526</text:p>
          </table:table-cell>
          <table:table-cell office:value-type="float" office:value="221.86" calcext:value-type="float">
            <text:p>22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.013" calcext:value-type="float">
            <text:p>107.013</text:p>
          </table:table-cell>
          <table:table-cell office:value-type="float" office:value="226.86" calcext:value-type="float">
            <text:p>22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231.86" calcext:value-type="float">
            <text:p>23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.287" calcext:value-type="float">
            <text:p>116.287</text:p>
          </table:table-cell>
          <table:table-cell office:value-type="float" office:value="236.86" calcext:value-type="float">
            <text:p>23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.075" calcext:value-type="float">
            <text:p>121.075</text:p>
          </table:table-cell>
          <table:table-cell office:value-type="float" office:value="241.86" calcext:value-type="float">
            <text:p>24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.962" calcext:value-type="float">
            <text:p>125.962</text:p>
          </table:table-cell>
          <table:table-cell office:value-type="float" office:value="246.86" calcext:value-type="float">
            <text:p>24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.949" calcext:value-type="float">
            <text:p>130.949</text:p>
          </table:table-cell>
          <table:table-cell office:value-type="float" office:value="251.86" calcext:value-type="float">
            <text:p>25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.036" calcext:value-type="float">
            <text:p>136.03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.223" calcext:value-type="float">
            <text:p>141.223</text:p>
          </table:table-cell>
          <table:table-cell office:value-type="float" office:value="261.86" calcext:value-type="float">
            <text:p>26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.511" calcext:value-type="float">
            <text:p>146.511</text:p>
          </table:table-cell>
          <table:table-cell office:value-type="float" office:value="266.86" calcext:value-type="float">
            <text:p>26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.898" calcext:value-type="float">
            <text:p>151.898</text:p>
          </table:table-cell>
          <table:table-cell office:value-type="float" office:value="271.86" calcext:value-type="float">
            <text:p>27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.385" calcext:value-type="float">
            <text:p>157.385</text:p>
          </table:table-cell>
          <table:table-cell office:value-type="float" office:value="276.86" calcext:value-type="float">
            <text:p>27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.972" calcext:value-type="float">
            <text:p>162.972</text:p>
          </table:table-cell>
          <table:table-cell office:value-type="float" office:value="281.86" calcext:value-type="float">
            <text:p>28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.659" calcext:value-type="float">
            <text:p>168.659</text:p>
          </table:table-cell>
          <table:table-cell office:value-type="float" office:value="286.86" calcext:value-type="float">
            <text:p>28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.447" calcext:value-type="float">
            <text:p>174.447</text:p>
          </table:table-cell>
          <table:table-cell office:value-type="float" office:value="291.86" calcext:value-type="float">
            <text:p>29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.334" calcext:value-type="float">
            <text:p>180.334</text:p>
          </table:table-cell>
          <table:table-cell office:value-type="float" office:value="296.86" calcext:value-type="float">
            <text:p>29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.321" calcext:value-type="float">
            <text:p>186.321</text:p>
          </table:table-cell>
          <table:table-cell office:value-type="float" office:value="301.86" calcext:value-type="float">
            <text:p>30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.408" calcext:value-type="float">
            <text:p>192.408</text:p>
          </table:table-cell>
          <table:table-cell office:value-type="float" office:value="306.86" calcext:value-type="float">
            <text:p>30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.595" calcext:value-type="float">
            <text:p>198.595</text:p>
          </table:table-cell>
          <table:table-cell office:value-type="float" office:value="311.86" calcext:value-type="float">
            <text:p>31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.883" calcext:value-type="float">
            <text:p>204.883</text:p>
          </table:table-cell>
          <table:table-cell office:value-type="float" office:value="316.86" calcext:value-type="float">
            <text:p>31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.27" calcext:value-type="float">
            <text:p>211.27</text:p>
          </table:table-cell>
          <table:table-cell office:value-type="float" office:value="321.86" calcext:value-type="float">
            <text:p>32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.757" calcext:value-type="float">
            <text:p>217.757</text:p>
          </table:table-cell>
          <table:table-cell office:value-type="float" office:value="326.86" calcext:value-type="float">
            <text:p>32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.344" calcext:value-type="float">
            <text:p>224.344</text:p>
          </table:table-cell>
          <table:table-cell office:value-type="float" office:value="331.86" calcext:value-type="float">
            <text:p>33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.031" calcext:value-type="float">
            <text:p>231.031</text:p>
          </table:table-cell>
          <table:table-cell office:value-type="float" office:value="336.86" calcext:value-type="float">
            <text:p>33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.819" calcext:value-type="float">
            <text:p>237.819</text:p>
          </table:table-cell>
          <table:table-cell office:value-type="float" office:value="341.86" calcext:value-type="float">
            <text:p>34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.706" calcext:value-type="float">
            <text:p>244.706</text:p>
          </table:table-cell>
          <table:table-cell office:value-type="float" office:value="346.86" calcext:value-type="float">
            <text:p>34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.693" calcext:value-type="float">
            <text:p>251.693</text:p>
          </table:table-cell>
          <table:table-cell office:value-type="float" office:value="351.86" calcext:value-type="float">
            <text:p>35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.78" calcext:value-type="float">
            <text:p>258.78</text:p>
          </table:table-cell>
          <table:table-cell office:value-type="float" office:value="356.86" calcext:value-type="float">
            <text:p>35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.967" calcext:value-type="float">
            <text:p>265.967</text:p>
          </table:table-cell>
          <table:table-cell office:value-type="float" office:value="361.86" calcext:value-type="float">
            <text:p>36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.255" calcext:value-type="float">
            <text:p>273.255</text:p>
          </table:table-cell>
          <table:table-cell office:value-type="float" office:value="366.86" calcext:value-type="float">
            <text:p>36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.642" calcext:value-type="float">
            <text:p>280.642</text:p>
          </table:table-cell>
          <table:table-cell office:value-type="float" office:value="371.86" calcext:value-type="float">
            <text:p>37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.129" calcext:value-type="float">
            <text:p>288.129</text:p>
          </table:table-cell>
          <table:table-cell office:value-type="float" office:value="376.86" calcext:value-type="float">
            <text:p>37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.716" calcext:value-type="float">
            <text:p>295.716</text:p>
          </table:table-cell>
          <table:table-cell office:value-type="float" office:value="381.86" calcext:value-type="float">
            <text:p>38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.403" calcext:value-type="float">
            <text:p>303.403</text:p>
          </table:table-cell>
          <table:table-cell office:value-type="float" office:value="386.86" calcext:value-type="float">
            <text:p>38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.191" calcext:value-type="float">
            <text:p>311.191</text:p>
          </table:table-cell>
          <table:table-cell office:value-type="float" office:value="391.86" calcext:value-type="float">
            <text:p>39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.078" calcext:value-type="float">
            <text:p>319.078</text:p>
          </table:table-cell>
          <table:table-cell office:value-type="float" office:value="396.86" calcext:value-type="float">
            <text:p>39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.065" calcext:value-type="float">
            <text:p>327.065</text:p>
          </table:table-cell>
          <table:table-cell office:value-type="float" office:value="401.86" calcext:value-type="float">
            <text:p>40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.152" calcext:value-type="float">
            <text:p>335.152</text:p>
          </table:table-cell>
          <table:table-cell office:value-type="float" office:value="406.86" calcext:value-type="float">
            <text:p>40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.339" calcext:value-type="float">
            <text:p>343.339</text:p>
          </table:table-cell>
          <table:table-cell office:value-type="float" office:value="411.86" calcext:value-type="float">
            <text:p>41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.627" calcext:value-type="float">
            <text:p>351.627</text:p>
          </table:table-cell>
          <table:table-cell office:value-type="float" office:value="416.86" calcext:value-type="float">
            <text:p>41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.014" calcext:value-type="float">
            <text:p>360.014</text:p>
          </table:table-cell>
          <table:table-cell office:value-type="float" office:value="421.86" calcext:value-type="float">
            <text:p>42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.501" calcext:value-type="float">
            <text:p>368.501</text:p>
          </table:table-cell>
          <table:table-cell office:value-type="float" office:value="426.86" calcext:value-type="float">
            <text:p>42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.088" calcext:value-type="float">
            <text:p>377.088</text:p>
          </table:table-cell>
          <table:table-cell office:value-type="float" office:value="431.86" calcext:value-type="float">
            <text:p>43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.775" calcext:value-type="float">
            <text:p>385.775</text:p>
          </table:table-cell>
          <table:table-cell office:value-type="float" office:value="436.86" calcext:value-type="float">
            <text:p>43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.563" calcext:value-type="float">
            <text:p>394.563</text:p>
          </table:table-cell>
          <table:table-cell office:value-type="float" office:value="441.86" calcext:value-type="float">
            <text:p>44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.45" calcext:value-type="float">
            <text:p>403.45</text:p>
          </table:table-cell>
          <table:table-cell office:value-type="float" office:value="446.86" calcext:value-type="float">
            <text:p>44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.437" calcext:value-type="float">
            <text:p>412.437</text:p>
          </table:table-cell>
          <table:table-cell office:value-type="float" office:value="451.86" calcext:value-type="float">
            <text:p>45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.524" calcext:value-type="float">
            <text:p>421.524</text:p>
          </table:table-cell>
          <table:table-cell office:value-type="float" office:value="456.86" calcext:value-type="float">
            <text:p>45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.711" calcext:value-type="float">
            <text:p>430.711</text:p>
          </table:table-cell>
          <table:table-cell office:value-type="float" office:value="461.86" calcext:value-type="float">
            <text:p>46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.999" calcext:value-type="float">
            <text:p>439.999</text:p>
          </table:table-cell>
          <table:table-cell office:value-type="float" office:value="466.86" calcext:value-type="float">
            <text:p>46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.386" calcext:value-type="float">
            <text:p>449.386</text:p>
          </table:table-cell>
          <table:table-cell office:value-type="float" office:value="471.86" calcext:value-type="float">
            <text:p>47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.873" calcext:value-type="float">
            <text:p>458.873</text:p>
          </table:table-cell>
          <table:table-cell office:value-type="float" office:value="476.86" calcext:value-type="float">
            <text:p>47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.46" calcext:value-type="float">
            <text:p>468.46</text:p>
          </table:table-cell>
          <table:table-cell office:value-type="float" office:value="481.86" calcext:value-type="float">
            <text:p>48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.147" calcext:value-type="float">
            <text:p>478.147</text:p>
          </table:table-cell>
          <table:table-cell office:value-type="float" office:value="486.86" calcext:value-type="float">
            <text:p>48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.935" calcext:value-type="float">
            <text:p>487.935</text:p>
          </table:table-cell>
          <table:table-cell office:value-type="float" office:value="491.86" calcext:value-type="float">
            <text:p>49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.822" calcext:value-type="float">
            <text:p>497.822</text:p>
          </table:table-cell>
          <table:table-cell office:value-type="float" office:value="496.86" calcext:value-type="float">
            <text:p>49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.809" calcext:value-type="float">
            <text:p>507.809</text:p>
          </table:table-cell>
          <table:table-cell office:value-type="float" office:value="501.86" calcext:value-type="float">
            <text:p>50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.896" calcext:value-type="float">
            <text:p>517.896</text:p>
          </table:table-cell>
          <table:table-cell office:value-type="float" office:value="506.86" calcext:value-type="float">
            <text:p>50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.083" calcext:value-type="float">
            <text:p>528.083</text:p>
          </table:table-cell>
          <table:table-cell office:value-type="float" office:value="511.86" calcext:value-type="float">
            <text:p>51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.371" calcext:value-type="float">
            <text:p>538.371</text:p>
          </table:table-cell>
          <table:table-cell office:value-type="float" office:value="516.86" calcext:value-type="float">
            <text:p>51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.758" calcext:value-type="float">
            <text:p>548.758</text:p>
          </table:table-cell>
          <table:table-cell office:value-type="float" office:value="521.86" calcext:value-type="float">
            <text:p>52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.245" calcext:value-type="float">
            <text:p>559.245</text:p>
          </table:table-cell>
          <table:table-cell office:value-type="float" office:value="526.86" calcext:value-type="float">
            <text:p>52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.832" calcext:value-type="float">
            <text:p>569.832</text:p>
          </table:table-cell>
          <table:table-cell office:value-type="float" office:value="531.86" calcext:value-type="float">
            <text:p>53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.519" calcext:value-type="float">
            <text:p>580.519</text:p>
          </table:table-cell>
          <table:table-cell office:value-type="float" office:value="536.86" calcext:value-type="float">
            <text:p>53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.307" calcext:value-type="float">
            <text:p>591.307</text:p>
          </table:table-cell>
          <table:table-cell office:value-type="float" office:value="541.86" calcext:value-type="float">
            <text:p>54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.194" calcext:value-type="float">
            <text:p>602.194</text:p>
          </table:table-cell>
          <table:table-cell office:value-type="float" office:value="546.86" calcext:value-type="float">
            <text:p>54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.181" calcext:value-type="float">
            <text:p>613.181</text:p>
          </table:table-cell>
          <table:table-cell office:value-type="float" office:value="551.86" calcext:value-type="float">
            <text:p>55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.268" calcext:value-type="float">
            <text:p>624.268</text:p>
          </table:table-cell>
          <table:table-cell office:value-type="float" office:value="556.86" calcext:value-type="float">
            <text:p>55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.455" calcext:value-type="float">
            <text:p>635.455</text:p>
          </table:table-cell>
          <table:table-cell office:value-type="float" office:value="561.86" calcext:value-type="float">
            <text:p>56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.743" calcext:value-type="float">
            <text:p>646.743</text:p>
          </table:table-cell>
          <table:table-cell office:value-type="float" office:value="566.86" calcext:value-type="float">
            <text:p>56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.13" calcext:value-type="float">
            <text:p>658.13</text:p>
          </table:table-cell>
          <table:table-cell office:value-type="float" office:value="571.86" calcext:value-type="float">
            <text:p>57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.617" calcext:value-type="float">
            <text:p>669.617</text:p>
          </table:table-cell>
          <table:table-cell office:value-type="float" office:value="576.86" calcext:value-type="float">
            <text:p>57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.204" calcext:value-type="float">
            <text:p>681.204</text:p>
          </table:table-cell>
          <table:table-cell office:value-type="float" office:value="581.86" calcext:value-type="float">
            <text:p>58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.891" calcext:value-type="float">
            <text:p>692.891</text:p>
          </table:table-cell>
          <table:table-cell office:value-type="float" office:value="586.86" calcext:value-type="float">
            <text:p>58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.679" calcext:value-type="float">
            <text:p>704.679</text:p>
          </table:table-cell>
          <table:table-cell office:value-type="float" office:value="591.86" calcext:value-type="float">
            <text:p>59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.566" calcext:value-type="float">
            <text:p>716.566</text:p>
          </table:table-cell>
          <table:table-cell office:value-type="float" office:value="596.86" calcext:value-type="float">
            <text:p>59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.553" calcext:value-type="float">
            <text:p>728.553</text:p>
          </table:table-cell>
          <table:table-cell office:value-type="float" office:value="601.86" calcext:value-type="float">
            <text:p>60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.64" calcext:value-type="float">
            <text:p>740.64</text:p>
          </table:table-cell>
          <table:table-cell office:value-type="float" office:value="606.86" calcext:value-type="float">
            <text:p>60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.827" calcext:value-type="float">
            <text:p>752.827</text:p>
          </table:table-cell>
          <table:table-cell office:value-type="float" office:value="611.86" calcext:value-type="float">
            <text:p>61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.115" calcext:value-type="float">
            <text:p>765.115</text:p>
          </table:table-cell>
          <table:table-cell office:value-type="float" office:value="616.86" calcext:value-type="float">
            <text:p>61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.502" calcext:value-type="float">
            <text:p>777.502</text:p>
          </table:table-cell>
          <table:table-cell office:value-type="float" office:value="621.86" calcext:value-type="float">
            <text:p>62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.989" calcext:value-type="float">
            <text:p>789.989</text:p>
          </table:table-cell>
          <table:table-cell office:value-type="float" office:value="626.86" calcext:value-type="float">
            <text:p>62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.576" calcext:value-type="float">
            <text:p>802.576</text:p>
          </table:table-cell>
          <table:table-cell office:value-type="float" office:value="631.86" calcext:value-type="float">
            <text:p>63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.263" calcext:value-type="float">
            <text:p>815.263</text:p>
          </table:table-cell>
          <table:table-cell office:value-type="float" office:value="636.86" calcext:value-type="float">
            <text:p>63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.051" calcext:value-type="float">
            <text:p>828.051</text:p>
          </table:table-cell>
          <table:table-cell office:value-type="float" office:value="641.86" calcext:value-type="float">
            <text:p>64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.938" calcext:value-type="float">
            <text:p>840.938</text:p>
          </table:table-cell>
          <table:table-cell office:value-type="float" office:value="646.86" calcext:value-type="float">
            <text:p>64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.925" calcext:value-type="float">
            <text:p>853.925</text:p>
          </table:table-cell>
          <table:table-cell office:value-type="float" office:value="651.86" calcext:value-type="float">
            <text:p>65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.012" calcext:value-type="float">
            <text:p>867.012</text:p>
          </table:table-cell>
          <table:table-cell office:value-type="float" office:value="656.86" calcext:value-type="float">
            <text:p>65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.199" calcext:value-type="float">
            <text:p>880.199</text:p>
          </table:table-cell>
          <table:table-cell office:value-type="float" office:value="661.86" calcext:value-type="float">
            <text:p>66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.487" calcext:value-type="float">
            <text:p>893.487</text:p>
          </table:table-cell>
          <table:table-cell office:value-type="float" office:value="666.86" calcext:value-type="float">
            <text:p>66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.874" calcext:value-type="float">
            <text:p>906.874</text:p>
          </table:table-cell>
          <table:table-cell office:value-type="float" office:value="671.86" calcext:value-type="float">
            <text:p>67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.361" calcext:value-type="float">
            <text:p>920.361</text:p>
          </table:table-cell>
          <table:table-cell office:value-type="float" office:value="676.86" calcext:value-type="float">
            <text:p>67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.948" calcext:value-type="float">
            <text:p>933.948</text:p>
          </table:table-cell>
          <table:table-cell office:value-type="float" office:value="681.86" calcext:value-type="float">
            <text:p>68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.635" calcext:value-type="float">
            <text:p>947.635</text:p>
          </table:table-cell>
          <table:table-cell office:value-type="float" office:value="686.86" calcext:value-type="float">
            <text:p>68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.423" calcext:value-type="float">
            <text:p>961.423</text:p>
          </table:table-cell>
          <table:table-cell office:value-type="float" office:value="691.86" calcext:value-type="float">
            <text:p>69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.31" calcext:value-type="float">
            <text:p>975.31</text:p>
          </table:table-cell>
          <table:table-cell office:value-type="float" office:value="696.86" calcext:value-type="float">
            <text:p>69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.297" calcext:value-type="float">
            <text:p>989.297</text:p>
          </table:table-cell>
          <table:table-cell office:value-type="float" office:value="701.86" calcext:value-type="float">
            <text:p>70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.384" calcext:value-type="float">
            <text:p>1003.384</text:p>
          </table:table-cell>
          <table:table-cell office:value-type="float" office:value="706.86" calcext:value-type="float">
            <text:p>70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.571" calcext:value-type="float">
            <text:p>1017.571</text:p>
          </table:table-cell>
          <table:table-cell office:value-type="float" office:value="711.86" calcext:value-type="float">
            <text:p>71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.859" calcext:value-type="float">
            <text:p>1031.859</text:p>
          </table:table-cell>
          <table:table-cell office:value-type="float" office:value="716.86" calcext:value-type="float">
            <text:p>71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.246" calcext:value-type="float">
            <text:p>1046.246</text:p>
          </table:table-cell>
          <table:table-cell office:value-type="float" office:value="721.86" calcext:value-type="float">
            <text:p>72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.733" calcext:value-type="float">
            <text:p>1060.733</text:p>
          </table:table-cell>
          <table:table-cell office:value-type="float" office:value="726.86" calcext:value-type="float">
            <text:p>72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.319" calcext:value-type="float">
            <text:p>1075.319</text:p>
          </table:table-cell>
          <table:table-cell office:value-type="float" office:value="731.78" calcext:value-type="float">
            <text:p>731.78</text:p>
          </table:table-cell>
          <table:table-cell office:value-type="float" office:value="242" calcext:value-type="float">
            <text:p>24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090.003" calcext:value-type="float">
            <text:p>1090.003</text:p>
          </table:table-cell>
          <table:table-cell office:value-type="float" office:value="736.54" calcext:value-type="float">
            <text:p>736.54</text:p>
          </table:table-cell>
          <table:table-cell office:value-type="float" office:value="234" calcext:value-type="float">
            <text:p>23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104.779" calcext:value-type="float">
            <text:p>1104.779</text:p>
          </table:table-cell>
          <table:table-cell office:value-type="float" office:value="741.14" calcext:value-type="float">
            <text:p>741.14</text:p>
          </table:table-cell>
          <table:table-cell office:value-type="float" office:value="226" calcext:value-type="float">
            <text:p>22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119.647" calcext:value-type="float">
            <text:p>1119.647</text:p>
          </table:table-cell>
          <table:table-cell office:value-type="float" office:value="745.58" calcext:value-type="float">
            <text:p>745.58</text:p>
          </table:table-cell>
          <table:table-cell office:value-type="float" office:value="218" calcext:value-type="float">
            <text:p>21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134.601" calcext:value-type="float">
            <text:p>1134.601</text:p>
          </table:table-cell>
          <table:table-cell office:value-type="float" office:value="749.86" calcext:value-type="float">
            <text:p>749.86</text:p>
          </table:table-cell>
          <table:table-cell office:value-type="float" office:value="210" calcext:value-type="float">
            <text:p>21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149.639" calcext:value-type="float">
            <text:p>1149.639</text:p>
          </table:table-cell>
          <table:table-cell office:value-type="float" office:value="753.98" calcext:value-type="float">
            <text:p>753.98</text:p>
          </table:table-cell>
          <table:table-cell office:value-type="float" office:value="202" calcext:value-type="float">
            <text:p>20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164.759" calcext:value-type="float">
            <text:p>1164.759</text:p>
          </table:table-cell>
          <table:table-cell office:value-type="float" office:value="757.94" calcext:value-type="float">
            <text:p>757.94</text:p>
          </table:table-cell>
          <table:table-cell office:value-type="float" office:value="194" calcext:value-type="float">
            <text:p>19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179.955" calcext:value-type="float">
            <text:p>1179.955</text:p>
          </table:table-cell>
          <table:table-cell office:value-type="float" office:value="761.74" calcext:value-type="float">
            <text:p>761.74</text:p>
          </table:table-cell>
          <table:table-cell office:value-type="float" office:value="186" calcext:value-type="float">
            <text:p>18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195.227" calcext:value-type="float">
            <text:p>1195.227</text:p>
          </table:table-cell>
          <table:table-cell office:value-type="float" office:value="765.38" calcext:value-type="float">
            <text:p>765.38</text:p>
          </table:table-cell>
          <table:table-cell office:value-type="float" office:value="178" calcext:value-type="float">
            <text:p>17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210.569" calcext:value-type="float">
            <text:p>1210.569</text:p>
          </table:table-cell>
          <table:table-cell office:value-type="float" office:value="768.86" calcext:value-type="float">
            <text:p>768.86</text:p>
          </table:table-cell>
          <table:table-cell office:value-type="float" office:value="170" calcext:value-type="float">
            <text:p>17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225.979" calcext:value-type="float">
            <text:p>1225.979</text:p>
          </table:table-cell>
          <table:table-cell office:value-type="float" office:value="772.18" calcext:value-type="float">
            <text:p>772.18</text:p>
          </table:table-cell>
          <table:table-cell office:value-type="float" office:value="162" calcext:value-type="float">
            <text:p>16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241.455" calcext:value-type="float">
            <text:p>1241.455</text:p>
          </table:table-cell>
          <table:table-cell office:value-type="float" office:value="775.34" calcext:value-type="float">
            <text:p>775.34</text:p>
          </table:table-cell>
          <table:table-cell office:value-type="float" office:value="154" calcext:value-type="float">
            <text:p>15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256.991" calcext:value-type="float">
            <text:p>1256.991</text:p>
          </table:table-cell>
          <table:table-cell office:value-type="float" office:value="778.34" calcext:value-type="float">
            <text:p>778.34</text:p>
          </table:table-cell>
          <table:table-cell office:value-type="float" office:value="146" calcext:value-type="float">
            <text:p>14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272.587" calcext:value-type="float">
            <text:p>1272.587</text:p>
          </table:table-cell>
          <table:table-cell office:value-type="float" office:value="781.18" calcext:value-type="float">
            <text:p>781.18</text:p>
          </table:table-cell>
          <table:table-cell office:value-type="float" office:value="138" calcext:value-type="float">
            <text:p>13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288.237" calcext:value-type="float">
            <text:p>1288.237</text:p>
          </table:table-cell>
          <table:table-cell office:value-type="float" office:value="783.86" calcext:value-type="float">
            <text:p>783.86</text:p>
          </table:table-cell>
          <table:table-cell office:value-type="float" office:value="130" calcext:value-type="float">
            <text:p>13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303.939" calcext:value-type="float">
            <text:p>1303.939</text:p>
          </table:table-cell>
          <table:table-cell office:value-type="float" office:value="786.38" calcext:value-type="float">
            <text:p>786.38</text:p>
          </table:table-cell>
          <table:table-cell office:value-type="float" office:value="122" calcext:value-type="float">
            <text:p>12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319.691" calcext:value-type="float">
            <text:p>1319.691</text:p>
          </table:table-cell>
          <table:table-cell office:value-type="float" office:value="788.74" calcext:value-type="float">
            <text:p>788.74</text:p>
          </table:table-cell>
          <table:table-cell office:value-type="float" office:value="114" calcext:value-type="float">
            <text:p>11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335.487" calcext:value-type="float">
            <text:p>1335.487</text:p>
          </table:table-cell>
          <table:table-cell office:value-type="float" office:value="790.94" calcext:value-type="float">
            <text:p>790.94</text:p>
          </table:table-cell>
          <table:table-cell office:value-type="float" office:value="106" calcext:value-type="float">
            <text:p>10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351.327" calcext:value-type="float">
            <text:p>1351.327</text:p>
          </table:table-cell>
          <table:table-cell office:value-type="float" office:value="792.98" calcext:value-type="float">
            <text:p>792.98</text:p>
          </table:table-cell>
          <table:table-cell office:value-type="float" office:value="98" calcext:value-type="float">
            <text:p>9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367.205" calcext:value-type="float">
            <text:p>1367.205</text:p>
          </table:table-cell>
          <table:table-cell office:value-type="float" office:value="794.86" calcext:value-type="float">
            <text:p>794.86</text:p>
          </table:table-cell>
          <table:table-cell office:value-type="float" office:value="90" calcext:value-type="float">
            <text:p>9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383.119" calcext:value-type="float">
            <text:p>1383.119</text:p>
          </table:table-cell>
          <table:table-cell office:value-type="float" office:value="796.58" calcext:value-type="float">
            <text:p>796.58</text:p>
          </table:table-cell>
          <table:table-cell office:value-type="float" office:value="82" calcext:value-type="float">
            <text:p>8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399.067" calcext:value-type="float">
            <text:p>1399.067</text:p>
          </table:table-cell>
          <table:table-cell office:value-type="float" office:value="798.14" calcext:value-type="float">
            <text:p>798.14</text:p>
          </table:table-cell>
          <table:table-cell office:value-type="float" office:value="74" calcext:value-type="float">
            <text:p>7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415.043" calcext:value-type="float">
            <text:p>1415.043</text:p>
          </table:table-cell>
          <table:table-cell office:value-type="float" office:value="799.54" calcext:value-type="float">
            <text:p>799.54</text:p>
          </table:table-cell>
          <table:table-cell office:value-type="float" office:value="66" calcext:value-type="float">
            <text:p>6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431.047" calcext:value-type="float">
            <text:p>1431.047</text:p>
          </table:table-cell>
          <table:table-cell office:value-type="float" office:value="800.78" calcext:value-type="float">
            <text:p>800.78</text:p>
          </table:table-cell>
          <table:table-cell office:value-type="float" office:value="58" calcext:value-type="float">
            <text:p>5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447.073" calcext:value-type="float">
            <text:p>1447.073</text:p>
          </table:table-cell>
          <table:table-cell office:value-type="float" office:value="801.86" calcext:value-type="float">
            <text:p>801.86</text:p>
          </table:table-cell>
          <table:table-cell office:value-type="float" office:value="50" calcext:value-type="float">
            <text:p>5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463.119" calcext:value-type="float">
            <text:p>1463.119</text:p>
          </table:table-cell>
          <table:table-cell office:value-type="float" office:value="802.78" calcext:value-type="float">
            <text:p>802.78</text:p>
          </table:table-cell>
          <table:table-cell office:value-type="float" office:value="42" calcext:value-type="float">
            <text:p>4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479.183" calcext:value-type="float">
            <text:p>1479.183</text:p>
          </table:table-cell>
          <table:table-cell office:value-type="float" office:value="803.54" calcext:value-type="float">
            <text:p>803.54</text:p>
          </table:table-cell>
          <table:table-cell office:value-type="float" office:value="34" calcext:value-type="float">
            <text:p>3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495.259" calcext:value-type="float">
            <text:p>1495.259</text:p>
          </table:table-cell>
          <table:table-cell office:value-type="float" office:value="804.14" calcext:value-type="float">
            <text:p>804.14</text:p>
          </table:table-cell>
          <table:table-cell office:value-type="float" office:value="26" calcext:value-type="float">
            <text:p>2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511.347" calcext:value-type="float">
            <text:p>1511.347</text:p>
          </table:table-cell>
          <table:table-cell office:value-type="float" office:value="804.58" calcext:value-type="float">
            <text:p>804.58</text:p>
          </table:table-cell>
          <table:table-cell office:value-type="float" office:value="18" calcext:value-type="float">
            <text:p>1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527.441" calcext:value-type="float">
            <text:p>1527.441</text:p>
          </table:table-cell>
          <table:table-cell office:value-type="float" office:value="804.86" calcext:value-type="float">
            <text:p>804.86</text:p>
          </table:table-cell>
          <table:table-cell office:value-type="float" office:value="10" calcext:value-type="float">
            <text:p>1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543.539" calcext:value-type="float">
            <text:p>1543.539</text:p>
          </table:table-cell>
          <table:table-cell office:value-type="float" office:value="804.98" calcext:value-type="float">
            <text:p>804.98</text:p>
          </table:table-cell>
          <table:table-cell office:value-type="float" office:value="2" calcext:value-type="float">
            <text:p>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559.639" calcext:value-type="float">
            <text:p>1559.639</text:p>
          </table:table-cell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575.739" calcext:value-type="float">
            <text:p>1575.7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1.839" calcext:value-type="float">
            <text:p>1591.8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7.939" calcext:value-type="float">
            <text:p>1607.9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4.039" calcext:value-type="float">
            <text:p>1624.0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0.139" calcext:value-type="float">
            <text:p>1640.1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6.239" calcext:value-type="float">
            <text:p>1656.2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2.339" calcext:value-type="float">
            <text:p>1672.3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8.439" calcext:value-type="float">
            <text:p>1688.4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4.539" calcext:value-type="float">
            <text:p>1704.5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0.639" calcext:value-type="float">
            <text:p>1720.6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6.739" calcext:value-type="float">
            <text:p>1736.7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2.839" calcext:value-type="float">
            <text:p>1752.8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8.939" calcext:value-type="float">
            <text:p>1768.9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5.039" calcext:value-type="float">
            <text:p>1785.0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1.139" calcext:value-type="float">
            <text:p>1801.1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7.239" calcext:value-type="float">
            <text:p>1817.2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3.339" calcext:value-type="float">
            <text:p>1833.3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9.439" calcext:value-type="float">
            <text:p>1849.4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5.539" calcext:value-type="float">
            <text:p>1865.5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1.639" calcext:value-type="float">
            <text:p>1881.6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7.739" calcext:value-type="float">
            <text:p>1897.7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3.839" calcext:value-type="float">
            <text:p>1913.8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9.939" calcext:value-type="float">
            <text:p>1929.9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6.039" calcext:value-type="float">
            <text:p>1946.0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2.139" calcext:value-type="float">
            <text:p>1962.13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8.238" calcext:value-type="float">
            <text:p>1978.238</text:p>
          </table:table-cell>
          <table:table-cell office:value-type="float" office:value="804.92" calcext:value-type="float">
            <text:p>804.92</text:p>
          </table:table-cell>
          <table:table-cell office:value-type="float" office:value="-8" calcext:value-type="float">
            <text:p>-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994.334" calcext:value-type="float">
            <text:p>1994.334</text:p>
          </table:table-cell>
          <table:table-cell office:value-type="float" office:value="804.68" calcext:value-type="float">
            <text:p>804.68</text:p>
          </table:table-cell>
          <table:table-cell office:value-type="float" office:value="-16" calcext:value-type="float">
            <text:p>-1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010.424" calcext:value-type="float">
            <text:p>2010.424</text:p>
          </table:table-cell>
          <table:table-cell office:value-type="float" office:value="804.28" calcext:value-type="float">
            <text:p>804.28</text:p>
          </table:table-cell>
          <table:table-cell office:value-type="float" office:value="-24" calcext:value-type="float">
            <text:p>-2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026.504" calcext:value-type="float">
            <text:p>2026.504</text:p>
          </table:table-cell>
          <table:table-cell office:value-type="float" office:value="803.72" calcext:value-type="float">
            <text:p>803.72</text:p>
          </table:table-cell>
          <table:table-cell office:value-type="float" office:value="-32" calcext:value-type="float">
            <text:p>-3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042.571" calcext:value-type="float">
            <text:p>2042.571</text:p>
          </table:table-cell>
          <table:table-cell office:value-type="float" office:value="803" calcext:value-type="float">
            <text:p>803</text:p>
          </table:table-cell>
          <table:table-cell office:value-type="float" office:value="-40" calcext:value-type="float">
            <text:p>-4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058.622" calcext:value-type="float">
            <text:p>2058.622</text:p>
          </table:table-cell>
          <table:table-cell office:value-type="float" office:value="802.12" calcext:value-type="float">
            <text:p>802.12</text:p>
          </table:table-cell>
          <table:table-cell office:value-type="float" office:value="-48" calcext:value-type="float">
            <text:p>-4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074.654" calcext:value-type="float">
            <text:p>2074.654</text:p>
          </table:table-cell>
          <table:table-cell office:value-type="float" office:value="801.08" calcext:value-type="float">
            <text:p>801.08</text:p>
          </table:table-cell>
          <table:table-cell office:value-type="float" office:value="-56" calcext:value-type="float">
            <text:p>-5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090.664" calcext:value-type="float">
            <text:p>2090.664</text:p>
          </table:table-cell>
          <table:table-cell office:value-type="float" office:value="799.88" calcext:value-type="float">
            <text:p>799.88</text:p>
          </table:table-cell>
          <table:table-cell office:value-type="float" office:value="-64" calcext:value-type="float">
            <text:p>-6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106.648" calcext:value-type="float">
            <text:p>2106.648</text:p>
          </table:table-cell>
          <table:table-cell office:value-type="float" office:value="798.52" calcext:value-type="float">
            <text:p>798.52</text:p>
          </table:table-cell>
          <table:table-cell office:value-type="float" office:value="-72" calcext:value-type="float">
            <text:p>-7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122.603" calcext:value-type="float">
            <text:p>2122.603</text:p>
          </table:table-cell>
          <table:table-cell office:value-type="float" office:value="797" calcext:value-type="float">
            <text:p>797</text:p>
          </table:table-cell>
          <table:table-cell office:value-type="float" office:value="-80" calcext:value-type="float">
            <text:p>-8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138.526" calcext:value-type="float">
            <text:p>2138.526</text:p>
          </table:table-cell>
          <table:table-cell office:value-type="float" office:value="795.32" calcext:value-type="float">
            <text:p>795.32</text:p>
          </table:table-cell>
          <table:table-cell office:value-type="float" office:value="-88" calcext:value-type="float">
            <text:p>-8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154.414" calcext:value-type="float">
            <text:p>2154.414</text:p>
          </table:table-cell>
          <table:table-cell office:value-type="float" office:value="793.48" calcext:value-type="float">
            <text:p>793.48</text:p>
          </table:table-cell>
          <table:table-cell office:value-type="float" office:value="-96" calcext:value-type="float">
            <text:p>-9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170.264" calcext:value-type="float">
            <text:p>2170.264</text:p>
          </table:table-cell>
          <table:table-cell office:value-type="float" office:value="791.48" calcext:value-type="float">
            <text:p>791.48</text:p>
          </table:table-cell>
          <table:table-cell office:value-type="float" office:value="-104" calcext:value-type="float">
            <text:p>-10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186.072" calcext:value-type="float">
            <text:p>2186.072</text:p>
          </table:table-cell>
          <table:table-cell office:value-type="float" office:value="789.32" calcext:value-type="float">
            <text:p>789.32</text:p>
          </table:table-cell>
          <table:table-cell office:value-type="float" office:value="-112" calcext:value-type="float">
            <text:p>-11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201.835" calcext:value-type="float">
            <text:p>2201.835</text:p>
          </table:table-cell>
          <table:table-cell office:value-type="float" office:value="787" calcext:value-type="float">
            <text:p>787</text:p>
          </table:table-cell>
          <table:table-cell office:value-type="float" office:value="-120" calcext:value-type="float">
            <text:p>-12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217.55" calcext:value-type="float">
            <text:p>2217.55</text:p>
          </table:table-cell>
          <table:table-cell office:value-type="float" office:value="784.52" calcext:value-type="float">
            <text:p>784.52</text:p>
          </table:table-cell>
          <table:table-cell office:value-type="float" office:value="-128" calcext:value-type="float">
            <text:p>-12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233.214" calcext:value-type="float">
            <text:p>2233.214</text:p>
          </table:table-cell>
          <table:table-cell office:value-type="float" office:value="781.88" calcext:value-type="float">
            <text:p>781.88</text:p>
          </table:table-cell>
          <table:table-cell office:value-type="float" office:value="-136" calcext:value-type="float">
            <text:p>-13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248.824" calcext:value-type="float">
            <text:p>2248.824</text:p>
          </table:table-cell>
          <table:table-cell office:value-type="float" office:value="779.08" calcext:value-type="float">
            <text:p>779.08</text:p>
          </table:table-cell>
          <table:table-cell office:value-type="float" office:value="-144" calcext:value-type="float">
            <text:p>-14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264.376" calcext:value-type="float">
            <text:p>2264.376</text:p>
          </table:table-cell>
          <table:table-cell office:value-type="float" office:value="776.12" calcext:value-type="float">
            <text:p>776.12</text:p>
          </table:table-cell>
          <table:table-cell office:value-type="float" office:value="-152" calcext:value-type="float">
            <text:p>-15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279.867" calcext:value-type="float">
            <text:p>2279.867</text:p>
          </table:table-cell>
          <table:table-cell office:value-type="float" office:value="773" calcext:value-type="float">
            <text:p>773</text:p>
          </table:table-cell>
          <table:table-cell office:value-type="float" office:value="-160" calcext:value-type="float">
            <text:p>-16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295.294" calcext:value-type="float">
            <text:p>2295.294</text:p>
          </table:table-cell>
          <table:table-cell office:value-type="float" office:value="769.72" calcext:value-type="float">
            <text:p>769.72</text:p>
          </table:table-cell>
          <table:table-cell office:value-type="float" office:value="-168" calcext:value-type="float">
            <text:p>-16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310.654" calcext:value-type="float">
            <text:p>2310.654</text:p>
          </table:table-cell>
          <table:table-cell office:value-type="float" office:value="766.28" calcext:value-type="float">
            <text:p>766.28</text:p>
          </table:table-cell>
          <table:table-cell office:value-type="float" office:value="-176" calcext:value-type="float">
            <text:p>-17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325.944" calcext:value-type="float">
            <text:p>2325.944</text:p>
          </table:table-cell>
          <table:table-cell office:value-type="float" office:value="762.68" calcext:value-type="float">
            <text:p>762.68</text:p>
          </table:table-cell>
          <table:table-cell office:value-type="float" office:value="-184" calcext:value-type="float">
            <text:p>-18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341.16" calcext:value-type="float">
            <text:p>2341.16</text:p>
          </table:table-cell>
          <table:table-cell office:value-type="float" office:value="758.92" calcext:value-type="float">
            <text:p>758.92</text:p>
          </table:table-cell>
          <table:table-cell office:value-type="float" office:value="-192" calcext:value-type="float">
            <text:p>-19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356.299" calcext:value-type="float">
            <text:p>2356.299</text:p>
          </table:table-cell>
          <table:table-cell office:value-type="float" office:value="755" calcext:value-type="float">
            <text:p>755</text:p>
          </table:table-cell>
          <table:table-cell office:value-type="float" office:value="-200" calcext:value-type="float">
            <text:p>-20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371.358" calcext:value-type="float">
            <text:p>2371.358</text:p>
          </table:table-cell>
          <table:table-cell office:value-type="float" office:value="750.92" calcext:value-type="float">
            <text:p>750.92</text:p>
          </table:table-cell>
          <table:table-cell office:value-type="float" office:value="-208" calcext:value-type="float">
            <text:p>-20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386.334" calcext:value-type="float">
            <text:p>2386.334</text:p>
          </table:table-cell>
          <table:table-cell office:value-type="float" office:value="746.68" calcext:value-type="float">
            <text:p>746.68</text:p>
          </table:table-cell>
          <table:table-cell office:value-type="float" office:value="-216" calcext:value-type="float">
            <text:p>-21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401.224" calcext:value-type="float">
            <text:p>2401.224</text:p>
          </table:table-cell>
          <table:table-cell office:value-type="float" office:value="742.28" calcext:value-type="float">
            <text:p>742.28</text:p>
          </table:table-cell>
          <table:table-cell office:value-type="float" office:value="-224" calcext:value-type="float">
            <text:p>-22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416.024" calcext:value-type="float">
            <text:p>2416.024</text:p>
          </table:table-cell>
          <table:table-cell office:value-type="float" office:value="737.72" calcext:value-type="float">
            <text:p>737.72</text:p>
          </table:table-cell>
          <table:table-cell office:value-type="float" office:value="-232" calcext:value-type="float">
            <text:p>-23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430.731" calcext:value-type="float">
            <text:p>2430.731</text:p>
          </table:table-cell>
          <table:table-cell office:value-type="float" office:value="733" calcext:value-type="float">
            <text:p>733</text:p>
          </table:table-cell>
          <table:table-cell office:value-type="float" office:value="-240" calcext:value-type="float">
            <text:p>-24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445.342" calcext:value-type="float">
            <text:p>2445.342</text:p>
          </table:table-cell>
          <table:table-cell office:value-type="float" office:value="728.12" calcext:value-type="float">
            <text:p>728.12</text:p>
          </table:table-cell>
          <table:table-cell office:value-type="float" office:value="-248" calcext:value-type="float">
            <text:p>-24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459.855" calcext:value-type="float">
            <text:p>2459.855</text:p>
          </table:table-cell>
          <table:table-cell office:value-type="float" office:value="723.14" calcext:value-type="float">
            <text:p>723.14</text:p>
          </table:table-cell>
          <table:table-cell office:value-type="float" office:value="-250" calcext:value-type="float">
            <text:p>-25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474.268" calcext:value-type="float">
            <text:p>2474.268</text:p>
          </table:table-cell>
          <table:table-cell office:value-type="float" office:value="718.14" calcext:value-type="float">
            <text:p>71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.581" calcext:value-type="float">
            <text:p>2488.581</text:p>
          </table:table-cell>
          <table:table-cell office:value-type="float" office:value="713.14" calcext:value-type="float">
            <text:p>71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2.793" calcext:value-type="float">
            <text:p>2502.793</text:p>
          </table:table-cell>
          <table:table-cell office:value-type="float" office:value="708.14" calcext:value-type="float">
            <text:p>70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6.906" calcext:value-type="float">
            <text:p>2516.906</text:p>
          </table:table-cell>
          <table:table-cell office:value-type="float" office:value="703.14" calcext:value-type="float">
            <text:p>70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0.919" calcext:value-type="float">
            <text:p>2530.919</text:p>
          </table:table-cell>
          <table:table-cell office:value-type="float" office:value="698.14" calcext:value-type="float">
            <text:p>69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4.832" calcext:value-type="float">
            <text:p>2544.832</text:p>
          </table:table-cell>
          <table:table-cell office:value-type="float" office:value="693.14" calcext:value-type="float">
            <text:p>69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8.645" calcext:value-type="float">
            <text:p>2558.645</text:p>
          </table:table-cell>
          <table:table-cell office:value-type="float" office:value="688.14" calcext:value-type="float">
            <text:p>68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2.357" calcext:value-type="float">
            <text:p>2572.357</text:p>
          </table:table-cell>
          <table:table-cell office:value-type="float" office:value="683.14" calcext:value-type="float">
            <text:p>68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5.97" calcext:value-type="float">
            <text:p>2585.97</text:p>
          </table:table-cell>
          <table:table-cell office:value-type="float" office:value="678.14" calcext:value-type="float">
            <text:p>67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9.483" calcext:value-type="float">
            <text:p>2599.483</text:p>
          </table:table-cell>
          <table:table-cell office:value-type="float" office:value="673.14" calcext:value-type="float">
            <text:p>67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2.896" calcext:value-type="float">
            <text:p>2612.896</text:p>
          </table:table-cell>
          <table:table-cell office:value-type="float" office:value="668.14" calcext:value-type="float">
            <text:p>66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6.209" calcext:value-type="float">
            <text:p>2626.209</text:p>
          </table:table-cell>
          <table:table-cell office:value-type="float" office:value="663.14" calcext:value-type="float">
            <text:p>66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9.421" calcext:value-type="float">
            <text:p>2639.421</text:p>
          </table:table-cell>
          <table:table-cell office:value-type="float" office:value="658.14" calcext:value-type="float">
            <text:p>65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2.534" calcext:value-type="float">
            <text:p>2652.534</text:p>
          </table:table-cell>
          <table:table-cell office:value-type="float" office:value="653.14" calcext:value-type="float">
            <text:p>65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5.547" calcext:value-type="float">
            <text:p>2665.547</text:p>
          </table:table-cell>
          <table:table-cell office:value-type="float" office:value="648.14" calcext:value-type="float">
            <text:p>64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8.46" calcext:value-type="float">
            <text:p>2678.46</text:p>
          </table:table-cell>
          <table:table-cell office:value-type="float" office:value="643.14" calcext:value-type="float">
            <text:p>64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1.273" calcext:value-type="float">
            <text:p>2691.273</text:p>
          </table:table-cell>
          <table:table-cell office:value-type="float" office:value="638.14" calcext:value-type="float">
            <text:p>63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3.985" calcext:value-type="float">
            <text:p>2703.985</text:p>
          </table:table-cell>
          <table:table-cell office:value-type="float" office:value="633.14" calcext:value-type="float">
            <text:p>63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6.598" calcext:value-type="float">
            <text:p>2716.598</text:p>
          </table:table-cell>
          <table:table-cell office:value-type="float" office:value="628.14" calcext:value-type="float">
            <text:p>62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9.111" calcext:value-type="float">
            <text:p>2729.111</text:p>
          </table:table-cell>
          <table:table-cell office:value-type="float" office:value="623.14" calcext:value-type="float">
            <text:p>62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1.524" calcext:value-type="float">
            <text:p>2741.524</text:p>
          </table:table-cell>
          <table:table-cell office:value-type="float" office:value="618.14" calcext:value-type="float">
            <text:p>61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3.837" calcext:value-type="float">
            <text:p>2753.837</text:p>
          </table:table-cell>
          <table:table-cell office:value-type="float" office:value="613.14" calcext:value-type="float">
            <text:p>61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6.049" calcext:value-type="float">
            <text:p>2766.049</text:p>
          </table:table-cell>
          <table:table-cell office:value-type="float" office:value="608.14" calcext:value-type="float">
            <text:p>60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8.162" calcext:value-type="float">
            <text:p>2778.162</text:p>
          </table:table-cell>
          <table:table-cell office:value-type="float" office:value="603.14" calcext:value-type="float">
            <text:p>60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0.175" calcext:value-type="float">
            <text:p>2790.175</text:p>
          </table:table-cell>
          <table:table-cell office:value-type="float" office:value="598.14" calcext:value-type="float">
            <text:p>59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2.088" calcext:value-type="float">
            <text:p>2802.088</text:p>
          </table:table-cell>
          <table:table-cell office:value-type="float" office:value="593.14" calcext:value-type="float">
            <text:p>59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3.901" calcext:value-type="float">
            <text:p>2813.901</text:p>
          </table:table-cell>
          <table:table-cell office:value-type="float" office:value="588.14" calcext:value-type="float">
            <text:p>58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5.613" calcext:value-type="float">
            <text:p>2825.613</text:p>
          </table:table-cell>
          <table:table-cell office:value-type="float" office:value="583.14" calcext:value-type="float">
            <text:p>58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7.226" calcext:value-type="float">
            <text:p>2837.226</text:p>
          </table:table-cell>
          <table:table-cell office:value-type="float" office:value="578.14" calcext:value-type="float">
            <text:p>57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8.739" calcext:value-type="float">
            <text:p>2848.739</text:p>
          </table:table-cell>
          <table:table-cell office:value-type="float" office:value="573.14" calcext:value-type="float">
            <text:p>57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0.152" calcext:value-type="float">
            <text:p>2860.152</text:p>
          </table:table-cell>
          <table:table-cell office:value-type="float" office:value="568.14" calcext:value-type="float">
            <text:p>56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1.465" calcext:value-type="float">
            <text:p>2871.465</text:p>
          </table:table-cell>
          <table:table-cell office:value-type="float" office:value="563.14" calcext:value-type="float">
            <text:p>56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2.677" calcext:value-type="float">
            <text:p>2882.677</text:p>
          </table:table-cell>
          <table:table-cell office:value-type="float" office:value="558.14" calcext:value-type="float">
            <text:p>55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3.79" calcext:value-type="float">
            <text:p>2893.79</text:p>
          </table:table-cell>
          <table:table-cell office:value-type="float" office:value="553.14" calcext:value-type="float">
            <text:p>55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4.803" calcext:value-type="float">
            <text:p>2904.803</text:p>
          </table:table-cell>
          <table:table-cell office:value-type="float" office:value="548.14" calcext:value-type="float">
            <text:p>54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5.716" calcext:value-type="float">
            <text:p>2915.716</text:p>
          </table:table-cell>
          <table:table-cell office:value-type="float" office:value="543.14" calcext:value-type="float">
            <text:p>54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6.529" calcext:value-type="float">
            <text:p>2926.529</text:p>
          </table:table-cell>
          <table:table-cell office:value-type="float" office:value="538.14" calcext:value-type="float">
            <text:p>53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7.241" calcext:value-type="float">
            <text:p>2937.241</text:p>
          </table:table-cell>
          <table:table-cell office:value-type="float" office:value="533.14" calcext:value-type="float">
            <text:p>53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7.854" calcext:value-type="float">
            <text:p>2947.854</text:p>
          </table:table-cell>
          <table:table-cell office:value-type="float" office:value="528.14" calcext:value-type="float">
            <text:p>52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8.367" calcext:value-type="float">
            <text:p>2958.367</text:p>
          </table:table-cell>
          <table:table-cell office:value-type="float" office:value="523.14" calcext:value-type="float">
            <text:p>52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8.78" calcext:value-type="float">
            <text:p>2968.78</text:p>
          </table:table-cell>
          <table:table-cell office:value-type="float" office:value="518.14" calcext:value-type="float">
            <text:p>51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9.093" calcext:value-type="float">
            <text:p>2979.093</text:p>
          </table:table-cell>
          <table:table-cell office:value-type="float" office:value="513.14" calcext:value-type="float">
            <text:p>51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9.305" calcext:value-type="float">
            <text:p>2989.305</text:p>
          </table:table-cell>
          <table:table-cell office:value-type="float" office:value="508.14" calcext:value-type="float">
            <text:p>50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9.418" calcext:value-type="float">
            <text:p>2999.418</text:p>
          </table:table-cell>
          <table:table-cell office:value-type="float" office:value="503.14" calcext:value-type="float">
            <text:p>50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9.431" calcext:value-type="float">
            <text:p>3009.431</text:p>
          </table:table-cell>
          <table:table-cell office:value-type="float" office:value="498.14" calcext:value-type="float">
            <text:p>49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9.344" calcext:value-type="float">
            <text:p>3019.344</text:p>
          </table:table-cell>
          <table:table-cell office:value-type="float" office:value="493.14" calcext:value-type="float">
            <text:p>49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9.157" calcext:value-type="float">
            <text:p>3029.157</text:p>
          </table:table-cell>
          <table:table-cell office:value-type="float" office:value="488.14" calcext:value-type="float">
            <text:p>48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8.869" calcext:value-type="float">
            <text:p>3038.869</text:p>
          </table:table-cell>
          <table:table-cell office:value-type="float" office:value="483.14" calcext:value-type="float">
            <text:p>48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8.482" calcext:value-type="float">
            <text:p>3048.482</text:p>
          </table:table-cell>
          <table:table-cell office:value-type="float" office:value="478.14" calcext:value-type="float">
            <text:p>47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7.995" calcext:value-type="float">
            <text:p>3057.995</text:p>
          </table:table-cell>
          <table:table-cell office:value-type="float" office:value="473.14" calcext:value-type="float">
            <text:p>47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7.408" calcext:value-type="float">
            <text:p>3067.408</text:p>
          </table:table-cell>
          <table:table-cell office:value-type="float" office:value="468.14" calcext:value-type="float">
            <text:p>46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6.721" calcext:value-type="float">
            <text:p>3076.721</text:p>
          </table:table-cell>
          <table:table-cell office:value-type="float" office:value="463.14" calcext:value-type="float">
            <text:p>46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5.933" calcext:value-type="float">
            <text:p>3085.933</text:p>
          </table:table-cell>
          <table:table-cell office:value-type="float" office:value="458.14" calcext:value-type="float">
            <text:p>45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5.046" calcext:value-type="float">
            <text:p>3095.046</text:p>
          </table:table-cell>
          <table:table-cell office:value-type="float" office:value="453.14" calcext:value-type="float">
            <text:p>45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4.059" calcext:value-type="float">
            <text:p>3104.059</text:p>
          </table:table-cell>
          <table:table-cell office:value-type="float" office:value="448.14" calcext:value-type="float">
            <text:p>44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2.972" calcext:value-type="float">
            <text:p>3112.972</text:p>
          </table:table-cell>
          <table:table-cell office:value-type="float" office:value="443.14" calcext:value-type="float">
            <text:p>44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1.785" calcext:value-type="float">
            <text:p>3121.785</text:p>
          </table:table-cell>
          <table:table-cell office:value-type="float" office:value="438.14" calcext:value-type="float">
            <text:p>43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0.497" calcext:value-type="float">
            <text:p>3130.497</text:p>
          </table:table-cell>
          <table:table-cell office:value-type="float" office:value="433.14" calcext:value-type="float">
            <text:p>43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9.11" calcext:value-type="float">
            <text:p>3139.11</text:p>
          </table:table-cell>
          <table:table-cell office:value-type="float" office:value="428.14" calcext:value-type="float">
            <text:p>42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7.623" calcext:value-type="float">
            <text:p>3147.623</text:p>
          </table:table-cell>
          <table:table-cell office:value-type="float" office:value="423.14" calcext:value-type="float">
            <text:p>42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6.036" calcext:value-type="float">
            <text:p>3156.036</text:p>
          </table:table-cell>
          <table:table-cell office:value-type="float" office:value="418.14" calcext:value-type="float">
            <text:p>41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4.349" calcext:value-type="float">
            <text:p>3164.349</text:p>
          </table:table-cell>
          <table:table-cell office:value-type="float" office:value="413.14" calcext:value-type="float">
            <text:p>41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2.561" calcext:value-type="float">
            <text:p>3172.561</text:p>
          </table:table-cell>
          <table:table-cell office:value-type="float" office:value="408.14" calcext:value-type="float">
            <text:p>40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0.674" calcext:value-type="float">
            <text:p>3180.674</text:p>
          </table:table-cell>
          <table:table-cell office:value-type="float" office:value="403.14" calcext:value-type="float">
            <text:p>40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8.687" calcext:value-type="float">
            <text:p>3188.687</text:p>
          </table:table-cell>
          <table:table-cell office:value-type="float" office:value="398.14" calcext:value-type="float">
            <text:p>39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6.6" calcext:value-type="float">
            <text:p>3196.6</text:p>
          </table:table-cell>
          <table:table-cell office:value-type="float" office:value="393.14" calcext:value-type="float">
            <text:p>39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4.413" calcext:value-type="float">
            <text:p>3204.413</text:p>
          </table:table-cell>
          <table:table-cell office:value-type="float" office:value="388.14" calcext:value-type="float">
            <text:p>38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2.125" calcext:value-type="float">
            <text:p>3212.125</text:p>
          </table:table-cell>
          <table:table-cell office:value-type="float" office:value="383.14" calcext:value-type="float">
            <text:p>38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9.738" calcext:value-type="float">
            <text:p>3219.738</text:p>
          </table:table-cell>
          <table:table-cell office:value-type="float" office:value="378.14" calcext:value-type="float">
            <text:p>37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7.251" calcext:value-type="float">
            <text:p>3227.251</text:p>
          </table:table-cell>
          <table:table-cell office:value-type="float" office:value="373.14" calcext:value-type="float">
            <text:p>37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4.664" calcext:value-type="float">
            <text:p>3234.664</text:p>
          </table:table-cell>
          <table:table-cell office:value-type="float" office:value="368.14" calcext:value-type="float">
            <text:p>36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1.977" calcext:value-type="float">
            <text:p>3241.977</text:p>
          </table:table-cell>
          <table:table-cell office:value-type="float" office:value="363.14" calcext:value-type="float">
            <text:p>36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9.189" calcext:value-type="float">
            <text:p>3249.189</text:p>
          </table:table-cell>
          <table:table-cell office:value-type="float" office:value="358.14" calcext:value-type="float">
            <text:p>35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6.302" calcext:value-type="float">
            <text:p>3256.302</text:p>
          </table:table-cell>
          <table:table-cell office:value-type="float" office:value="353.14" calcext:value-type="float">
            <text:p>35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3.315" calcext:value-type="float">
            <text:p>3263.315</text:p>
          </table:table-cell>
          <table:table-cell office:value-type="float" office:value="348.14" calcext:value-type="float">
            <text:p>34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0.228" calcext:value-type="float">
            <text:p>3270.228</text:p>
          </table:table-cell>
          <table:table-cell office:value-type="float" office:value="343.14" calcext:value-type="float">
            <text:p>34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7.041" calcext:value-type="float">
            <text:p>3277.041</text:p>
          </table:table-cell>
          <table:table-cell office:value-type="float" office:value="338.14" calcext:value-type="float">
            <text:p>33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3.753" calcext:value-type="float">
            <text:p>3283.753</text:p>
          </table:table-cell>
          <table:table-cell office:value-type="float" office:value="333.14" calcext:value-type="float">
            <text:p>33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0.366" calcext:value-type="float">
            <text:p>3290.366</text:p>
          </table:table-cell>
          <table:table-cell office:value-type="float" office:value="328.14" calcext:value-type="float">
            <text:p>32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6.879" calcext:value-type="float">
            <text:p>3296.879</text:p>
          </table:table-cell>
          <table:table-cell office:value-type="float" office:value="323.14" calcext:value-type="float">
            <text:p>32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3.292" calcext:value-type="float">
            <text:p>3303.292</text:p>
          </table:table-cell>
          <table:table-cell office:value-type="float" office:value="318.14" calcext:value-type="float">
            <text:p>31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9.605" calcext:value-type="float">
            <text:p>3309.605</text:p>
          </table:table-cell>
          <table:table-cell office:value-type="float" office:value="313.14" calcext:value-type="float">
            <text:p>31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5.817" calcext:value-type="float">
            <text:p>3315.817</text:p>
          </table:table-cell>
          <table:table-cell office:value-type="float" office:value="308.14" calcext:value-type="float">
            <text:p>30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1.93" calcext:value-type="float">
            <text:p>3321.93</text:p>
          </table:table-cell>
          <table:table-cell office:value-type="float" office:value="303.14" calcext:value-type="float">
            <text:p>30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7.943" calcext:value-type="float">
            <text:p>3327.943</text:p>
          </table:table-cell>
          <table:table-cell office:value-type="float" office:value="298.14" calcext:value-type="float">
            <text:p>29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3.856" calcext:value-type="float">
            <text:p>3333.856</text:p>
          </table:table-cell>
          <table:table-cell office:value-type="float" office:value="293.14" calcext:value-type="float">
            <text:p>29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9.669" calcext:value-type="float">
            <text:p>3339.669</text:p>
          </table:table-cell>
          <table:table-cell office:value-type="float" office:value="288.14" calcext:value-type="float">
            <text:p>28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5.381" calcext:value-type="float">
            <text:p>3345.381</text:p>
          </table:table-cell>
          <table:table-cell office:value-type="float" office:value="283.14" calcext:value-type="float">
            <text:p>28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0.994" calcext:value-type="float">
            <text:p>3350.994</text:p>
          </table:table-cell>
          <table:table-cell office:value-type="float" office:value="278.14" calcext:value-type="float">
            <text:p>27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6.507" calcext:value-type="float">
            <text:p>3356.507</text:p>
          </table:table-cell>
          <table:table-cell office:value-type="float" office:value="273.14" calcext:value-type="float">
            <text:p>27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1.92" calcext:value-type="float">
            <text:p>3361.92</text:p>
          </table:table-cell>
          <table:table-cell office:value-type="float" office:value="268.14" calcext:value-type="float">
            <text:p>26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7.233" calcext:value-type="float">
            <text:p>3367.233</text:p>
          </table:table-cell>
          <table:table-cell office:value-type="float" office:value="263.14" calcext:value-type="float">
            <text:p>26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2.445" calcext:value-type="float">
            <text:p>3372.445</text:p>
          </table:table-cell>
          <table:table-cell office:value-type="float" office:value="258.14" calcext:value-type="float">
            <text:p>25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7.558" calcext:value-type="float">
            <text:p>3377.558</text:p>
          </table:table-cell>
          <table:table-cell office:value-type="float" office:value="253.14" calcext:value-type="float">
            <text:p>25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2.571" calcext:value-type="float">
            <text:p>3382.571</text:p>
          </table:table-cell>
          <table:table-cell office:value-type="float" office:value="248.14" calcext:value-type="float">
            <text:p>24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7.484" calcext:value-type="float">
            <text:p>3387.484</text:p>
          </table:table-cell>
          <table:table-cell office:value-type="float" office:value="243.14" calcext:value-type="float">
            <text:p>24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2.297" calcext:value-type="float">
            <text:p>3392.297</text:p>
          </table:table-cell>
          <table:table-cell office:value-type="float" office:value="238.14" calcext:value-type="float">
            <text:p>23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7.009" calcext:value-type="float">
            <text:p>3397.009</text:p>
          </table:table-cell>
          <table:table-cell office:value-type="float" office:value="233.14" calcext:value-type="float">
            <text:p>23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1.622" calcext:value-type="float">
            <text:p>3401.622</text:p>
          </table:table-cell>
          <table:table-cell office:value-type="float" office:value="228.14" calcext:value-type="float">
            <text:p>22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6.135" calcext:value-type="float">
            <text:p>3406.135</text:p>
          </table:table-cell>
          <table:table-cell office:value-type="float" office:value="223.14" calcext:value-type="float">
            <text:p>22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0.548" calcext:value-type="float">
            <text:p>3410.548</text:p>
          </table:table-cell>
          <table:table-cell office:value-type="float" office:value="218.14" calcext:value-type="float">
            <text:p>21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4.861" calcext:value-type="float">
            <text:p>3414.861</text:p>
          </table:table-cell>
          <table:table-cell office:value-type="float" office:value="213.14" calcext:value-type="float">
            <text:p>21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9.073" calcext:value-type="float">
            <text:p>3419.073</text:p>
          </table:table-cell>
          <table:table-cell office:value-type="float" office:value="208.14" calcext:value-type="float">
            <text:p>20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3.186" calcext:value-type="float">
            <text:p>3423.186</text:p>
          </table:table-cell>
          <table:table-cell office:value-type="float" office:value="203.14" calcext:value-type="float">
            <text:p>20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7.199" calcext:value-type="float">
            <text:p>3427.199</text:p>
          </table:table-cell>
          <table:table-cell office:value-type="float" office:value="198.14" calcext:value-type="float">
            <text:p>19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1.112" calcext:value-type="float">
            <text:p>3431.112</text:p>
          </table:table-cell>
          <table:table-cell office:value-type="float" office:value="193.14" calcext:value-type="float">
            <text:p>19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4.925" calcext:value-type="float">
            <text:p>3434.925</text:p>
          </table:table-cell>
          <table:table-cell office:value-type="float" office:value="188.14" calcext:value-type="float">
            <text:p>18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8.637" calcext:value-type="float">
            <text:p>3438.637</text:p>
          </table:table-cell>
          <table:table-cell office:value-type="float" office:value="183.14" calcext:value-type="float">
            <text:p>18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2.25" calcext:value-type="float">
            <text:p>3442.25</text:p>
          </table:table-cell>
          <table:table-cell office:value-type="float" office:value="178.14" calcext:value-type="float">
            <text:p>17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5.763" calcext:value-type="float">
            <text:p>3445.763</text:p>
          </table:table-cell>
          <table:table-cell office:value-type="float" office:value="173.14" calcext:value-type="float">
            <text:p>17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9.176" calcext:value-type="float">
            <text:p>3449.176</text:p>
          </table:table-cell>
          <table:table-cell office:value-type="float" office:value="168.14" calcext:value-type="float">
            <text:p>16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2.489" calcext:value-type="float">
            <text:p>3452.489</text:p>
          </table:table-cell>
          <table:table-cell office:value-type="float" office:value="163.14" calcext:value-type="float">
            <text:p>16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5.701" calcext:value-type="float">
            <text:p>3455.701</text:p>
          </table:table-cell>
          <table:table-cell office:value-type="float" office:value="158.14" calcext:value-type="float">
            <text:p>15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8.814" calcext:value-type="float">
            <text:p>3458.814</text:p>
          </table:table-cell>
          <table:table-cell office:value-type="float" office:value="153.14" calcext:value-type="float">
            <text:p>15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1.827" calcext:value-type="float">
            <text:p>3461.827</text:p>
          </table:table-cell>
          <table:table-cell office:value-type="float" office:value="148.14" calcext:value-type="float">
            <text:p>14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4.74" calcext:value-type="float">
            <text:p>3464.74</text:p>
          </table:table-cell>
          <table:table-cell office:value-type="float" office:value="143.14" calcext:value-type="float">
            <text:p>14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7.553" calcext:value-type="float">
            <text:p>3467.553</text:p>
          </table:table-cell>
          <table:table-cell office:value-type="float" office:value="138.14" calcext:value-type="float">
            <text:p>13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0.265" calcext:value-type="float">
            <text:p>3470.265</text:p>
          </table:table-cell>
          <table:table-cell office:value-type="float" office:value="133.14" calcext:value-type="float">
            <text:p>13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2.878" calcext:value-type="float">
            <text:p>3472.878</text:p>
          </table:table-cell>
          <table:table-cell office:value-type="float" office:value="128.14" calcext:value-type="float">
            <text:p>12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5.391" calcext:value-type="float">
            <text:p>3475.391</text:p>
          </table:table-cell>
          <table:table-cell office:value-type="float" office:value="123.14" calcext:value-type="float">
            <text:p>12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7.804" calcext:value-type="float">
            <text:p>3477.804</text:p>
          </table:table-cell>
          <table:table-cell office:value-type="float" office:value="118.14" calcext:value-type="float">
            <text:p>11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0.117" calcext:value-type="float">
            <text:p>3480.117</text:p>
          </table:table-cell>
          <table:table-cell office:value-type="float" office:value="113.14" calcext:value-type="float">
            <text:p>11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2.329" calcext:value-type="float">
            <text:p>3482.329</text:p>
          </table:table-cell>
          <table:table-cell office:value-type="float" office:value="108.14" calcext:value-type="float">
            <text:p>10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4.442" calcext:value-type="float">
            <text:p>3484.442</text:p>
          </table:table-cell>
          <table:table-cell office:value-type="float" office:value="103.14" calcext:value-type="float">
            <text:p>10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6.455" calcext:value-type="float">
            <text:p>3486.455</text:p>
          </table:table-cell>
          <table:table-cell office:value-type="float" office:value="98.14" calcext:value-type="float">
            <text:p>9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8.368" calcext:value-type="float">
            <text:p>3488.368</text:p>
          </table:table-cell>
          <table:table-cell office:value-type="float" office:value="93.14" calcext:value-type="float">
            <text:p>9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0.181" calcext:value-type="float">
            <text:p>3490.181</text:p>
          </table:table-cell>
          <table:table-cell office:value-type="float" office:value="88.14" calcext:value-type="float">
            <text:p>8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1.893" calcext:value-type="float">
            <text:p>3491.893</text:p>
          </table:table-cell>
          <table:table-cell office:value-type="float" office:value="83.14" calcext:value-type="float">
            <text:p>8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3.506" calcext:value-type="float">
            <text:p>3493.506</text:p>
          </table:table-cell>
          <table:table-cell office:value-type="float" office:value="78.14" calcext:value-type="float">
            <text:p>78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5.019" calcext:value-type="float">
            <text:p>3495.019</text:p>
          </table:table-cell>
          <table:table-cell office:value-type="float" office:value="73.14" calcext:value-type="float">
            <text:p>73.14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6.433" calcext:value-type="float">
            <text:p>3496.433</text:p>
          </table:table-cell>
          <table:table-cell office:value-type="float" office:value="68.22" calcext:value-type="float">
            <text:p>68.22</text:p>
          </table:table-cell>
          <table:table-cell office:value-type="float" office:value="-242" calcext:value-type="float">
            <text:p>-24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497.749" calcext:value-type="float">
            <text:p>3497.749</text:p>
          </table:table-cell>
          <table:table-cell office:value-type="float" office:value="63.46" calcext:value-type="float">
            <text:p>63.46</text:p>
          </table:table-cell>
          <table:table-cell office:value-type="float" office:value="-234" calcext:value-type="float">
            <text:p>-23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498.973" calcext:value-type="float">
            <text:p>3498.973</text:p>
          </table:table-cell>
          <table:table-cell office:value-type="float" office:value="58.86" calcext:value-type="float">
            <text:p>58.86</text:p>
          </table:table-cell>
          <table:table-cell office:value-type="float" office:value="-226" calcext:value-type="float">
            <text:p>-22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0.105" calcext:value-type="float">
            <text:p>3500.105</text:p>
          </table:table-cell>
          <table:table-cell office:value-type="float" office:value="54.42" calcext:value-type="float">
            <text:p>54.42</text:p>
          </table:table-cell>
          <table:table-cell office:value-type="float" office:value="-218" calcext:value-type="float">
            <text:p>-21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1.151" calcext:value-type="float">
            <text:p>3501.151</text:p>
          </table:table-cell>
          <table:table-cell office:value-type="float" office:value="50.14" calcext:value-type="float">
            <text:p>50.14</text:p>
          </table:table-cell>
          <table:table-cell office:value-type="float" office:value="-210" calcext:value-type="float">
            <text:p>-21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2.113" calcext:value-type="float">
            <text:p>3502.113</text:p>
          </table:table-cell>
          <table:table-cell office:value-type="float" office:value="46.02" calcext:value-type="float">
            <text:p>46.02</text:p>
          </table:table-cell>
          <table:table-cell office:value-type="float" office:value="-202" calcext:value-type="float">
            <text:p>-20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2.993" calcext:value-type="float">
            <text:p>3502.993</text:p>
          </table:table-cell>
          <table:table-cell office:value-type="float" office:value="42.06" calcext:value-type="float">
            <text:p>42.06</text:p>
          </table:table-cell>
          <table:table-cell office:value-type="float" office:value="-194" calcext:value-type="float">
            <text:p>-19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3.797" calcext:value-type="float">
            <text:p>3503.797</text:p>
          </table:table-cell>
          <table:table-cell office:value-type="float" office:value="38.26" calcext:value-type="float">
            <text:p>38.26</text:p>
          </table:table-cell>
          <table:table-cell office:value-type="float" office:value="-186" calcext:value-type="float">
            <text:p>-18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4.525" calcext:value-type="float">
            <text:p>3504.525</text:p>
          </table:table-cell>
          <table:table-cell office:value-type="float" office:value="34.62" calcext:value-type="float">
            <text:p>34.62</text:p>
          </table:table-cell>
          <table:table-cell office:value-type="float" office:value="-178" calcext:value-type="float">
            <text:p>-17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5.183" calcext:value-type="float">
            <text:p>3505.183</text:p>
          </table:table-cell>
          <table:table-cell office:value-type="float" office:value="31.14" calcext:value-type="float">
            <text:p>31.14</text:p>
          </table:table-cell>
          <table:table-cell office:value-type="float" office:value="-170" calcext:value-type="float">
            <text:p>-17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5.773" calcext:value-type="float">
            <text:p>3505.773</text:p>
          </table:table-cell>
          <table:table-cell office:value-type="float" office:value="27.82" calcext:value-type="float">
            <text:p>27.82</text:p>
          </table:table-cell>
          <table:table-cell office:value-type="float" office:value="-162" calcext:value-type="float">
            <text:p>-16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6.297" calcext:value-type="float">
            <text:p>3506.297</text:p>
          </table:table-cell>
          <table:table-cell office:value-type="float" office:value="24.66" calcext:value-type="float">
            <text:p>24.66</text:p>
          </table:table-cell>
          <table:table-cell office:value-type="float" office:value="-154" calcext:value-type="float">
            <text:p>-15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6.761" calcext:value-type="float">
            <text:p>3506.761</text:p>
          </table:table-cell>
          <table:table-cell office:value-type="float" office:value="21.66" calcext:value-type="float">
            <text:p>21.66</text:p>
          </table:table-cell>
          <table:table-cell office:value-type="float" office:value="-146" calcext:value-type="float">
            <text:p>-14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7.165" calcext:value-type="float">
            <text:p>3507.165</text:p>
          </table:table-cell>
          <table:table-cell office:value-type="float" office:value="18.82" calcext:value-type="float">
            <text:p>18.82</text:p>
          </table:table-cell>
          <table:table-cell office:value-type="float" office:value="-138" calcext:value-type="float">
            <text:p>-13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7.515" calcext:value-type="float">
            <text:p>3507.515</text:p>
          </table:table-cell>
          <table:table-cell office:value-type="float" office:value="16.14" calcext:value-type="float">
            <text:p>16.14</text:p>
          </table:table-cell>
          <table:table-cell office:value-type="float" office:value="-130" calcext:value-type="float">
            <text:p>-13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7.813" calcext:value-type="float">
            <text:p>3507.813</text:p>
          </table:table-cell>
          <table:table-cell office:value-type="float" office:value="13.62" calcext:value-type="float">
            <text:p>13.62</text:p>
          </table:table-cell>
          <table:table-cell office:value-type="float" office:value="-122" calcext:value-type="float">
            <text:p>-12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8.061" calcext:value-type="float">
            <text:p>3508.061</text:p>
          </table:table-cell>
          <table:table-cell office:value-type="float" office:value="11.26" calcext:value-type="float">
            <text:p>11.26</text:p>
          </table:table-cell>
          <table:table-cell office:value-type="float" office:value="-114" calcext:value-type="float">
            <text:p>-11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8.265" calcext:value-type="float">
            <text:p>3508.265</text:p>
          </table:table-cell>
          <table:table-cell office:value-type="float" office:value="9.06" calcext:value-type="float">
            <text:p>9.06</text:p>
          </table:table-cell>
          <table:table-cell office:value-type="float" office:value="-106" calcext:value-type="float">
            <text:p>-10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8.425" calcext:value-type="float">
            <text:p>3508.425</text:p>
          </table:table-cell>
          <table:table-cell office:value-type="float" office:value="7.02" calcext:value-type="float">
            <text:p>7.02</text:p>
          </table:table-cell>
          <table:table-cell office:value-type="float" office:value="-98" calcext:value-type="float">
            <text:p>-9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8.547" calcext:value-type="float">
            <text:p>3508.547</text:p>
          </table:table-cell>
          <table:table-cell office:value-type="float" office:value="5.14" calcext:value-type="float">
            <text:p>5.14</text:p>
          </table:table-cell>
          <table:table-cell office:value-type="float" office:value="-90" calcext:value-type="float">
            <text:p>-9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8.633" calcext:value-type="float">
            <text:p>3508.633</text:p>
          </table:table-cell>
          <table:table-cell office:value-type="float" office:value="3.42" calcext:value-type="float">
            <text:p>3.42</text:p>
          </table:table-cell>
          <table:table-cell office:value-type="float" office:value="-82" calcext:value-type="float">
            <text:p>-8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8.685" calcext:value-type="float">
            <text:p>3508.685</text:p>
          </table:table-cell>
          <table:table-cell office:value-type="float" office:value="1.86" calcext:value-type="float">
            <text:p>1.86</text:p>
          </table:table-cell>
          <table:table-cell office:value-type="float" office:value="-74" calcext:value-type="float">
            <text:p>-7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8.709" calcext:value-type="float">
            <text:p>3508.709</text:p>
          </table:table-cell>
          <table:table-cell office:value-type="float" office:value="0.46" calcext:value-type="float">
            <text:p>0.46</text:p>
          </table:table-cell>
          <table:table-cell office:value-type="float" office:value="-66" calcext:value-type="float">
            <text:p>-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8.705" calcext:value-type="float">
            <text:p>3508.705</text:p>
          </table:table-cell>
          <table:table-cell office:value-type="float" office:value="-0.78" calcext:value-type="float">
            <text:p>-0.78</text:p>
          </table:table-cell>
          <table:table-cell office:value-type="float" office:value="-58" calcext:value-type="float">
            <text:p>-5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8.679" calcext:value-type="float">
            <text:p>3508.679</text:p>
          </table:table-cell>
          <table:table-cell office:value-type="float" office:value="-1.86" calcext:value-type="float">
            <text:p>-1.86</text:p>
          </table:table-cell>
          <table:table-cell office:value-type="float" office:value="-50" calcext:value-type="float">
            <text:p>-5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8.633" calcext:value-type="float">
            <text:p>3508.633</text:p>
          </table:table-cell>
          <table:table-cell office:value-type="float" office:value="-2.78" calcext:value-type="float">
            <text:p>-2.78</text:p>
          </table:table-cell>
          <table:table-cell office:value-type="float" office:value="-42" calcext:value-type="float">
            <text:p>-4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8.569" calcext:value-type="float">
            <text:p>3508.569</text:p>
          </table:table-cell>
          <table:table-cell office:value-type="float" office:value="-3.54" calcext:value-type="float">
            <text:p>-3.54</text:p>
          </table:table-cell>
          <table:table-cell office:value-type="float" office:value="-34" calcext:value-type="float">
            <text:p>-3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8.493" calcext:value-type="float">
            <text:p>3508.493</text:p>
          </table:table-cell>
          <table:table-cell office:value-type="float" office:value="-4.14" calcext:value-type="float">
            <text:p>-4.14</text:p>
          </table:table-cell>
          <table:table-cell office:value-type="float" office:value="-26" calcext:value-type="float">
            <text:p>-2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8.405" calcext:value-type="float">
            <text:p>3508.405</text:p>
          </table:table-cell>
          <table:table-cell office:value-type="float" office:value="-4.58" calcext:value-type="float">
            <text:p>-4.58</text:p>
          </table:table-cell>
          <table:table-cell office:value-type="float" office:value="-18" calcext:value-type="float">
            <text:p>-1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8.311" calcext:value-type="float">
            <text:p>3508.311</text:p>
          </table:table-cell>
          <table:table-cell office:value-type="float" office:value="-4.86" calcext:value-type="float">
            <text:p>-4.86</text:p>
          </table:table-cell>
          <table:table-cell office:value-type="float" office:value="-10" calcext:value-type="float">
            <text:p>-1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8.213" calcext:value-type="float">
            <text:p>3508.213</text:p>
          </table:table-cell>
          <table:table-cell office:value-type="float" office:value="-4.98" calcext:value-type="float">
            <text:p>-4.98</text:p>
          </table:table-cell>
          <table:table-cell office:value-type="float" office:value="-2" calcext:value-type="float">
            <text:p>-2</text:p>
          </table:table-cell>
          <table:table-cell office:value-type="float" office:value="400" calcext:value-type="float">
            <text:p>400</text:p>
          </table:table-cell>
        </table:table-row>
      </table:table>
      <table:table table:name="Sheet3" table:style-name="ta1">
        <table:shapes>
          <draw:frame draw:z-index="0" draw:style-name="gr1" draw:text-style-name="P1" svg:width="1044.4pt" svg:height="587.45pt" svg:x="258.86pt" svg:y="2.83pt">
            <draw:object draw:notify-on-update-of-ranges="Sheet3.A1:Sheet3.A1 Sheet3.A2:Sheet3.A318 Sheet3.B1:Sheet3.B1 Sheet3.B2:Sheet3.B318 Sheet3.C1:Sheet3.C1 Sheet3.C2:Sheet3.C318 Sheet3.D1:Sheet3.D1 Sheet3.D2:Sheet3.D3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8" calcext:value-type="float">
            <text:p>0.08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32" calcext:value-type="float">
            <text:p>0.32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72" calcext:value-type="float">
            <text:p>0.72</text:p>
          </table:table-cell>
          <table:table-cell office:value-type="float" office:value="24" calcext:value-type="float">
            <text:p>2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1.28" calcext:value-type="float">
            <text:p>1.28</text:p>
          </table:table-cell>
          <table:table-cell office:value-type="float" office:value="32" calcext:value-type="float">
            <text:p>3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117" calcext:value-type="float">
            <text:p>0.117</text:p>
          </table:table-cell>
          <table:table-cell office:value-type="float" office:value="2.88" calcext:value-type="float">
            <text:p>2.88</text:p>
          </table:table-cell>
          <table:table-cell office:value-type="float" office:value="48" calcext:value-type="float">
            <text:p>4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3.92" calcext:value-type="float">
            <text:p>3.92</text:p>
          </table:table-cell>
          <table:table-cell office:value-type="float" office:value="56" calcext:value-type="float">
            <text:p>5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5.12" calcext:value-type="float">
            <text:p>5.12</text:p>
          </table:table-cell>
          <table:table-cell office:value-type="float" office:value="64" calcext:value-type="float">
            <text:p>6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6.48" calcext:value-type="float">
            <text:p>6.48</text:p>
          </table:table-cell>
          <table:table-cell office:value-type="float" office:value="72" calcext:value-type="float">
            <text:p>7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713" calcext:value-type="float">
            <text:p>0.713</text:p>
          </table:table-cell>
          <table:table-cell office:value-type="float" office:value="9.68" calcext:value-type="float">
            <text:p>9.68</text:p>
          </table:table-cell>
          <table:table-cell office:value-type="float" office:value="88" calcext:value-type="float">
            <text:p>8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11.52" calcext:value-type="float">
            <text:p>11.52</text:p>
          </table:table-cell>
          <table:table-cell office:value-type="float" office:value="96" calcext:value-type="float">
            <text:p>9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13.52" calcext:value-type="float">
            <text:p>13.52</text:p>
          </table:table-cell>
          <table:table-cell office:value-type="float" office:value="104" calcext:value-type="float">
            <text:p>10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.467" calcext:value-type="float">
            <text:p>1.467</text:p>
          </table:table-cell>
          <table:table-cell office:value-type="float" office:value="15.68" calcext:value-type="float">
            <text:p>15.68</text:p>
          </table:table-cell>
          <table:table-cell office:value-type="float" office:value="112" calcext:value-type="float">
            <text:p>11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.804" calcext:value-type="float">
            <text:p>1.804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.189" calcext:value-type="float">
            <text:p>2.189</text:p>
          </table:table-cell>
          <table:table-cell office:value-type="float" office:value="20.48" calcext:value-type="float">
            <text:p>20.48</text:p>
          </table:table-cell>
          <table:table-cell office:value-type="float" office:value="128" calcext:value-type="float">
            <text:p>12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.625" calcext:value-type="float">
            <text:p>2.625</text:p>
          </table:table-cell>
          <table:table-cell office:value-type="float" office:value="23.12" calcext:value-type="float">
            <text:p>23.12</text:p>
          </table:table-cell>
          <table:table-cell office:value-type="float" office:value="136" calcext:value-type="float">
            <text:p>13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.115" calcext:value-type="float">
            <text:p>3.115</text:p>
          </table:table-cell>
          <table:table-cell office:value-type="float" office:value="25.92" calcext:value-type="float">
            <text:p>25.92</text:p>
          </table:table-cell>
          <table:table-cell office:value-type="float" office:value="144" calcext:value-type="float">
            <text:p>14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.663" calcext:value-type="float">
            <text:p>3.663</text:p>
          </table:table-cell>
          <table:table-cell office:value-type="float" office:value="28.88" calcext:value-type="float">
            <text:p>28.88</text:p>
          </table:table-cell>
          <table:table-cell office:value-type="float" office:value="152" calcext:value-type="float">
            <text:p>15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.945" calcext:value-type="float">
            <text:p>4.945</text:p>
          </table:table-cell>
          <table:table-cell office:value-type="float" office:value="35.28" calcext:value-type="float">
            <text:p>35.28</text:p>
          </table:table-cell>
          <table:table-cell office:value-type="float" office:value="168" calcext:value-type="float">
            <text:p>16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5.685" calcext:value-type="float">
            <text:p>5.685</text:p>
          </table:table-cell>
          <table:table-cell office:value-type="float" office:value="38.72" calcext:value-type="float">
            <text:p>38.72</text:p>
          </table:table-cell>
          <table:table-cell office:value-type="float" office:value="176" calcext:value-type="float">
            <text:p>17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6.495" calcext:value-type="float">
            <text:p>6.495</text:p>
          </table:table-cell>
          <table:table-cell office:value-type="float" office:value="42.32" calcext:value-type="float">
            <text:p>42.32</text:p>
          </table:table-cell>
          <table:table-cell office:value-type="float" office:value="184" calcext:value-type="float">
            <text:p>18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7.379" calcext:value-type="float">
            <text:p>7.379</text:p>
          </table:table-cell>
          <table:table-cell office:value-type="float" office:value="46.08" calcext:value-type="float">
            <text:p>46.08</text:p>
          </table:table-cell>
          <table:table-cell office:value-type="float" office:value="192" calcext:value-type="float">
            <text:p>19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9.381" calcext:value-type="float">
            <text:p>9.381</text:p>
          </table:table-cell>
          <table:table-cell office:value-type="float" office:value="54.08" calcext:value-type="float">
            <text:p>54.08</text:p>
          </table:table-cell>
          <table:table-cell office:value-type="float" office:value="208" calcext:value-type="float">
            <text:p>20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.505" calcext:value-type="float">
            <text:p>10.505</text:p>
          </table:table-cell>
          <table:table-cell office:value-type="float" office:value="58.32" calcext:value-type="float">
            <text:p>58.32</text:p>
          </table:table-cell>
          <table:table-cell office:value-type="float" office:value="216" calcext:value-type="float">
            <text:p>21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1.715" calcext:value-type="float">
            <text:p>11.715</text:p>
          </table:table-cell>
          <table:table-cell office:value-type="float" office:value="62.72" calcext:value-type="float">
            <text:p>62.72</text:p>
          </table:table-cell>
          <table:table-cell office:value-type="float" office:value="224" calcext:value-type="float">
            <text:p>22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3.015" calcext:value-type="float">
            <text:p>13.015</text:p>
          </table:table-cell>
          <table:table-cell office:value-type="float" office:value="67.28" calcext:value-type="float">
            <text:p>67.28</text:p>
          </table:table-cell>
          <table:table-cell office:value-type="float" office:value="232" calcext:value-type="float">
            <text:p>23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4.408" calcext:value-type="float">
            <text:p>14.408</text:p>
          </table:table-cell>
          <table:table-cell office:value-type="float" office:value="72" calcext:value-type="float">
            <text:p>72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5.897" calcext:value-type="float">
            <text:p>15.897</text:p>
          </table:table-cell>
          <table:table-cell office:value-type="float" office:value="76.88" calcext:value-type="float">
            <text:p>76.88</text:p>
          </table:table-cell>
          <table:table-cell office:value-type="float" office:value="248" calcext:value-type="float">
            <text:p>24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7.484" calcext:value-type="float">
            <text:p>17.484</text:p>
          </table:table-cell>
          <table:table-cell office:value-type="float" office:value="81.86" calcext:value-type="float">
            <text:p>81.8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9.171" calcext:value-type="float">
            <text:p>19.171</text:p>
          </table:table-cell>
          <table:table-cell office:value-type="float" office:value="86.86" calcext:value-type="float">
            <text:p>8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59" calcext:value-type="float">
            <text:p>20.959</text:p>
          </table:table-cell>
          <table:table-cell office:value-type="float" office:value="91.86" calcext:value-type="float">
            <text:p>9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46" calcext:value-type="float">
            <text:p>22.846</text:p>
          </table:table-cell>
          <table:table-cell office:value-type="float" office:value="96.86" calcext:value-type="float">
            <text:p>9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833" calcext:value-type="float">
            <text:p>24.833</text:p>
          </table:table-cell>
          <table:table-cell office:value-type="float" office:value="101.86" calcext:value-type="float">
            <text:p>10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92" calcext:value-type="float">
            <text:p>26.92</text:p>
          </table:table-cell>
          <table:table-cell office:value-type="float" office:value="106.86" calcext:value-type="float">
            <text:p>10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107" calcext:value-type="float">
            <text:p>29.107</text:p>
          </table:table-cell>
          <table:table-cell office:value-type="float" office:value="111.86" calcext:value-type="float">
            <text:p>11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395" calcext:value-type="float">
            <text:p>31.395</text:p>
          </table:table-cell>
          <table:table-cell office:value-type="float" office:value="116.86" calcext:value-type="float">
            <text:p>11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782" calcext:value-type="float">
            <text:p>33.782</text:p>
          </table:table-cell>
          <table:table-cell office:value-type="float" office:value="121.86" calcext:value-type="float">
            <text:p>12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269" calcext:value-type="float">
            <text:p>36.269</text:p>
          </table:table-cell>
          <table:table-cell office:value-type="float" office:value="126.86" calcext:value-type="float">
            <text:p>12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856" calcext:value-type="float">
            <text:p>38.856</text:p>
          </table:table-cell>
          <table:table-cell office:value-type="float" office:value="131.86" calcext:value-type="float">
            <text:p>13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543" calcext:value-type="float">
            <text:p>41.543</text:p>
          </table:table-cell>
          <table:table-cell office:value-type="float" office:value="136.86" calcext:value-type="float">
            <text:p>13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331" calcext:value-type="float">
            <text:p>44.331</text:p>
          </table:table-cell>
          <table:table-cell office:value-type="float" office:value="141.86" calcext:value-type="float">
            <text:p>14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218" calcext:value-type="float">
            <text:p>47.218</text:p>
          </table:table-cell>
          <table:table-cell office:value-type="float" office:value="146.86" calcext:value-type="float">
            <text:p>14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205" calcext:value-type="float">
            <text:p>50.205</text:p>
          </table:table-cell>
          <table:table-cell office:value-type="float" office:value="151.86" calcext:value-type="float">
            <text:p>15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292" calcext:value-type="float">
            <text:p>53.292</text:p>
          </table:table-cell>
          <table:table-cell office:value-type="float" office:value="156.86" calcext:value-type="float">
            <text:p>15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479" calcext:value-type="float">
            <text:p>56.479</text:p>
          </table:table-cell>
          <table:table-cell office:value-type="float" office:value="161.86" calcext:value-type="float">
            <text:p>16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767" calcext:value-type="float">
            <text:p>59.767</text:p>
          </table:table-cell>
          <table:table-cell office:value-type="float" office:value="166.86" calcext:value-type="float">
            <text:p>16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154" calcext:value-type="float">
            <text:p>63.154</text:p>
          </table:table-cell>
          <table:table-cell office:value-type="float" office:value="171.86" calcext:value-type="float">
            <text:p>17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641" calcext:value-type="float">
            <text:p>66.641</text:p>
          </table:table-cell>
          <table:table-cell office:value-type="float" office:value="176.86" calcext:value-type="float">
            <text:p>17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228" calcext:value-type="float">
            <text:p>70.228</text:p>
          </table:table-cell>
          <table:table-cell office:value-type="float" office:value="181.86" calcext:value-type="float">
            <text:p>18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915" calcext:value-type="float">
            <text:p>73.915</text:p>
          </table:table-cell>
          <table:table-cell office:value-type="float" office:value="186.86" calcext:value-type="float">
            <text:p>18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703" calcext:value-type="float">
            <text:p>77.703</text:p>
          </table:table-cell>
          <table:table-cell office:value-type="float" office:value="191.86" calcext:value-type="float">
            <text:p>19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59" calcext:value-type="float">
            <text:p>81.59</text:p>
          </table:table-cell>
          <table:table-cell office:value-type="float" office:value="196.86" calcext:value-type="float">
            <text:p>19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577" calcext:value-type="float">
            <text:p>85.577</text:p>
          </table:table-cell>
          <table:table-cell office:value-type="float" office:value="201.86" calcext:value-type="float">
            <text:p>20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664" calcext:value-type="float">
            <text:p>89.664</text:p>
          </table:table-cell>
          <table:table-cell office:value-type="float" office:value="206.86" calcext:value-type="float">
            <text:p>20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851" calcext:value-type="float">
            <text:p>93.851</text:p>
          </table:table-cell>
          <table:table-cell office:value-type="float" office:value="211.86" calcext:value-type="float">
            <text:p>21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139" calcext:value-type="float">
            <text:p>98.139</text:p>
          </table:table-cell>
          <table:table-cell office:value-type="float" office:value="216.86" calcext:value-type="float">
            <text:p>21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526" calcext:value-type="float">
            <text:p>102.526</text:p>
          </table:table-cell>
          <table:table-cell office:value-type="float" office:value="221.86" calcext:value-type="float">
            <text:p>22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.013" calcext:value-type="float">
            <text:p>107.013</text:p>
          </table:table-cell>
          <table:table-cell office:value-type="float" office:value="226.86" calcext:value-type="float">
            <text:p>22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231.86" calcext:value-type="float">
            <text:p>23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.287" calcext:value-type="float">
            <text:p>116.287</text:p>
          </table:table-cell>
          <table:table-cell office:value-type="float" office:value="236.86" calcext:value-type="float">
            <text:p>23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.075" calcext:value-type="float">
            <text:p>121.075</text:p>
          </table:table-cell>
          <table:table-cell office:value-type="float" office:value="241.86" calcext:value-type="float">
            <text:p>24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.962" calcext:value-type="float">
            <text:p>125.962</text:p>
          </table:table-cell>
          <table:table-cell office:value-type="float" office:value="246.86" calcext:value-type="float">
            <text:p>24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.949" calcext:value-type="float">
            <text:p>130.949</text:p>
          </table:table-cell>
          <table:table-cell office:value-type="float" office:value="251.86" calcext:value-type="float">
            <text:p>25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.036" calcext:value-type="float">
            <text:p>136.03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.223" calcext:value-type="float">
            <text:p>141.223</text:p>
          </table:table-cell>
          <table:table-cell office:value-type="float" office:value="261.86" calcext:value-type="float">
            <text:p>26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.511" calcext:value-type="float">
            <text:p>146.511</text:p>
          </table:table-cell>
          <table:table-cell office:value-type="float" office:value="266.86" calcext:value-type="float">
            <text:p>26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.898" calcext:value-type="float">
            <text:p>151.898</text:p>
          </table:table-cell>
          <table:table-cell office:value-type="float" office:value="271.86" calcext:value-type="float">
            <text:p>27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.385" calcext:value-type="float">
            <text:p>157.385</text:p>
          </table:table-cell>
          <table:table-cell office:value-type="float" office:value="276.86" calcext:value-type="float">
            <text:p>27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.972" calcext:value-type="float">
            <text:p>162.972</text:p>
          </table:table-cell>
          <table:table-cell office:value-type="float" office:value="281.86" calcext:value-type="float">
            <text:p>28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.659" calcext:value-type="float">
            <text:p>168.659</text:p>
          </table:table-cell>
          <table:table-cell office:value-type="float" office:value="286.86" calcext:value-type="float">
            <text:p>28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.447" calcext:value-type="float">
            <text:p>174.447</text:p>
          </table:table-cell>
          <table:table-cell office:value-type="float" office:value="291.86" calcext:value-type="float">
            <text:p>29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.334" calcext:value-type="float">
            <text:p>180.334</text:p>
          </table:table-cell>
          <table:table-cell office:value-type="float" office:value="296.86" calcext:value-type="float">
            <text:p>29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.321" calcext:value-type="float">
            <text:p>186.321</text:p>
          </table:table-cell>
          <table:table-cell office:value-type="float" office:value="301.86" calcext:value-type="float">
            <text:p>30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.408" calcext:value-type="float">
            <text:p>192.408</text:p>
          </table:table-cell>
          <table:table-cell office:value-type="float" office:value="306.86" calcext:value-type="float">
            <text:p>30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.595" calcext:value-type="float">
            <text:p>198.595</text:p>
          </table:table-cell>
          <table:table-cell office:value-type="float" office:value="311.86" calcext:value-type="float">
            <text:p>31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.883" calcext:value-type="float">
            <text:p>204.883</text:p>
          </table:table-cell>
          <table:table-cell office:value-type="float" office:value="316.86" calcext:value-type="float">
            <text:p>31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.27" calcext:value-type="float">
            <text:p>211.27</text:p>
          </table:table-cell>
          <table:table-cell office:value-type="float" office:value="321.86" calcext:value-type="float">
            <text:p>32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.757" calcext:value-type="float">
            <text:p>217.757</text:p>
          </table:table-cell>
          <table:table-cell office:value-type="float" office:value="326.86" calcext:value-type="float">
            <text:p>32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.344" calcext:value-type="float">
            <text:p>224.344</text:p>
          </table:table-cell>
          <table:table-cell office:value-type="float" office:value="331.86" calcext:value-type="float">
            <text:p>33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.031" calcext:value-type="float">
            <text:p>231.031</text:p>
          </table:table-cell>
          <table:table-cell office:value-type="float" office:value="336.86" calcext:value-type="float">
            <text:p>33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.819" calcext:value-type="float">
            <text:p>237.819</text:p>
          </table:table-cell>
          <table:table-cell office:value-type="float" office:value="341.86" calcext:value-type="float">
            <text:p>34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.706" calcext:value-type="float">
            <text:p>244.706</text:p>
          </table:table-cell>
          <table:table-cell office:value-type="float" office:value="346.86" calcext:value-type="float">
            <text:p>34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.693" calcext:value-type="float">
            <text:p>251.693</text:p>
          </table:table-cell>
          <table:table-cell office:value-type="float" office:value="351.86" calcext:value-type="float">
            <text:p>35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.78" calcext:value-type="float">
            <text:p>258.78</text:p>
          </table:table-cell>
          <table:table-cell office:value-type="float" office:value="356.86" calcext:value-type="float">
            <text:p>35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.967" calcext:value-type="float">
            <text:p>265.967</text:p>
          </table:table-cell>
          <table:table-cell office:value-type="float" office:value="361.86" calcext:value-type="float">
            <text:p>36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.255" calcext:value-type="float">
            <text:p>273.255</text:p>
          </table:table-cell>
          <table:table-cell office:value-type="float" office:value="366.86" calcext:value-type="float">
            <text:p>36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.642" calcext:value-type="float">
            <text:p>280.642</text:p>
          </table:table-cell>
          <table:table-cell office:value-type="float" office:value="371.86" calcext:value-type="float">
            <text:p>37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.129" calcext:value-type="float">
            <text:p>288.129</text:p>
          </table:table-cell>
          <table:table-cell office:value-type="float" office:value="376.86" calcext:value-type="float">
            <text:p>37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.716" calcext:value-type="float">
            <text:p>295.716</text:p>
          </table:table-cell>
          <table:table-cell office:value-type="float" office:value="381.86" calcext:value-type="float">
            <text:p>38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.403" calcext:value-type="float">
            <text:p>303.403</text:p>
          </table:table-cell>
          <table:table-cell office:value-type="float" office:value="386.86" calcext:value-type="float">
            <text:p>38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.191" calcext:value-type="float">
            <text:p>311.191</text:p>
          </table:table-cell>
          <table:table-cell office:value-type="float" office:value="391.86" calcext:value-type="float">
            <text:p>39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.078" calcext:value-type="float">
            <text:p>319.078</text:p>
          </table:table-cell>
          <table:table-cell office:value-type="float" office:value="396.86" calcext:value-type="float">
            <text:p>39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.065" calcext:value-type="float">
            <text:p>327.065</text:p>
          </table:table-cell>
          <table:table-cell office:value-type="float" office:value="401.86" calcext:value-type="float">
            <text:p>40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.152" calcext:value-type="float">
            <text:p>335.152</text:p>
          </table:table-cell>
          <table:table-cell office:value-type="float" office:value="406.86" calcext:value-type="float">
            <text:p>40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.339" calcext:value-type="float">
            <text:p>343.339</text:p>
          </table:table-cell>
          <table:table-cell office:value-type="float" office:value="411.86" calcext:value-type="float">
            <text:p>41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.627" calcext:value-type="float">
            <text:p>351.627</text:p>
          </table:table-cell>
          <table:table-cell office:value-type="float" office:value="416.86" calcext:value-type="float">
            <text:p>41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.014" calcext:value-type="float">
            <text:p>360.014</text:p>
          </table:table-cell>
          <table:table-cell office:value-type="float" office:value="421.86" calcext:value-type="float">
            <text:p>42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.501" calcext:value-type="float">
            <text:p>368.501</text:p>
          </table:table-cell>
          <table:table-cell office:value-type="float" office:value="426.86" calcext:value-type="float">
            <text:p>42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.088" calcext:value-type="float">
            <text:p>377.088</text:p>
          </table:table-cell>
          <table:table-cell office:value-type="float" office:value="431.86" calcext:value-type="float">
            <text:p>43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.775" calcext:value-type="float">
            <text:p>385.775</text:p>
          </table:table-cell>
          <table:table-cell office:value-type="float" office:value="436.86" calcext:value-type="float">
            <text:p>43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.563" calcext:value-type="float">
            <text:p>394.563</text:p>
          </table:table-cell>
          <table:table-cell office:value-type="float" office:value="441.86" calcext:value-type="float">
            <text:p>44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.45" calcext:value-type="float">
            <text:p>403.45</text:p>
          </table:table-cell>
          <table:table-cell office:value-type="float" office:value="446.86" calcext:value-type="float">
            <text:p>44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.437" calcext:value-type="float">
            <text:p>412.437</text:p>
          </table:table-cell>
          <table:table-cell office:value-type="float" office:value="451.86" calcext:value-type="float">
            <text:p>45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.524" calcext:value-type="float">
            <text:p>421.524</text:p>
          </table:table-cell>
          <table:table-cell office:value-type="float" office:value="456.86" calcext:value-type="float">
            <text:p>45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.711" calcext:value-type="float">
            <text:p>430.711</text:p>
          </table:table-cell>
          <table:table-cell office:value-type="float" office:value="461.86" calcext:value-type="float">
            <text:p>46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.999" calcext:value-type="float">
            <text:p>439.999</text:p>
          </table:table-cell>
          <table:table-cell office:value-type="float" office:value="466.86" calcext:value-type="float">
            <text:p>46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.386" calcext:value-type="float">
            <text:p>449.386</text:p>
          </table:table-cell>
          <table:table-cell office:value-type="float" office:value="471.86" calcext:value-type="float">
            <text:p>47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.873" calcext:value-type="float">
            <text:p>458.873</text:p>
          </table:table-cell>
          <table:table-cell office:value-type="float" office:value="476.86" calcext:value-type="float">
            <text:p>47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.46" calcext:value-type="float">
            <text:p>468.46</text:p>
          </table:table-cell>
          <table:table-cell office:value-type="float" office:value="481.86" calcext:value-type="float">
            <text:p>48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.147" calcext:value-type="float">
            <text:p>478.147</text:p>
          </table:table-cell>
          <table:table-cell office:value-type="float" office:value="486.86" calcext:value-type="float">
            <text:p>48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.935" calcext:value-type="float">
            <text:p>487.935</text:p>
          </table:table-cell>
          <table:table-cell office:value-type="float" office:value="491.86" calcext:value-type="float">
            <text:p>49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.822" calcext:value-type="float">
            <text:p>497.822</text:p>
          </table:table-cell>
          <table:table-cell office:value-type="float" office:value="496.86" calcext:value-type="float">
            <text:p>49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.809" calcext:value-type="float">
            <text:p>507.809</text:p>
          </table:table-cell>
          <table:table-cell office:value-type="float" office:value="501.86" calcext:value-type="float">
            <text:p>50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.896" calcext:value-type="float">
            <text:p>517.896</text:p>
          </table:table-cell>
          <table:table-cell office:value-type="float" office:value="506.86" calcext:value-type="float">
            <text:p>50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.083" calcext:value-type="float">
            <text:p>528.083</text:p>
          </table:table-cell>
          <table:table-cell office:value-type="float" office:value="511.86" calcext:value-type="float">
            <text:p>51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.371" calcext:value-type="float">
            <text:p>538.371</text:p>
          </table:table-cell>
          <table:table-cell office:value-type="float" office:value="516.86" calcext:value-type="float">
            <text:p>51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.758" calcext:value-type="float">
            <text:p>548.758</text:p>
          </table:table-cell>
          <table:table-cell office:value-type="float" office:value="521.86" calcext:value-type="float">
            <text:p>52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.245" calcext:value-type="float">
            <text:p>559.245</text:p>
          </table:table-cell>
          <table:table-cell office:value-type="float" office:value="526.86" calcext:value-type="float">
            <text:p>52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.832" calcext:value-type="float">
            <text:p>569.832</text:p>
          </table:table-cell>
          <table:table-cell office:value-type="float" office:value="531.86" calcext:value-type="float">
            <text:p>53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.519" calcext:value-type="float">
            <text:p>580.519</text:p>
          </table:table-cell>
          <table:table-cell office:value-type="float" office:value="536.86" calcext:value-type="float">
            <text:p>53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.307" calcext:value-type="float">
            <text:p>591.307</text:p>
          </table:table-cell>
          <table:table-cell office:value-type="float" office:value="541.86" calcext:value-type="float">
            <text:p>54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.194" calcext:value-type="float">
            <text:p>602.194</text:p>
          </table:table-cell>
          <table:table-cell office:value-type="float" office:value="546.86" calcext:value-type="float">
            <text:p>54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.181" calcext:value-type="float">
            <text:p>613.181</text:p>
          </table:table-cell>
          <table:table-cell office:value-type="float" office:value="551.86" calcext:value-type="float">
            <text:p>55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.268" calcext:value-type="float">
            <text:p>624.268</text:p>
          </table:table-cell>
          <table:table-cell office:value-type="float" office:value="556.86" calcext:value-type="float">
            <text:p>55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.455" calcext:value-type="float">
            <text:p>635.455</text:p>
          </table:table-cell>
          <table:table-cell office:value-type="float" office:value="561.78" calcext:value-type="float">
            <text:p>561.78</text:p>
          </table:table-cell>
          <table:table-cell office:value-type="float" office:value="242" calcext:value-type="float">
            <text:p>24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646.738" calcext:value-type="float">
            <text:p>646.738</text:p>
          </table:table-cell>
          <table:table-cell office:value-type="float" office:value="566.54" calcext:value-type="float">
            <text:p>566.54</text:p>
          </table:table-cell>
          <table:table-cell office:value-type="float" office:value="234" calcext:value-type="float">
            <text:p>23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658.115" calcext:value-type="float">
            <text:p>658.115</text:p>
          </table:table-cell>
          <table:table-cell office:value-type="float" office:value="571.14" calcext:value-type="float">
            <text:p>571.14</text:p>
          </table:table-cell>
          <table:table-cell office:value-type="float" office:value="226" calcext:value-type="float">
            <text:p>22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669.582" calcext:value-type="float">
            <text:p>669.582</text:p>
          </table:table-cell>
          <table:table-cell office:value-type="float" office:value="575.58" calcext:value-type="float">
            <text:p>575.58</text:p>
          </table:table-cell>
          <table:table-cell office:value-type="float" office:value="218" calcext:value-type="float">
            <text:p>21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681.136" calcext:value-type="float">
            <text:p>681.136</text:p>
          </table:table-cell>
          <table:table-cell office:value-type="float" office:value="579.86" calcext:value-type="float">
            <text:p>579.86</text:p>
          </table:table-cell>
          <table:table-cell office:value-type="float" office:value="210" calcext:value-type="float">
            <text:p>21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692.775" calcext:value-type="float">
            <text:p>692.775</text:p>
          </table:table-cell>
          <table:table-cell office:value-type="float" office:value="583.98" calcext:value-type="float">
            <text:p>583.98</text:p>
          </table:table-cell>
          <table:table-cell office:value-type="float" office:value="202" calcext:value-type="float">
            <text:p>20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704.494" calcext:value-type="float">
            <text:p>704.494</text:p>
          </table:table-cell>
          <table:table-cell office:value-type="float" office:value="587.94" calcext:value-type="float">
            <text:p>587.94</text:p>
          </table:table-cell>
          <table:table-cell office:value-type="float" office:value="194" calcext:value-type="float">
            <text:p>19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716.291" calcext:value-type="float">
            <text:p>716.291</text:p>
          </table:table-cell>
          <table:table-cell office:value-type="float" office:value="591.74" calcext:value-type="float">
            <text:p>591.74</text:p>
          </table:table-cell>
          <table:table-cell office:value-type="float" office:value="186" calcext:value-type="float">
            <text:p>18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728.162" calcext:value-type="float">
            <text:p>728.162</text:p>
          </table:table-cell>
          <table:table-cell office:value-type="float" office:value="595.38" calcext:value-type="float">
            <text:p>595.38</text:p>
          </table:table-cell>
          <table:table-cell office:value-type="float" office:value="178" calcext:value-type="float">
            <text:p>17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740.104" calcext:value-type="float">
            <text:p>740.104</text:p>
          </table:table-cell>
          <table:table-cell office:value-type="float" office:value="598.86" calcext:value-type="float">
            <text:p>598.86</text:p>
          </table:table-cell>
          <table:table-cell office:value-type="float" office:value="170" calcext:value-type="float">
            <text:p>17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752.115" calcext:value-type="float">
            <text:p>752.115</text:p>
          </table:table-cell>
          <table:table-cell office:value-type="float" office:value="602.18" calcext:value-type="float">
            <text:p>602.18</text:p>
          </table:table-cell>
          <table:table-cell office:value-type="float" office:value="162" calcext:value-type="float">
            <text:p>16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764.19" calcext:value-type="float">
            <text:p>764.19</text:p>
          </table:table-cell>
          <table:table-cell office:value-type="float" office:value="605.34" calcext:value-type="float">
            <text:p>605.34</text:p>
          </table:table-cell>
          <table:table-cell office:value-type="float" office:value="154" calcext:value-type="float">
            <text:p>15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776.327" calcext:value-type="float">
            <text:p>776.327</text:p>
          </table:table-cell>
          <table:table-cell office:value-type="float" office:value="608.34" calcext:value-type="float">
            <text:p>608.34</text:p>
          </table:table-cell>
          <table:table-cell office:value-type="float" office:value="146" calcext:value-type="float">
            <text:p>14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788.522" calcext:value-type="float">
            <text:p>788.522</text:p>
          </table:table-cell>
          <table:table-cell office:value-type="float" office:value="611.18" calcext:value-type="float">
            <text:p>611.18</text:p>
          </table:table-cell>
          <table:table-cell office:value-type="float" office:value="138" calcext:value-type="float">
            <text:p>13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800.772" calcext:value-type="float">
            <text:p>800.772</text:p>
          </table:table-cell>
          <table:table-cell office:value-type="float" office:value="613.86" calcext:value-type="float">
            <text:p>613.86</text:p>
          </table:table-cell>
          <table:table-cell office:value-type="float" office:value="130" calcext:value-type="float">
            <text:p>13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813.075" calcext:value-type="float">
            <text:p>813.075</text:p>
          </table:table-cell>
          <table:table-cell office:value-type="float" office:value="616.38" calcext:value-type="float">
            <text:p>616.38</text:p>
          </table:table-cell>
          <table:table-cell office:value-type="float" office:value="122" calcext:value-type="float">
            <text:p>12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825.426" calcext:value-type="float">
            <text:p>825.426</text:p>
          </table:table-cell>
          <table:table-cell office:value-type="float" office:value="618.74" calcext:value-type="float">
            <text:p>618.74</text:p>
          </table:table-cell>
          <table:table-cell office:value-type="float" office:value="114" calcext:value-type="float">
            <text:p>11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837.823" calcext:value-type="float">
            <text:p>837.823</text:p>
          </table:table-cell>
          <table:table-cell office:value-type="float" office:value="620.94" calcext:value-type="float">
            <text:p>620.94</text:p>
          </table:table-cell>
          <table:table-cell office:value-type="float" office:value="106" calcext:value-type="float">
            <text:p>10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850.262" calcext:value-type="float">
            <text:p>850.262</text:p>
          </table:table-cell>
          <table:table-cell office:value-type="float" office:value="622.98" calcext:value-type="float">
            <text:p>622.98</text:p>
          </table:table-cell>
          <table:table-cell office:value-type="float" office:value="98" calcext:value-type="float">
            <text:p>9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862.74" calcext:value-type="float">
            <text:p>862.74</text:p>
          </table:table-cell>
          <table:table-cell office:value-type="float" office:value="624.86" calcext:value-type="float">
            <text:p>624.86</text:p>
          </table:table-cell>
          <table:table-cell office:value-type="float" office:value="90" calcext:value-type="float">
            <text:p>9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875.255" calcext:value-type="float">
            <text:p>875.255</text:p>
          </table:table-cell>
          <table:table-cell office:value-type="float" office:value="626.58" calcext:value-type="float">
            <text:p>626.58</text:p>
          </table:table-cell>
          <table:table-cell office:value-type="float" office:value="82" calcext:value-type="float">
            <text:p>8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887.802" calcext:value-type="float">
            <text:p>887.802</text:p>
          </table:table-cell>
          <table:table-cell office:value-type="float" office:value="628.14" calcext:value-type="float">
            <text:p>628.14</text:p>
          </table:table-cell>
          <table:table-cell office:value-type="float" office:value="74" calcext:value-type="float">
            <text:p>7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900.379" calcext:value-type="float">
            <text:p>900.379</text:p>
          </table:table-cell>
          <table:table-cell office:value-type="float" office:value="629.54" calcext:value-type="float">
            <text:p>629.54</text:p>
          </table:table-cell>
          <table:table-cell office:value-type="float" office:value="66" calcext:value-type="float">
            <text:p>6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912.982" calcext:value-type="float">
            <text:p>912.982</text:p>
          </table:table-cell>
          <table:table-cell office:value-type="float" office:value="630.78" calcext:value-type="float">
            <text:p>630.78</text:p>
          </table:table-cell>
          <table:table-cell office:value-type="float" office:value="58" calcext:value-type="float">
            <text:p>5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925.608" calcext:value-type="float">
            <text:p>925.608</text:p>
          </table:table-cell>
          <table:table-cell office:value-type="float" office:value="631.86" calcext:value-type="float">
            <text:p>631.86</text:p>
          </table:table-cell>
          <table:table-cell office:value-type="float" office:value="50" calcext:value-type="float">
            <text:p>5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938.255" calcext:value-type="float">
            <text:p>938.255</text:p>
          </table:table-cell>
          <table:table-cell office:value-type="float" office:value="632.78" calcext:value-type="float">
            <text:p>632.78</text:p>
          </table:table-cell>
          <table:table-cell office:value-type="float" office:value="42" calcext:value-type="float">
            <text:p>4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950.918" calcext:value-type="float">
            <text:p>950.918</text:p>
          </table:table-cell>
          <table:table-cell office:value-type="float" office:value="633.54" calcext:value-type="float">
            <text:p>633.54</text:p>
          </table:table-cell>
          <table:table-cell office:value-type="float" office:value="34" calcext:value-type="float">
            <text:p>3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963.595" calcext:value-type="float">
            <text:p>963.595</text:p>
          </table:table-cell>
          <table:table-cell office:value-type="float" office:value="634.14" calcext:value-type="float">
            <text:p>634.14</text:p>
          </table:table-cell>
          <table:table-cell office:value-type="float" office:value="26" calcext:value-type="float">
            <text:p>2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976.282" calcext:value-type="float">
            <text:p>976.282</text:p>
          </table:table-cell>
          <table:table-cell office:value-type="float" office:value="634.58" calcext:value-type="float">
            <text:p>634.58</text:p>
          </table:table-cell>
          <table:table-cell office:value-type="float" office:value="18" calcext:value-type="float">
            <text:p>1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988.976" calcext:value-type="float">
            <text:p>988.976</text:p>
          </table:table-cell>
          <table:table-cell office:value-type="float" office:value="634.86" calcext:value-type="float">
            <text:p>634.86</text:p>
          </table:table-cell>
          <table:table-cell office:value-type="float" office:value="10" calcext:value-type="float">
            <text:p>1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001.675" calcext:value-type="float">
            <text:p>1001.675</text:p>
          </table:table-cell>
          <table:table-cell office:value-type="float" office:value="634.98" calcext:value-type="float">
            <text:p>634.98</text:p>
          </table:table-cell>
          <table:table-cell office:value-type="float" office:value="2" calcext:value-type="float">
            <text:p>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2.699" calcext:value-type="float">
            <text:p>12.699</text:p>
          </table:table-cell>
          <table:table-cell office:value-type="float" office:value="634.9" calcext:value-type="float">
            <text:p>634.9</text:p>
          </table:table-cell>
          <table:table-cell office:value-type="float" office:value="-8" calcext:value-type="float">
            <text:p>-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5.394" calcext:value-type="float">
            <text:p>25.394</text:p>
          </table:table-cell>
          <table:table-cell office:value-type="float" office:value="634.66" calcext:value-type="float">
            <text:p>634.66</text:p>
          </table:table-cell>
          <table:table-cell office:value-type="float" office:value="-16" calcext:value-type="float">
            <text:p>-1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38.084" calcext:value-type="float">
            <text:p>38.084</text:p>
          </table:table-cell>
          <table:table-cell office:value-type="float" office:value="634.26" calcext:value-type="float">
            <text:p>634.26</text:p>
          </table:table-cell>
          <table:table-cell office:value-type="float" office:value="-24" calcext:value-type="float">
            <text:p>-2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50.763" calcext:value-type="float">
            <text:p>50.763</text:p>
          </table:table-cell>
          <table:table-cell office:value-type="float" office:value="633.7" calcext:value-type="float">
            <text:p>633.7</text:p>
          </table:table-cell>
          <table:table-cell office:value-type="float" office:value="-32" calcext:value-type="float">
            <text:p>-3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63.43" calcext:value-type="float">
            <text:p>63.43</text:p>
          </table:table-cell>
          <table:table-cell office:value-type="float" office:value="632.98" calcext:value-type="float">
            <text:p>632.98</text:p>
          </table:table-cell>
          <table:table-cell office:value-type="float" office:value="-40" calcext:value-type="float">
            <text:p>-4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76.081" calcext:value-type="float">
            <text:p>76.081</text:p>
          </table:table-cell>
          <table:table-cell office:value-type="float" office:value="632.1" calcext:value-type="float">
            <text:p>632.1</text:p>
          </table:table-cell>
          <table:table-cell office:value-type="float" office:value="-48" calcext:value-type="float">
            <text:p>-4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88.712" calcext:value-type="float">
            <text:p>88.712</text:p>
          </table:table-cell>
          <table:table-cell office:value-type="float" office:value="631.06" calcext:value-type="float">
            <text:p>631.06</text:p>
          </table:table-cell>
          <table:table-cell office:value-type="float" office:value="-56" calcext:value-type="float">
            <text:p>-5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01.322" calcext:value-type="float">
            <text:p>101.322</text:p>
          </table:table-cell>
          <table:table-cell office:value-type="float" office:value="629.86" calcext:value-type="float">
            <text:p>629.86</text:p>
          </table:table-cell>
          <table:table-cell office:value-type="float" office:value="-64" calcext:value-type="float">
            <text:p>-6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13.905" calcext:value-type="float">
            <text:p>113.905</text:p>
          </table:table-cell>
          <table:table-cell office:value-type="float" office:value="628.5" calcext:value-type="float">
            <text:p>628.5</text:p>
          </table:table-cell>
          <table:table-cell office:value-type="float" office:value="-72" calcext:value-type="float">
            <text:p>-7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26.46" calcext:value-type="float">
            <text:p>126.46</text:p>
          </table:table-cell>
          <table:table-cell office:value-type="float" office:value="626.98" calcext:value-type="float">
            <text:p>626.98</text:p>
          </table:table-cell>
          <table:table-cell office:value-type="float" office:value="-80" calcext:value-type="float">
            <text:p>-8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38.983" calcext:value-type="float">
            <text:p>138.983</text:p>
          </table:table-cell>
          <table:table-cell office:value-type="float" office:value="625.3" calcext:value-type="float">
            <text:p>625.3</text:p>
          </table:table-cell>
          <table:table-cell office:value-type="float" office:value="-88" calcext:value-type="float">
            <text:p>-8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51.47" calcext:value-type="float">
            <text:p>151.47</text:p>
          </table:table-cell>
          <table:table-cell office:value-type="float" office:value="623.46" calcext:value-type="float">
            <text:p>623.46</text:p>
          </table:table-cell>
          <table:table-cell office:value-type="float" office:value="-96" calcext:value-type="float">
            <text:p>-9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63.92" calcext:value-type="float">
            <text:p>163.92</text:p>
          </table:table-cell>
          <table:table-cell office:value-type="float" office:value="621.46" calcext:value-type="float">
            <text:p>621.46</text:p>
          </table:table-cell>
          <table:table-cell office:value-type="float" office:value="-104" calcext:value-type="float">
            <text:p>-10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76.327" calcext:value-type="float">
            <text:p>176.327</text:p>
          </table:table-cell>
          <table:table-cell office:value-type="float" office:value="619.3" calcext:value-type="float">
            <text:p>619.3</text:p>
          </table:table-cell>
          <table:table-cell office:value-type="float" office:value="-112" calcext:value-type="float">
            <text:p>-11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88.69" calcext:value-type="float">
            <text:p>188.69</text:p>
          </table:table-cell>
          <table:table-cell office:value-type="float" office:value="616.98" calcext:value-type="float">
            <text:p>616.98</text:p>
          </table:table-cell>
          <table:table-cell office:value-type="float" office:value="-120" calcext:value-type="float">
            <text:p>-12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01.005" calcext:value-type="float">
            <text:p>201.005</text:p>
          </table:table-cell>
          <table:table-cell office:value-type="float" office:value="614.5" calcext:value-type="float">
            <text:p>614.5</text:p>
          </table:table-cell>
          <table:table-cell office:value-type="float" office:value="-128" calcext:value-type="float">
            <text:p>-12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13.268" calcext:value-type="float">
            <text:p>213.268</text:p>
          </table:table-cell>
          <table:table-cell office:value-type="float" office:value="611.86" calcext:value-type="float">
            <text:p>611.86</text:p>
          </table:table-cell>
          <table:table-cell office:value-type="float" office:value="-136" calcext:value-type="float">
            <text:p>-13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25.478" calcext:value-type="float">
            <text:p>225.478</text:p>
          </table:table-cell>
          <table:table-cell office:value-type="float" office:value="609.06" calcext:value-type="float">
            <text:p>609.06</text:p>
          </table:table-cell>
          <table:table-cell office:value-type="float" office:value="-144" calcext:value-type="float">
            <text:p>-14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37.629" calcext:value-type="float">
            <text:p>237.629</text:p>
          </table:table-cell>
          <table:table-cell office:value-type="float" office:value="606.1" calcext:value-type="float">
            <text:p>606.1</text:p>
          </table:table-cell>
          <table:table-cell office:value-type="float" office:value="-152" calcext:value-type="float">
            <text:p>-15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49.72" calcext:value-type="float">
            <text:p>249.72</text:p>
          </table:table-cell>
          <table:table-cell office:value-type="float" office:value="602.98" calcext:value-type="float">
            <text:p>602.98</text:p>
          </table:table-cell>
          <table:table-cell office:value-type="float" office:value="-160" calcext:value-type="float">
            <text:p>-16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61.747" calcext:value-type="float">
            <text:p>261.747</text:p>
          </table:table-cell>
          <table:table-cell office:value-type="float" office:value="599.7" calcext:value-type="float">
            <text:p>599.7</text:p>
          </table:table-cell>
          <table:table-cell office:value-type="float" office:value="-168" calcext:value-type="float">
            <text:p>-16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73.706" calcext:value-type="float">
            <text:p>273.706</text:p>
          </table:table-cell>
          <table:table-cell office:value-type="float" office:value="596.26" calcext:value-type="float">
            <text:p>596.26</text:p>
          </table:table-cell>
          <table:table-cell office:value-type="float" office:value="-176" calcext:value-type="float">
            <text:p>-17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85.596" calcext:value-type="float">
            <text:p>285.596</text:p>
          </table:table-cell>
          <table:table-cell office:value-type="float" office:value="592.66" calcext:value-type="float">
            <text:p>592.66</text:p>
          </table:table-cell>
          <table:table-cell office:value-type="float" office:value="-184" calcext:value-type="float">
            <text:p>-18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297.411" calcext:value-type="float">
            <text:p>297.411</text:p>
          </table:table-cell>
          <table:table-cell office:value-type="float" office:value="588.9" calcext:value-type="float">
            <text:p>588.9</text:p>
          </table:table-cell>
          <table:table-cell office:value-type="float" office:value="-192" calcext:value-type="float">
            <text:p>-19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309.15" calcext:value-type="float">
            <text:p>309.15</text:p>
          </table:table-cell>
          <table:table-cell office:value-type="float" office:value="584.98" calcext:value-type="float">
            <text:p>584.98</text:p>
          </table:table-cell>
          <table:table-cell office:value-type="float" office:value="-200" calcext:value-type="float">
            <text:p>-20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320.809" calcext:value-type="float">
            <text:p>320.809</text:p>
          </table:table-cell>
          <table:table-cell office:value-type="float" office:value="580.9" calcext:value-type="float">
            <text:p>580.9</text:p>
          </table:table-cell>
          <table:table-cell office:value-type="float" office:value="-208" calcext:value-type="float">
            <text:p>-20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332.384" calcext:value-type="float">
            <text:p>332.384</text:p>
          </table:table-cell>
          <table:table-cell office:value-type="float" office:value="576.66" calcext:value-type="float">
            <text:p>576.66</text:p>
          </table:table-cell>
          <table:table-cell office:value-type="float" office:value="-216" calcext:value-type="float">
            <text:p>-21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343.874" calcext:value-type="float">
            <text:p>343.874</text:p>
          </table:table-cell>
          <table:table-cell office:value-type="float" office:value="572.26" calcext:value-type="float">
            <text:p>572.26</text:p>
          </table:table-cell>
          <table:table-cell office:value-type="float" office:value="-224" calcext:value-type="float">
            <text:p>-22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355.273" calcext:value-type="float">
            <text:p>355.273</text:p>
          </table:table-cell>
          <table:table-cell office:value-type="float" office:value="567.7" calcext:value-type="float">
            <text:p>567.7</text:p>
          </table:table-cell>
          <table:table-cell office:value-type="float" office:value="-232" calcext:value-type="float">
            <text:p>-23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366.58" calcext:value-type="float">
            <text:p>366.58</text:p>
          </table:table-cell>
          <table:table-cell office:value-type="float" office:value="562.98" calcext:value-type="float">
            <text:p>562.98</text:p>
          </table:table-cell>
          <table:table-cell office:value-type="float" office:value="-240" calcext:value-type="float">
            <text:p>-24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377.791" calcext:value-type="float">
            <text:p>377.791</text:p>
          </table:table-cell>
          <table:table-cell office:value-type="float" office:value="558.1" calcext:value-type="float">
            <text:p>558.1</text:p>
          </table:table-cell>
          <table:table-cell office:value-type="float" office:value="-248" calcext:value-type="float">
            <text:p>-24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388.903" calcext:value-type="float">
            <text:p>388.903</text:p>
          </table:table-cell>
          <table:table-cell office:value-type="float" office:value="553.12" calcext:value-type="float">
            <text:p>553.12</text:p>
          </table:table-cell>
          <table:table-cell office:value-type="float" office:value="-250" calcext:value-type="float">
            <text:p>-25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399.915" calcext:value-type="float">
            <text:p>399.915</text:p>
          </table:table-cell>
          <table:table-cell office:value-type="float" office:value="548.12" calcext:value-type="float">
            <text:p>54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.828" calcext:value-type="float">
            <text:p>410.828</text:p>
          </table:table-cell>
          <table:table-cell office:value-type="float" office:value="543.12" calcext:value-type="float">
            <text:p>54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.64" calcext:value-type="float">
            <text:p>421.64</text:p>
          </table:table-cell>
          <table:table-cell office:value-type="float" office:value="538.12" calcext:value-type="float">
            <text:p>53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.353" calcext:value-type="float">
            <text:p>432.353</text:p>
          </table:table-cell>
          <table:table-cell office:value-type="float" office:value="533.12" calcext:value-type="float">
            <text:p>53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.965" calcext:value-type="float">
            <text:p>442.965</text:p>
          </table:table-cell>
          <table:table-cell office:value-type="float" office:value="528.12" calcext:value-type="float">
            <text:p>52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.477" calcext:value-type="float">
            <text:p>453.477</text:p>
          </table:table-cell>
          <table:table-cell office:value-type="float" office:value="523.12" calcext:value-type="float">
            <text:p>52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.89" calcext:value-type="float">
            <text:p>463.89</text:p>
          </table:table-cell>
          <table:table-cell office:value-type="float" office:value="518.12" calcext:value-type="float">
            <text:p>51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.202" calcext:value-type="float">
            <text:p>474.202</text:p>
          </table:table-cell>
          <table:table-cell office:value-type="float" office:value="513.12" calcext:value-type="float">
            <text:p>51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.415" calcext:value-type="float">
            <text:p>484.415</text:p>
          </table:table-cell>
          <table:table-cell office:value-type="float" office:value="508.12" calcext:value-type="float">
            <text:p>50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.527" calcext:value-type="float">
            <text:p>494.527</text:p>
          </table:table-cell>
          <table:table-cell office:value-type="float" office:value="503.12" calcext:value-type="float">
            <text:p>50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.539" calcext:value-type="float">
            <text:p>504.539</text:p>
          </table:table-cell>
          <table:table-cell office:value-type="float" office:value="498.12" calcext:value-type="float">
            <text:p>49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.452" calcext:value-type="float">
            <text:p>514.452</text:p>
          </table:table-cell>
          <table:table-cell office:value-type="float" office:value="493.12" calcext:value-type="float">
            <text:p>49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.264" calcext:value-type="float">
            <text:p>524.264</text:p>
          </table:table-cell>
          <table:table-cell office:value-type="float" office:value="488.12" calcext:value-type="float">
            <text:p>48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.977" calcext:value-type="float">
            <text:p>533.977</text:p>
          </table:table-cell>
          <table:table-cell office:value-type="float" office:value="483.12" calcext:value-type="float">
            <text:p>48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.589" calcext:value-type="float">
            <text:p>543.589</text:p>
          </table:table-cell>
          <table:table-cell office:value-type="float" office:value="478.12" calcext:value-type="float">
            <text:p>47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.101" calcext:value-type="float">
            <text:p>553.101</text:p>
          </table:table-cell>
          <table:table-cell office:value-type="float" office:value="473.12" calcext:value-type="float">
            <text:p>47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.514" calcext:value-type="float">
            <text:p>562.514</text:p>
          </table:table-cell>
          <table:table-cell office:value-type="float" office:value="468.12" calcext:value-type="float">
            <text:p>46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.826" calcext:value-type="float">
            <text:p>571.826</text:p>
          </table:table-cell>
          <table:table-cell office:value-type="float" office:value="463.12" calcext:value-type="float">
            <text:p>46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.039" calcext:value-type="float">
            <text:p>581.039</text:p>
          </table:table-cell>
          <table:table-cell office:value-type="float" office:value="458.12" calcext:value-type="float">
            <text:p>45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.151" calcext:value-type="float">
            <text:p>590.151</text:p>
          </table:table-cell>
          <table:table-cell office:value-type="float" office:value="453.12" calcext:value-type="float">
            <text:p>45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.163" calcext:value-type="float">
            <text:p>599.163</text:p>
          </table:table-cell>
          <table:table-cell office:value-type="float" office:value="448.12" calcext:value-type="float">
            <text:p>44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.076" calcext:value-type="float">
            <text:p>608.076</text:p>
          </table:table-cell>
          <table:table-cell office:value-type="float" office:value="443.12" calcext:value-type="float">
            <text:p>44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.888" calcext:value-type="float">
            <text:p>616.888</text:p>
          </table:table-cell>
          <table:table-cell office:value-type="float" office:value="438.12" calcext:value-type="float">
            <text:p>43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.601" calcext:value-type="float">
            <text:p>625.601</text:p>
          </table:table-cell>
          <table:table-cell office:value-type="float" office:value="433.12" calcext:value-type="float">
            <text:p>43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.213" calcext:value-type="float">
            <text:p>634.213</text:p>
          </table:table-cell>
          <table:table-cell office:value-type="float" office:value="428.12" calcext:value-type="float">
            <text:p>42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.725" calcext:value-type="float">
            <text:p>642.725</text:p>
          </table:table-cell>
          <table:table-cell office:value-type="float" office:value="423.12" calcext:value-type="float">
            <text:p>42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.138" calcext:value-type="float">
            <text:p>651.138</text:p>
          </table:table-cell>
          <table:table-cell office:value-type="float" office:value="418.12" calcext:value-type="float">
            <text:p>41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.45" calcext:value-type="float">
            <text:p>659.45</text:p>
          </table:table-cell>
          <table:table-cell office:value-type="float" office:value="413.12" calcext:value-type="float">
            <text:p>41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.663" calcext:value-type="float">
            <text:p>667.663</text:p>
          </table:table-cell>
          <table:table-cell office:value-type="float" office:value="408.12" calcext:value-type="float">
            <text:p>40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.775" calcext:value-type="float">
            <text:p>675.775</text:p>
          </table:table-cell>
          <table:table-cell office:value-type="float" office:value="403.12" calcext:value-type="float">
            <text:p>40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.787" calcext:value-type="float">
            <text:p>683.787</text:p>
          </table:table-cell>
          <table:table-cell office:value-type="float" office:value="398.12" calcext:value-type="float">
            <text:p>39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.7" calcext:value-type="float">
            <text:p>691.7</text:p>
          </table:table-cell>
          <table:table-cell office:value-type="float" office:value="393.12" calcext:value-type="float">
            <text:p>39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.512" calcext:value-type="float">
            <text:p>699.512</text:p>
          </table:table-cell>
          <table:table-cell office:value-type="float" office:value="388.12" calcext:value-type="float">
            <text:p>38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.225" calcext:value-type="float">
            <text:p>707.225</text:p>
          </table:table-cell>
          <table:table-cell office:value-type="float" office:value="383.12" calcext:value-type="float">
            <text:p>38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.837" calcext:value-type="float">
            <text:p>714.837</text:p>
          </table:table-cell>
          <table:table-cell office:value-type="float" office:value="378.12" calcext:value-type="float">
            <text:p>37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.349" calcext:value-type="float">
            <text:p>722.349</text:p>
          </table:table-cell>
          <table:table-cell office:value-type="float" office:value="373.12" calcext:value-type="float">
            <text:p>37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.762" calcext:value-type="float">
            <text:p>729.762</text:p>
          </table:table-cell>
          <table:table-cell office:value-type="float" office:value="368.12" calcext:value-type="float">
            <text:p>36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.074" calcext:value-type="float">
            <text:p>737.074</text:p>
          </table:table-cell>
          <table:table-cell office:value-type="float" office:value="363.12" calcext:value-type="float">
            <text:p>36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.287" calcext:value-type="float">
            <text:p>744.287</text:p>
          </table:table-cell>
          <table:table-cell office:value-type="float" office:value="358.12" calcext:value-type="float">
            <text:p>35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.399" calcext:value-type="float">
            <text:p>751.399</text:p>
          </table:table-cell>
          <table:table-cell office:value-type="float" office:value="353.12" calcext:value-type="float">
            <text:p>35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.411" calcext:value-type="float">
            <text:p>758.411</text:p>
          </table:table-cell>
          <table:table-cell office:value-type="float" office:value="348.12" calcext:value-type="float">
            <text:p>34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.324" calcext:value-type="float">
            <text:p>765.324</text:p>
          </table:table-cell>
          <table:table-cell office:value-type="float" office:value="343.12" calcext:value-type="float">
            <text:p>34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.136" calcext:value-type="float">
            <text:p>772.136</text:p>
          </table:table-cell>
          <table:table-cell office:value-type="float" office:value="338.12" calcext:value-type="float">
            <text:p>33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.849" calcext:value-type="float">
            <text:p>778.849</text:p>
          </table:table-cell>
          <table:table-cell office:value-type="float" office:value="333.12" calcext:value-type="float">
            <text:p>33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.461" calcext:value-type="float">
            <text:p>785.461</text:p>
          </table:table-cell>
          <table:table-cell office:value-type="float" office:value="328.12" calcext:value-type="float">
            <text:p>32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.973" calcext:value-type="float">
            <text:p>791.973</text:p>
          </table:table-cell>
          <table:table-cell office:value-type="float" office:value="323.12" calcext:value-type="float">
            <text:p>32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.386" calcext:value-type="float">
            <text:p>798.386</text:p>
          </table:table-cell>
          <table:table-cell office:value-type="float" office:value="318.12" calcext:value-type="float">
            <text:p>31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.698" calcext:value-type="float">
            <text:p>804.698</text:p>
          </table:table-cell>
          <table:table-cell office:value-type="float" office:value="313.12" calcext:value-type="float">
            <text:p>31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.911" calcext:value-type="float">
            <text:p>810.911</text:p>
          </table:table-cell>
          <table:table-cell office:value-type="float" office:value="308.12" calcext:value-type="float">
            <text:p>30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.023" calcext:value-type="float">
            <text:p>817.023</text:p>
          </table:table-cell>
          <table:table-cell office:value-type="float" office:value="303.12" calcext:value-type="float">
            <text:p>30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.035" calcext:value-type="float">
            <text:p>823.035</text:p>
          </table:table-cell>
          <table:table-cell office:value-type="float" office:value="298.12" calcext:value-type="float">
            <text:p>29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.948" calcext:value-type="float">
            <text:p>828.948</text:p>
          </table:table-cell>
          <table:table-cell office:value-type="float" office:value="293.12" calcext:value-type="float">
            <text:p>29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.76" calcext:value-type="float">
            <text:p>834.76</text:p>
          </table:table-cell>
          <table:table-cell office:value-type="float" office:value="288.12" calcext:value-type="float">
            <text:p>28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.473" calcext:value-type="float">
            <text:p>840.473</text:p>
          </table:table-cell>
          <table:table-cell office:value-type="float" office:value="283.12" calcext:value-type="float">
            <text:p>28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.085" calcext:value-type="float">
            <text:p>846.085</text:p>
          </table:table-cell>
          <table:table-cell office:value-type="float" office:value="278.12" calcext:value-type="float">
            <text:p>27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.597" calcext:value-type="float">
            <text:p>851.597</text:p>
          </table:table-cell>
          <table:table-cell office:value-type="float" office:value="273.12" calcext:value-type="float">
            <text:p>27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.01" calcext:value-type="float">
            <text:p>857.01</text:p>
          </table:table-cell>
          <table:table-cell office:value-type="float" office:value="268.12" calcext:value-type="float">
            <text:p>26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.322" calcext:value-type="float">
            <text:p>862.322</text:p>
          </table:table-cell>
          <table:table-cell office:value-type="float" office:value="263.12" calcext:value-type="float">
            <text:p>26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.535" calcext:value-type="float">
            <text:p>867.535</text:p>
          </table:table-cell>
          <table:table-cell office:value-type="float" office:value="258.12" calcext:value-type="float">
            <text:p>25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.647" calcext:value-type="float">
            <text:p>872.647</text:p>
          </table:table-cell>
          <table:table-cell office:value-type="float" office:value="253.12" calcext:value-type="float">
            <text:p>25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.659" calcext:value-type="float">
            <text:p>877.659</text:p>
          </table:table-cell>
          <table:table-cell office:value-type="float" office:value="248.12" calcext:value-type="float">
            <text:p>24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.572" calcext:value-type="float">
            <text:p>882.572</text:p>
          </table:table-cell>
          <table:table-cell office:value-type="float" office:value="243.12" calcext:value-type="float">
            <text:p>24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.384" calcext:value-type="float">
            <text:p>887.384</text:p>
          </table:table-cell>
          <table:table-cell office:value-type="float" office:value="238.12" calcext:value-type="float">
            <text:p>23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.097" calcext:value-type="float">
            <text:p>892.097</text:p>
          </table:table-cell>
          <table:table-cell office:value-type="float" office:value="233.12" calcext:value-type="float">
            <text:p>23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.709" calcext:value-type="float">
            <text:p>896.709</text:p>
          </table:table-cell>
          <table:table-cell office:value-type="float" office:value="228.12" calcext:value-type="float">
            <text:p>22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.221" calcext:value-type="float">
            <text:p>901.221</text:p>
          </table:table-cell>
          <table:table-cell office:value-type="float" office:value="223.12" calcext:value-type="float">
            <text:p>22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.634" calcext:value-type="float">
            <text:p>905.634</text:p>
          </table:table-cell>
          <table:table-cell office:value-type="float" office:value="218.12" calcext:value-type="float">
            <text:p>21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.946" calcext:value-type="float">
            <text:p>909.946</text:p>
          </table:table-cell>
          <table:table-cell office:value-type="float" office:value="213.12" calcext:value-type="float">
            <text:p>21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.159" calcext:value-type="float">
            <text:p>914.159</text:p>
          </table:table-cell>
          <table:table-cell office:value-type="float" office:value="208.12" calcext:value-type="float">
            <text:p>20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.271" calcext:value-type="float">
            <text:p>918.271</text:p>
          </table:table-cell>
          <table:table-cell office:value-type="float" office:value="203.12" calcext:value-type="float">
            <text:p>20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.283" calcext:value-type="float">
            <text:p>922.283</text:p>
          </table:table-cell>
          <table:table-cell office:value-type="float" office:value="198.12" calcext:value-type="float">
            <text:p>19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.196" calcext:value-type="float">
            <text:p>926.196</text:p>
          </table:table-cell>
          <table:table-cell office:value-type="float" office:value="193.12" calcext:value-type="float">
            <text:p>19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.008" calcext:value-type="float">
            <text:p>930.008</text:p>
          </table:table-cell>
          <table:table-cell office:value-type="float" office:value="188.12" calcext:value-type="float">
            <text:p>18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.721" calcext:value-type="float">
            <text:p>933.721</text:p>
          </table:table-cell>
          <table:table-cell office:value-type="float" office:value="183.12" calcext:value-type="float">
            <text:p>18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.333" calcext:value-type="float">
            <text:p>937.333</text:p>
          </table:table-cell>
          <table:table-cell office:value-type="float" office:value="178.12" calcext:value-type="float">
            <text:p>17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.845" calcext:value-type="float">
            <text:p>940.845</text:p>
          </table:table-cell>
          <table:table-cell office:value-type="float" office:value="173.12" calcext:value-type="float">
            <text:p>17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.258" calcext:value-type="float">
            <text:p>944.258</text:p>
          </table:table-cell>
          <table:table-cell office:value-type="float" office:value="168.12" calcext:value-type="float">
            <text:p>16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.57" calcext:value-type="float">
            <text:p>947.57</text:p>
          </table:table-cell>
          <table:table-cell office:value-type="float" office:value="163.12" calcext:value-type="float">
            <text:p>16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.783" calcext:value-type="float">
            <text:p>950.783</text:p>
          </table:table-cell>
          <table:table-cell office:value-type="float" office:value="158.12" calcext:value-type="float">
            <text:p>15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.895" calcext:value-type="float">
            <text:p>953.895</text:p>
          </table:table-cell>
          <table:table-cell office:value-type="float" office:value="153.12" calcext:value-type="float">
            <text:p>15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.907" calcext:value-type="float">
            <text:p>956.907</text:p>
          </table:table-cell>
          <table:table-cell office:value-type="float" office:value="148.12" calcext:value-type="float">
            <text:p>14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.82" calcext:value-type="float">
            <text:p>959.82</text:p>
          </table:table-cell>
          <table:table-cell office:value-type="float" office:value="143.12" calcext:value-type="float">
            <text:p>14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.632" calcext:value-type="float">
            <text:p>962.632</text:p>
          </table:table-cell>
          <table:table-cell office:value-type="float" office:value="138.12" calcext:value-type="float">
            <text:p>13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.345" calcext:value-type="float">
            <text:p>965.345</text:p>
          </table:table-cell>
          <table:table-cell office:value-type="float" office:value="133.12" calcext:value-type="float">
            <text:p>13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.957" calcext:value-type="float">
            <text:p>967.957</text:p>
          </table:table-cell>
          <table:table-cell office:value-type="float" office:value="128.12" calcext:value-type="float">
            <text:p>12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.469" calcext:value-type="float">
            <text:p>970.469</text:p>
          </table:table-cell>
          <table:table-cell office:value-type="float" office:value="123.12" calcext:value-type="float">
            <text:p>12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.882" calcext:value-type="float">
            <text:p>972.882</text:p>
          </table:table-cell>
          <table:table-cell office:value-type="float" office:value="118.12" calcext:value-type="float">
            <text:p>11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.194" calcext:value-type="float">
            <text:p>975.194</text:p>
          </table:table-cell>
          <table:table-cell office:value-type="float" office:value="113.12" calcext:value-type="float">
            <text:p>11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.407" calcext:value-type="float">
            <text:p>977.407</text:p>
          </table:table-cell>
          <table:table-cell office:value-type="float" office:value="108.12" calcext:value-type="float">
            <text:p>10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.519" calcext:value-type="float">
            <text:p>979.519</text:p>
          </table:table-cell>
          <table:table-cell office:value-type="float" office:value="103.12" calcext:value-type="float">
            <text:p>10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.531" calcext:value-type="float">
            <text:p>981.531</text:p>
          </table:table-cell>
          <table:table-cell office:value-type="float" office:value="98.12" calcext:value-type="float">
            <text:p>9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.444" calcext:value-type="float">
            <text:p>983.444</text:p>
          </table:table-cell>
          <table:table-cell office:value-type="float" office:value="93.12" calcext:value-type="float">
            <text:p>9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.256" calcext:value-type="float">
            <text:p>985.256</text:p>
          </table:table-cell>
          <table:table-cell office:value-type="float" office:value="88.12" calcext:value-type="float">
            <text:p>8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.969" calcext:value-type="float">
            <text:p>986.969</text:p>
          </table:table-cell>
          <table:table-cell office:value-type="float" office:value="83.12" calcext:value-type="float">
            <text:p>8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.581" calcext:value-type="float">
            <text:p>988.581</text:p>
          </table:table-cell>
          <table:table-cell office:value-type="float" office:value="78.12" calcext:value-type="float">
            <text:p>78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.093" calcext:value-type="float">
            <text:p>990.093</text:p>
          </table:table-cell>
          <table:table-cell office:value-type="float" office:value="73.12" calcext:value-type="float">
            <text:p>73.12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.507" calcext:value-type="float">
            <text:p>991.507</text:p>
          </table:table-cell>
          <table:table-cell office:value-type="float" office:value="68.2" calcext:value-type="float">
            <text:p>68.2</text:p>
          </table:table-cell>
          <table:table-cell office:value-type="float" office:value="-242" calcext:value-type="float">
            <text:p>-24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992.823" calcext:value-type="float">
            <text:p>992.823</text:p>
          </table:table-cell>
          <table:table-cell office:value-type="float" office:value="63.44" calcext:value-type="float">
            <text:p>63.44</text:p>
          </table:table-cell>
          <table:table-cell office:value-type="float" office:value="-234" calcext:value-type="float">
            <text:p>-23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994.046" calcext:value-type="float">
            <text:p>994.046</text:p>
          </table:table-cell>
          <table:table-cell office:value-type="float" office:value="58.84" calcext:value-type="float">
            <text:p>58.84</text:p>
          </table:table-cell>
          <table:table-cell office:value-type="float" office:value="-226" calcext:value-type="float">
            <text:p>-22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995.178" calcext:value-type="float">
            <text:p>995.178</text:p>
          </table:table-cell>
          <table:table-cell office:value-type="float" office:value="54.4" calcext:value-type="float">
            <text:p>54.4</text:p>
          </table:table-cell>
          <table:table-cell office:value-type="float" office:value="-218" calcext:value-type="float">
            <text:p>-21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996.223" calcext:value-type="float">
            <text:p>996.223</text:p>
          </table:table-cell>
          <table:table-cell office:value-type="float" office:value="50.12" calcext:value-type="float">
            <text:p>50.12</text:p>
          </table:table-cell>
          <table:table-cell office:value-type="float" office:value="-210" calcext:value-type="float">
            <text:p>-21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997.185" calcext:value-type="float">
            <text:p>997.185</text:p>
          </table:table-cell>
          <table:table-cell office:value-type="float" office:value="46" calcext:value-type="float">
            <text:p>46</text:p>
          </table:table-cell>
          <table:table-cell office:value-type="float" office:value="-202" calcext:value-type="float">
            <text:p>-20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998.065" calcext:value-type="float">
            <text:p>998.065</text:p>
          </table:table-cell>
          <table:table-cell office:value-type="float" office:value="42.04" calcext:value-type="float">
            <text:p>42.04</text:p>
          </table:table-cell>
          <table:table-cell office:value-type="float" office:value="-194" calcext:value-type="float">
            <text:p>-19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998.868" calcext:value-type="float">
            <text:p>998.868</text:p>
          </table:table-cell>
          <table:table-cell office:value-type="float" office:value="38.24" calcext:value-type="float">
            <text:p>38.24</text:p>
          </table:table-cell>
          <table:table-cell office:value-type="float" office:value="-186" calcext:value-type="float">
            <text:p>-18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999.596" calcext:value-type="float">
            <text:p>999.596</text:p>
          </table:table-cell>
          <table:table-cell office:value-type="float" office:value="34.6" calcext:value-type="float">
            <text:p>34.6</text:p>
          </table:table-cell>
          <table:table-cell office:value-type="float" office:value="-178" calcext:value-type="float">
            <text:p>-17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00.253" calcext:value-type="float">
            <text:p>1000.253</text:p>
          </table:table-cell>
          <table:table-cell office:value-type="float" office:value="31.12" calcext:value-type="float">
            <text:p>31.12</text:p>
          </table:table-cell>
          <table:table-cell office:value-type="float" office:value="-170" calcext:value-type="float">
            <text:p>-17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00.843" calcext:value-type="float">
            <text:p>1000.843</text:p>
          </table:table-cell>
          <table:table-cell office:value-type="float" office:value="27.8" calcext:value-type="float">
            <text:p>27.8</text:p>
          </table:table-cell>
          <table:table-cell office:value-type="float" office:value="-162" calcext:value-type="float">
            <text:p>-16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01.367" calcext:value-type="float">
            <text:p>1001.367</text:p>
          </table:table-cell>
          <table:table-cell office:value-type="float" office:value="24.64" calcext:value-type="float">
            <text:p>24.64</text:p>
          </table:table-cell>
          <table:table-cell office:value-type="float" office:value="-154" calcext:value-type="float">
            <text:p>-15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01.83" calcext:value-type="float">
            <text:p>1001.83</text:p>
          </table:table-cell>
          <table:table-cell office:value-type="float" office:value="21.64" calcext:value-type="float">
            <text:p>21.64</text:p>
          </table:table-cell>
          <table:table-cell office:value-type="float" office:value="-146" calcext:value-type="float">
            <text:p>-14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02.234" calcext:value-type="float">
            <text:p>1002.234</text:p>
          </table:table-cell>
          <table:table-cell office:value-type="float" office:value="18.8" calcext:value-type="float">
            <text:p>18.8</text:p>
          </table:table-cell>
          <table:table-cell office:value-type="float" office:value="-138" calcext:value-type="float">
            <text:p>-13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02.583" calcext:value-type="float">
            <text:p>1002.583</text:p>
          </table:table-cell>
          <table:table-cell office:value-type="float" office:value="16.12" calcext:value-type="float">
            <text:p>16.12</text:p>
          </table:table-cell>
          <table:table-cell office:value-type="float" office:value="-130" calcext:value-type="float">
            <text:p>-13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02.881" calcext:value-type="float">
            <text:p>1002.881</text:p>
          </table:table-cell>
          <table:table-cell office:value-type="float" office:value="13.6" calcext:value-type="float">
            <text:p>13.6</text:p>
          </table:table-cell>
          <table:table-cell office:value-type="float" office:value="-122" calcext:value-type="float">
            <text:p>-12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03.129" calcext:value-type="float">
            <text:p>1003.129</text:p>
          </table:table-cell>
          <table:table-cell office:value-type="float" office:value="11.24" calcext:value-type="float">
            <text:p>11.24</text:p>
          </table:table-cell>
          <table:table-cell office:value-type="float" office:value="-114" calcext:value-type="float">
            <text:p>-11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03.332" calcext:value-type="float">
            <text:p>1003.332</text:p>
          </table:table-cell>
          <table:table-cell office:value-type="float" office:value="9.04" calcext:value-type="float">
            <text:p>9.04</text:p>
          </table:table-cell>
          <table:table-cell office:value-type="float" office:value="-106" calcext:value-type="float">
            <text:p>-10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03.492" calcext:value-type="float">
            <text:p>1003.492</text:p>
          </table:table-cell>
          <table:table-cell office:value-type="float" office:value="7" calcext:value-type="float">
            <text:p>7</text:p>
          </table:table-cell>
          <table:table-cell office:value-type="float" office:value="-98" calcext:value-type="float">
            <text:p>-9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03.613" calcext:value-type="float">
            <text:p>1003.613</text:p>
          </table:table-cell>
          <table:table-cell office:value-type="float" office:value="5.12" calcext:value-type="float">
            <text:p>5.12</text:p>
          </table:table-cell>
          <table:table-cell office:value-type="float" office:value="-90" calcext:value-type="float">
            <text:p>-9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03.699" calcext:value-type="float">
            <text:p>1003.699</text:p>
          </table:table-cell>
          <table:table-cell office:value-type="float" office:value="3.4" calcext:value-type="float">
            <text:p>3.4</text:p>
          </table:table-cell>
          <table:table-cell office:value-type="float" office:value="-82" calcext:value-type="float">
            <text:p>-8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03.751" calcext:value-type="float">
            <text:p>1003.751</text:p>
          </table:table-cell>
          <table:table-cell office:value-type="float" office:value="1.84" calcext:value-type="float">
            <text:p>1.84</text:p>
          </table:table-cell>
          <table:table-cell office:value-type="float" office:value="-74" calcext:value-type="float">
            <text:p>-7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03.774" calcext:value-type="float">
            <text:p>1003.774</text:p>
          </table:table-cell>
          <table:table-cell office:value-type="float" office:value="0.44" calcext:value-type="float">
            <text:p>0.44</text:p>
          </table:table-cell>
          <table:table-cell office:value-type="float" office:value="-66" calcext:value-type="float">
            <text:p>-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03.778" calcext:value-type="float">
            <text:p>1003.778</text:p>
          </table:table-cell>
          <table:table-cell office:value-type="float" office:value="0" calcext:value-type="float">
            <text:p>0</text:p>
          </table:table-cell>
          <table:table-cell office:value-type="float" office:value="-58" calcext:value-type="float">
            <text:p>-5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03.778" calcext:value-type="float">
            <text:p>1003.778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03.778" calcext:value-type="float">
            <text:p>1003.778</text:p>
          </table:table-cell>
          <table:table-cell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03.778" calcext:value-type="float">
            <text:p>1003.778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03.778" calcext:value-type="float">
            <text:p>1003.778</text:p>
          </table:table-cell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03.778" calcext:value-type="float">
            <text:p>1003.778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03.778" calcext:value-type="float">
            <text:p>1003.778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03.778" calcext:value-type="float">
            <text:p>1003.77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400" calcext:value-type="float">
            <text:p>400</text:p>
          </table:table-cell>
        </table:table-row>
      </table:table>
      <table:table table:name="Sheet4" table:style-name="ta1">
        <table:shapes>
          <draw:frame draw:z-index="0" draw:style-name="gr1" draw:text-style-name="P1" svg:width="1032.38pt" svg:height="580.68pt" svg:x="86.37pt" svg:y="42.75pt">
            <draw:object draw:notify-on-update-of-ranges="Sheet4.A1:Sheet4.A1 Sheet4.A2:Sheet4.A391 Sheet4.B1:Sheet4.B1 Sheet4.B2:Sheet4.B391 Sheet4.C1:Sheet4.C1 Sheet4.C2:Sheet4.C391 Sheet4.D1:Sheet4.D1 Sheet4.D2:Sheet4.D39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8" calcext:value-type="float">
            <text:p>0.08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32" calcext:value-type="float">
            <text:p>0.32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72" calcext:value-type="float">
            <text:p>0.72</text:p>
          </table:table-cell>
          <table:table-cell office:value-type="float" office:value="24" calcext:value-type="float">
            <text:p>2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1.28" calcext:value-type="float">
            <text:p>1.28</text:p>
          </table:table-cell>
          <table:table-cell office:value-type="float" office:value="32" calcext:value-type="float">
            <text:p>3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117" calcext:value-type="float">
            <text:p>0.117</text:p>
          </table:table-cell>
          <table:table-cell office:value-type="float" office:value="2.88" calcext:value-type="float">
            <text:p>2.88</text:p>
          </table:table-cell>
          <table:table-cell office:value-type="float" office:value="48" calcext:value-type="float">
            <text:p>4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3.92" calcext:value-type="float">
            <text:p>3.92</text:p>
          </table:table-cell>
          <table:table-cell office:value-type="float" office:value="56" calcext:value-type="float">
            <text:p>5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5.12" calcext:value-type="float">
            <text:p>5.12</text:p>
          </table:table-cell>
          <table:table-cell office:value-type="float" office:value="64" calcext:value-type="float">
            <text:p>6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6.48" calcext:value-type="float">
            <text:p>6.48</text:p>
          </table:table-cell>
          <table:table-cell office:value-type="float" office:value="72" calcext:value-type="float">
            <text:p>7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713" calcext:value-type="float">
            <text:p>0.713</text:p>
          </table:table-cell>
          <table:table-cell office:value-type="float" office:value="9.68" calcext:value-type="float">
            <text:p>9.68</text:p>
          </table:table-cell>
          <table:table-cell office:value-type="float" office:value="88" calcext:value-type="float">
            <text:p>8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11.52" calcext:value-type="float">
            <text:p>11.52</text:p>
          </table:table-cell>
          <table:table-cell office:value-type="float" office:value="96" calcext:value-type="float">
            <text:p>9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13.52" calcext:value-type="float">
            <text:p>13.52</text:p>
          </table:table-cell>
          <table:table-cell office:value-type="float" office:value="104" calcext:value-type="float">
            <text:p>10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.467" calcext:value-type="float">
            <text:p>1.467</text:p>
          </table:table-cell>
          <table:table-cell office:value-type="float" office:value="15.68" calcext:value-type="float">
            <text:p>15.68</text:p>
          </table:table-cell>
          <table:table-cell office:value-type="float" office:value="112" calcext:value-type="float">
            <text:p>11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.804" calcext:value-type="float">
            <text:p>1.804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.189" calcext:value-type="float">
            <text:p>2.189</text:p>
          </table:table-cell>
          <table:table-cell office:value-type="float" office:value="20.48" calcext:value-type="float">
            <text:p>20.48</text:p>
          </table:table-cell>
          <table:table-cell office:value-type="float" office:value="128" calcext:value-type="float">
            <text:p>12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.625" calcext:value-type="float">
            <text:p>2.625</text:p>
          </table:table-cell>
          <table:table-cell office:value-type="float" office:value="23.12" calcext:value-type="float">
            <text:p>23.12</text:p>
          </table:table-cell>
          <table:table-cell office:value-type="float" office:value="136" calcext:value-type="float">
            <text:p>13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.115" calcext:value-type="float">
            <text:p>3.115</text:p>
          </table:table-cell>
          <table:table-cell office:value-type="float" office:value="25.92" calcext:value-type="float">
            <text:p>25.92</text:p>
          </table:table-cell>
          <table:table-cell office:value-type="float" office:value="144" calcext:value-type="float">
            <text:p>14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.663" calcext:value-type="float">
            <text:p>3.663</text:p>
          </table:table-cell>
          <table:table-cell office:value-type="float" office:value="28.88" calcext:value-type="float">
            <text:p>28.88</text:p>
          </table:table-cell>
          <table:table-cell office:value-type="float" office:value="152" calcext:value-type="float">
            <text:p>15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.945" calcext:value-type="float">
            <text:p>4.945</text:p>
          </table:table-cell>
          <table:table-cell office:value-type="float" office:value="35.28" calcext:value-type="float">
            <text:p>35.28</text:p>
          </table:table-cell>
          <table:table-cell office:value-type="float" office:value="168" calcext:value-type="float">
            <text:p>16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5.685" calcext:value-type="float">
            <text:p>5.685</text:p>
          </table:table-cell>
          <table:table-cell office:value-type="float" office:value="38.72" calcext:value-type="float">
            <text:p>38.72</text:p>
          </table:table-cell>
          <table:table-cell office:value-type="float" office:value="176" calcext:value-type="float">
            <text:p>17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6.495" calcext:value-type="float">
            <text:p>6.495</text:p>
          </table:table-cell>
          <table:table-cell office:value-type="float" office:value="42.32" calcext:value-type="float">
            <text:p>42.32</text:p>
          </table:table-cell>
          <table:table-cell office:value-type="float" office:value="184" calcext:value-type="float">
            <text:p>18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7.379" calcext:value-type="float">
            <text:p>7.379</text:p>
          </table:table-cell>
          <table:table-cell office:value-type="float" office:value="46.08" calcext:value-type="float">
            <text:p>46.08</text:p>
          </table:table-cell>
          <table:table-cell office:value-type="float" office:value="192" calcext:value-type="float">
            <text:p>19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9.381" calcext:value-type="float">
            <text:p>9.381</text:p>
          </table:table-cell>
          <table:table-cell office:value-type="float" office:value="54.08" calcext:value-type="float">
            <text:p>54.08</text:p>
          </table:table-cell>
          <table:table-cell office:value-type="float" office:value="208" calcext:value-type="float">
            <text:p>20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.505" calcext:value-type="float">
            <text:p>10.505</text:p>
          </table:table-cell>
          <table:table-cell office:value-type="float" office:value="58.32" calcext:value-type="float">
            <text:p>58.32</text:p>
          </table:table-cell>
          <table:table-cell office:value-type="float" office:value="216" calcext:value-type="float">
            <text:p>21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1.715" calcext:value-type="float">
            <text:p>11.715</text:p>
          </table:table-cell>
          <table:table-cell office:value-type="float" office:value="62.72" calcext:value-type="float">
            <text:p>62.72</text:p>
          </table:table-cell>
          <table:table-cell office:value-type="float" office:value="224" calcext:value-type="float">
            <text:p>22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3.015" calcext:value-type="float">
            <text:p>13.015</text:p>
          </table:table-cell>
          <table:table-cell office:value-type="float" office:value="67.28" calcext:value-type="float">
            <text:p>67.28</text:p>
          </table:table-cell>
          <table:table-cell office:value-type="float" office:value="232" calcext:value-type="float">
            <text:p>23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4.408" calcext:value-type="float">
            <text:p>14.408</text:p>
          </table:table-cell>
          <table:table-cell office:value-type="float" office:value="72" calcext:value-type="float">
            <text:p>72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5.897" calcext:value-type="float">
            <text:p>15.897</text:p>
          </table:table-cell>
          <table:table-cell office:value-type="float" office:value="76.88" calcext:value-type="float">
            <text:p>76.88</text:p>
          </table:table-cell>
          <table:table-cell office:value-type="float" office:value="248" calcext:value-type="float">
            <text:p>24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7.484" calcext:value-type="float">
            <text:p>17.484</text:p>
          </table:table-cell>
          <table:table-cell office:value-type="float" office:value="81.86" calcext:value-type="float">
            <text:p>81.8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9.171" calcext:value-type="float">
            <text:p>19.171</text:p>
          </table:table-cell>
          <table:table-cell office:value-type="float" office:value="86.86" calcext:value-type="float">
            <text:p>8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59" calcext:value-type="float">
            <text:p>20.959</text:p>
          </table:table-cell>
          <table:table-cell office:value-type="float" office:value="91.86" calcext:value-type="float">
            <text:p>9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46" calcext:value-type="float">
            <text:p>22.846</text:p>
          </table:table-cell>
          <table:table-cell office:value-type="float" office:value="96.86" calcext:value-type="float">
            <text:p>9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833" calcext:value-type="float">
            <text:p>24.833</text:p>
          </table:table-cell>
          <table:table-cell office:value-type="float" office:value="101.86" calcext:value-type="float">
            <text:p>10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92" calcext:value-type="float">
            <text:p>26.92</text:p>
          </table:table-cell>
          <table:table-cell office:value-type="float" office:value="106.86" calcext:value-type="float">
            <text:p>10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107" calcext:value-type="float">
            <text:p>29.107</text:p>
          </table:table-cell>
          <table:table-cell office:value-type="float" office:value="111.86" calcext:value-type="float">
            <text:p>11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395" calcext:value-type="float">
            <text:p>31.395</text:p>
          </table:table-cell>
          <table:table-cell office:value-type="float" office:value="116.86" calcext:value-type="float">
            <text:p>11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782" calcext:value-type="float">
            <text:p>33.782</text:p>
          </table:table-cell>
          <table:table-cell office:value-type="float" office:value="121.86" calcext:value-type="float">
            <text:p>12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269" calcext:value-type="float">
            <text:p>36.269</text:p>
          </table:table-cell>
          <table:table-cell office:value-type="float" office:value="126.86" calcext:value-type="float">
            <text:p>12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856" calcext:value-type="float">
            <text:p>38.856</text:p>
          </table:table-cell>
          <table:table-cell office:value-type="float" office:value="131.86" calcext:value-type="float">
            <text:p>13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543" calcext:value-type="float">
            <text:p>41.543</text:p>
          </table:table-cell>
          <table:table-cell office:value-type="float" office:value="136.86" calcext:value-type="float">
            <text:p>13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331" calcext:value-type="float">
            <text:p>44.331</text:p>
          </table:table-cell>
          <table:table-cell office:value-type="float" office:value="141.86" calcext:value-type="float">
            <text:p>14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218" calcext:value-type="float">
            <text:p>47.218</text:p>
          </table:table-cell>
          <table:table-cell office:value-type="float" office:value="146.86" calcext:value-type="float">
            <text:p>14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205" calcext:value-type="float">
            <text:p>50.205</text:p>
          </table:table-cell>
          <table:table-cell office:value-type="float" office:value="151.86" calcext:value-type="float">
            <text:p>15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292" calcext:value-type="float">
            <text:p>53.292</text:p>
          </table:table-cell>
          <table:table-cell office:value-type="float" office:value="156.86" calcext:value-type="float">
            <text:p>15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479" calcext:value-type="float">
            <text:p>56.479</text:p>
          </table:table-cell>
          <table:table-cell office:value-type="float" office:value="161.86" calcext:value-type="float">
            <text:p>16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767" calcext:value-type="float">
            <text:p>59.767</text:p>
          </table:table-cell>
          <table:table-cell office:value-type="float" office:value="166.86" calcext:value-type="float">
            <text:p>16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154" calcext:value-type="float">
            <text:p>63.154</text:p>
          </table:table-cell>
          <table:table-cell office:value-type="float" office:value="171.86" calcext:value-type="float">
            <text:p>17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641" calcext:value-type="float">
            <text:p>66.641</text:p>
          </table:table-cell>
          <table:table-cell office:value-type="float" office:value="176.86" calcext:value-type="float">
            <text:p>17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228" calcext:value-type="float">
            <text:p>70.228</text:p>
          </table:table-cell>
          <table:table-cell office:value-type="float" office:value="181.86" calcext:value-type="float">
            <text:p>18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915" calcext:value-type="float">
            <text:p>73.915</text:p>
          </table:table-cell>
          <table:table-cell office:value-type="float" office:value="186.86" calcext:value-type="float">
            <text:p>18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703" calcext:value-type="float">
            <text:p>77.703</text:p>
          </table:table-cell>
          <table:table-cell office:value-type="float" office:value="191.86" calcext:value-type="float">
            <text:p>19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59" calcext:value-type="float">
            <text:p>81.59</text:p>
          </table:table-cell>
          <table:table-cell office:value-type="float" office:value="196.86" calcext:value-type="float">
            <text:p>19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577" calcext:value-type="float">
            <text:p>85.577</text:p>
          </table:table-cell>
          <table:table-cell office:value-type="float" office:value="201.86" calcext:value-type="float">
            <text:p>20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664" calcext:value-type="float">
            <text:p>89.664</text:p>
          </table:table-cell>
          <table:table-cell office:value-type="float" office:value="206.86" calcext:value-type="float">
            <text:p>20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851" calcext:value-type="float">
            <text:p>93.851</text:p>
          </table:table-cell>
          <table:table-cell office:value-type="float" office:value="211.86" calcext:value-type="float">
            <text:p>21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139" calcext:value-type="float">
            <text:p>98.139</text:p>
          </table:table-cell>
          <table:table-cell office:value-type="float" office:value="216.86" calcext:value-type="float">
            <text:p>21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526" calcext:value-type="float">
            <text:p>102.526</text:p>
          </table:table-cell>
          <table:table-cell office:value-type="float" office:value="221.86" calcext:value-type="float">
            <text:p>22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.013" calcext:value-type="float">
            <text:p>107.013</text:p>
          </table:table-cell>
          <table:table-cell office:value-type="float" office:value="226.86" calcext:value-type="float">
            <text:p>22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231.86" calcext:value-type="float">
            <text:p>23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.287" calcext:value-type="float">
            <text:p>116.287</text:p>
          </table:table-cell>
          <table:table-cell office:value-type="float" office:value="236.86" calcext:value-type="float">
            <text:p>23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.075" calcext:value-type="float">
            <text:p>121.075</text:p>
          </table:table-cell>
          <table:table-cell office:value-type="float" office:value="241.86" calcext:value-type="float">
            <text:p>24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.962" calcext:value-type="float">
            <text:p>125.962</text:p>
          </table:table-cell>
          <table:table-cell office:value-type="float" office:value="246.86" calcext:value-type="float">
            <text:p>24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.949" calcext:value-type="float">
            <text:p>130.949</text:p>
          </table:table-cell>
          <table:table-cell office:value-type="float" office:value="251.86" calcext:value-type="float">
            <text:p>25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.036" calcext:value-type="float">
            <text:p>136.03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.223" calcext:value-type="float">
            <text:p>141.223</text:p>
          </table:table-cell>
          <table:table-cell office:value-type="float" office:value="261.86" calcext:value-type="float">
            <text:p>26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.511" calcext:value-type="float">
            <text:p>146.511</text:p>
          </table:table-cell>
          <table:table-cell office:value-type="float" office:value="266.86" calcext:value-type="float">
            <text:p>26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.898" calcext:value-type="float">
            <text:p>151.898</text:p>
          </table:table-cell>
          <table:table-cell office:value-type="float" office:value="271.86" calcext:value-type="float">
            <text:p>27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.385" calcext:value-type="float">
            <text:p>157.385</text:p>
          </table:table-cell>
          <table:table-cell office:value-type="float" office:value="276.86" calcext:value-type="float">
            <text:p>27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.972" calcext:value-type="float">
            <text:p>162.972</text:p>
          </table:table-cell>
          <table:table-cell office:value-type="float" office:value="281.86" calcext:value-type="float">
            <text:p>28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.659" calcext:value-type="float">
            <text:p>168.659</text:p>
          </table:table-cell>
          <table:table-cell office:value-type="float" office:value="286.86" calcext:value-type="float">
            <text:p>28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.447" calcext:value-type="float">
            <text:p>174.447</text:p>
          </table:table-cell>
          <table:table-cell office:value-type="float" office:value="291.86" calcext:value-type="float">
            <text:p>29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.334" calcext:value-type="float">
            <text:p>180.334</text:p>
          </table:table-cell>
          <table:table-cell office:value-type="float" office:value="296.86" calcext:value-type="float">
            <text:p>29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.321" calcext:value-type="float">
            <text:p>186.321</text:p>
          </table:table-cell>
          <table:table-cell office:value-type="float" office:value="301.86" calcext:value-type="float">
            <text:p>30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.408" calcext:value-type="float">
            <text:p>192.408</text:p>
          </table:table-cell>
          <table:table-cell office:value-type="float" office:value="306.86" calcext:value-type="float">
            <text:p>30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.595" calcext:value-type="float">
            <text:p>198.595</text:p>
          </table:table-cell>
          <table:table-cell office:value-type="float" office:value="311.86" calcext:value-type="float">
            <text:p>31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.883" calcext:value-type="float">
            <text:p>204.883</text:p>
          </table:table-cell>
          <table:table-cell office:value-type="float" office:value="316.86" calcext:value-type="float">
            <text:p>31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.27" calcext:value-type="float">
            <text:p>211.27</text:p>
          </table:table-cell>
          <table:table-cell office:value-type="float" office:value="321.86" calcext:value-type="float">
            <text:p>32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.757" calcext:value-type="float">
            <text:p>217.757</text:p>
          </table:table-cell>
          <table:table-cell office:value-type="float" office:value="326.86" calcext:value-type="float">
            <text:p>32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.344" calcext:value-type="float">
            <text:p>224.344</text:p>
          </table:table-cell>
          <table:table-cell office:value-type="float" office:value="331.86" calcext:value-type="float">
            <text:p>33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.031" calcext:value-type="float">
            <text:p>231.031</text:p>
          </table:table-cell>
          <table:table-cell office:value-type="float" office:value="336.86" calcext:value-type="float">
            <text:p>33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.819" calcext:value-type="float">
            <text:p>237.819</text:p>
          </table:table-cell>
          <table:table-cell office:value-type="float" office:value="341.86" calcext:value-type="float">
            <text:p>34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.706" calcext:value-type="float">
            <text:p>244.706</text:p>
          </table:table-cell>
          <table:table-cell office:value-type="float" office:value="346.86" calcext:value-type="float">
            <text:p>34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.693" calcext:value-type="float">
            <text:p>251.693</text:p>
          </table:table-cell>
          <table:table-cell office:value-type="float" office:value="351.86" calcext:value-type="float">
            <text:p>35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.78" calcext:value-type="float">
            <text:p>258.78</text:p>
          </table:table-cell>
          <table:table-cell office:value-type="float" office:value="356.86" calcext:value-type="float">
            <text:p>35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.967" calcext:value-type="float">
            <text:p>265.967</text:p>
          </table:table-cell>
          <table:table-cell office:value-type="float" office:value="361.86" calcext:value-type="float">
            <text:p>36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.255" calcext:value-type="float">
            <text:p>273.255</text:p>
          </table:table-cell>
          <table:table-cell office:value-type="float" office:value="366.86" calcext:value-type="float">
            <text:p>36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.642" calcext:value-type="float">
            <text:p>280.642</text:p>
          </table:table-cell>
          <table:table-cell office:value-type="float" office:value="371.86" calcext:value-type="float">
            <text:p>37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.129" calcext:value-type="float">
            <text:p>288.129</text:p>
          </table:table-cell>
          <table:table-cell office:value-type="float" office:value="376.86" calcext:value-type="float">
            <text:p>37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.716" calcext:value-type="float">
            <text:p>295.716</text:p>
          </table:table-cell>
          <table:table-cell office:value-type="float" office:value="381.86" calcext:value-type="float">
            <text:p>38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.403" calcext:value-type="float">
            <text:p>303.403</text:p>
          </table:table-cell>
          <table:table-cell office:value-type="float" office:value="386.86" calcext:value-type="float">
            <text:p>38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.191" calcext:value-type="float">
            <text:p>311.191</text:p>
          </table:table-cell>
          <table:table-cell office:value-type="float" office:value="391.86" calcext:value-type="float">
            <text:p>39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.078" calcext:value-type="float">
            <text:p>319.078</text:p>
          </table:table-cell>
          <table:table-cell office:value-type="float" office:value="396.86" calcext:value-type="float">
            <text:p>39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.065" calcext:value-type="float">
            <text:p>327.065</text:p>
          </table:table-cell>
          <table:table-cell office:value-type="float" office:value="401.86" calcext:value-type="float">
            <text:p>40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.152" calcext:value-type="float">
            <text:p>335.152</text:p>
          </table:table-cell>
          <table:table-cell office:value-type="float" office:value="406.86" calcext:value-type="float">
            <text:p>40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.339" calcext:value-type="float">
            <text:p>343.339</text:p>
          </table:table-cell>
          <table:table-cell office:value-type="float" office:value="411.86" calcext:value-type="float">
            <text:p>41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.627" calcext:value-type="float">
            <text:p>351.627</text:p>
          </table:table-cell>
          <table:table-cell office:value-type="float" office:value="416.86" calcext:value-type="float">
            <text:p>41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.014" calcext:value-type="float">
            <text:p>360.014</text:p>
          </table:table-cell>
          <table:table-cell office:value-type="float" office:value="421.86" calcext:value-type="float">
            <text:p>42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.501" calcext:value-type="float">
            <text:p>368.501</text:p>
          </table:table-cell>
          <table:table-cell office:value-type="float" office:value="426.86" calcext:value-type="float">
            <text:p>42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.088" calcext:value-type="float">
            <text:p>377.088</text:p>
          </table:table-cell>
          <table:table-cell office:value-type="float" office:value="431.86" calcext:value-type="float">
            <text:p>43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.775" calcext:value-type="float">
            <text:p>385.775</text:p>
          </table:table-cell>
          <table:table-cell office:value-type="float" office:value="436.86" calcext:value-type="float">
            <text:p>43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.563" calcext:value-type="float">
            <text:p>394.563</text:p>
          </table:table-cell>
          <table:table-cell office:value-type="float" office:value="441.86" calcext:value-type="float">
            <text:p>44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.45" calcext:value-type="float">
            <text:p>403.45</text:p>
          </table:table-cell>
          <table:table-cell office:value-type="float" office:value="446.86" calcext:value-type="float">
            <text:p>44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.437" calcext:value-type="float">
            <text:p>412.437</text:p>
          </table:table-cell>
          <table:table-cell office:value-type="float" office:value="451.86" calcext:value-type="float">
            <text:p>45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.524" calcext:value-type="float">
            <text:p>421.524</text:p>
          </table:table-cell>
          <table:table-cell office:value-type="float" office:value="456.86" calcext:value-type="float">
            <text:p>45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.711" calcext:value-type="float">
            <text:p>430.711</text:p>
          </table:table-cell>
          <table:table-cell office:value-type="float" office:value="461.86" calcext:value-type="float">
            <text:p>46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.999" calcext:value-type="float">
            <text:p>439.999</text:p>
          </table:table-cell>
          <table:table-cell office:value-type="float" office:value="466.86" calcext:value-type="float">
            <text:p>46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.386" calcext:value-type="float">
            <text:p>449.386</text:p>
          </table:table-cell>
          <table:table-cell office:value-type="float" office:value="471.86" calcext:value-type="float">
            <text:p>47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.873" calcext:value-type="float">
            <text:p>458.873</text:p>
          </table:table-cell>
          <table:table-cell office:value-type="float" office:value="476.86" calcext:value-type="float">
            <text:p>47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.46" calcext:value-type="float">
            <text:p>468.46</text:p>
          </table:table-cell>
          <table:table-cell office:value-type="float" office:value="481.86" calcext:value-type="float">
            <text:p>48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.147" calcext:value-type="float">
            <text:p>478.147</text:p>
          </table:table-cell>
          <table:table-cell office:value-type="float" office:value="486.86" calcext:value-type="float">
            <text:p>48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.935" calcext:value-type="float">
            <text:p>487.935</text:p>
          </table:table-cell>
          <table:table-cell office:value-type="float" office:value="491.86" calcext:value-type="float">
            <text:p>49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.822" calcext:value-type="float">
            <text:p>497.822</text:p>
          </table:table-cell>
          <table:table-cell office:value-type="float" office:value="496.86" calcext:value-type="float">
            <text:p>49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.809" calcext:value-type="float">
            <text:p>507.809</text:p>
          </table:table-cell>
          <table:table-cell office:value-type="float" office:value="501.86" calcext:value-type="float">
            <text:p>50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.896" calcext:value-type="float">
            <text:p>517.896</text:p>
          </table:table-cell>
          <table:table-cell office:value-type="float" office:value="506.86" calcext:value-type="float">
            <text:p>50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.083" calcext:value-type="float">
            <text:p>528.083</text:p>
          </table:table-cell>
          <table:table-cell office:value-type="float" office:value="511.86" calcext:value-type="float">
            <text:p>51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.371" calcext:value-type="float">
            <text:p>538.371</text:p>
          </table:table-cell>
          <table:table-cell office:value-type="float" office:value="516.86" calcext:value-type="float">
            <text:p>51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.758" calcext:value-type="float">
            <text:p>548.758</text:p>
          </table:table-cell>
          <table:table-cell office:value-type="float" office:value="521.86" calcext:value-type="float">
            <text:p>52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.245" calcext:value-type="float">
            <text:p>559.245</text:p>
          </table:table-cell>
          <table:table-cell office:value-type="float" office:value="526.86" calcext:value-type="float">
            <text:p>52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.832" calcext:value-type="float">
            <text:p>569.832</text:p>
          </table:table-cell>
          <table:table-cell office:value-type="float" office:value="531.86" calcext:value-type="float">
            <text:p>53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.519" calcext:value-type="float">
            <text:p>580.519</text:p>
          </table:table-cell>
          <table:table-cell office:value-type="float" office:value="536.86" calcext:value-type="float">
            <text:p>53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.307" calcext:value-type="float">
            <text:p>591.307</text:p>
          </table:table-cell>
          <table:table-cell office:value-type="float" office:value="541.86" calcext:value-type="float">
            <text:p>54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.194" calcext:value-type="float">
            <text:p>602.194</text:p>
          </table:table-cell>
          <table:table-cell office:value-type="float" office:value="546.86" calcext:value-type="float">
            <text:p>54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.181" calcext:value-type="float">
            <text:p>613.181</text:p>
          </table:table-cell>
          <table:table-cell office:value-type="float" office:value="551.86" calcext:value-type="float">
            <text:p>55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.268" calcext:value-type="float">
            <text:p>624.268</text:p>
          </table:table-cell>
          <table:table-cell office:value-type="float" office:value="556.86" calcext:value-type="float">
            <text:p>55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.455" calcext:value-type="float">
            <text:p>635.455</text:p>
          </table:table-cell>
          <table:table-cell office:value-type="float" office:value="561.78" calcext:value-type="float">
            <text:p>561.78</text:p>
          </table:table-cell>
          <table:table-cell office:value-type="float" office:value="242" calcext:value-type="float">
            <text:p>24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646.738" calcext:value-type="float">
            <text:p>646.738</text:p>
          </table:table-cell>
          <table:table-cell office:value-type="float" office:value="566.54" calcext:value-type="float">
            <text:p>566.54</text:p>
          </table:table-cell>
          <table:table-cell office:value-type="float" office:value="234" calcext:value-type="float">
            <text:p>23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658.115" calcext:value-type="float">
            <text:p>658.115</text:p>
          </table:table-cell>
          <table:table-cell office:value-type="float" office:value="571.14" calcext:value-type="float">
            <text:p>571.14</text:p>
          </table:table-cell>
          <table:table-cell office:value-type="float" office:value="226" calcext:value-type="float">
            <text:p>22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669.582" calcext:value-type="float">
            <text:p>669.582</text:p>
          </table:table-cell>
          <table:table-cell office:value-type="float" office:value="575.58" calcext:value-type="float">
            <text:p>575.58</text:p>
          </table:table-cell>
          <table:table-cell office:value-type="float" office:value="218" calcext:value-type="float">
            <text:p>21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681.136" calcext:value-type="float">
            <text:p>681.136</text:p>
          </table:table-cell>
          <table:table-cell office:value-type="float" office:value="579.86" calcext:value-type="float">
            <text:p>579.86</text:p>
          </table:table-cell>
          <table:table-cell office:value-type="float" office:value="210" calcext:value-type="float">
            <text:p>21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692.775" calcext:value-type="float">
            <text:p>692.775</text:p>
          </table:table-cell>
          <table:table-cell office:value-type="float" office:value="583.98" calcext:value-type="float">
            <text:p>583.98</text:p>
          </table:table-cell>
          <table:table-cell office:value-type="float" office:value="202" calcext:value-type="float">
            <text:p>20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704.494" calcext:value-type="float">
            <text:p>704.494</text:p>
          </table:table-cell>
          <table:table-cell office:value-type="float" office:value="587.94" calcext:value-type="float">
            <text:p>587.94</text:p>
          </table:table-cell>
          <table:table-cell office:value-type="float" office:value="194" calcext:value-type="float">
            <text:p>19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716.291" calcext:value-type="float">
            <text:p>716.291</text:p>
          </table:table-cell>
          <table:table-cell office:value-type="float" office:value="591.74" calcext:value-type="float">
            <text:p>591.74</text:p>
          </table:table-cell>
          <table:table-cell office:value-type="float" office:value="186" calcext:value-type="float">
            <text:p>18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728.162" calcext:value-type="float">
            <text:p>728.162</text:p>
          </table:table-cell>
          <table:table-cell office:value-type="float" office:value="595.38" calcext:value-type="float">
            <text:p>595.38</text:p>
          </table:table-cell>
          <table:table-cell office:value-type="float" office:value="178" calcext:value-type="float">
            <text:p>17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740.104" calcext:value-type="float">
            <text:p>740.104</text:p>
          </table:table-cell>
          <table:table-cell office:value-type="float" office:value="598.86" calcext:value-type="float">
            <text:p>598.86</text:p>
          </table:table-cell>
          <table:table-cell office:value-type="float" office:value="170" calcext:value-type="float">
            <text:p>17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752.115" calcext:value-type="float">
            <text:p>752.115</text:p>
          </table:table-cell>
          <table:table-cell office:value-type="float" office:value="602.18" calcext:value-type="float">
            <text:p>602.18</text:p>
          </table:table-cell>
          <table:table-cell office:value-type="float" office:value="162" calcext:value-type="float">
            <text:p>16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764.19" calcext:value-type="float">
            <text:p>764.19</text:p>
          </table:table-cell>
          <table:table-cell office:value-type="float" office:value="605.34" calcext:value-type="float">
            <text:p>605.34</text:p>
          </table:table-cell>
          <table:table-cell office:value-type="float" office:value="154" calcext:value-type="float">
            <text:p>15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776.327" calcext:value-type="float">
            <text:p>776.327</text:p>
          </table:table-cell>
          <table:table-cell office:value-type="float" office:value="608.34" calcext:value-type="float">
            <text:p>608.34</text:p>
          </table:table-cell>
          <table:table-cell office:value-type="float" office:value="146" calcext:value-type="float">
            <text:p>14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788.522" calcext:value-type="float">
            <text:p>788.522</text:p>
          </table:table-cell>
          <table:table-cell office:value-type="float" office:value="611.18" calcext:value-type="float">
            <text:p>611.18</text:p>
          </table:table-cell>
          <table:table-cell office:value-type="float" office:value="138" calcext:value-type="float">
            <text:p>13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800.772" calcext:value-type="float">
            <text:p>800.772</text:p>
          </table:table-cell>
          <table:table-cell office:value-type="float" office:value="613.86" calcext:value-type="float">
            <text:p>613.86</text:p>
          </table:table-cell>
          <table:table-cell office:value-type="float" office:value="130" calcext:value-type="float">
            <text:p>13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813.075" calcext:value-type="float">
            <text:p>813.075</text:p>
          </table:table-cell>
          <table:table-cell office:value-type="float" office:value="616.38" calcext:value-type="float">
            <text:p>616.38</text:p>
          </table:table-cell>
          <table:table-cell office:value-type="float" office:value="122" calcext:value-type="float">
            <text:p>12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825.426" calcext:value-type="float">
            <text:p>825.426</text:p>
          </table:table-cell>
          <table:table-cell office:value-type="float" office:value="618.74" calcext:value-type="float">
            <text:p>618.74</text:p>
          </table:table-cell>
          <table:table-cell office:value-type="float" office:value="114" calcext:value-type="float">
            <text:p>11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837.823" calcext:value-type="float">
            <text:p>837.823</text:p>
          </table:table-cell>
          <table:table-cell office:value-type="float" office:value="620.94" calcext:value-type="float">
            <text:p>620.94</text:p>
          </table:table-cell>
          <table:table-cell office:value-type="float" office:value="106" calcext:value-type="float">
            <text:p>10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850.262" calcext:value-type="float">
            <text:p>850.262</text:p>
          </table:table-cell>
          <table:table-cell office:value-type="float" office:value="622.98" calcext:value-type="float">
            <text:p>622.98</text:p>
          </table:table-cell>
          <table:table-cell office:value-type="float" office:value="98" calcext:value-type="float">
            <text:p>9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862.74" calcext:value-type="float">
            <text:p>862.74</text:p>
          </table:table-cell>
          <table:table-cell office:value-type="float" office:value="624.86" calcext:value-type="float">
            <text:p>624.86</text:p>
          </table:table-cell>
          <table:table-cell office:value-type="float" office:value="90" calcext:value-type="float">
            <text:p>9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875.255" calcext:value-type="float">
            <text:p>875.255</text:p>
          </table:table-cell>
          <table:table-cell office:value-type="float" office:value="626.58" calcext:value-type="float">
            <text:p>626.58</text:p>
          </table:table-cell>
          <table:table-cell office:value-type="float" office:value="82" calcext:value-type="float">
            <text:p>8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887.802" calcext:value-type="float">
            <text:p>887.802</text:p>
          </table:table-cell>
          <table:table-cell office:value-type="float" office:value="628.14" calcext:value-type="float">
            <text:p>628.14</text:p>
          </table:table-cell>
          <table:table-cell office:value-type="float" office:value="74" calcext:value-type="float">
            <text:p>7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900.379" calcext:value-type="float">
            <text:p>900.379</text:p>
          </table:table-cell>
          <table:table-cell office:value-type="float" office:value="629.54" calcext:value-type="float">
            <text:p>629.54</text:p>
          </table:table-cell>
          <table:table-cell office:value-type="float" office:value="66" calcext:value-type="float">
            <text:p>6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912.982" calcext:value-type="float">
            <text:p>912.982</text:p>
          </table:table-cell>
          <table:table-cell office:value-type="float" office:value="630.78" calcext:value-type="float">
            <text:p>630.78</text:p>
          </table:table-cell>
          <table:table-cell office:value-type="float" office:value="58" calcext:value-type="float">
            <text:p>5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925.608" calcext:value-type="float">
            <text:p>925.608</text:p>
          </table:table-cell>
          <table:table-cell office:value-type="float" office:value="631.86" calcext:value-type="float">
            <text:p>631.86</text:p>
          </table:table-cell>
          <table:table-cell office:value-type="float" office:value="50" calcext:value-type="float">
            <text:p>5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938.255" calcext:value-type="float">
            <text:p>938.255</text:p>
          </table:table-cell>
          <table:table-cell office:value-type="float" office:value="632.78" calcext:value-type="float">
            <text:p>632.78</text:p>
          </table:table-cell>
          <table:table-cell office:value-type="float" office:value="42" calcext:value-type="float">
            <text:p>4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950.918" calcext:value-type="float">
            <text:p>950.918</text:p>
          </table:table-cell>
          <table:table-cell office:value-type="float" office:value="633.54" calcext:value-type="float">
            <text:p>633.54</text:p>
          </table:table-cell>
          <table:table-cell office:value-type="float" office:value="34" calcext:value-type="float">
            <text:p>3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963.595" calcext:value-type="float">
            <text:p>963.595</text:p>
          </table:table-cell>
          <table:table-cell office:value-type="float" office:value="634.14" calcext:value-type="float">
            <text:p>634.14</text:p>
          </table:table-cell>
          <table:table-cell office:value-type="float" office:value="26" calcext:value-type="float">
            <text:p>2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976.282" calcext:value-type="float">
            <text:p>976.282</text:p>
          </table:table-cell>
          <table:table-cell office:value-type="float" office:value="634.58" calcext:value-type="float">
            <text:p>634.58</text:p>
          </table:table-cell>
          <table:table-cell office:value-type="float" office:value="18" calcext:value-type="float">
            <text:p>1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988.976" calcext:value-type="float">
            <text:p>988.976</text:p>
          </table:table-cell>
          <table:table-cell office:value-type="float" office:value="634.86" calcext:value-type="float">
            <text:p>634.86</text:p>
          </table:table-cell>
          <table:table-cell office:value-type="float" office:value="10" calcext:value-type="float">
            <text:p>1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001.675" calcext:value-type="float">
            <text:p>1001.675</text:p>
          </table:table-cell>
          <table:table-cell office:value-type="float" office:value="634.98" calcext:value-type="float">
            <text:p>634.98</text:p>
          </table:table-cell>
          <table:table-cell office:value-type="float" office:value="2" calcext:value-type="float">
            <text:p>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635.06" calcext:value-type="float">
            <text:p>635.06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5.404" calcext:value-type="float">
            <text:p>25.404</text:p>
          </table:table-cell>
          <table:table-cell office:value-type="float" office:value="635.3" calcext:value-type="float">
            <text:p>635.3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.114" calcext:value-type="float">
            <text:p>38.114</text:p>
          </table:table-cell>
          <table:table-cell office:value-type="float" office:value="635.7" calcext:value-type="float">
            <text:p>635.7</text:p>
          </table:table-cell>
          <table:table-cell office:value-type="float" office:value="24" calcext:value-type="float">
            <text:p>2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50.834" calcext:value-type="float">
            <text:p>50.834</text:p>
          </table:table-cell>
          <table:table-cell office:value-type="float" office:value="636.26" calcext:value-type="float">
            <text:p>636.26</text:p>
          </table:table-cell>
          <table:table-cell office:value-type="float" office:value="32" calcext:value-type="float">
            <text:p>3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63.566" calcext:value-type="float">
            <text:p>63.566</text:p>
          </table:table-cell>
          <table:table-cell office:value-type="float" office:value="636.98" calcext:value-type="float">
            <text:p>636.98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76.314" calcext:value-type="float">
            <text:p>76.314</text:p>
          </table:table-cell>
          <table:table-cell office:value-type="float" office:value="637.86" calcext:value-type="float">
            <text:p>637.86</text:p>
          </table:table-cell>
          <table:table-cell office:value-type="float" office:value="48" calcext:value-type="float">
            <text:p>4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89.082" calcext:value-type="float">
            <text:p>89.082</text:p>
          </table:table-cell>
          <table:table-cell office:value-type="float" office:value="638.9" calcext:value-type="float">
            <text:p>638.9</text:p>
          </table:table-cell>
          <table:table-cell office:value-type="float" office:value="56" calcext:value-type="float">
            <text:p>5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1.872" calcext:value-type="float">
            <text:p>101.872</text:p>
          </table:table-cell>
          <table:table-cell office:value-type="float" office:value="640.1" calcext:value-type="float">
            <text:p>640.1</text:p>
          </table:table-cell>
          <table:table-cell office:value-type="float" office:value="64" calcext:value-type="float">
            <text:p>6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14.688" calcext:value-type="float">
            <text:p>114.688</text:p>
          </table:table-cell>
          <table:table-cell office:value-type="float" office:value="641.46" calcext:value-type="float">
            <text:p>641.46</text:p>
          </table:table-cell>
          <table:table-cell office:value-type="float" office:value="72" calcext:value-type="float">
            <text:p>7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27.532" calcext:value-type="float">
            <text:p>127.532</text:p>
          </table:table-cell>
          <table:table-cell office:value-type="float" office:value="642.98" calcext:value-type="float">
            <text:p>642.98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40.408" calcext:value-type="float">
            <text:p>140.408</text:p>
          </table:table-cell>
          <table:table-cell office:value-type="float" office:value="644.66" calcext:value-type="float">
            <text:p>644.66</text:p>
          </table:table-cell>
          <table:table-cell office:value-type="float" office:value="88" calcext:value-type="float">
            <text:p>8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53.32" calcext:value-type="float">
            <text:p>153.32</text:p>
          </table:table-cell>
          <table:table-cell office:value-type="float" office:value="646.5" calcext:value-type="float">
            <text:p>646.5</text:p>
          </table:table-cell>
          <table:table-cell office:value-type="float" office:value="96" calcext:value-type="float">
            <text:p>9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66.27" calcext:value-type="float">
            <text:p>166.27</text:p>
          </table:table-cell>
          <table:table-cell office:value-type="float" office:value="648.5" calcext:value-type="float">
            <text:p>648.5</text:p>
          </table:table-cell>
          <table:table-cell office:value-type="float" office:value="104" calcext:value-type="float">
            <text:p>10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79.262" calcext:value-type="float">
            <text:p>179.262</text:p>
          </table:table-cell>
          <table:table-cell office:value-type="float" office:value="650.66" calcext:value-type="float">
            <text:p>650.66</text:p>
          </table:table-cell>
          <table:table-cell office:value-type="float" office:value="112" calcext:value-type="float">
            <text:p>11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92.298" calcext:value-type="float">
            <text:p>192.298</text:p>
          </table:table-cell>
          <table:table-cell office:value-type="float" office:value="652.98" calcext:value-type="float">
            <text:p>652.98</text:p>
          </table:table-cell>
          <table:table-cell office:value-type="float" office:value="120" calcext:value-type="float">
            <text:p>12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5.382" calcext:value-type="float">
            <text:p>205.382</text:p>
          </table:table-cell>
          <table:table-cell office:value-type="float" office:value="655.46" calcext:value-type="float">
            <text:p>655.46</text:p>
          </table:table-cell>
          <table:table-cell office:value-type="float" office:value="128" calcext:value-type="float">
            <text:p>12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18.518" calcext:value-type="float">
            <text:p>218.518</text:p>
          </table:table-cell>
          <table:table-cell office:value-type="float" office:value="658.1" calcext:value-type="float">
            <text:p>658.1</text:p>
          </table:table-cell>
          <table:table-cell office:value-type="float" office:value="136" calcext:value-type="float">
            <text:p>13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31.708" calcext:value-type="float">
            <text:p>231.708</text:p>
          </table:table-cell>
          <table:table-cell office:value-type="float" office:value="660.9" calcext:value-type="float">
            <text:p>660.9</text:p>
          </table:table-cell>
          <table:table-cell office:value-type="float" office:value="144" calcext:value-type="float">
            <text:p>14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44.956" calcext:value-type="float">
            <text:p>244.956</text:p>
          </table:table-cell>
          <table:table-cell office:value-type="float" office:value="663.86" calcext:value-type="float">
            <text:p>663.86</text:p>
          </table:table-cell>
          <table:table-cell office:value-type="float" office:value="152" calcext:value-type="float">
            <text:p>15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58.264" calcext:value-type="float">
            <text:p>258.264</text:p>
          </table:table-cell>
          <table:table-cell office:value-type="float" office:value="666.98" calcext:value-type="float">
            <text:p>666.98</text:p>
          </table:table-cell>
          <table:table-cell office:value-type="float" office:value="160" calcext:value-type="float">
            <text:p>16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71.636" calcext:value-type="float">
            <text:p>271.636</text:p>
          </table:table-cell>
          <table:table-cell office:value-type="float" office:value="670.26" calcext:value-type="float">
            <text:p>670.26</text:p>
          </table:table-cell>
          <table:table-cell office:value-type="float" office:value="168" calcext:value-type="float">
            <text:p>16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85.076" calcext:value-type="float">
            <text:p>285.076</text:p>
          </table:table-cell>
          <table:table-cell office:value-type="float" office:value="673.7" calcext:value-type="float">
            <text:p>673.7</text:p>
          </table:table-cell>
          <table:table-cell office:value-type="float" office:value="176" calcext:value-type="float">
            <text:p>17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98.586" calcext:value-type="float">
            <text:p>298.586</text:p>
          </table:table-cell>
          <table:table-cell office:value-type="float" office:value="677.3" calcext:value-type="float">
            <text:p>677.3</text:p>
          </table:table-cell>
          <table:table-cell office:value-type="float" office:value="184" calcext:value-type="float">
            <text:p>18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12.17" calcext:value-type="float">
            <text:p>312.17</text:p>
          </table:table-cell>
          <table:table-cell office:value-type="float" office:value="681.06" calcext:value-type="float">
            <text:p>681.06</text:p>
          </table:table-cell>
          <table:table-cell office:value-type="float" office:value="192" calcext:value-type="float">
            <text:p>19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25.83" calcext:value-type="float">
            <text:p>325.83</text:p>
          </table:table-cell>
          <table:table-cell office:value-type="float" office:value="684.98" calcext:value-type="float">
            <text:p>684.98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39.57" calcext:value-type="float">
            <text:p>339.57</text:p>
          </table:table-cell>
          <table:table-cell office:value-type="float" office:value="689.06" calcext:value-type="float">
            <text:p>689.06</text:p>
          </table:table-cell>
          <table:table-cell office:value-type="float" office:value="208" calcext:value-type="float">
            <text:p>20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3.392" calcext:value-type="float">
            <text:p>353.392</text:p>
          </table:table-cell>
          <table:table-cell office:value-type="float" office:value="693.14" calcext:value-type="float">
            <text:p>693.14</text:p>
          </table:table-cell>
          <table:table-cell office:value-type="float" office:value="200" calcext:value-type="float">
            <text:p>20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367.294" calcext:value-type="float">
            <text:p>367.294</text:p>
          </table:table-cell>
          <table:table-cell office:value-type="float" office:value="697.06" calcext:value-type="float">
            <text:p>697.06</text:p>
          </table:table-cell>
          <table:table-cell office:value-type="float" office:value="192" calcext:value-type="float">
            <text:p>19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381.273" calcext:value-type="float">
            <text:p>381.273</text:p>
          </table:table-cell>
          <table:table-cell office:value-type="float" office:value="700.82" calcext:value-type="float">
            <text:p>700.82</text:p>
          </table:table-cell>
          <table:table-cell office:value-type="float" office:value="184" calcext:value-type="float">
            <text:p>18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395.326" calcext:value-type="float">
            <text:p>395.326</text:p>
          </table:table-cell>
          <table:table-cell office:value-type="float" office:value="704.42" calcext:value-type="float">
            <text:p>704.42</text:p>
          </table:table-cell>
          <table:table-cell office:value-type="float" office:value="176" calcext:value-type="float">
            <text:p>17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409.448" calcext:value-type="float">
            <text:p>409.448</text:p>
          </table:table-cell>
          <table:table-cell office:value-type="float" office:value="707.86" calcext:value-type="float">
            <text:p>707.86</text:p>
          </table:table-cell>
          <table:table-cell office:value-type="float" office:value="168" calcext:value-type="float">
            <text:p>16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423.638" calcext:value-type="float">
            <text:p>423.638</text:p>
          </table:table-cell>
          <table:table-cell office:value-type="float" office:value="711.14" calcext:value-type="float">
            <text:p>711.14</text:p>
          </table:table-cell>
          <table:table-cell office:value-type="float" office:value="160" calcext:value-type="float">
            <text:p>16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437.892" calcext:value-type="float">
            <text:p>437.892</text:p>
          </table:table-cell>
          <table:table-cell office:value-type="float" office:value="714.26" calcext:value-type="float">
            <text:p>714.26</text:p>
          </table:table-cell>
          <table:table-cell office:value-type="float" office:value="152" calcext:value-type="float">
            <text:p>15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452.207" calcext:value-type="float">
            <text:p>452.207</text:p>
          </table:table-cell>
          <table:table-cell office:value-type="float" office:value="717.22" calcext:value-type="float">
            <text:p>717.22</text:p>
          </table:table-cell>
          <table:table-cell office:value-type="float" office:value="144" calcext:value-type="float">
            <text:p>14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466.58" calcext:value-type="float">
            <text:p>466.58</text:p>
          </table:table-cell>
          <table:table-cell office:value-type="float" office:value="720.02" calcext:value-type="float">
            <text:p>720.02</text:p>
          </table:table-cell>
          <table:table-cell office:value-type="float" office:value="136" calcext:value-type="float">
            <text:p>13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481.006" calcext:value-type="float">
            <text:p>481.006</text:p>
          </table:table-cell>
          <table:table-cell office:value-type="float" office:value="722.66" calcext:value-type="float">
            <text:p>722.66</text:p>
          </table:table-cell>
          <table:table-cell office:value-type="float" office:value="128" calcext:value-type="float">
            <text:p>12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495.484" calcext:value-type="float">
            <text:p>495.484</text:p>
          </table:table-cell>
          <table:table-cell office:value-type="float" office:value="725.14" calcext:value-type="float">
            <text:p>725.14</text:p>
          </table:table-cell>
          <table:table-cell office:value-type="float" office:value="120" calcext:value-type="float">
            <text:p>12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510.01" calcext:value-type="float">
            <text:p>510.01</text:p>
          </table:table-cell>
          <table:table-cell office:value-type="float" office:value="727.46" calcext:value-type="float">
            <text:p>727.46</text:p>
          </table:table-cell>
          <table:table-cell office:value-type="float" office:value="112" calcext:value-type="float">
            <text:p>11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524.581" calcext:value-type="float">
            <text:p>524.581</text:p>
          </table:table-cell>
          <table:table-cell office:value-type="float" office:value="729.62" calcext:value-type="float">
            <text:p>729.62</text:p>
          </table:table-cell>
          <table:table-cell office:value-type="float" office:value="104" calcext:value-type="float">
            <text:p>10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539.194" calcext:value-type="float">
            <text:p>539.194</text:p>
          </table:table-cell>
          <table:table-cell office:value-type="float" office:value="731.62" calcext:value-type="float">
            <text:p>731.62</text:p>
          </table:table-cell>
          <table:table-cell office:value-type="float" office:value="96" calcext:value-type="float">
            <text:p>9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553.844" calcext:value-type="float">
            <text:p>553.844</text:p>
          </table:table-cell>
          <table:table-cell office:value-type="float" office:value="733.46" calcext:value-type="float">
            <text:p>733.46</text:p>
          </table:table-cell>
          <table:table-cell office:value-type="float" office:value="88" calcext:value-type="float">
            <text:p>8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568.53" calcext:value-type="float">
            <text:p>568.53</text:p>
          </table:table-cell>
          <table:table-cell office:value-type="float" office:value="735.14" calcext:value-type="float">
            <text:p>735.14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583.248" calcext:value-type="float">
            <text:p>583.248</text:p>
          </table:table-cell>
          <table:table-cell office:value-type="float" office:value="736.66" calcext:value-type="float">
            <text:p>736.66</text:p>
          </table:table-cell>
          <table:table-cell office:value-type="float" office:value="72" calcext:value-type="float">
            <text:p>7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597.995" calcext:value-type="float">
            <text:p>597.995</text:p>
          </table:table-cell>
          <table:table-cell office:value-type="float" office:value="738.02" calcext:value-type="float">
            <text:p>738.02</text:p>
          </table:table-cell>
          <table:table-cell office:value-type="float" office:value="64" calcext:value-type="float">
            <text:p>6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612.768" calcext:value-type="float">
            <text:p>612.768</text:p>
          </table:table-cell>
          <table:table-cell office:value-type="float" office:value="739.22" calcext:value-type="float">
            <text:p>739.22</text:p>
          </table:table-cell>
          <table:table-cell office:value-type="float" office:value="56" calcext:value-type="float">
            <text:p>5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627.562" calcext:value-type="float">
            <text:p>627.562</text:p>
          </table:table-cell>
          <table:table-cell office:value-type="float" office:value="740.26" calcext:value-type="float">
            <text:p>740.26</text:p>
          </table:table-cell>
          <table:table-cell office:value-type="float" office:value="48" calcext:value-type="float">
            <text:p>4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642.376" calcext:value-type="float">
            <text:p>642.376</text:p>
          </table:table-cell>
          <table:table-cell office:value-type="float" office:value="741.14" calcext:value-type="float">
            <text:p>741.14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657.206" calcext:value-type="float">
            <text:p>657.206</text:p>
          </table:table-cell>
          <table:table-cell office:value-type="float" office:value="741.86" calcext:value-type="float">
            <text:p>741.86</text:p>
          </table:table-cell>
          <table:table-cell office:value-type="float" office:value="32" calcext:value-type="float">
            <text:p>3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672.049" calcext:value-type="float">
            <text:p>672.049</text:p>
          </table:table-cell>
          <table:table-cell office:value-type="float" office:value="742.42" calcext:value-type="float">
            <text:p>742.42</text:p>
          </table:table-cell>
          <table:table-cell office:value-type="float" office:value="24" calcext:value-type="float">
            <text:p>2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686.902" calcext:value-type="float">
            <text:p>686.902</text:p>
          </table:table-cell>
          <table:table-cell office:value-type="float" office:value="742.82" calcext:value-type="float">
            <text:p>742.82</text:p>
          </table:table-cell>
          <table:table-cell office:value-type="float" office:value="16" calcext:value-type="float">
            <text:p>1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701.76" calcext:value-type="float">
            <text:p>701.76</text:p>
          </table:table-cell>
          <table:table-cell office:value-type="float" office:value="743.06" calcext:value-type="float">
            <text:p>743.06</text:p>
          </table:table-cell>
          <table:table-cell office:value-type="float" office:value="8" calcext:value-type="float">
            <text:p>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716.622" calcext:value-type="float">
            <text:p>716.622</text:p>
          </table:table-cell>
          <table:table-cell office:value-type="float" office:value="743.14" calcext:value-type="float">
            <text:p>743.14</text:p>
          </table:table-cell>
          <table:table-cell office:value-type="float" office:value="0" calcext:value-type="float">
            <text:p>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731.484" calcext:value-type="float">
            <text:p>731.484</text:p>
          </table:table-cell>
          <table:table-cell office:value-type="float" office:value="743.06" calcext:value-type="float">
            <text:p>743.06</text:p>
          </table:table-cell>
          <table:table-cell office:value-type="float" office:value="-8" calcext:value-type="float">
            <text:p>-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746.343" calcext:value-type="float">
            <text:p>746.343</text:p>
          </table:table-cell>
          <table:table-cell office:value-type="float" office:value="742.82" calcext:value-type="float">
            <text:p>742.82</text:p>
          </table:table-cell>
          <table:table-cell office:value-type="float" office:value="-16" calcext:value-type="float">
            <text:p>-1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761.196" calcext:value-type="float">
            <text:p>761.196</text:p>
          </table:table-cell>
          <table:table-cell office:value-type="float" office:value="742.42" calcext:value-type="float">
            <text:p>742.42</text:p>
          </table:table-cell>
          <table:table-cell office:value-type="float" office:value="-24" calcext:value-type="float">
            <text:p>-2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776.038" calcext:value-type="float">
            <text:p>776.038</text:p>
          </table:table-cell>
          <table:table-cell office:value-type="float" office:value="741.86" calcext:value-type="float">
            <text:p>741.86</text:p>
          </table:table-cell>
          <table:table-cell office:value-type="float" office:value="-32" calcext:value-type="float">
            <text:p>-3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790.868" calcext:value-type="float">
            <text:p>790.868</text:p>
          </table:table-cell>
          <table:table-cell office:value-type="float" office:value="741.14" calcext:value-type="float">
            <text:p>741.14</text:p>
          </table:table-cell>
          <table:table-cell office:value-type="float" office:value="-40" calcext:value-type="float">
            <text:p>-4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805.682" calcext:value-type="float">
            <text:p>805.682</text:p>
          </table:table-cell>
          <table:table-cell office:value-type="float" office:value="740.26" calcext:value-type="float">
            <text:p>740.26</text:p>
          </table:table-cell>
          <table:table-cell office:value-type="float" office:value="-48" calcext:value-type="float">
            <text:p>-4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820.477" calcext:value-type="float">
            <text:p>820.477</text:p>
          </table:table-cell>
          <table:table-cell office:value-type="float" office:value="739.22" calcext:value-type="float">
            <text:p>739.22</text:p>
          </table:table-cell>
          <table:table-cell office:value-type="float" office:value="-56" calcext:value-type="float">
            <text:p>-5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835.25" calcext:value-type="float">
            <text:p>835.25</text:p>
          </table:table-cell>
          <table:table-cell office:value-type="float" office:value="738.02" calcext:value-type="float">
            <text:p>738.02</text:p>
          </table:table-cell>
          <table:table-cell office:value-type="float" office:value="-64" calcext:value-type="float">
            <text:p>-6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849.996" calcext:value-type="float">
            <text:p>849.996</text:p>
          </table:table-cell>
          <table:table-cell office:value-type="float" office:value="736.66" calcext:value-type="float">
            <text:p>736.66</text:p>
          </table:table-cell>
          <table:table-cell office:value-type="float" office:value="-72" calcext:value-type="float">
            <text:p>-7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864.714" calcext:value-type="float">
            <text:p>864.714</text:p>
          </table:table-cell>
          <table:table-cell office:value-type="float" office:value="735.14" calcext:value-type="float">
            <text:p>735.14</text:p>
          </table:table-cell>
          <table:table-cell office:value-type="float" office:value="-80" calcext:value-type="float">
            <text:p>-8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879.4" calcext:value-type="float">
            <text:p>879.4</text:p>
          </table:table-cell>
          <table:table-cell office:value-type="float" office:value="733.46" calcext:value-type="float">
            <text:p>733.46</text:p>
          </table:table-cell>
          <table:table-cell office:value-type="float" office:value="-88" calcext:value-type="float">
            <text:p>-8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894.051" calcext:value-type="float">
            <text:p>894.051</text:p>
          </table:table-cell>
          <table:table-cell office:value-type="float" office:value="731.62" calcext:value-type="float">
            <text:p>731.62</text:p>
          </table:table-cell>
          <table:table-cell office:value-type="float" office:value="-96" calcext:value-type="float">
            <text:p>-9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908.664" calcext:value-type="float">
            <text:p>908.664</text:p>
          </table:table-cell>
          <table:table-cell office:value-type="float" office:value="729.62" calcext:value-type="float">
            <text:p>729.62</text:p>
          </table:table-cell>
          <table:table-cell office:value-type="float" office:value="-104" calcext:value-type="float">
            <text:p>-10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923.234" calcext:value-type="float">
            <text:p>923.234</text:p>
          </table:table-cell>
          <table:table-cell office:value-type="float" office:value="727.46" calcext:value-type="float">
            <text:p>727.46</text:p>
          </table:table-cell>
          <table:table-cell office:value-type="float" office:value="-112" calcext:value-type="float">
            <text:p>-11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937.76" calcext:value-type="float">
            <text:p>937.76</text:p>
          </table:table-cell>
          <table:table-cell office:value-type="float" office:value="725.14" calcext:value-type="float">
            <text:p>725.14</text:p>
          </table:table-cell>
          <table:table-cell office:value-type="float" office:value="-120" calcext:value-type="float">
            <text:p>-12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952.238" calcext:value-type="float">
            <text:p>952.238</text:p>
          </table:table-cell>
          <table:table-cell office:value-type="float" office:value="722.66" calcext:value-type="float">
            <text:p>722.66</text:p>
          </table:table-cell>
          <table:table-cell office:value-type="float" office:value="-128" calcext:value-type="float">
            <text:p>-12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966.665" calcext:value-type="float">
            <text:p>966.665</text:p>
          </table:table-cell>
          <table:table-cell office:value-type="float" office:value="720.02" calcext:value-type="float">
            <text:p>720.02</text:p>
          </table:table-cell>
          <table:table-cell office:value-type="float" office:value="-136" calcext:value-type="float">
            <text:p>-13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981.038" calcext:value-type="float">
            <text:p>981.038</text:p>
          </table:table-cell>
          <table:table-cell office:value-type="float" office:value="717.22" calcext:value-type="float">
            <text:p>717.22</text:p>
          </table:table-cell>
          <table:table-cell office:value-type="float" office:value="-144" calcext:value-type="float">
            <text:p>-14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995.352" calcext:value-type="float">
            <text:p>995.352</text:p>
          </table:table-cell>
          <table:table-cell office:value-type="float" office:value="714.26" calcext:value-type="float">
            <text:p>714.26</text:p>
          </table:table-cell>
          <table:table-cell office:value-type="float" office:value="-152" calcext:value-type="float">
            <text:p>-15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009.606" calcext:value-type="float">
            <text:p>1009.606</text:p>
          </table:table-cell>
          <table:table-cell office:value-type="float" office:value="711.14" calcext:value-type="float">
            <text:p>711.14</text:p>
          </table:table-cell>
          <table:table-cell office:value-type="float" office:value="-160" calcext:value-type="float">
            <text:p>-16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023.796" calcext:value-type="float">
            <text:p>1023.796</text:p>
          </table:table-cell>
          <table:table-cell office:value-type="float" office:value="707.86" calcext:value-type="float">
            <text:p>707.86</text:p>
          </table:table-cell>
          <table:table-cell office:value-type="float" office:value="-168" calcext:value-type="float">
            <text:p>-16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037.919" calcext:value-type="float">
            <text:p>1037.919</text:p>
          </table:table-cell>
          <table:table-cell office:value-type="float" office:value="704.42" calcext:value-type="float">
            <text:p>704.42</text:p>
          </table:table-cell>
          <table:table-cell office:value-type="float" office:value="-176" calcext:value-type="float">
            <text:p>-17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051.972" calcext:value-type="float">
            <text:p>1051.972</text:p>
          </table:table-cell>
          <table:table-cell office:value-type="float" office:value="700.82" calcext:value-type="float">
            <text:p>700.82</text:p>
          </table:table-cell>
          <table:table-cell office:value-type="float" office:value="-184" calcext:value-type="float">
            <text:p>-18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065.95" calcext:value-type="float">
            <text:p>1065.95</text:p>
          </table:table-cell>
          <table:table-cell office:value-type="float" office:value="697.06" calcext:value-type="float">
            <text:p>697.06</text:p>
          </table:table-cell>
          <table:table-cell office:value-type="float" office:value="-192" calcext:value-type="float">
            <text:p>-19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079.852" calcext:value-type="float">
            <text:p>1079.852</text:p>
          </table:table-cell>
          <table:table-cell office:value-type="float" office:value="693.14" calcext:value-type="float">
            <text:p>693.14</text:p>
          </table:table-cell>
          <table:table-cell office:value-type="float" office:value="-200" calcext:value-type="float">
            <text:p>-20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093.674" calcext:value-type="float">
            <text:p>1093.674</text:p>
          </table:table-cell>
          <table:table-cell office:value-type="float" office:value="689.06" calcext:value-type="float">
            <text:p>689.06</text:p>
          </table:table-cell>
          <table:table-cell office:value-type="float" office:value="-208" calcext:value-type="float">
            <text:p>-20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107.413" calcext:value-type="float">
            <text:p>1107.413</text:p>
          </table:table-cell>
          <table:table-cell office:value-type="float" office:value="684.82" calcext:value-type="float">
            <text:p>684.82</text:p>
          </table:table-cell>
          <table:table-cell office:value-type="float" office:value="-216" calcext:value-type="float">
            <text:p>-21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121.066" calcext:value-type="float">
            <text:p>1121.066</text:p>
          </table:table-cell>
          <table:table-cell office:value-type="float" office:value="680.42" calcext:value-type="float">
            <text:p>680.42</text:p>
          </table:table-cell>
          <table:table-cell office:value-type="float" office:value="-224" calcext:value-type="float">
            <text:p>-22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134.628" calcext:value-type="float">
            <text:p>1134.628</text:p>
          </table:table-cell>
          <table:table-cell office:value-type="float" office:value="675.86" calcext:value-type="float">
            <text:p>675.86</text:p>
          </table:table-cell>
          <table:table-cell office:value-type="float" office:value="-232" calcext:value-type="float">
            <text:p>-23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148.098" calcext:value-type="float">
            <text:p>1148.098</text:p>
          </table:table-cell>
          <table:table-cell office:value-type="float" office:value="671.14" calcext:value-type="float">
            <text:p>671.14</text:p>
          </table:table-cell>
          <table:table-cell office:value-type="float" office:value="-240" calcext:value-type="float">
            <text:p>-24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161.472" calcext:value-type="float">
            <text:p>1161.472</text:p>
          </table:table-cell>
          <table:table-cell office:value-type="float" office:value="666.26" calcext:value-type="float">
            <text:p>666.26</text:p>
          </table:table-cell>
          <table:table-cell office:value-type="float" office:value="-248" calcext:value-type="float">
            <text:p>-24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174.748" calcext:value-type="float">
            <text:p>1174.748</text:p>
          </table:table-cell>
          <table:table-cell office:value-type="float" office:value="661.28" calcext:value-type="float">
            <text:p>661.28</text:p>
          </table:table-cell>
          <table:table-cell office:value-type="float" office:value="-250" calcext:value-type="float">
            <text:p>-25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187.923" calcext:value-type="float">
            <text:p>1187.923</text:p>
          </table:table-cell>
          <table:table-cell office:value-type="float" office:value="656.28" calcext:value-type="float">
            <text:p>65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.999" calcext:value-type="float">
            <text:p>1200.999</text:p>
          </table:table-cell>
          <table:table-cell office:value-type="float" office:value="651.28" calcext:value-type="float">
            <text:p>65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.975" calcext:value-type="float">
            <text:p>1213.975</text:p>
          </table:table-cell>
          <table:table-cell office:value-type="float" office:value="646.28" calcext:value-type="float">
            <text:p>64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.85" calcext:value-type="float">
            <text:p>1226.85</text:p>
          </table:table-cell>
          <table:table-cell office:value-type="float" office:value="641.28" calcext:value-type="float">
            <text:p>64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9.626" calcext:value-type="float">
            <text:p>1239.626</text:p>
          </table:table-cell>
          <table:table-cell office:value-type="float" office:value="636.28" calcext:value-type="float">
            <text:p>63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2.301" calcext:value-type="float">
            <text:p>1252.301</text:p>
          </table:table-cell>
          <table:table-cell office:value-type="float" office:value="631.28" calcext:value-type="float">
            <text:p>63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4.877" calcext:value-type="float">
            <text:p>1264.877</text:p>
          </table:table-cell>
          <table:table-cell office:value-type="float" office:value="626.28" calcext:value-type="float">
            <text:p>62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7.353" calcext:value-type="float">
            <text:p>1277.353</text:p>
          </table:table-cell>
          <table:table-cell office:value-type="float" office:value="621.28" calcext:value-type="float">
            <text:p>62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9.728" calcext:value-type="float">
            <text:p>1289.728</text:p>
          </table:table-cell>
          <table:table-cell office:value-type="float" office:value="616.28" calcext:value-type="float">
            <text:p>61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.004" calcext:value-type="float">
            <text:p>1302.004</text:p>
          </table:table-cell>
          <table:table-cell office:value-type="float" office:value="611.28" calcext:value-type="float">
            <text:p>61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4.179" calcext:value-type="float">
            <text:p>1314.179</text:p>
          </table:table-cell>
          <table:table-cell office:value-type="float" office:value="606.28" calcext:value-type="float">
            <text:p>60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6.255" calcext:value-type="float">
            <text:p>1326.255</text:p>
          </table:table-cell>
          <table:table-cell office:value-type="float" office:value="601.28" calcext:value-type="float">
            <text:p>60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8.231" calcext:value-type="float">
            <text:p>1338.231</text:p>
          </table:table-cell>
          <table:table-cell office:value-type="float" office:value="596.28" calcext:value-type="float">
            <text:p>59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0.106" calcext:value-type="float">
            <text:p>1350.106</text:p>
          </table:table-cell>
          <table:table-cell office:value-type="float" office:value="591.28" calcext:value-type="float">
            <text:p>59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1.882" calcext:value-type="float">
            <text:p>1361.882</text:p>
          </table:table-cell>
          <table:table-cell office:value-type="float" office:value="586.28" calcext:value-type="float">
            <text:p>58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3.557" calcext:value-type="float">
            <text:p>1373.557</text:p>
          </table:table-cell>
          <table:table-cell office:value-type="float" office:value="581.28" calcext:value-type="float">
            <text:p>58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5.133" calcext:value-type="float">
            <text:p>1385.133</text:p>
          </table:table-cell>
          <table:table-cell office:value-type="float" office:value="576.28" calcext:value-type="float">
            <text:p>57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6.609" calcext:value-type="float">
            <text:p>1396.609</text:p>
          </table:table-cell>
          <table:table-cell office:value-type="float" office:value="571.28" calcext:value-type="float">
            <text:p>57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7.984" calcext:value-type="float">
            <text:p>1407.984</text:p>
          </table:table-cell>
          <table:table-cell office:value-type="float" office:value="566.28" calcext:value-type="float">
            <text:p>56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9.26" calcext:value-type="float">
            <text:p>1419.26</text:p>
          </table:table-cell>
          <table:table-cell office:value-type="float" office:value="561.28" calcext:value-type="float">
            <text:p>56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0.435" calcext:value-type="float">
            <text:p>1430.435</text:p>
          </table:table-cell>
          <table:table-cell office:value-type="float" office:value="556.28" calcext:value-type="float">
            <text:p>55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1.511" calcext:value-type="float">
            <text:p>1441.511</text:p>
          </table:table-cell>
          <table:table-cell office:value-type="float" office:value="551.28" calcext:value-type="float">
            <text:p>55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2.487" calcext:value-type="float">
            <text:p>1452.487</text:p>
          </table:table-cell>
          <table:table-cell office:value-type="float" office:value="546.28" calcext:value-type="float">
            <text:p>54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.362" calcext:value-type="float">
            <text:p>1463.362</text:p>
          </table:table-cell>
          <table:table-cell office:value-type="float" office:value="541.28" calcext:value-type="float">
            <text:p>54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4.138" calcext:value-type="float">
            <text:p>1474.138</text:p>
          </table:table-cell>
          <table:table-cell office:value-type="float" office:value="536.28" calcext:value-type="float">
            <text:p>53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4.813" calcext:value-type="float">
            <text:p>1484.813</text:p>
          </table:table-cell>
          <table:table-cell office:value-type="float" office:value="531.28" calcext:value-type="float">
            <text:p>53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5.389" calcext:value-type="float">
            <text:p>1495.389</text:p>
          </table:table-cell>
          <table:table-cell office:value-type="float" office:value="526.28" calcext:value-type="float">
            <text:p>52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5.865" calcext:value-type="float">
            <text:p>1505.865</text:p>
          </table:table-cell>
          <table:table-cell office:value-type="float" office:value="521.28" calcext:value-type="float">
            <text:p>52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6.24" calcext:value-type="float">
            <text:p>1516.24</text:p>
          </table:table-cell>
          <table:table-cell office:value-type="float" office:value="516.28" calcext:value-type="float">
            <text:p>51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6.516" calcext:value-type="float">
            <text:p>1526.516</text:p>
          </table:table-cell>
          <table:table-cell office:value-type="float" office:value="511.28" calcext:value-type="float">
            <text:p>51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6.691" calcext:value-type="float">
            <text:p>1536.691</text:p>
          </table:table-cell>
          <table:table-cell office:value-type="float" office:value="506.28" calcext:value-type="float">
            <text:p>50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6.767" calcext:value-type="float">
            <text:p>1546.767</text:p>
          </table:table-cell>
          <table:table-cell office:value-type="float" office:value="501.28" calcext:value-type="float">
            <text:p>50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6.743" calcext:value-type="float">
            <text:p>1556.743</text:p>
          </table:table-cell>
          <table:table-cell office:value-type="float" office:value="496.28" calcext:value-type="float">
            <text:p>49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6.618" calcext:value-type="float">
            <text:p>1566.618</text:p>
          </table:table-cell>
          <table:table-cell office:value-type="float" office:value="491.28" calcext:value-type="float">
            <text:p>49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6.394" calcext:value-type="float">
            <text:p>1576.394</text:p>
          </table:table-cell>
          <table:table-cell office:value-type="float" office:value="486.28" calcext:value-type="float">
            <text:p>48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6.069" calcext:value-type="float">
            <text:p>1586.069</text:p>
          </table:table-cell>
          <table:table-cell office:value-type="float" office:value="481.28" calcext:value-type="float">
            <text:p>48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5.645" calcext:value-type="float">
            <text:p>1595.645</text:p>
          </table:table-cell>
          <table:table-cell office:value-type="float" office:value="476.28" calcext:value-type="float">
            <text:p>47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5.121" calcext:value-type="float">
            <text:p>1605.121</text:p>
          </table:table-cell>
          <table:table-cell office:value-type="float" office:value="471.28" calcext:value-type="float">
            <text:p>47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4.496" calcext:value-type="float">
            <text:p>1614.496</text:p>
          </table:table-cell>
          <table:table-cell office:value-type="float" office:value="466.28" calcext:value-type="float">
            <text:p>46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.772" calcext:value-type="float">
            <text:p>1623.772</text:p>
          </table:table-cell>
          <table:table-cell office:value-type="float" office:value="461.28" calcext:value-type="float">
            <text:p>46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2.947" calcext:value-type="float">
            <text:p>1632.947</text:p>
          </table:table-cell>
          <table:table-cell office:value-type="float" office:value="456.28" calcext:value-type="float">
            <text:p>45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2.023" calcext:value-type="float">
            <text:p>1642.023</text:p>
          </table:table-cell>
          <table:table-cell office:value-type="float" office:value="451.28" calcext:value-type="float">
            <text:p>45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0.999" calcext:value-type="float">
            <text:p>1650.999</text:p>
          </table:table-cell>
          <table:table-cell office:value-type="float" office:value="446.28" calcext:value-type="float">
            <text:p>44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9.874" calcext:value-type="float">
            <text:p>1659.874</text:p>
          </table:table-cell>
          <table:table-cell office:value-type="float" office:value="441.28" calcext:value-type="float">
            <text:p>44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8.65" calcext:value-type="float">
            <text:p>1668.65</text:p>
          </table:table-cell>
          <table:table-cell office:value-type="float" office:value="436.28" calcext:value-type="float">
            <text:p>43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7.325" calcext:value-type="float">
            <text:p>1677.325</text:p>
          </table:table-cell>
          <table:table-cell office:value-type="float" office:value="431.28" calcext:value-type="float">
            <text:p>43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5.901" calcext:value-type="float">
            <text:p>1685.901</text:p>
          </table:table-cell>
          <table:table-cell office:value-type="float" office:value="426.28" calcext:value-type="float">
            <text:p>42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4.377" calcext:value-type="float">
            <text:p>1694.377</text:p>
          </table:table-cell>
          <table:table-cell office:value-type="float" office:value="421.28" calcext:value-type="float">
            <text:p>42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2.752" calcext:value-type="float">
            <text:p>1702.752</text:p>
          </table:table-cell>
          <table:table-cell office:value-type="float" office:value="416.28" calcext:value-type="float">
            <text:p>41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1.028" calcext:value-type="float">
            <text:p>1711.028</text:p>
          </table:table-cell>
          <table:table-cell office:value-type="float" office:value="411.28" calcext:value-type="float">
            <text:p>41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9.203" calcext:value-type="float">
            <text:p>1719.203</text:p>
          </table:table-cell>
          <table:table-cell office:value-type="float" office:value="406.28" calcext:value-type="float">
            <text:p>40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7.279" calcext:value-type="float">
            <text:p>1727.279</text:p>
          </table:table-cell>
          <table:table-cell office:value-type="float" office:value="401.28" calcext:value-type="float">
            <text:p>40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5.255" calcext:value-type="float">
            <text:p>1735.255</text:p>
          </table:table-cell>
          <table:table-cell office:value-type="float" office:value="396.28" calcext:value-type="float">
            <text:p>39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3.13" calcext:value-type="float">
            <text:p>1743.13</text:p>
          </table:table-cell>
          <table:table-cell office:value-type="float" office:value="391.28" calcext:value-type="float">
            <text:p>39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.906" calcext:value-type="float">
            <text:p>1750.906</text:p>
          </table:table-cell>
          <table:table-cell office:value-type="float" office:value="386.28" calcext:value-type="float">
            <text:p>38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8.581" calcext:value-type="float">
            <text:p>1758.581</text:p>
          </table:table-cell>
          <table:table-cell office:value-type="float" office:value="381.28" calcext:value-type="float">
            <text:p>38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6.157" calcext:value-type="float">
            <text:p>1766.157</text:p>
          </table:table-cell>
          <table:table-cell office:value-type="float" office:value="376.28" calcext:value-type="float">
            <text:p>37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3.633" calcext:value-type="float">
            <text:p>1773.633</text:p>
          </table:table-cell>
          <table:table-cell office:value-type="float" office:value="371.28" calcext:value-type="float">
            <text:p>37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1.008" calcext:value-type="float">
            <text:p>1781.008</text:p>
          </table:table-cell>
          <table:table-cell office:value-type="float" office:value="366.28" calcext:value-type="float">
            <text:p>36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8.284" calcext:value-type="float">
            <text:p>1788.284</text:p>
          </table:table-cell>
          <table:table-cell office:value-type="float" office:value="361.28" calcext:value-type="float">
            <text:p>36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5.459" calcext:value-type="float">
            <text:p>1795.459</text:p>
          </table:table-cell>
          <table:table-cell office:value-type="float" office:value="356.28" calcext:value-type="float">
            <text:p>35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2.535" calcext:value-type="float">
            <text:p>1802.535</text:p>
          </table:table-cell>
          <table:table-cell office:value-type="float" office:value="351.28" calcext:value-type="float">
            <text:p>35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9.511" calcext:value-type="float">
            <text:p>1809.511</text:p>
          </table:table-cell>
          <table:table-cell office:value-type="float" office:value="346.28" calcext:value-type="float">
            <text:p>34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6.386" calcext:value-type="float">
            <text:p>1816.386</text:p>
          </table:table-cell>
          <table:table-cell office:value-type="float" office:value="341.28" calcext:value-type="float">
            <text:p>34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3.162" calcext:value-type="float">
            <text:p>1823.162</text:p>
          </table:table-cell>
          <table:table-cell office:value-type="float" office:value="336.28" calcext:value-type="float">
            <text:p>33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9.837" calcext:value-type="float">
            <text:p>1829.837</text:p>
          </table:table-cell>
          <table:table-cell office:value-type="float" office:value="331.28" calcext:value-type="float">
            <text:p>33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6.413" calcext:value-type="float">
            <text:p>1836.413</text:p>
          </table:table-cell>
          <table:table-cell office:value-type="float" office:value="326.28" calcext:value-type="float">
            <text:p>32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2.889" calcext:value-type="float">
            <text:p>1842.889</text:p>
          </table:table-cell>
          <table:table-cell office:value-type="float" office:value="321.28" calcext:value-type="float">
            <text:p>32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9.264" calcext:value-type="float">
            <text:p>1849.264</text:p>
          </table:table-cell>
          <table:table-cell office:value-type="float" office:value="316.28" calcext:value-type="float">
            <text:p>31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5.54" calcext:value-type="float">
            <text:p>1855.54</text:p>
          </table:table-cell>
          <table:table-cell office:value-type="float" office:value="311.28" calcext:value-type="float">
            <text:p>31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1.715" calcext:value-type="float">
            <text:p>1861.715</text:p>
          </table:table-cell>
          <table:table-cell office:value-type="float" office:value="306.28" calcext:value-type="float">
            <text:p>30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7.791" calcext:value-type="float">
            <text:p>1867.791</text:p>
          </table:table-cell>
          <table:table-cell office:value-type="float" office:value="301.28" calcext:value-type="float">
            <text:p>30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3.767" calcext:value-type="float">
            <text:p>1873.767</text:p>
          </table:table-cell>
          <table:table-cell office:value-type="float" office:value="296.28" calcext:value-type="float">
            <text:p>29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9.642" calcext:value-type="float">
            <text:p>1879.642</text:p>
          </table:table-cell>
          <table:table-cell office:value-type="float" office:value="291.28" calcext:value-type="float">
            <text:p>29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5.418" calcext:value-type="float">
            <text:p>1885.418</text:p>
          </table:table-cell>
          <table:table-cell office:value-type="float" office:value="286.28" calcext:value-type="float">
            <text:p>28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1.093" calcext:value-type="float">
            <text:p>1891.093</text:p>
          </table:table-cell>
          <table:table-cell office:value-type="float" office:value="281.28" calcext:value-type="float">
            <text:p>28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6.669" calcext:value-type="float">
            <text:p>1896.669</text:p>
          </table:table-cell>
          <table:table-cell office:value-type="float" office:value="276.28" calcext:value-type="float">
            <text:p>27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.145" calcext:value-type="float">
            <text:p>1902.145</text:p>
          </table:table-cell>
          <table:table-cell office:value-type="float" office:value="271.28" calcext:value-type="float">
            <text:p>27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7.52" calcext:value-type="float">
            <text:p>1907.52</text:p>
          </table:table-cell>
          <table:table-cell office:value-type="float" office:value="266.28" calcext:value-type="float">
            <text:p>26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2.796" calcext:value-type="float">
            <text:p>1912.796</text:p>
          </table:table-cell>
          <table:table-cell office:value-type="float" office:value="261.28" calcext:value-type="float">
            <text:p>26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7.971" calcext:value-type="float">
            <text:p>1917.971</text:p>
          </table:table-cell>
          <table:table-cell office:value-type="float" office:value="256.28" calcext:value-type="float">
            <text:p>25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3.047" calcext:value-type="float">
            <text:p>1923.047</text:p>
          </table:table-cell>
          <table:table-cell office:value-type="float" office:value="251.28" calcext:value-type="float">
            <text:p>25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8.023" calcext:value-type="float">
            <text:p>1928.023</text:p>
          </table:table-cell>
          <table:table-cell office:value-type="float" office:value="246.28" calcext:value-type="float">
            <text:p>24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2.898" calcext:value-type="float">
            <text:p>1932.898</text:p>
          </table:table-cell>
          <table:table-cell office:value-type="float" office:value="241.28" calcext:value-type="float">
            <text:p>24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7.674" calcext:value-type="float">
            <text:p>1937.674</text:p>
          </table:table-cell>
          <table:table-cell office:value-type="float" office:value="236.28" calcext:value-type="float">
            <text:p>23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2.349" calcext:value-type="float">
            <text:p>1942.349</text:p>
          </table:table-cell>
          <table:table-cell office:value-type="float" office:value="231.28" calcext:value-type="float">
            <text:p>23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6.925" calcext:value-type="float">
            <text:p>1946.925</text:p>
          </table:table-cell>
          <table:table-cell office:value-type="float" office:value="226.28" calcext:value-type="float">
            <text:p>22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1.401" calcext:value-type="float">
            <text:p>1951.401</text:p>
          </table:table-cell>
          <table:table-cell office:value-type="float" office:value="221.28" calcext:value-type="float">
            <text:p>22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5.776" calcext:value-type="float">
            <text:p>1955.776</text:p>
          </table:table-cell>
          <table:table-cell office:value-type="float" office:value="216.28" calcext:value-type="float">
            <text:p>21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0.052" calcext:value-type="float">
            <text:p>1960.052</text:p>
          </table:table-cell>
          <table:table-cell office:value-type="float" office:value="211.28" calcext:value-type="float">
            <text:p>21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4.227" calcext:value-type="float">
            <text:p>1964.227</text:p>
          </table:table-cell>
          <table:table-cell office:value-type="float" office:value="206.28" calcext:value-type="float">
            <text:p>20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8.303" calcext:value-type="float">
            <text:p>1968.303</text:p>
          </table:table-cell>
          <table:table-cell office:value-type="float" office:value="201.28" calcext:value-type="float">
            <text:p>20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2.279" calcext:value-type="float">
            <text:p>1972.279</text:p>
          </table:table-cell>
          <table:table-cell office:value-type="float" office:value="196.28" calcext:value-type="float">
            <text:p>19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6.154" calcext:value-type="float">
            <text:p>1976.154</text:p>
          </table:table-cell>
          <table:table-cell office:value-type="float" office:value="191.28" calcext:value-type="float">
            <text:p>19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9.93" calcext:value-type="float">
            <text:p>1979.93</text:p>
          </table:table-cell>
          <table:table-cell office:value-type="float" office:value="186.28" calcext:value-type="float">
            <text:p>18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3.605" calcext:value-type="float">
            <text:p>1983.605</text:p>
          </table:table-cell>
          <table:table-cell office:value-type="float" office:value="181.28" calcext:value-type="float">
            <text:p>18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7.181" calcext:value-type="float">
            <text:p>1987.181</text:p>
          </table:table-cell>
          <table:table-cell office:value-type="float" office:value="176.28" calcext:value-type="float">
            <text:p>17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0.657" calcext:value-type="float">
            <text:p>1990.657</text:p>
          </table:table-cell>
          <table:table-cell office:value-type="float" office:value="171.28" calcext:value-type="float">
            <text:p>17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4.032" calcext:value-type="float">
            <text:p>1994.032</text:p>
          </table:table-cell>
          <table:table-cell office:value-type="float" office:value="166.28" calcext:value-type="float">
            <text:p>16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.308" calcext:value-type="float">
            <text:p>1997.308</text:p>
          </table:table-cell>
          <table:table-cell office:value-type="float" office:value="161.28" calcext:value-type="float">
            <text:p>16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.483" calcext:value-type="float">
            <text:p>2000.483</text:p>
          </table:table-cell>
          <table:table-cell office:value-type="float" office:value="156.28" calcext:value-type="float">
            <text:p>15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.559" calcext:value-type="float">
            <text:p>2003.559</text:p>
          </table:table-cell>
          <table:table-cell office:value-type="float" office:value="151.28" calcext:value-type="float">
            <text:p>15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.535" calcext:value-type="float">
            <text:p>2006.535</text:p>
          </table:table-cell>
          <table:table-cell office:value-type="float" office:value="146.28" calcext:value-type="float">
            <text:p>14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.41" calcext:value-type="float">
            <text:p>2009.41</text:p>
          </table:table-cell>
          <table:table-cell office:value-type="float" office:value="141.28" calcext:value-type="float">
            <text:p>14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.186" calcext:value-type="float">
            <text:p>2012.186</text:p>
          </table:table-cell>
          <table:table-cell office:value-type="float" office:value="136.28" calcext:value-type="float">
            <text:p>13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.861" calcext:value-type="float">
            <text:p>2014.861</text:p>
          </table:table-cell>
          <table:table-cell office:value-type="float" office:value="131.28" calcext:value-type="float">
            <text:p>13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.437" calcext:value-type="float">
            <text:p>2017.437</text:p>
          </table:table-cell>
          <table:table-cell office:value-type="float" office:value="126.28" calcext:value-type="float">
            <text:p>12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.913" calcext:value-type="float">
            <text:p>2019.913</text:p>
          </table:table-cell>
          <table:table-cell office:value-type="float" office:value="121.28" calcext:value-type="float">
            <text:p>12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.288" calcext:value-type="float">
            <text:p>2022.288</text:p>
          </table:table-cell>
          <table:table-cell office:value-type="float" office:value="116.28" calcext:value-type="float">
            <text:p>11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4.564" calcext:value-type="float">
            <text:p>2024.564</text:p>
          </table:table-cell>
          <table:table-cell office:value-type="float" office:value="111.28" calcext:value-type="float">
            <text:p>11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6.739" calcext:value-type="float">
            <text:p>2026.739</text:p>
          </table:table-cell>
          <table:table-cell office:value-type="float" office:value="106.28" calcext:value-type="float">
            <text:p>10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8.815" calcext:value-type="float">
            <text:p>2028.815</text:p>
          </table:table-cell>
          <table:table-cell office:value-type="float" office:value="101.28" calcext:value-type="float">
            <text:p>10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0.791" calcext:value-type="float">
            <text:p>2030.791</text:p>
          </table:table-cell>
          <table:table-cell office:value-type="float" office:value="96.28" calcext:value-type="float">
            <text:p>9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2.666" calcext:value-type="float">
            <text:p>2032.666</text:p>
          </table:table-cell>
          <table:table-cell office:value-type="float" office:value="91.28" calcext:value-type="float">
            <text:p>9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4.442" calcext:value-type="float">
            <text:p>2034.442</text:p>
          </table:table-cell>
          <table:table-cell office:value-type="float" office:value="86.28" calcext:value-type="float">
            <text:p>8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6.117" calcext:value-type="float">
            <text:p>2036.117</text:p>
          </table:table-cell>
          <table:table-cell office:value-type="float" office:value="81.28" calcext:value-type="float">
            <text:p>8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7.693" calcext:value-type="float">
            <text:p>2037.693</text:p>
          </table:table-cell>
          <table:table-cell office:value-type="float" office:value="76.28" calcext:value-type="float">
            <text:p>7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9.169" calcext:value-type="float">
            <text:p>2039.169</text:p>
          </table:table-cell>
          <table:table-cell office:value-type="float" office:value="71.36" calcext:value-type="float">
            <text:p>71.36</text:p>
          </table:table-cell>
          <table:table-cell office:value-type="float" office:value="-242" calcext:value-type="float">
            <text:p>-24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40.549" calcext:value-type="float">
            <text:p>2040.549</text:p>
          </table:table-cell>
          <table:table-cell office:value-type="float" office:value="66.6" calcext:value-type="float">
            <text:p>66.6</text:p>
          </table:table-cell>
          <table:table-cell office:value-type="float" office:value="-234" calcext:value-type="float">
            <text:p>-23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41.835" calcext:value-type="float">
            <text:p>2041.835</text:p>
          </table:table-cell>
          <table:table-cell office:value-type="float" office:value="62" calcext:value-type="float">
            <text:p>62</text:p>
          </table:table-cell>
          <table:table-cell office:value-type="float" office:value="-226" calcext:value-type="float">
            <text:p>-22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43.031" calcext:value-type="float">
            <text:p>2043.031</text:p>
          </table:table-cell>
          <table:table-cell office:value-type="float" office:value="57.56" calcext:value-type="float">
            <text:p>57.56</text:p>
          </table:table-cell>
          <table:table-cell office:value-type="float" office:value="-218" calcext:value-type="float">
            <text:p>-21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44.139" calcext:value-type="float">
            <text:p>2044.139</text:p>
          </table:table-cell>
          <table:table-cell office:value-type="float" office:value="53.28" calcext:value-type="float">
            <text:p>53.28</text:p>
          </table:table-cell>
          <table:table-cell office:value-type="float" office:value="-210" calcext:value-type="float">
            <text:p>-21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45.163" calcext:value-type="float">
            <text:p>2045.163</text:p>
          </table:table-cell>
          <table:table-cell office:value-type="float" office:value="49.16" calcext:value-type="float">
            <text:p>49.16</text:p>
          </table:table-cell>
          <table:table-cell office:value-type="float" office:value="-202" calcext:value-type="float">
            <text:p>-20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46.107" calcext:value-type="float">
            <text:p>2046.107</text:p>
          </table:table-cell>
          <table:table-cell office:value-type="float" office:value="45.2" calcext:value-type="float">
            <text:p>45.2</text:p>
          </table:table-cell>
          <table:table-cell office:value-type="float" office:value="-194" calcext:value-type="float">
            <text:p>-19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46.973" calcext:value-type="float">
            <text:p>2046.973</text:p>
          </table:table-cell>
          <table:table-cell office:value-type="float" office:value="41.4" calcext:value-type="float">
            <text:p>41.4</text:p>
          </table:table-cell>
          <table:table-cell office:value-type="float" office:value="-186" calcext:value-type="float">
            <text:p>-18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47.765" calcext:value-type="float">
            <text:p>2047.765</text:p>
          </table:table-cell>
          <table:table-cell office:value-type="float" office:value="37.76" calcext:value-type="float">
            <text:p>37.76</text:p>
          </table:table-cell>
          <table:table-cell office:value-type="float" office:value="-178" calcext:value-type="float">
            <text:p>-17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48.485" calcext:value-type="float">
            <text:p>2048.485</text:p>
          </table:table-cell>
          <table:table-cell office:value-type="float" office:value="34.28" calcext:value-type="float">
            <text:p>34.28</text:p>
          </table:table-cell>
          <table:table-cell office:value-type="float" office:value="-170" calcext:value-type="float">
            <text:p>-17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49.137" calcext:value-type="float">
            <text:p>2049.137</text:p>
          </table:table-cell>
          <table:table-cell office:value-type="float" office:value="30.96" calcext:value-type="float">
            <text:p>30.96</text:p>
          </table:table-cell>
          <table:table-cell office:value-type="float" office:value="-162" calcext:value-type="float">
            <text:p>-16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49.725" calcext:value-type="float">
            <text:p>2049.725</text:p>
          </table:table-cell>
          <table:table-cell office:value-type="float" office:value="27.8" calcext:value-type="float">
            <text:p>27.8</text:p>
          </table:table-cell>
          <table:table-cell office:value-type="float" office:value="-154" calcext:value-type="float">
            <text:p>-15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50.251" calcext:value-type="float">
            <text:p>2050.251</text:p>
          </table:table-cell>
          <table:table-cell office:value-type="float" office:value="24.8" calcext:value-type="float">
            <text:p>24.8</text:p>
          </table:table-cell>
          <table:table-cell office:value-type="float" office:value="-146" calcext:value-type="float">
            <text:p>-14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50.719" calcext:value-type="float">
            <text:p>2050.719</text:p>
          </table:table-cell>
          <table:table-cell office:value-type="float" office:value="21.96" calcext:value-type="float">
            <text:p>21.96</text:p>
          </table:table-cell>
          <table:table-cell office:value-type="float" office:value="-138" calcext:value-type="float">
            <text:p>-13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51.131" calcext:value-type="float">
            <text:p>2051.131</text:p>
          </table:table-cell>
          <table:table-cell office:value-type="float" office:value="19.28" calcext:value-type="float">
            <text:p>19.28</text:p>
          </table:table-cell>
          <table:table-cell office:value-type="float" office:value="-130" calcext:value-type="float">
            <text:p>-13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51.491" calcext:value-type="float">
            <text:p>2051.491</text:p>
          </table:table-cell>
          <table:table-cell office:value-type="float" office:value="16.76" calcext:value-type="float">
            <text:p>16.76</text:p>
          </table:table-cell>
          <table:table-cell office:value-type="float" office:value="-122" calcext:value-type="float">
            <text:p>-12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51.803" calcext:value-type="float">
            <text:p>2051.803</text:p>
          </table:table-cell>
          <table:table-cell office:value-type="float" office:value="14.4" calcext:value-type="float">
            <text:p>14.4</text:p>
          </table:table-cell>
          <table:table-cell office:value-type="float" office:value="-114" calcext:value-type="float">
            <text:p>-11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52.069" calcext:value-type="float">
            <text:p>2052.069</text:p>
          </table:table-cell>
          <table:table-cell office:value-type="float" office:value="12.2" calcext:value-type="float">
            <text:p>12.2</text:p>
          </table:table-cell>
          <table:table-cell office:value-type="float" office:value="-106" calcext:value-type="float">
            <text:p>-10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52.293" calcext:value-type="float">
            <text:p>2052.293</text:p>
          </table:table-cell>
          <table:table-cell office:value-type="float" office:value="10.16" calcext:value-type="float">
            <text:p>10.16</text:p>
          </table:table-cell>
          <table:table-cell office:value-type="float" office:value="-98" calcext:value-type="float">
            <text:p>-9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52.477" calcext:value-type="float">
            <text:p>2052.477</text:p>
          </table:table-cell>
          <table:table-cell office:value-type="float" office:value="8.28" calcext:value-type="float">
            <text:p>8.28</text:p>
          </table:table-cell>
          <table:table-cell office:value-type="float" office:value="-90" calcext:value-type="float">
            <text:p>-9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52.625" calcext:value-type="float">
            <text:p>2052.625</text:p>
          </table:table-cell>
          <table:table-cell office:value-type="float" office:value="6.56" calcext:value-type="float">
            <text:p>6.56</text:p>
          </table:table-cell>
          <table:table-cell office:value-type="float" office:value="-82" calcext:value-type="float">
            <text:p>-8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52.741" calcext:value-type="float">
            <text:p>2052.741</text:p>
          </table:table-cell>
          <table:table-cell office:value-type="float" office:value="5" calcext:value-type="float">
            <text:p>5</text:p>
          </table:table-cell>
          <table:table-cell office:value-type="float" office:value="-74" calcext:value-type="float">
            <text:p>-7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52.827" calcext:value-type="float">
            <text:p>2052.827</text:p>
          </table:table-cell>
          <table:table-cell office:value-type="float" office:value="3.6" calcext:value-type="float">
            <text:p>3.6</text:p>
          </table:table-cell>
          <table:table-cell office:value-type="float" office:value="-66" calcext:value-type="float">
            <text:p>-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52.887" calcext:value-type="float">
            <text:p>2052.887</text:p>
          </table:table-cell>
          <table:table-cell office:value-type="float" office:value="2.36" calcext:value-type="float">
            <text:p>2.36</text:p>
          </table:table-cell>
          <table:table-cell office:value-type="float" office:value="-58" calcext:value-type="float">
            <text:p>-5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52.923" calcext:value-type="float">
            <text:p>2052.923</text:p>
          </table:table-cell>
          <table:table-cell office:value-type="float" office:value="1.28" calcext:value-type="float">
            <text:p>1.28</text:p>
          </table:table-cell>
          <table:table-cell office:value-type="float" office:value="-50" calcext:value-type="float">
            <text:p>-5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52.939" calcext:value-type="float">
            <text:p>2052.939</text:p>
          </table:table-cell>
          <table:table-cell office:value-type="float" office:value="0.36" calcext:value-type="float">
            <text:p>0.36</text:p>
          </table:table-cell>
          <table:table-cell office:value-type="float" office:value="-42" calcext:value-type="float">
            <text:p>-4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52.943" calcext:value-type="float">
            <text:p>2052.943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52.943" calcext:value-type="float">
            <text:p>2052.943</text:p>
          </table:table-cell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52.943" calcext:value-type="float">
            <text:p>2052.943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52.943" calcext:value-type="float">
            <text:p>2052.943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52.943" calcext:value-type="float">
            <text:p>2052.94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400" calcext:value-type="float">
            <text:p>400</text:p>
          </table:table-cell>
        </table:table-row>
      </table:table>
      <table:table table:name="Sheet5" table:style-name="ta1">
        <table:shapes>
          <draw:frame draw:z-index="0" draw:style-name="gr1" draw:text-style-name="P1" svg:width="1071.21pt" svg:height="602.53pt" svg:x="258.86pt" svg:y="2.83pt">
            <draw:object draw:notify-on-update-of-ranges="Sheet5.A1:Sheet5.A1 Sheet5.A2:Sheet5.A391 Sheet5.B1:Sheet5.B1 Sheet5.B2:Sheet5.B391 Sheet5.C1:Sheet5.C1 Sheet5.C2:Sheet5.C391 Sheet5.D1:Sheet5.D1 Sheet5.D2:Sheet5.D39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8" calcext:value-type="float">
            <text:p>0.08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32" calcext:value-type="float">
            <text:p>0.32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72" calcext:value-type="float">
            <text:p>0.72</text:p>
          </table:table-cell>
          <table:table-cell office:value-type="float" office:value="24" calcext:value-type="float">
            <text:p>2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1.28" calcext:value-type="float">
            <text:p>1.28</text:p>
          </table:table-cell>
          <table:table-cell office:value-type="float" office:value="32" calcext:value-type="float">
            <text:p>3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117" calcext:value-type="float">
            <text:p>0.117</text:p>
          </table:table-cell>
          <table:table-cell office:value-type="float" office:value="2.88" calcext:value-type="float">
            <text:p>2.88</text:p>
          </table:table-cell>
          <table:table-cell office:value-type="float" office:value="48" calcext:value-type="float">
            <text:p>4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3.92" calcext:value-type="float">
            <text:p>3.92</text:p>
          </table:table-cell>
          <table:table-cell office:value-type="float" office:value="56" calcext:value-type="float">
            <text:p>5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5.12" calcext:value-type="float">
            <text:p>5.12</text:p>
          </table:table-cell>
          <table:table-cell office:value-type="float" office:value="64" calcext:value-type="float">
            <text:p>6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6.48" calcext:value-type="float">
            <text:p>6.48</text:p>
          </table:table-cell>
          <table:table-cell office:value-type="float" office:value="72" calcext:value-type="float">
            <text:p>7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713" calcext:value-type="float">
            <text:p>0.713</text:p>
          </table:table-cell>
          <table:table-cell office:value-type="float" office:value="9.68" calcext:value-type="float">
            <text:p>9.68</text:p>
          </table:table-cell>
          <table:table-cell office:value-type="float" office:value="88" calcext:value-type="float">
            <text:p>8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11.52" calcext:value-type="float">
            <text:p>11.52</text:p>
          </table:table-cell>
          <table:table-cell office:value-type="float" office:value="96" calcext:value-type="float">
            <text:p>9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13.52" calcext:value-type="float">
            <text:p>13.52</text:p>
          </table:table-cell>
          <table:table-cell office:value-type="float" office:value="104" calcext:value-type="float">
            <text:p>10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.467" calcext:value-type="float">
            <text:p>1.467</text:p>
          </table:table-cell>
          <table:table-cell office:value-type="float" office:value="15.68" calcext:value-type="float">
            <text:p>15.68</text:p>
          </table:table-cell>
          <table:table-cell office:value-type="float" office:value="112" calcext:value-type="float">
            <text:p>11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.804" calcext:value-type="float">
            <text:p>1.804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.189" calcext:value-type="float">
            <text:p>2.189</text:p>
          </table:table-cell>
          <table:table-cell office:value-type="float" office:value="20.48" calcext:value-type="float">
            <text:p>20.48</text:p>
          </table:table-cell>
          <table:table-cell office:value-type="float" office:value="128" calcext:value-type="float">
            <text:p>12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.625" calcext:value-type="float">
            <text:p>2.625</text:p>
          </table:table-cell>
          <table:table-cell office:value-type="float" office:value="23.12" calcext:value-type="float">
            <text:p>23.12</text:p>
          </table:table-cell>
          <table:table-cell office:value-type="float" office:value="136" calcext:value-type="float">
            <text:p>13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.115" calcext:value-type="float">
            <text:p>3.115</text:p>
          </table:table-cell>
          <table:table-cell office:value-type="float" office:value="25.92" calcext:value-type="float">
            <text:p>25.92</text:p>
          </table:table-cell>
          <table:table-cell office:value-type="float" office:value="144" calcext:value-type="float">
            <text:p>14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.663" calcext:value-type="float">
            <text:p>3.663</text:p>
          </table:table-cell>
          <table:table-cell office:value-type="float" office:value="28.88" calcext:value-type="float">
            <text:p>28.88</text:p>
          </table:table-cell>
          <table:table-cell office:value-type="float" office:value="152" calcext:value-type="float">
            <text:p>15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.945" calcext:value-type="float">
            <text:p>4.945</text:p>
          </table:table-cell>
          <table:table-cell office:value-type="float" office:value="35.28" calcext:value-type="float">
            <text:p>35.28</text:p>
          </table:table-cell>
          <table:table-cell office:value-type="float" office:value="168" calcext:value-type="float">
            <text:p>16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5.685" calcext:value-type="float">
            <text:p>5.685</text:p>
          </table:table-cell>
          <table:table-cell office:value-type="float" office:value="38.72" calcext:value-type="float">
            <text:p>38.72</text:p>
          </table:table-cell>
          <table:table-cell office:value-type="float" office:value="176" calcext:value-type="float">
            <text:p>17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6.495" calcext:value-type="float">
            <text:p>6.495</text:p>
          </table:table-cell>
          <table:table-cell office:value-type="float" office:value="42.32" calcext:value-type="float">
            <text:p>42.32</text:p>
          </table:table-cell>
          <table:table-cell office:value-type="float" office:value="184" calcext:value-type="float">
            <text:p>18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7.379" calcext:value-type="float">
            <text:p>7.379</text:p>
          </table:table-cell>
          <table:table-cell office:value-type="float" office:value="46.08" calcext:value-type="float">
            <text:p>46.08</text:p>
          </table:table-cell>
          <table:table-cell office:value-type="float" office:value="192" calcext:value-type="float">
            <text:p>19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9.381" calcext:value-type="float">
            <text:p>9.381</text:p>
          </table:table-cell>
          <table:table-cell office:value-type="float" office:value="54.08" calcext:value-type="float">
            <text:p>54.08</text:p>
          </table:table-cell>
          <table:table-cell office:value-type="float" office:value="208" calcext:value-type="float">
            <text:p>20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.505" calcext:value-type="float">
            <text:p>10.505</text:p>
          </table:table-cell>
          <table:table-cell office:value-type="float" office:value="58.32" calcext:value-type="float">
            <text:p>58.32</text:p>
          </table:table-cell>
          <table:table-cell office:value-type="float" office:value="216" calcext:value-type="float">
            <text:p>21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1.715" calcext:value-type="float">
            <text:p>11.715</text:p>
          </table:table-cell>
          <table:table-cell office:value-type="float" office:value="62.72" calcext:value-type="float">
            <text:p>62.72</text:p>
          </table:table-cell>
          <table:table-cell office:value-type="float" office:value="224" calcext:value-type="float">
            <text:p>22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3.015" calcext:value-type="float">
            <text:p>13.015</text:p>
          </table:table-cell>
          <table:table-cell office:value-type="float" office:value="67.28" calcext:value-type="float">
            <text:p>67.28</text:p>
          </table:table-cell>
          <table:table-cell office:value-type="float" office:value="232" calcext:value-type="float">
            <text:p>23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4.408" calcext:value-type="float">
            <text:p>14.408</text:p>
          </table:table-cell>
          <table:table-cell office:value-type="float" office:value="72" calcext:value-type="float">
            <text:p>72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5.897" calcext:value-type="float">
            <text:p>15.897</text:p>
          </table:table-cell>
          <table:table-cell office:value-type="float" office:value="76.88" calcext:value-type="float">
            <text:p>76.88</text:p>
          </table:table-cell>
          <table:table-cell office:value-type="float" office:value="248" calcext:value-type="float">
            <text:p>24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7.484" calcext:value-type="float">
            <text:p>17.484</text:p>
          </table:table-cell>
          <table:table-cell office:value-type="float" office:value="81.86" calcext:value-type="float">
            <text:p>81.8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9.171" calcext:value-type="float">
            <text:p>19.171</text:p>
          </table:table-cell>
          <table:table-cell office:value-type="float" office:value="86.86" calcext:value-type="float">
            <text:p>8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59" calcext:value-type="float">
            <text:p>20.959</text:p>
          </table:table-cell>
          <table:table-cell office:value-type="float" office:value="91.86" calcext:value-type="float">
            <text:p>9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46" calcext:value-type="float">
            <text:p>22.846</text:p>
          </table:table-cell>
          <table:table-cell office:value-type="float" office:value="96.86" calcext:value-type="float">
            <text:p>9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833" calcext:value-type="float">
            <text:p>24.833</text:p>
          </table:table-cell>
          <table:table-cell office:value-type="float" office:value="101.86" calcext:value-type="float">
            <text:p>10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92" calcext:value-type="float">
            <text:p>26.92</text:p>
          </table:table-cell>
          <table:table-cell office:value-type="float" office:value="106.86" calcext:value-type="float">
            <text:p>10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107" calcext:value-type="float">
            <text:p>29.107</text:p>
          </table:table-cell>
          <table:table-cell office:value-type="float" office:value="111.86" calcext:value-type="float">
            <text:p>11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395" calcext:value-type="float">
            <text:p>31.395</text:p>
          </table:table-cell>
          <table:table-cell office:value-type="float" office:value="116.86" calcext:value-type="float">
            <text:p>11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782" calcext:value-type="float">
            <text:p>33.782</text:p>
          </table:table-cell>
          <table:table-cell office:value-type="float" office:value="121.86" calcext:value-type="float">
            <text:p>12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269" calcext:value-type="float">
            <text:p>36.269</text:p>
          </table:table-cell>
          <table:table-cell office:value-type="float" office:value="126.86" calcext:value-type="float">
            <text:p>12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856" calcext:value-type="float">
            <text:p>38.856</text:p>
          </table:table-cell>
          <table:table-cell office:value-type="float" office:value="131.86" calcext:value-type="float">
            <text:p>13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543" calcext:value-type="float">
            <text:p>41.543</text:p>
          </table:table-cell>
          <table:table-cell office:value-type="float" office:value="136.86" calcext:value-type="float">
            <text:p>13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331" calcext:value-type="float">
            <text:p>44.331</text:p>
          </table:table-cell>
          <table:table-cell office:value-type="float" office:value="141.86" calcext:value-type="float">
            <text:p>14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218" calcext:value-type="float">
            <text:p>47.218</text:p>
          </table:table-cell>
          <table:table-cell office:value-type="float" office:value="146.86" calcext:value-type="float">
            <text:p>14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205" calcext:value-type="float">
            <text:p>50.205</text:p>
          </table:table-cell>
          <table:table-cell office:value-type="float" office:value="151.86" calcext:value-type="float">
            <text:p>15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292" calcext:value-type="float">
            <text:p>53.292</text:p>
          </table:table-cell>
          <table:table-cell office:value-type="float" office:value="156.86" calcext:value-type="float">
            <text:p>15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479" calcext:value-type="float">
            <text:p>56.479</text:p>
          </table:table-cell>
          <table:table-cell office:value-type="float" office:value="161.86" calcext:value-type="float">
            <text:p>16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767" calcext:value-type="float">
            <text:p>59.767</text:p>
          </table:table-cell>
          <table:table-cell office:value-type="float" office:value="166.86" calcext:value-type="float">
            <text:p>16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154" calcext:value-type="float">
            <text:p>63.154</text:p>
          </table:table-cell>
          <table:table-cell office:value-type="float" office:value="171.86" calcext:value-type="float">
            <text:p>17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641" calcext:value-type="float">
            <text:p>66.641</text:p>
          </table:table-cell>
          <table:table-cell office:value-type="float" office:value="176.86" calcext:value-type="float">
            <text:p>17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228" calcext:value-type="float">
            <text:p>70.228</text:p>
          </table:table-cell>
          <table:table-cell office:value-type="float" office:value="181.86" calcext:value-type="float">
            <text:p>18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915" calcext:value-type="float">
            <text:p>73.915</text:p>
          </table:table-cell>
          <table:table-cell office:value-type="float" office:value="186.86" calcext:value-type="float">
            <text:p>18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703" calcext:value-type="float">
            <text:p>77.703</text:p>
          </table:table-cell>
          <table:table-cell office:value-type="float" office:value="191.86" calcext:value-type="float">
            <text:p>19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59" calcext:value-type="float">
            <text:p>81.59</text:p>
          </table:table-cell>
          <table:table-cell office:value-type="float" office:value="196.86" calcext:value-type="float">
            <text:p>19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577" calcext:value-type="float">
            <text:p>85.577</text:p>
          </table:table-cell>
          <table:table-cell office:value-type="float" office:value="201.86" calcext:value-type="float">
            <text:p>20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664" calcext:value-type="float">
            <text:p>89.664</text:p>
          </table:table-cell>
          <table:table-cell office:value-type="float" office:value="206.86" calcext:value-type="float">
            <text:p>20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851" calcext:value-type="float">
            <text:p>93.851</text:p>
          </table:table-cell>
          <table:table-cell office:value-type="float" office:value="211.86" calcext:value-type="float">
            <text:p>21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139" calcext:value-type="float">
            <text:p>98.139</text:p>
          </table:table-cell>
          <table:table-cell office:value-type="float" office:value="216.86" calcext:value-type="float">
            <text:p>21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526" calcext:value-type="float">
            <text:p>102.526</text:p>
          </table:table-cell>
          <table:table-cell office:value-type="float" office:value="221.86" calcext:value-type="float">
            <text:p>22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.013" calcext:value-type="float">
            <text:p>107.013</text:p>
          </table:table-cell>
          <table:table-cell office:value-type="float" office:value="226.86" calcext:value-type="float">
            <text:p>22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231.86" calcext:value-type="float">
            <text:p>23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.287" calcext:value-type="float">
            <text:p>116.287</text:p>
          </table:table-cell>
          <table:table-cell office:value-type="float" office:value="236.86" calcext:value-type="float">
            <text:p>23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.075" calcext:value-type="float">
            <text:p>121.075</text:p>
          </table:table-cell>
          <table:table-cell office:value-type="float" office:value="241.86" calcext:value-type="float">
            <text:p>24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.962" calcext:value-type="float">
            <text:p>125.962</text:p>
          </table:table-cell>
          <table:table-cell office:value-type="float" office:value="246.86" calcext:value-type="float">
            <text:p>24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.949" calcext:value-type="float">
            <text:p>130.949</text:p>
          </table:table-cell>
          <table:table-cell office:value-type="float" office:value="251.86" calcext:value-type="float">
            <text:p>25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.036" calcext:value-type="float">
            <text:p>136.03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.223" calcext:value-type="float">
            <text:p>141.223</text:p>
          </table:table-cell>
          <table:table-cell office:value-type="float" office:value="261.86" calcext:value-type="float">
            <text:p>26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.511" calcext:value-type="float">
            <text:p>146.511</text:p>
          </table:table-cell>
          <table:table-cell office:value-type="float" office:value="266.86" calcext:value-type="float">
            <text:p>26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.898" calcext:value-type="float">
            <text:p>151.898</text:p>
          </table:table-cell>
          <table:table-cell office:value-type="float" office:value="271.86" calcext:value-type="float">
            <text:p>27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.385" calcext:value-type="float">
            <text:p>157.385</text:p>
          </table:table-cell>
          <table:table-cell office:value-type="float" office:value="276.86" calcext:value-type="float">
            <text:p>27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.972" calcext:value-type="float">
            <text:p>162.972</text:p>
          </table:table-cell>
          <table:table-cell office:value-type="float" office:value="281.86" calcext:value-type="float">
            <text:p>28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.659" calcext:value-type="float">
            <text:p>168.659</text:p>
          </table:table-cell>
          <table:table-cell office:value-type="float" office:value="286.86" calcext:value-type="float">
            <text:p>28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.447" calcext:value-type="float">
            <text:p>174.447</text:p>
          </table:table-cell>
          <table:table-cell office:value-type="float" office:value="291.86" calcext:value-type="float">
            <text:p>29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.334" calcext:value-type="float">
            <text:p>180.334</text:p>
          </table:table-cell>
          <table:table-cell office:value-type="float" office:value="296.86" calcext:value-type="float">
            <text:p>29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.321" calcext:value-type="float">
            <text:p>186.321</text:p>
          </table:table-cell>
          <table:table-cell office:value-type="float" office:value="301.86" calcext:value-type="float">
            <text:p>30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.408" calcext:value-type="float">
            <text:p>192.408</text:p>
          </table:table-cell>
          <table:table-cell office:value-type="float" office:value="306.86" calcext:value-type="float">
            <text:p>30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.595" calcext:value-type="float">
            <text:p>198.595</text:p>
          </table:table-cell>
          <table:table-cell office:value-type="float" office:value="311.86" calcext:value-type="float">
            <text:p>31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.883" calcext:value-type="float">
            <text:p>204.883</text:p>
          </table:table-cell>
          <table:table-cell office:value-type="float" office:value="316.86" calcext:value-type="float">
            <text:p>31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.27" calcext:value-type="float">
            <text:p>211.27</text:p>
          </table:table-cell>
          <table:table-cell office:value-type="float" office:value="321.86" calcext:value-type="float">
            <text:p>32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.757" calcext:value-type="float">
            <text:p>217.757</text:p>
          </table:table-cell>
          <table:table-cell office:value-type="float" office:value="326.86" calcext:value-type="float">
            <text:p>32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.344" calcext:value-type="float">
            <text:p>224.344</text:p>
          </table:table-cell>
          <table:table-cell office:value-type="float" office:value="331.86" calcext:value-type="float">
            <text:p>33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.031" calcext:value-type="float">
            <text:p>231.031</text:p>
          </table:table-cell>
          <table:table-cell office:value-type="float" office:value="336.86" calcext:value-type="float">
            <text:p>33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.819" calcext:value-type="float">
            <text:p>237.819</text:p>
          </table:table-cell>
          <table:table-cell office:value-type="float" office:value="341.86" calcext:value-type="float">
            <text:p>34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.706" calcext:value-type="float">
            <text:p>244.706</text:p>
          </table:table-cell>
          <table:table-cell office:value-type="float" office:value="346.86" calcext:value-type="float">
            <text:p>34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.693" calcext:value-type="float">
            <text:p>251.693</text:p>
          </table:table-cell>
          <table:table-cell office:value-type="float" office:value="351.86" calcext:value-type="float">
            <text:p>35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.78" calcext:value-type="float">
            <text:p>258.78</text:p>
          </table:table-cell>
          <table:table-cell office:value-type="float" office:value="356.86" calcext:value-type="float">
            <text:p>35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.967" calcext:value-type="float">
            <text:p>265.967</text:p>
          </table:table-cell>
          <table:table-cell office:value-type="float" office:value="361.86" calcext:value-type="float">
            <text:p>36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.255" calcext:value-type="float">
            <text:p>273.255</text:p>
          </table:table-cell>
          <table:table-cell office:value-type="float" office:value="366.86" calcext:value-type="float">
            <text:p>36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.642" calcext:value-type="float">
            <text:p>280.642</text:p>
          </table:table-cell>
          <table:table-cell office:value-type="float" office:value="371.86" calcext:value-type="float">
            <text:p>37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.129" calcext:value-type="float">
            <text:p>288.129</text:p>
          </table:table-cell>
          <table:table-cell office:value-type="float" office:value="376.86" calcext:value-type="float">
            <text:p>37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.716" calcext:value-type="float">
            <text:p>295.716</text:p>
          </table:table-cell>
          <table:table-cell office:value-type="float" office:value="381.86" calcext:value-type="float">
            <text:p>38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.403" calcext:value-type="float">
            <text:p>303.403</text:p>
          </table:table-cell>
          <table:table-cell office:value-type="float" office:value="386.86" calcext:value-type="float">
            <text:p>38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.191" calcext:value-type="float">
            <text:p>311.191</text:p>
          </table:table-cell>
          <table:table-cell office:value-type="float" office:value="391.86" calcext:value-type="float">
            <text:p>39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.078" calcext:value-type="float">
            <text:p>319.078</text:p>
          </table:table-cell>
          <table:table-cell office:value-type="float" office:value="396.86" calcext:value-type="float">
            <text:p>39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.065" calcext:value-type="float">
            <text:p>327.065</text:p>
          </table:table-cell>
          <table:table-cell office:value-type="float" office:value="401.86" calcext:value-type="float">
            <text:p>40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.152" calcext:value-type="float">
            <text:p>335.152</text:p>
          </table:table-cell>
          <table:table-cell office:value-type="float" office:value="406.86" calcext:value-type="float">
            <text:p>40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.339" calcext:value-type="float">
            <text:p>343.339</text:p>
          </table:table-cell>
          <table:table-cell office:value-type="float" office:value="411.86" calcext:value-type="float">
            <text:p>41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.627" calcext:value-type="float">
            <text:p>351.627</text:p>
          </table:table-cell>
          <table:table-cell office:value-type="float" office:value="416.86" calcext:value-type="float">
            <text:p>41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.014" calcext:value-type="float">
            <text:p>360.014</text:p>
          </table:table-cell>
          <table:table-cell office:value-type="float" office:value="421.86" calcext:value-type="float">
            <text:p>42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.501" calcext:value-type="float">
            <text:p>368.501</text:p>
          </table:table-cell>
          <table:table-cell office:value-type="float" office:value="426.86" calcext:value-type="float">
            <text:p>42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.088" calcext:value-type="float">
            <text:p>377.088</text:p>
          </table:table-cell>
          <table:table-cell office:value-type="float" office:value="431.86" calcext:value-type="float">
            <text:p>43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.775" calcext:value-type="float">
            <text:p>385.775</text:p>
          </table:table-cell>
          <table:table-cell office:value-type="float" office:value="436.86" calcext:value-type="float">
            <text:p>43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.563" calcext:value-type="float">
            <text:p>394.563</text:p>
          </table:table-cell>
          <table:table-cell office:value-type="float" office:value="441.86" calcext:value-type="float">
            <text:p>44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.45" calcext:value-type="float">
            <text:p>403.45</text:p>
          </table:table-cell>
          <table:table-cell office:value-type="float" office:value="446.86" calcext:value-type="float">
            <text:p>44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.437" calcext:value-type="float">
            <text:p>412.437</text:p>
          </table:table-cell>
          <table:table-cell office:value-type="float" office:value="451.86" calcext:value-type="float">
            <text:p>45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.524" calcext:value-type="float">
            <text:p>421.524</text:p>
          </table:table-cell>
          <table:table-cell office:value-type="float" office:value="456.86" calcext:value-type="float">
            <text:p>45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.711" calcext:value-type="float">
            <text:p>430.711</text:p>
          </table:table-cell>
          <table:table-cell office:value-type="float" office:value="461.86" calcext:value-type="float">
            <text:p>46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.999" calcext:value-type="float">
            <text:p>439.999</text:p>
          </table:table-cell>
          <table:table-cell office:value-type="float" office:value="466.86" calcext:value-type="float">
            <text:p>46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.386" calcext:value-type="float">
            <text:p>449.386</text:p>
          </table:table-cell>
          <table:table-cell office:value-type="float" office:value="471.86" calcext:value-type="float">
            <text:p>47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.873" calcext:value-type="float">
            <text:p>458.873</text:p>
          </table:table-cell>
          <table:table-cell office:value-type="float" office:value="476.86" calcext:value-type="float">
            <text:p>47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.46" calcext:value-type="float">
            <text:p>468.46</text:p>
          </table:table-cell>
          <table:table-cell office:value-type="float" office:value="481.86" calcext:value-type="float">
            <text:p>48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.147" calcext:value-type="float">
            <text:p>478.147</text:p>
          </table:table-cell>
          <table:table-cell office:value-type="float" office:value="486.86" calcext:value-type="float">
            <text:p>48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.935" calcext:value-type="float">
            <text:p>487.935</text:p>
          </table:table-cell>
          <table:table-cell office:value-type="float" office:value="491.86" calcext:value-type="float">
            <text:p>49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.822" calcext:value-type="float">
            <text:p>497.822</text:p>
          </table:table-cell>
          <table:table-cell office:value-type="float" office:value="496.86" calcext:value-type="float">
            <text:p>49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.809" calcext:value-type="float">
            <text:p>507.809</text:p>
          </table:table-cell>
          <table:table-cell office:value-type="float" office:value="501.86" calcext:value-type="float">
            <text:p>50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.896" calcext:value-type="float">
            <text:p>517.896</text:p>
          </table:table-cell>
          <table:table-cell office:value-type="float" office:value="506.86" calcext:value-type="float">
            <text:p>50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.083" calcext:value-type="float">
            <text:p>528.083</text:p>
          </table:table-cell>
          <table:table-cell office:value-type="float" office:value="511.86" calcext:value-type="float">
            <text:p>51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.371" calcext:value-type="float">
            <text:p>538.371</text:p>
          </table:table-cell>
          <table:table-cell office:value-type="float" office:value="516.86" calcext:value-type="float">
            <text:p>51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.758" calcext:value-type="float">
            <text:p>548.758</text:p>
          </table:table-cell>
          <table:table-cell office:value-type="float" office:value="521.86" calcext:value-type="float">
            <text:p>52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.245" calcext:value-type="float">
            <text:p>559.245</text:p>
          </table:table-cell>
          <table:table-cell office:value-type="float" office:value="526.86" calcext:value-type="float">
            <text:p>52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.832" calcext:value-type="float">
            <text:p>569.832</text:p>
          </table:table-cell>
          <table:table-cell office:value-type="float" office:value="531.86" calcext:value-type="float">
            <text:p>53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.519" calcext:value-type="float">
            <text:p>580.519</text:p>
          </table:table-cell>
          <table:table-cell office:value-type="float" office:value="536.86" calcext:value-type="float">
            <text:p>53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.307" calcext:value-type="float">
            <text:p>591.307</text:p>
          </table:table-cell>
          <table:table-cell office:value-type="float" office:value="541.86" calcext:value-type="float">
            <text:p>54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.194" calcext:value-type="float">
            <text:p>602.194</text:p>
          </table:table-cell>
          <table:table-cell office:value-type="float" office:value="546.86" calcext:value-type="float">
            <text:p>54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.181" calcext:value-type="float">
            <text:p>613.181</text:p>
          </table:table-cell>
          <table:table-cell office:value-type="float" office:value="551.86" calcext:value-type="float">
            <text:p>551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.268" calcext:value-type="float">
            <text:p>624.268</text:p>
          </table:table-cell>
          <table:table-cell office:value-type="float" office:value="556.86" calcext:value-type="float">
            <text:p>556.8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.455" calcext:value-type="float">
            <text:p>635.455</text:p>
          </table:table-cell>
          <table:table-cell office:value-type="float" office:value="561.78" calcext:value-type="float">
            <text:p>561.78</text:p>
          </table:table-cell>
          <table:table-cell office:value-type="float" office:value="242" calcext:value-type="float">
            <text:p>24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646.738" calcext:value-type="float">
            <text:p>646.738</text:p>
          </table:table-cell>
          <table:table-cell office:value-type="float" office:value="566.54" calcext:value-type="float">
            <text:p>566.54</text:p>
          </table:table-cell>
          <table:table-cell office:value-type="float" office:value="234" calcext:value-type="float">
            <text:p>23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658.115" calcext:value-type="float">
            <text:p>658.115</text:p>
          </table:table-cell>
          <table:table-cell office:value-type="float" office:value="571.14" calcext:value-type="float">
            <text:p>571.14</text:p>
          </table:table-cell>
          <table:table-cell office:value-type="float" office:value="226" calcext:value-type="float">
            <text:p>22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669.582" calcext:value-type="float">
            <text:p>669.582</text:p>
          </table:table-cell>
          <table:table-cell office:value-type="float" office:value="575.58" calcext:value-type="float">
            <text:p>575.58</text:p>
          </table:table-cell>
          <table:table-cell office:value-type="float" office:value="218" calcext:value-type="float">
            <text:p>21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681.136" calcext:value-type="float">
            <text:p>681.136</text:p>
          </table:table-cell>
          <table:table-cell office:value-type="float" office:value="579.86" calcext:value-type="float">
            <text:p>579.86</text:p>
          </table:table-cell>
          <table:table-cell office:value-type="float" office:value="210" calcext:value-type="float">
            <text:p>21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692.775" calcext:value-type="float">
            <text:p>692.775</text:p>
          </table:table-cell>
          <table:table-cell office:value-type="float" office:value="583.98" calcext:value-type="float">
            <text:p>583.98</text:p>
          </table:table-cell>
          <table:table-cell office:value-type="float" office:value="202" calcext:value-type="float">
            <text:p>20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704.494" calcext:value-type="float">
            <text:p>704.494</text:p>
          </table:table-cell>
          <table:table-cell office:value-type="float" office:value="587.94" calcext:value-type="float">
            <text:p>587.94</text:p>
          </table:table-cell>
          <table:table-cell office:value-type="float" office:value="194" calcext:value-type="float">
            <text:p>19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716.291" calcext:value-type="float">
            <text:p>716.291</text:p>
          </table:table-cell>
          <table:table-cell office:value-type="float" office:value="591.74" calcext:value-type="float">
            <text:p>591.74</text:p>
          </table:table-cell>
          <table:table-cell office:value-type="float" office:value="186" calcext:value-type="float">
            <text:p>18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728.162" calcext:value-type="float">
            <text:p>728.162</text:p>
          </table:table-cell>
          <table:table-cell office:value-type="float" office:value="595.38" calcext:value-type="float">
            <text:p>595.38</text:p>
          </table:table-cell>
          <table:table-cell office:value-type="float" office:value="178" calcext:value-type="float">
            <text:p>17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740.104" calcext:value-type="float">
            <text:p>740.104</text:p>
          </table:table-cell>
          <table:table-cell office:value-type="float" office:value="598.86" calcext:value-type="float">
            <text:p>598.86</text:p>
          </table:table-cell>
          <table:table-cell office:value-type="float" office:value="170" calcext:value-type="float">
            <text:p>17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752.115" calcext:value-type="float">
            <text:p>752.115</text:p>
          </table:table-cell>
          <table:table-cell office:value-type="float" office:value="602.18" calcext:value-type="float">
            <text:p>602.18</text:p>
          </table:table-cell>
          <table:table-cell office:value-type="float" office:value="162" calcext:value-type="float">
            <text:p>16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764.19" calcext:value-type="float">
            <text:p>764.19</text:p>
          </table:table-cell>
          <table:table-cell office:value-type="float" office:value="605.34" calcext:value-type="float">
            <text:p>605.34</text:p>
          </table:table-cell>
          <table:table-cell office:value-type="float" office:value="154" calcext:value-type="float">
            <text:p>15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776.327" calcext:value-type="float">
            <text:p>776.327</text:p>
          </table:table-cell>
          <table:table-cell office:value-type="float" office:value="608.34" calcext:value-type="float">
            <text:p>608.34</text:p>
          </table:table-cell>
          <table:table-cell office:value-type="float" office:value="146" calcext:value-type="float">
            <text:p>14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788.522" calcext:value-type="float">
            <text:p>788.522</text:p>
          </table:table-cell>
          <table:table-cell office:value-type="float" office:value="611.18" calcext:value-type="float">
            <text:p>611.18</text:p>
          </table:table-cell>
          <table:table-cell office:value-type="float" office:value="138" calcext:value-type="float">
            <text:p>13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800.772" calcext:value-type="float">
            <text:p>800.772</text:p>
          </table:table-cell>
          <table:table-cell office:value-type="float" office:value="613.86" calcext:value-type="float">
            <text:p>613.86</text:p>
          </table:table-cell>
          <table:table-cell office:value-type="float" office:value="130" calcext:value-type="float">
            <text:p>13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813.075" calcext:value-type="float">
            <text:p>813.075</text:p>
          </table:table-cell>
          <table:table-cell office:value-type="float" office:value="616.38" calcext:value-type="float">
            <text:p>616.38</text:p>
          </table:table-cell>
          <table:table-cell office:value-type="float" office:value="122" calcext:value-type="float">
            <text:p>12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825.426" calcext:value-type="float">
            <text:p>825.426</text:p>
          </table:table-cell>
          <table:table-cell office:value-type="float" office:value="618.74" calcext:value-type="float">
            <text:p>618.74</text:p>
          </table:table-cell>
          <table:table-cell office:value-type="float" office:value="114" calcext:value-type="float">
            <text:p>11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837.823" calcext:value-type="float">
            <text:p>837.823</text:p>
          </table:table-cell>
          <table:table-cell office:value-type="float" office:value="620.94" calcext:value-type="float">
            <text:p>620.94</text:p>
          </table:table-cell>
          <table:table-cell office:value-type="float" office:value="106" calcext:value-type="float">
            <text:p>10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850.262" calcext:value-type="float">
            <text:p>850.262</text:p>
          </table:table-cell>
          <table:table-cell office:value-type="float" office:value="622.98" calcext:value-type="float">
            <text:p>622.98</text:p>
          </table:table-cell>
          <table:table-cell office:value-type="float" office:value="98" calcext:value-type="float">
            <text:p>9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862.74" calcext:value-type="float">
            <text:p>862.74</text:p>
          </table:table-cell>
          <table:table-cell office:value-type="float" office:value="624.86" calcext:value-type="float">
            <text:p>624.86</text:p>
          </table:table-cell>
          <table:table-cell office:value-type="float" office:value="90" calcext:value-type="float">
            <text:p>9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875.255" calcext:value-type="float">
            <text:p>875.255</text:p>
          </table:table-cell>
          <table:table-cell office:value-type="float" office:value="626.58" calcext:value-type="float">
            <text:p>626.58</text:p>
          </table:table-cell>
          <table:table-cell office:value-type="float" office:value="82" calcext:value-type="float">
            <text:p>8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887.802" calcext:value-type="float">
            <text:p>887.802</text:p>
          </table:table-cell>
          <table:table-cell office:value-type="float" office:value="628.14" calcext:value-type="float">
            <text:p>628.14</text:p>
          </table:table-cell>
          <table:table-cell office:value-type="float" office:value="74" calcext:value-type="float">
            <text:p>7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900.379" calcext:value-type="float">
            <text:p>900.379</text:p>
          </table:table-cell>
          <table:table-cell office:value-type="float" office:value="629.54" calcext:value-type="float">
            <text:p>629.54</text:p>
          </table:table-cell>
          <table:table-cell office:value-type="float" office:value="66" calcext:value-type="float">
            <text:p>6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912.982" calcext:value-type="float">
            <text:p>912.982</text:p>
          </table:table-cell>
          <table:table-cell office:value-type="float" office:value="630.78" calcext:value-type="float">
            <text:p>630.78</text:p>
          </table:table-cell>
          <table:table-cell office:value-type="float" office:value="58" calcext:value-type="float">
            <text:p>5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925.608" calcext:value-type="float">
            <text:p>925.608</text:p>
          </table:table-cell>
          <table:table-cell office:value-type="float" office:value="631.86" calcext:value-type="float">
            <text:p>631.86</text:p>
          </table:table-cell>
          <table:table-cell office:value-type="float" office:value="50" calcext:value-type="float">
            <text:p>5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938.255" calcext:value-type="float">
            <text:p>938.255</text:p>
          </table:table-cell>
          <table:table-cell office:value-type="float" office:value="632.78" calcext:value-type="float">
            <text:p>632.78</text:p>
          </table:table-cell>
          <table:table-cell office:value-type="float" office:value="42" calcext:value-type="float">
            <text:p>4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950.918" calcext:value-type="float">
            <text:p>950.918</text:p>
          </table:table-cell>
          <table:table-cell office:value-type="float" office:value="633.54" calcext:value-type="float">
            <text:p>633.54</text:p>
          </table:table-cell>
          <table:table-cell office:value-type="float" office:value="34" calcext:value-type="float">
            <text:p>3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963.595" calcext:value-type="float">
            <text:p>963.595</text:p>
          </table:table-cell>
          <table:table-cell office:value-type="float" office:value="634.14" calcext:value-type="float">
            <text:p>634.14</text:p>
          </table:table-cell>
          <table:table-cell office:value-type="float" office:value="26" calcext:value-type="float">
            <text:p>2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976.282" calcext:value-type="float">
            <text:p>976.282</text:p>
          </table:table-cell>
          <table:table-cell office:value-type="float" office:value="634.58" calcext:value-type="float">
            <text:p>634.58</text:p>
          </table:table-cell>
          <table:table-cell office:value-type="float" office:value="18" calcext:value-type="float">
            <text:p>1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988.976" calcext:value-type="float">
            <text:p>988.976</text:p>
          </table:table-cell>
          <table:table-cell office:value-type="float" office:value="634.86" calcext:value-type="float">
            <text:p>634.86</text:p>
          </table:table-cell>
          <table:table-cell office:value-type="float" office:value="10" calcext:value-type="float">
            <text:p>1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001.675" calcext:value-type="float">
            <text:p>1001.675</text:p>
          </table:table-cell>
          <table:table-cell office:value-type="float" office:value="634.98" calcext:value-type="float">
            <text:p>634.98</text:p>
          </table:table-cell>
          <table:table-cell office:value-type="float" office:value="2" calcext:value-type="float">
            <text:p>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635.06" calcext:value-type="float">
            <text:p>635.06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5.404" calcext:value-type="float">
            <text:p>25.404</text:p>
          </table:table-cell>
          <table:table-cell office:value-type="float" office:value="635.3" calcext:value-type="float">
            <text:p>635.3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.114" calcext:value-type="float">
            <text:p>38.114</text:p>
          </table:table-cell>
          <table:table-cell office:value-type="float" office:value="635.7" calcext:value-type="float">
            <text:p>635.7</text:p>
          </table:table-cell>
          <table:table-cell office:value-type="float" office:value="24" calcext:value-type="float">
            <text:p>2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50.834" calcext:value-type="float">
            <text:p>50.834</text:p>
          </table:table-cell>
          <table:table-cell office:value-type="float" office:value="636.26" calcext:value-type="float">
            <text:p>636.26</text:p>
          </table:table-cell>
          <table:table-cell office:value-type="float" office:value="32" calcext:value-type="float">
            <text:p>3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63.566" calcext:value-type="float">
            <text:p>63.566</text:p>
          </table:table-cell>
          <table:table-cell office:value-type="float" office:value="636.98" calcext:value-type="float">
            <text:p>636.98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76.314" calcext:value-type="float">
            <text:p>76.314</text:p>
          </table:table-cell>
          <table:table-cell office:value-type="float" office:value="637.86" calcext:value-type="float">
            <text:p>637.86</text:p>
          </table:table-cell>
          <table:table-cell office:value-type="float" office:value="48" calcext:value-type="float">
            <text:p>4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89.082" calcext:value-type="float">
            <text:p>89.082</text:p>
          </table:table-cell>
          <table:table-cell office:value-type="float" office:value="638.9" calcext:value-type="float">
            <text:p>638.9</text:p>
          </table:table-cell>
          <table:table-cell office:value-type="float" office:value="56" calcext:value-type="float">
            <text:p>5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1.872" calcext:value-type="float">
            <text:p>101.872</text:p>
          </table:table-cell>
          <table:table-cell office:value-type="float" office:value="640.1" calcext:value-type="float">
            <text:p>640.1</text:p>
          </table:table-cell>
          <table:table-cell office:value-type="float" office:value="64" calcext:value-type="float">
            <text:p>6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14.688" calcext:value-type="float">
            <text:p>114.688</text:p>
          </table:table-cell>
          <table:table-cell office:value-type="float" office:value="641.46" calcext:value-type="float">
            <text:p>641.46</text:p>
          </table:table-cell>
          <table:table-cell office:value-type="float" office:value="72" calcext:value-type="float">
            <text:p>7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27.532" calcext:value-type="float">
            <text:p>127.532</text:p>
          </table:table-cell>
          <table:table-cell office:value-type="float" office:value="642.98" calcext:value-type="float">
            <text:p>642.98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40.408" calcext:value-type="float">
            <text:p>140.408</text:p>
          </table:table-cell>
          <table:table-cell office:value-type="float" office:value="644.66" calcext:value-type="float">
            <text:p>644.66</text:p>
          </table:table-cell>
          <table:table-cell office:value-type="float" office:value="88" calcext:value-type="float">
            <text:p>8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53.32" calcext:value-type="float">
            <text:p>153.32</text:p>
          </table:table-cell>
          <table:table-cell office:value-type="float" office:value="646.5" calcext:value-type="float">
            <text:p>646.5</text:p>
          </table:table-cell>
          <table:table-cell office:value-type="float" office:value="96" calcext:value-type="float">
            <text:p>9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66.27" calcext:value-type="float">
            <text:p>166.27</text:p>
          </table:table-cell>
          <table:table-cell office:value-type="float" office:value="648.5" calcext:value-type="float">
            <text:p>648.5</text:p>
          </table:table-cell>
          <table:table-cell office:value-type="float" office:value="104" calcext:value-type="float">
            <text:p>10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79.262" calcext:value-type="float">
            <text:p>179.262</text:p>
          </table:table-cell>
          <table:table-cell office:value-type="float" office:value="650.66" calcext:value-type="float">
            <text:p>650.66</text:p>
          </table:table-cell>
          <table:table-cell office:value-type="float" office:value="112" calcext:value-type="float">
            <text:p>11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92.298" calcext:value-type="float">
            <text:p>192.298</text:p>
          </table:table-cell>
          <table:table-cell office:value-type="float" office:value="652.98" calcext:value-type="float">
            <text:p>652.98</text:p>
          </table:table-cell>
          <table:table-cell office:value-type="float" office:value="120" calcext:value-type="float">
            <text:p>12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5.382" calcext:value-type="float">
            <text:p>205.382</text:p>
          </table:table-cell>
          <table:table-cell office:value-type="float" office:value="655.46" calcext:value-type="float">
            <text:p>655.46</text:p>
          </table:table-cell>
          <table:table-cell office:value-type="float" office:value="128" calcext:value-type="float">
            <text:p>12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18.518" calcext:value-type="float">
            <text:p>218.518</text:p>
          </table:table-cell>
          <table:table-cell office:value-type="float" office:value="658.1" calcext:value-type="float">
            <text:p>658.1</text:p>
          </table:table-cell>
          <table:table-cell office:value-type="float" office:value="136" calcext:value-type="float">
            <text:p>13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31.708" calcext:value-type="float">
            <text:p>231.708</text:p>
          </table:table-cell>
          <table:table-cell office:value-type="float" office:value="660.9" calcext:value-type="float">
            <text:p>660.9</text:p>
          </table:table-cell>
          <table:table-cell office:value-type="float" office:value="144" calcext:value-type="float">
            <text:p>14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44.956" calcext:value-type="float">
            <text:p>244.956</text:p>
          </table:table-cell>
          <table:table-cell office:value-type="float" office:value="663.86" calcext:value-type="float">
            <text:p>663.86</text:p>
          </table:table-cell>
          <table:table-cell office:value-type="float" office:value="152" calcext:value-type="float">
            <text:p>15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58.264" calcext:value-type="float">
            <text:p>258.264</text:p>
          </table:table-cell>
          <table:table-cell office:value-type="float" office:value="666.98" calcext:value-type="float">
            <text:p>666.98</text:p>
          </table:table-cell>
          <table:table-cell office:value-type="float" office:value="160" calcext:value-type="float">
            <text:p>16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71.636" calcext:value-type="float">
            <text:p>271.636</text:p>
          </table:table-cell>
          <table:table-cell office:value-type="float" office:value="670.26" calcext:value-type="float">
            <text:p>670.26</text:p>
          </table:table-cell>
          <table:table-cell office:value-type="float" office:value="168" calcext:value-type="float">
            <text:p>16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85.076" calcext:value-type="float">
            <text:p>285.076</text:p>
          </table:table-cell>
          <table:table-cell office:value-type="float" office:value="673.7" calcext:value-type="float">
            <text:p>673.7</text:p>
          </table:table-cell>
          <table:table-cell office:value-type="float" office:value="176" calcext:value-type="float">
            <text:p>17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98.586" calcext:value-type="float">
            <text:p>298.586</text:p>
          </table:table-cell>
          <table:table-cell office:value-type="float" office:value="677.3" calcext:value-type="float">
            <text:p>677.3</text:p>
          </table:table-cell>
          <table:table-cell office:value-type="float" office:value="184" calcext:value-type="float">
            <text:p>18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12.17" calcext:value-type="float">
            <text:p>312.17</text:p>
          </table:table-cell>
          <table:table-cell office:value-type="float" office:value="681.06" calcext:value-type="float">
            <text:p>681.06</text:p>
          </table:table-cell>
          <table:table-cell office:value-type="float" office:value="192" calcext:value-type="float">
            <text:p>19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25.83" calcext:value-type="float">
            <text:p>325.83</text:p>
          </table:table-cell>
          <table:table-cell office:value-type="float" office:value="684.98" calcext:value-type="float">
            <text:p>684.98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39.57" calcext:value-type="float">
            <text:p>339.57</text:p>
          </table:table-cell>
          <table:table-cell office:value-type="float" office:value="689.06" calcext:value-type="float">
            <text:p>689.06</text:p>
          </table:table-cell>
          <table:table-cell office:value-type="float" office:value="208" calcext:value-type="float">
            <text:p>20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3.392" calcext:value-type="float">
            <text:p>353.392</text:p>
          </table:table-cell>
          <table:table-cell office:value-type="float" office:value="693.14" calcext:value-type="float">
            <text:p>693.14</text:p>
          </table:table-cell>
          <table:table-cell office:value-type="float" office:value="200" calcext:value-type="float">
            <text:p>20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367.294" calcext:value-type="float">
            <text:p>367.294</text:p>
          </table:table-cell>
          <table:table-cell office:value-type="float" office:value="697.06" calcext:value-type="float">
            <text:p>697.06</text:p>
          </table:table-cell>
          <table:table-cell office:value-type="float" office:value="192" calcext:value-type="float">
            <text:p>19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381.273" calcext:value-type="float">
            <text:p>381.273</text:p>
          </table:table-cell>
          <table:table-cell office:value-type="float" office:value="700.82" calcext:value-type="float">
            <text:p>700.82</text:p>
          </table:table-cell>
          <table:table-cell office:value-type="float" office:value="184" calcext:value-type="float">
            <text:p>18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395.326" calcext:value-type="float">
            <text:p>395.326</text:p>
          </table:table-cell>
          <table:table-cell office:value-type="float" office:value="704.42" calcext:value-type="float">
            <text:p>704.42</text:p>
          </table:table-cell>
          <table:table-cell office:value-type="float" office:value="176" calcext:value-type="float">
            <text:p>17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409.448" calcext:value-type="float">
            <text:p>409.448</text:p>
          </table:table-cell>
          <table:table-cell office:value-type="float" office:value="707.86" calcext:value-type="float">
            <text:p>707.86</text:p>
          </table:table-cell>
          <table:table-cell office:value-type="float" office:value="168" calcext:value-type="float">
            <text:p>16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423.638" calcext:value-type="float">
            <text:p>423.638</text:p>
          </table:table-cell>
          <table:table-cell office:value-type="float" office:value="711.14" calcext:value-type="float">
            <text:p>711.14</text:p>
          </table:table-cell>
          <table:table-cell office:value-type="float" office:value="160" calcext:value-type="float">
            <text:p>16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437.892" calcext:value-type="float">
            <text:p>437.892</text:p>
          </table:table-cell>
          <table:table-cell office:value-type="float" office:value="714.26" calcext:value-type="float">
            <text:p>714.26</text:p>
          </table:table-cell>
          <table:table-cell office:value-type="float" office:value="152" calcext:value-type="float">
            <text:p>15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452.207" calcext:value-type="float">
            <text:p>452.207</text:p>
          </table:table-cell>
          <table:table-cell office:value-type="float" office:value="717.22" calcext:value-type="float">
            <text:p>717.22</text:p>
          </table:table-cell>
          <table:table-cell office:value-type="float" office:value="144" calcext:value-type="float">
            <text:p>14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466.58" calcext:value-type="float">
            <text:p>466.58</text:p>
          </table:table-cell>
          <table:table-cell office:value-type="float" office:value="720.02" calcext:value-type="float">
            <text:p>720.02</text:p>
          </table:table-cell>
          <table:table-cell office:value-type="float" office:value="136" calcext:value-type="float">
            <text:p>13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481.006" calcext:value-type="float">
            <text:p>481.006</text:p>
          </table:table-cell>
          <table:table-cell office:value-type="float" office:value="722.66" calcext:value-type="float">
            <text:p>722.66</text:p>
          </table:table-cell>
          <table:table-cell office:value-type="float" office:value="128" calcext:value-type="float">
            <text:p>12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495.484" calcext:value-type="float">
            <text:p>495.484</text:p>
          </table:table-cell>
          <table:table-cell office:value-type="float" office:value="725.14" calcext:value-type="float">
            <text:p>725.14</text:p>
          </table:table-cell>
          <table:table-cell office:value-type="float" office:value="120" calcext:value-type="float">
            <text:p>12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510.01" calcext:value-type="float">
            <text:p>510.01</text:p>
          </table:table-cell>
          <table:table-cell office:value-type="float" office:value="727.46" calcext:value-type="float">
            <text:p>727.46</text:p>
          </table:table-cell>
          <table:table-cell office:value-type="float" office:value="112" calcext:value-type="float">
            <text:p>11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524.581" calcext:value-type="float">
            <text:p>524.581</text:p>
          </table:table-cell>
          <table:table-cell office:value-type="float" office:value="729.62" calcext:value-type="float">
            <text:p>729.62</text:p>
          </table:table-cell>
          <table:table-cell office:value-type="float" office:value="104" calcext:value-type="float">
            <text:p>10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539.194" calcext:value-type="float">
            <text:p>539.194</text:p>
          </table:table-cell>
          <table:table-cell office:value-type="float" office:value="731.62" calcext:value-type="float">
            <text:p>731.62</text:p>
          </table:table-cell>
          <table:table-cell office:value-type="float" office:value="96" calcext:value-type="float">
            <text:p>9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553.844" calcext:value-type="float">
            <text:p>553.844</text:p>
          </table:table-cell>
          <table:table-cell office:value-type="float" office:value="733.46" calcext:value-type="float">
            <text:p>733.46</text:p>
          </table:table-cell>
          <table:table-cell office:value-type="float" office:value="88" calcext:value-type="float">
            <text:p>8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568.53" calcext:value-type="float">
            <text:p>568.53</text:p>
          </table:table-cell>
          <table:table-cell office:value-type="float" office:value="735.14" calcext:value-type="float">
            <text:p>735.14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583.248" calcext:value-type="float">
            <text:p>583.248</text:p>
          </table:table-cell>
          <table:table-cell office:value-type="float" office:value="736.66" calcext:value-type="float">
            <text:p>736.66</text:p>
          </table:table-cell>
          <table:table-cell office:value-type="float" office:value="72" calcext:value-type="float">
            <text:p>7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597.995" calcext:value-type="float">
            <text:p>597.995</text:p>
          </table:table-cell>
          <table:table-cell office:value-type="float" office:value="738.02" calcext:value-type="float">
            <text:p>738.02</text:p>
          </table:table-cell>
          <table:table-cell office:value-type="float" office:value="64" calcext:value-type="float">
            <text:p>6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612.768" calcext:value-type="float">
            <text:p>612.768</text:p>
          </table:table-cell>
          <table:table-cell office:value-type="float" office:value="739.22" calcext:value-type="float">
            <text:p>739.22</text:p>
          </table:table-cell>
          <table:table-cell office:value-type="float" office:value="56" calcext:value-type="float">
            <text:p>5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627.562" calcext:value-type="float">
            <text:p>627.562</text:p>
          </table:table-cell>
          <table:table-cell office:value-type="float" office:value="740.26" calcext:value-type="float">
            <text:p>740.26</text:p>
          </table:table-cell>
          <table:table-cell office:value-type="float" office:value="48" calcext:value-type="float">
            <text:p>4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642.376" calcext:value-type="float">
            <text:p>642.376</text:p>
          </table:table-cell>
          <table:table-cell office:value-type="float" office:value="741.14" calcext:value-type="float">
            <text:p>741.14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657.206" calcext:value-type="float">
            <text:p>657.206</text:p>
          </table:table-cell>
          <table:table-cell office:value-type="float" office:value="741.86" calcext:value-type="float">
            <text:p>741.86</text:p>
          </table:table-cell>
          <table:table-cell office:value-type="float" office:value="32" calcext:value-type="float">
            <text:p>3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672.049" calcext:value-type="float">
            <text:p>672.049</text:p>
          </table:table-cell>
          <table:table-cell office:value-type="float" office:value="742.42" calcext:value-type="float">
            <text:p>742.42</text:p>
          </table:table-cell>
          <table:table-cell office:value-type="float" office:value="24" calcext:value-type="float">
            <text:p>2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686.902" calcext:value-type="float">
            <text:p>686.902</text:p>
          </table:table-cell>
          <table:table-cell office:value-type="float" office:value="742.82" calcext:value-type="float">
            <text:p>742.82</text:p>
          </table:table-cell>
          <table:table-cell office:value-type="float" office:value="16" calcext:value-type="float">
            <text:p>1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701.76" calcext:value-type="float">
            <text:p>701.76</text:p>
          </table:table-cell>
          <table:table-cell office:value-type="float" office:value="743.06" calcext:value-type="float">
            <text:p>743.06</text:p>
          </table:table-cell>
          <table:table-cell office:value-type="float" office:value="8" calcext:value-type="float">
            <text:p>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716.622" calcext:value-type="float">
            <text:p>716.622</text:p>
          </table:table-cell>
          <table:table-cell office:value-type="float" office:value="743.14" calcext:value-type="float">
            <text:p>743.14</text:p>
          </table:table-cell>
          <table:table-cell office:value-type="float" office:value="0" calcext:value-type="float">
            <text:p>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731.484" calcext:value-type="float">
            <text:p>731.484</text:p>
          </table:table-cell>
          <table:table-cell office:value-type="float" office:value="743.06" calcext:value-type="float">
            <text:p>743.06</text:p>
          </table:table-cell>
          <table:table-cell office:value-type="float" office:value="-8" calcext:value-type="float">
            <text:p>-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746.343" calcext:value-type="float">
            <text:p>746.343</text:p>
          </table:table-cell>
          <table:table-cell office:value-type="float" office:value="742.82" calcext:value-type="float">
            <text:p>742.82</text:p>
          </table:table-cell>
          <table:table-cell office:value-type="float" office:value="-16" calcext:value-type="float">
            <text:p>-1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761.196" calcext:value-type="float">
            <text:p>761.196</text:p>
          </table:table-cell>
          <table:table-cell office:value-type="float" office:value="742.42" calcext:value-type="float">
            <text:p>742.42</text:p>
          </table:table-cell>
          <table:table-cell office:value-type="float" office:value="-24" calcext:value-type="float">
            <text:p>-2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776.038" calcext:value-type="float">
            <text:p>776.038</text:p>
          </table:table-cell>
          <table:table-cell office:value-type="float" office:value="741.86" calcext:value-type="float">
            <text:p>741.86</text:p>
          </table:table-cell>
          <table:table-cell office:value-type="float" office:value="-32" calcext:value-type="float">
            <text:p>-3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790.868" calcext:value-type="float">
            <text:p>790.868</text:p>
          </table:table-cell>
          <table:table-cell office:value-type="float" office:value="741.14" calcext:value-type="float">
            <text:p>741.14</text:p>
          </table:table-cell>
          <table:table-cell office:value-type="float" office:value="-40" calcext:value-type="float">
            <text:p>-4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805.682" calcext:value-type="float">
            <text:p>805.682</text:p>
          </table:table-cell>
          <table:table-cell office:value-type="float" office:value="740.26" calcext:value-type="float">
            <text:p>740.26</text:p>
          </table:table-cell>
          <table:table-cell office:value-type="float" office:value="-48" calcext:value-type="float">
            <text:p>-4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820.477" calcext:value-type="float">
            <text:p>820.477</text:p>
          </table:table-cell>
          <table:table-cell office:value-type="float" office:value="739.22" calcext:value-type="float">
            <text:p>739.22</text:p>
          </table:table-cell>
          <table:table-cell office:value-type="float" office:value="-56" calcext:value-type="float">
            <text:p>-5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835.25" calcext:value-type="float">
            <text:p>835.25</text:p>
          </table:table-cell>
          <table:table-cell office:value-type="float" office:value="738.02" calcext:value-type="float">
            <text:p>738.02</text:p>
          </table:table-cell>
          <table:table-cell office:value-type="float" office:value="-64" calcext:value-type="float">
            <text:p>-6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849.996" calcext:value-type="float">
            <text:p>849.996</text:p>
          </table:table-cell>
          <table:table-cell office:value-type="float" office:value="736.66" calcext:value-type="float">
            <text:p>736.66</text:p>
          </table:table-cell>
          <table:table-cell office:value-type="float" office:value="-72" calcext:value-type="float">
            <text:p>-7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864.714" calcext:value-type="float">
            <text:p>864.714</text:p>
          </table:table-cell>
          <table:table-cell office:value-type="float" office:value="735.14" calcext:value-type="float">
            <text:p>735.14</text:p>
          </table:table-cell>
          <table:table-cell office:value-type="float" office:value="-80" calcext:value-type="float">
            <text:p>-8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879.4" calcext:value-type="float">
            <text:p>879.4</text:p>
          </table:table-cell>
          <table:table-cell office:value-type="float" office:value="733.46" calcext:value-type="float">
            <text:p>733.46</text:p>
          </table:table-cell>
          <table:table-cell office:value-type="float" office:value="-88" calcext:value-type="float">
            <text:p>-8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894.051" calcext:value-type="float">
            <text:p>894.051</text:p>
          </table:table-cell>
          <table:table-cell office:value-type="float" office:value="731.62" calcext:value-type="float">
            <text:p>731.62</text:p>
          </table:table-cell>
          <table:table-cell office:value-type="float" office:value="-96" calcext:value-type="float">
            <text:p>-9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908.664" calcext:value-type="float">
            <text:p>908.664</text:p>
          </table:table-cell>
          <table:table-cell office:value-type="float" office:value="729.62" calcext:value-type="float">
            <text:p>729.62</text:p>
          </table:table-cell>
          <table:table-cell office:value-type="float" office:value="-104" calcext:value-type="float">
            <text:p>-10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923.234" calcext:value-type="float">
            <text:p>923.234</text:p>
          </table:table-cell>
          <table:table-cell office:value-type="float" office:value="727.46" calcext:value-type="float">
            <text:p>727.46</text:p>
          </table:table-cell>
          <table:table-cell office:value-type="float" office:value="-112" calcext:value-type="float">
            <text:p>-11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937.76" calcext:value-type="float">
            <text:p>937.76</text:p>
          </table:table-cell>
          <table:table-cell office:value-type="float" office:value="725.14" calcext:value-type="float">
            <text:p>725.14</text:p>
          </table:table-cell>
          <table:table-cell office:value-type="float" office:value="-120" calcext:value-type="float">
            <text:p>-12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952.238" calcext:value-type="float">
            <text:p>952.238</text:p>
          </table:table-cell>
          <table:table-cell office:value-type="float" office:value="722.66" calcext:value-type="float">
            <text:p>722.66</text:p>
          </table:table-cell>
          <table:table-cell office:value-type="float" office:value="-128" calcext:value-type="float">
            <text:p>-12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966.665" calcext:value-type="float">
            <text:p>966.665</text:p>
          </table:table-cell>
          <table:table-cell office:value-type="float" office:value="720.02" calcext:value-type="float">
            <text:p>720.02</text:p>
          </table:table-cell>
          <table:table-cell office:value-type="float" office:value="-136" calcext:value-type="float">
            <text:p>-13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981.038" calcext:value-type="float">
            <text:p>981.038</text:p>
          </table:table-cell>
          <table:table-cell office:value-type="float" office:value="717.22" calcext:value-type="float">
            <text:p>717.22</text:p>
          </table:table-cell>
          <table:table-cell office:value-type="float" office:value="-144" calcext:value-type="float">
            <text:p>-14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995.352" calcext:value-type="float">
            <text:p>995.352</text:p>
          </table:table-cell>
          <table:table-cell office:value-type="float" office:value="714.26" calcext:value-type="float">
            <text:p>714.26</text:p>
          </table:table-cell>
          <table:table-cell office:value-type="float" office:value="-152" calcext:value-type="float">
            <text:p>-15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009.606" calcext:value-type="float">
            <text:p>1009.606</text:p>
          </table:table-cell>
          <table:table-cell office:value-type="float" office:value="711.14" calcext:value-type="float">
            <text:p>711.14</text:p>
          </table:table-cell>
          <table:table-cell office:value-type="float" office:value="-160" calcext:value-type="float">
            <text:p>-16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023.796" calcext:value-type="float">
            <text:p>1023.796</text:p>
          </table:table-cell>
          <table:table-cell office:value-type="float" office:value="707.86" calcext:value-type="float">
            <text:p>707.86</text:p>
          </table:table-cell>
          <table:table-cell office:value-type="float" office:value="-168" calcext:value-type="float">
            <text:p>-16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037.919" calcext:value-type="float">
            <text:p>1037.919</text:p>
          </table:table-cell>
          <table:table-cell office:value-type="float" office:value="704.42" calcext:value-type="float">
            <text:p>704.42</text:p>
          </table:table-cell>
          <table:table-cell office:value-type="float" office:value="-176" calcext:value-type="float">
            <text:p>-17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051.972" calcext:value-type="float">
            <text:p>1051.972</text:p>
          </table:table-cell>
          <table:table-cell office:value-type="float" office:value="700.82" calcext:value-type="float">
            <text:p>700.82</text:p>
          </table:table-cell>
          <table:table-cell office:value-type="float" office:value="-184" calcext:value-type="float">
            <text:p>-18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065.95" calcext:value-type="float">
            <text:p>1065.95</text:p>
          </table:table-cell>
          <table:table-cell office:value-type="float" office:value="697.06" calcext:value-type="float">
            <text:p>697.06</text:p>
          </table:table-cell>
          <table:table-cell office:value-type="float" office:value="-192" calcext:value-type="float">
            <text:p>-19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079.852" calcext:value-type="float">
            <text:p>1079.852</text:p>
          </table:table-cell>
          <table:table-cell office:value-type="float" office:value="693.14" calcext:value-type="float">
            <text:p>693.14</text:p>
          </table:table-cell>
          <table:table-cell office:value-type="float" office:value="-200" calcext:value-type="float">
            <text:p>-20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093.674" calcext:value-type="float">
            <text:p>1093.674</text:p>
          </table:table-cell>
          <table:table-cell office:value-type="float" office:value="689.06" calcext:value-type="float">
            <text:p>689.06</text:p>
          </table:table-cell>
          <table:table-cell office:value-type="float" office:value="-208" calcext:value-type="float">
            <text:p>-20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107.413" calcext:value-type="float">
            <text:p>1107.413</text:p>
          </table:table-cell>
          <table:table-cell office:value-type="float" office:value="684.82" calcext:value-type="float">
            <text:p>684.82</text:p>
          </table:table-cell>
          <table:table-cell office:value-type="float" office:value="-216" calcext:value-type="float">
            <text:p>-216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121.066" calcext:value-type="float">
            <text:p>1121.066</text:p>
          </table:table-cell>
          <table:table-cell office:value-type="float" office:value="680.42" calcext:value-type="float">
            <text:p>680.42</text:p>
          </table:table-cell>
          <table:table-cell office:value-type="float" office:value="-224" calcext:value-type="float">
            <text:p>-224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134.628" calcext:value-type="float">
            <text:p>1134.628</text:p>
          </table:table-cell>
          <table:table-cell office:value-type="float" office:value="675.86" calcext:value-type="float">
            <text:p>675.86</text:p>
          </table:table-cell>
          <table:table-cell office:value-type="float" office:value="-232" calcext:value-type="float">
            <text:p>-232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148.098" calcext:value-type="float">
            <text:p>1148.098</text:p>
          </table:table-cell>
          <table:table-cell office:value-type="float" office:value="671.14" calcext:value-type="float">
            <text:p>671.14</text:p>
          </table:table-cell>
          <table:table-cell office:value-type="float" office:value="-240" calcext:value-type="float">
            <text:p>-24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161.472" calcext:value-type="float">
            <text:p>1161.472</text:p>
          </table:table-cell>
          <table:table-cell office:value-type="float" office:value="666.26" calcext:value-type="float">
            <text:p>666.26</text:p>
          </table:table-cell>
          <table:table-cell office:value-type="float" office:value="-248" calcext:value-type="float">
            <text:p>-248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174.748" calcext:value-type="float">
            <text:p>1174.748</text:p>
          </table:table-cell>
          <table:table-cell office:value-type="float" office:value="661.28" calcext:value-type="float">
            <text:p>661.28</text:p>
          </table:table-cell>
          <table:table-cell office:value-type="float" office:value="-250" calcext:value-type="float">
            <text:p>-250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1187.923" calcext:value-type="float">
            <text:p>1187.923</text:p>
          </table:table-cell>
          <table:table-cell office:value-type="float" office:value="656.28" calcext:value-type="float">
            <text:p>65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.999" calcext:value-type="float">
            <text:p>1200.999</text:p>
          </table:table-cell>
          <table:table-cell office:value-type="float" office:value="651.28" calcext:value-type="float">
            <text:p>65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.975" calcext:value-type="float">
            <text:p>1213.975</text:p>
          </table:table-cell>
          <table:table-cell office:value-type="float" office:value="646.28" calcext:value-type="float">
            <text:p>64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.85" calcext:value-type="float">
            <text:p>1226.85</text:p>
          </table:table-cell>
          <table:table-cell office:value-type="float" office:value="641.28" calcext:value-type="float">
            <text:p>64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9.626" calcext:value-type="float">
            <text:p>1239.626</text:p>
          </table:table-cell>
          <table:table-cell office:value-type="float" office:value="636.28" calcext:value-type="float">
            <text:p>63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2.301" calcext:value-type="float">
            <text:p>1252.301</text:p>
          </table:table-cell>
          <table:table-cell office:value-type="float" office:value="631.28" calcext:value-type="float">
            <text:p>63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4.877" calcext:value-type="float">
            <text:p>1264.877</text:p>
          </table:table-cell>
          <table:table-cell office:value-type="float" office:value="626.28" calcext:value-type="float">
            <text:p>62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7.353" calcext:value-type="float">
            <text:p>1277.353</text:p>
          </table:table-cell>
          <table:table-cell office:value-type="float" office:value="621.28" calcext:value-type="float">
            <text:p>62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9.728" calcext:value-type="float">
            <text:p>1289.728</text:p>
          </table:table-cell>
          <table:table-cell office:value-type="float" office:value="616.28" calcext:value-type="float">
            <text:p>61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.004" calcext:value-type="float">
            <text:p>1302.004</text:p>
          </table:table-cell>
          <table:table-cell office:value-type="float" office:value="611.28" calcext:value-type="float">
            <text:p>61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4.179" calcext:value-type="float">
            <text:p>1314.179</text:p>
          </table:table-cell>
          <table:table-cell office:value-type="float" office:value="606.28" calcext:value-type="float">
            <text:p>60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6.255" calcext:value-type="float">
            <text:p>1326.255</text:p>
          </table:table-cell>
          <table:table-cell office:value-type="float" office:value="601.28" calcext:value-type="float">
            <text:p>60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8.231" calcext:value-type="float">
            <text:p>1338.231</text:p>
          </table:table-cell>
          <table:table-cell office:value-type="float" office:value="596.28" calcext:value-type="float">
            <text:p>59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0.106" calcext:value-type="float">
            <text:p>1350.106</text:p>
          </table:table-cell>
          <table:table-cell office:value-type="float" office:value="591.28" calcext:value-type="float">
            <text:p>59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1.882" calcext:value-type="float">
            <text:p>1361.882</text:p>
          </table:table-cell>
          <table:table-cell office:value-type="float" office:value="586.28" calcext:value-type="float">
            <text:p>58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3.557" calcext:value-type="float">
            <text:p>1373.557</text:p>
          </table:table-cell>
          <table:table-cell office:value-type="float" office:value="581.28" calcext:value-type="float">
            <text:p>58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5.133" calcext:value-type="float">
            <text:p>1385.133</text:p>
          </table:table-cell>
          <table:table-cell office:value-type="float" office:value="576.28" calcext:value-type="float">
            <text:p>57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6.609" calcext:value-type="float">
            <text:p>1396.609</text:p>
          </table:table-cell>
          <table:table-cell office:value-type="float" office:value="571.28" calcext:value-type="float">
            <text:p>57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7.984" calcext:value-type="float">
            <text:p>1407.984</text:p>
          </table:table-cell>
          <table:table-cell office:value-type="float" office:value="566.28" calcext:value-type="float">
            <text:p>56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9.26" calcext:value-type="float">
            <text:p>1419.26</text:p>
          </table:table-cell>
          <table:table-cell office:value-type="float" office:value="561.28" calcext:value-type="float">
            <text:p>56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0.435" calcext:value-type="float">
            <text:p>1430.435</text:p>
          </table:table-cell>
          <table:table-cell office:value-type="float" office:value="556.28" calcext:value-type="float">
            <text:p>55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1.511" calcext:value-type="float">
            <text:p>1441.511</text:p>
          </table:table-cell>
          <table:table-cell office:value-type="float" office:value="551.28" calcext:value-type="float">
            <text:p>55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2.487" calcext:value-type="float">
            <text:p>1452.487</text:p>
          </table:table-cell>
          <table:table-cell office:value-type="float" office:value="546.28" calcext:value-type="float">
            <text:p>54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.362" calcext:value-type="float">
            <text:p>1463.362</text:p>
          </table:table-cell>
          <table:table-cell office:value-type="float" office:value="541.28" calcext:value-type="float">
            <text:p>54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4.138" calcext:value-type="float">
            <text:p>1474.138</text:p>
          </table:table-cell>
          <table:table-cell office:value-type="float" office:value="536.28" calcext:value-type="float">
            <text:p>53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4.813" calcext:value-type="float">
            <text:p>1484.813</text:p>
          </table:table-cell>
          <table:table-cell office:value-type="float" office:value="531.28" calcext:value-type="float">
            <text:p>53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5.389" calcext:value-type="float">
            <text:p>1495.389</text:p>
          </table:table-cell>
          <table:table-cell office:value-type="float" office:value="526.28" calcext:value-type="float">
            <text:p>52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5.865" calcext:value-type="float">
            <text:p>1505.865</text:p>
          </table:table-cell>
          <table:table-cell office:value-type="float" office:value="521.28" calcext:value-type="float">
            <text:p>52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6.24" calcext:value-type="float">
            <text:p>1516.24</text:p>
          </table:table-cell>
          <table:table-cell office:value-type="float" office:value="516.28" calcext:value-type="float">
            <text:p>51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6.516" calcext:value-type="float">
            <text:p>1526.516</text:p>
          </table:table-cell>
          <table:table-cell office:value-type="float" office:value="511.28" calcext:value-type="float">
            <text:p>51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6.691" calcext:value-type="float">
            <text:p>1536.691</text:p>
          </table:table-cell>
          <table:table-cell office:value-type="float" office:value="506.28" calcext:value-type="float">
            <text:p>50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6.767" calcext:value-type="float">
            <text:p>1546.767</text:p>
          </table:table-cell>
          <table:table-cell office:value-type="float" office:value="501.28" calcext:value-type="float">
            <text:p>50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6.743" calcext:value-type="float">
            <text:p>1556.743</text:p>
          </table:table-cell>
          <table:table-cell office:value-type="float" office:value="496.28" calcext:value-type="float">
            <text:p>49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6.618" calcext:value-type="float">
            <text:p>1566.618</text:p>
          </table:table-cell>
          <table:table-cell office:value-type="float" office:value="491.28" calcext:value-type="float">
            <text:p>49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6.394" calcext:value-type="float">
            <text:p>1576.394</text:p>
          </table:table-cell>
          <table:table-cell office:value-type="float" office:value="486.28" calcext:value-type="float">
            <text:p>48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6.069" calcext:value-type="float">
            <text:p>1586.069</text:p>
          </table:table-cell>
          <table:table-cell office:value-type="float" office:value="481.28" calcext:value-type="float">
            <text:p>48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5.645" calcext:value-type="float">
            <text:p>1595.645</text:p>
          </table:table-cell>
          <table:table-cell office:value-type="float" office:value="476.28" calcext:value-type="float">
            <text:p>47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5.121" calcext:value-type="float">
            <text:p>1605.121</text:p>
          </table:table-cell>
          <table:table-cell office:value-type="float" office:value="471.28" calcext:value-type="float">
            <text:p>47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4.496" calcext:value-type="float">
            <text:p>1614.496</text:p>
          </table:table-cell>
          <table:table-cell office:value-type="float" office:value="466.28" calcext:value-type="float">
            <text:p>46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.772" calcext:value-type="float">
            <text:p>1623.772</text:p>
          </table:table-cell>
          <table:table-cell office:value-type="float" office:value="461.28" calcext:value-type="float">
            <text:p>46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2.947" calcext:value-type="float">
            <text:p>1632.947</text:p>
          </table:table-cell>
          <table:table-cell office:value-type="float" office:value="456.28" calcext:value-type="float">
            <text:p>45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2.023" calcext:value-type="float">
            <text:p>1642.023</text:p>
          </table:table-cell>
          <table:table-cell office:value-type="float" office:value="451.28" calcext:value-type="float">
            <text:p>45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0.999" calcext:value-type="float">
            <text:p>1650.999</text:p>
          </table:table-cell>
          <table:table-cell office:value-type="float" office:value="446.28" calcext:value-type="float">
            <text:p>44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9.874" calcext:value-type="float">
            <text:p>1659.874</text:p>
          </table:table-cell>
          <table:table-cell office:value-type="float" office:value="441.28" calcext:value-type="float">
            <text:p>44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8.65" calcext:value-type="float">
            <text:p>1668.65</text:p>
          </table:table-cell>
          <table:table-cell office:value-type="float" office:value="436.28" calcext:value-type="float">
            <text:p>43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7.325" calcext:value-type="float">
            <text:p>1677.325</text:p>
          </table:table-cell>
          <table:table-cell office:value-type="float" office:value="431.28" calcext:value-type="float">
            <text:p>43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5.901" calcext:value-type="float">
            <text:p>1685.901</text:p>
          </table:table-cell>
          <table:table-cell office:value-type="float" office:value="426.28" calcext:value-type="float">
            <text:p>42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4.377" calcext:value-type="float">
            <text:p>1694.377</text:p>
          </table:table-cell>
          <table:table-cell office:value-type="float" office:value="421.28" calcext:value-type="float">
            <text:p>42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2.752" calcext:value-type="float">
            <text:p>1702.752</text:p>
          </table:table-cell>
          <table:table-cell office:value-type="float" office:value="416.28" calcext:value-type="float">
            <text:p>41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1.028" calcext:value-type="float">
            <text:p>1711.028</text:p>
          </table:table-cell>
          <table:table-cell office:value-type="float" office:value="411.28" calcext:value-type="float">
            <text:p>41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9.203" calcext:value-type="float">
            <text:p>1719.203</text:p>
          </table:table-cell>
          <table:table-cell office:value-type="float" office:value="406.28" calcext:value-type="float">
            <text:p>40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7.279" calcext:value-type="float">
            <text:p>1727.279</text:p>
          </table:table-cell>
          <table:table-cell office:value-type="float" office:value="401.28" calcext:value-type="float">
            <text:p>40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5.255" calcext:value-type="float">
            <text:p>1735.255</text:p>
          </table:table-cell>
          <table:table-cell office:value-type="float" office:value="396.28" calcext:value-type="float">
            <text:p>39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3.13" calcext:value-type="float">
            <text:p>1743.13</text:p>
          </table:table-cell>
          <table:table-cell office:value-type="float" office:value="391.28" calcext:value-type="float">
            <text:p>39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.906" calcext:value-type="float">
            <text:p>1750.906</text:p>
          </table:table-cell>
          <table:table-cell office:value-type="float" office:value="386.28" calcext:value-type="float">
            <text:p>38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8.581" calcext:value-type="float">
            <text:p>1758.581</text:p>
          </table:table-cell>
          <table:table-cell office:value-type="float" office:value="381.28" calcext:value-type="float">
            <text:p>38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6.157" calcext:value-type="float">
            <text:p>1766.157</text:p>
          </table:table-cell>
          <table:table-cell office:value-type="float" office:value="376.28" calcext:value-type="float">
            <text:p>37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3.633" calcext:value-type="float">
            <text:p>1773.633</text:p>
          </table:table-cell>
          <table:table-cell office:value-type="float" office:value="371.28" calcext:value-type="float">
            <text:p>37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1.008" calcext:value-type="float">
            <text:p>1781.008</text:p>
          </table:table-cell>
          <table:table-cell office:value-type="float" office:value="366.28" calcext:value-type="float">
            <text:p>36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8.284" calcext:value-type="float">
            <text:p>1788.284</text:p>
          </table:table-cell>
          <table:table-cell office:value-type="float" office:value="361.28" calcext:value-type="float">
            <text:p>36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5.459" calcext:value-type="float">
            <text:p>1795.459</text:p>
          </table:table-cell>
          <table:table-cell office:value-type="float" office:value="356.28" calcext:value-type="float">
            <text:p>35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2.535" calcext:value-type="float">
            <text:p>1802.535</text:p>
          </table:table-cell>
          <table:table-cell office:value-type="float" office:value="351.28" calcext:value-type="float">
            <text:p>35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9.511" calcext:value-type="float">
            <text:p>1809.511</text:p>
          </table:table-cell>
          <table:table-cell office:value-type="float" office:value="346.28" calcext:value-type="float">
            <text:p>34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6.386" calcext:value-type="float">
            <text:p>1816.386</text:p>
          </table:table-cell>
          <table:table-cell office:value-type="float" office:value="341.28" calcext:value-type="float">
            <text:p>34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3.162" calcext:value-type="float">
            <text:p>1823.162</text:p>
          </table:table-cell>
          <table:table-cell office:value-type="float" office:value="336.28" calcext:value-type="float">
            <text:p>33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9.837" calcext:value-type="float">
            <text:p>1829.837</text:p>
          </table:table-cell>
          <table:table-cell office:value-type="float" office:value="331.28" calcext:value-type="float">
            <text:p>33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6.413" calcext:value-type="float">
            <text:p>1836.413</text:p>
          </table:table-cell>
          <table:table-cell office:value-type="float" office:value="326.28" calcext:value-type="float">
            <text:p>32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2.889" calcext:value-type="float">
            <text:p>1842.889</text:p>
          </table:table-cell>
          <table:table-cell office:value-type="float" office:value="321.28" calcext:value-type="float">
            <text:p>32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9.264" calcext:value-type="float">
            <text:p>1849.264</text:p>
          </table:table-cell>
          <table:table-cell office:value-type="float" office:value="316.28" calcext:value-type="float">
            <text:p>31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5.54" calcext:value-type="float">
            <text:p>1855.54</text:p>
          </table:table-cell>
          <table:table-cell office:value-type="float" office:value="311.28" calcext:value-type="float">
            <text:p>31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1.715" calcext:value-type="float">
            <text:p>1861.715</text:p>
          </table:table-cell>
          <table:table-cell office:value-type="float" office:value="306.28" calcext:value-type="float">
            <text:p>30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7.791" calcext:value-type="float">
            <text:p>1867.791</text:p>
          </table:table-cell>
          <table:table-cell office:value-type="float" office:value="301.28" calcext:value-type="float">
            <text:p>30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3.767" calcext:value-type="float">
            <text:p>1873.767</text:p>
          </table:table-cell>
          <table:table-cell office:value-type="float" office:value="296.28" calcext:value-type="float">
            <text:p>29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9.642" calcext:value-type="float">
            <text:p>1879.642</text:p>
          </table:table-cell>
          <table:table-cell office:value-type="float" office:value="291.28" calcext:value-type="float">
            <text:p>29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5.418" calcext:value-type="float">
            <text:p>1885.418</text:p>
          </table:table-cell>
          <table:table-cell office:value-type="float" office:value="286.28" calcext:value-type="float">
            <text:p>28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1.093" calcext:value-type="float">
            <text:p>1891.093</text:p>
          </table:table-cell>
          <table:table-cell office:value-type="float" office:value="281.28" calcext:value-type="float">
            <text:p>28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6.669" calcext:value-type="float">
            <text:p>1896.669</text:p>
          </table:table-cell>
          <table:table-cell office:value-type="float" office:value="276.28" calcext:value-type="float">
            <text:p>27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.145" calcext:value-type="float">
            <text:p>1902.145</text:p>
          </table:table-cell>
          <table:table-cell office:value-type="float" office:value="271.28" calcext:value-type="float">
            <text:p>27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7.52" calcext:value-type="float">
            <text:p>1907.52</text:p>
          </table:table-cell>
          <table:table-cell office:value-type="float" office:value="266.28" calcext:value-type="float">
            <text:p>26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2.796" calcext:value-type="float">
            <text:p>1912.796</text:p>
          </table:table-cell>
          <table:table-cell office:value-type="float" office:value="261.28" calcext:value-type="float">
            <text:p>26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7.971" calcext:value-type="float">
            <text:p>1917.971</text:p>
          </table:table-cell>
          <table:table-cell office:value-type="float" office:value="256.28" calcext:value-type="float">
            <text:p>25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3.047" calcext:value-type="float">
            <text:p>1923.047</text:p>
          </table:table-cell>
          <table:table-cell office:value-type="float" office:value="251.28" calcext:value-type="float">
            <text:p>25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8.023" calcext:value-type="float">
            <text:p>1928.023</text:p>
          </table:table-cell>
          <table:table-cell office:value-type="float" office:value="246.28" calcext:value-type="float">
            <text:p>24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2.898" calcext:value-type="float">
            <text:p>1932.898</text:p>
          </table:table-cell>
          <table:table-cell office:value-type="float" office:value="241.28" calcext:value-type="float">
            <text:p>24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7.674" calcext:value-type="float">
            <text:p>1937.674</text:p>
          </table:table-cell>
          <table:table-cell office:value-type="float" office:value="236.28" calcext:value-type="float">
            <text:p>23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2.349" calcext:value-type="float">
            <text:p>1942.349</text:p>
          </table:table-cell>
          <table:table-cell office:value-type="float" office:value="231.28" calcext:value-type="float">
            <text:p>23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6.925" calcext:value-type="float">
            <text:p>1946.925</text:p>
          </table:table-cell>
          <table:table-cell office:value-type="float" office:value="226.28" calcext:value-type="float">
            <text:p>22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1.401" calcext:value-type="float">
            <text:p>1951.401</text:p>
          </table:table-cell>
          <table:table-cell office:value-type="float" office:value="221.28" calcext:value-type="float">
            <text:p>22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5.776" calcext:value-type="float">
            <text:p>1955.776</text:p>
          </table:table-cell>
          <table:table-cell office:value-type="float" office:value="216.28" calcext:value-type="float">
            <text:p>21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0.052" calcext:value-type="float">
            <text:p>1960.052</text:p>
          </table:table-cell>
          <table:table-cell office:value-type="float" office:value="211.28" calcext:value-type="float">
            <text:p>21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4.227" calcext:value-type="float">
            <text:p>1964.227</text:p>
          </table:table-cell>
          <table:table-cell office:value-type="float" office:value="206.28" calcext:value-type="float">
            <text:p>20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8.303" calcext:value-type="float">
            <text:p>1968.303</text:p>
          </table:table-cell>
          <table:table-cell office:value-type="float" office:value="201.28" calcext:value-type="float">
            <text:p>20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2.279" calcext:value-type="float">
            <text:p>1972.279</text:p>
          </table:table-cell>
          <table:table-cell office:value-type="float" office:value="196.28" calcext:value-type="float">
            <text:p>19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6.154" calcext:value-type="float">
            <text:p>1976.154</text:p>
          </table:table-cell>
          <table:table-cell office:value-type="float" office:value="191.28" calcext:value-type="float">
            <text:p>19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9.93" calcext:value-type="float">
            <text:p>1979.93</text:p>
          </table:table-cell>
          <table:table-cell office:value-type="float" office:value="186.28" calcext:value-type="float">
            <text:p>18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3.605" calcext:value-type="float">
            <text:p>1983.605</text:p>
          </table:table-cell>
          <table:table-cell office:value-type="float" office:value="181.28" calcext:value-type="float">
            <text:p>18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7.181" calcext:value-type="float">
            <text:p>1987.181</text:p>
          </table:table-cell>
          <table:table-cell office:value-type="float" office:value="176.28" calcext:value-type="float">
            <text:p>17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0.657" calcext:value-type="float">
            <text:p>1990.657</text:p>
          </table:table-cell>
          <table:table-cell office:value-type="float" office:value="171.28" calcext:value-type="float">
            <text:p>17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4.032" calcext:value-type="float">
            <text:p>1994.032</text:p>
          </table:table-cell>
          <table:table-cell office:value-type="float" office:value="166.28" calcext:value-type="float">
            <text:p>16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.308" calcext:value-type="float">
            <text:p>1997.308</text:p>
          </table:table-cell>
          <table:table-cell office:value-type="float" office:value="161.28" calcext:value-type="float">
            <text:p>16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.483" calcext:value-type="float">
            <text:p>2000.483</text:p>
          </table:table-cell>
          <table:table-cell office:value-type="float" office:value="156.28" calcext:value-type="float">
            <text:p>15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.559" calcext:value-type="float">
            <text:p>2003.559</text:p>
          </table:table-cell>
          <table:table-cell office:value-type="float" office:value="151.28" calcext:value-type="float">
            <text:p>15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.535" calcext:value-type="float">
            <text:p>2006.535</text:p>
          </table:table-cell>
          <table:table-cell office:value-type="float" office:value="146.28" calcext:value-type="float">
            <text:p>14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.41" calcext:value-type="float">
            <text:p>2009.41</text:p>
          </table:table-cell>
          <table:table-cell office:value-type="float" office:value="141.28" calcext:value-type="float">
            <text:p>14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.186" calcext:value-type="float">
            <text:p>2012.186</text:p>
          </table:table-cell>
          <table:table-cell office:value-type="float" office:value="136.28" calcext:value-type="float">
            <text:p>13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.861" calcext:value-type="float">
            <text:p>2014.861</text:p>
          </table:table-cell>
          <table:table-cell office:value-type="float" office:value="131.28" calcext:value-type="float">
            <text:p>13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.437" calcext:value-type="float">
            <text:p>2017.437</text:p>
          </table:table-cell>
          <table:table-cell office:value-type="float" office:value="126.28" calcext:value-type="float">
            <text:p>12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.913" calcext:value-type="float">
            <text:p>2019.913</text:p>
          </table:table-cell>
          <table:table-cell office:value-type="float" office:value="121.28" calcext:value-type="float">
            <text:p>12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.288" calcext:value-type="float">
            <text:p>2022.288</text:p>
          </table:table-cell>
          <table:table-cell office:value-type="float" office:value="116.28" calcext:value-type="float">
            <text:p>11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4.564" calcext:value-type="float">
            <text:p>2024.564</text:p>
          </table:table-cell>
          <table:table-cell office:value-type="float" office:value="111.28" calcext:value-type="float">
            <text:p>11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6.739" calcext:value-type="float">
            <text:p>2026.739</text:p>
          </table:table-cell>
          <table:table-cell office:value-type="float" office:value="106.28" calcext:value-type="float">
            <text:p>10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8.815" calcext:value-type="float">
            <text:p>2028.815</text:p>
          </table:table-cell>
          <table:table-cell office:value-type="float" office:value="101.28" calcext:value-type="float">
            <text:p>10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0.791" calcext:value-type="float">
            <text:p>2030.791</text:p>
          </table:table-cell>
          <table:table-cell office:value-type="float" office:value="96.28" calcext:value-type="float">
            <text:p>9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2.666" calcext:value-type="float">
            <text:p>2032.666</text:p>
          </table:table-cell>
          <table:table-cell office:value-type="float" office:value="91.28" calcext:value-type="float">
            <text:p>9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4.442" calcext:value-type="float">
            <text:p>2034.442</text:p>
          </table:table-cell>
          <table:table-cell office:value-type="float" office:value="86.28" calcext:value-type="float">
            <text:p>8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6.117" calcext:value-type="float">
            <text:p>2036.117</text:p>
          </table:table-cell>
          <table:table-cell office:value-type="float" office:value="81.28" calcext:value-type="float">
            <text:p>81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7.693" calcext:value-type="float">
            <text:p>2037.693</text:p>
          </table:table-cell>
          <table:table-cell office:value-type="float" office:value="76.28" calcext:value-type="float">
            <text:p>76.28</text:p>
          </table:table-cell>
          <table:table-cell office:value-type="float" office:value="-250" calcext:value-type="float">
            <text:p>-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9.169" calcext:value-type="float">
            <text:p>2039.169</text:p>
          </table:table-cell>
          <table:table-cell office:value-type="float" office:value="71.36" calcext:value-type="float">
            <text:p>71.36</text:p>
          </table:table-cell>
          <table:table-cell office:value-type="float" office:value="-242" calcext:value-type="float">
            <text:p>-24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40.549" calcext:value-type="float">
            <text:p>2040.549</text:p>
          </table:table-cell>
          <table:table-cell office:value-type="float" office:value="66.6" calcext:value-type="float">
            <text:p>66.6</text:p>
          </table:table-cell>
          <table:table-cell office:value-type="float" office:value="-234" calcext:value-type="float">
            <text:p>-23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41.835" calcext:value-type="float">
            <text:p>2041.835</text:p>
          </table:table-cell>
          <table:table-cell office:value-type="float" office:value="62" calcext:value-type="float">
            <text:p>62</text:p>
          </table:table-cell>
          <table:table-cell office:value-type="float" office:value="-226" calcext:value-type="float">
            <text:p>-22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43.031" calcext:value-type="float">
            <text:p>2043.031</text:p>
          </table:table-cell>
          <table:table-cell office:value-type="float" office:value="57.56" calcext:value-type="float">
            <text:p>57.56</text:p>
          </table:table-cell>
          <table:table-cell office:value-type="float" office:value="-218" calcext:value-type="float">
            <text:p>-21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44.139" calcext:value-type="float">
            <text:p>2044.139</text:p>
          </table:table-cell>
          <table:table-cell office:value-type="float" office:value="53.28" calcext:value-type="float">
            <text:p>53.28</text:p>
          </table:table-cell>
          <table:table-cell office:value-type="float" office:value="-210" calcext:value-type="float">
            <text:p>-21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45.163" calcext:value-type="float">
            <text:p>2045.163</text:p>
          </table:table-cell>
          <table:table-cell office:value-type="float" office:value="49.16" calcext:value-type="float">
            <text:p>49.16</text:p>
          </table:table-cell>
          <table:table-cell office:value-type="float" office:value="-202" calcext:value-type="float">
            <text:p>-20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46.107" calcext:value-type="float">
            <text:p>2046.107</text:p>
          </table:table-cell>
          <table:table-cell office:value-type="float" office:value="45.2" calcext:value-type="float">
            <text:p>45.2</text:p>
          </table:table-cell>
          <table:table-cell office:value-type="float" office:value="-194" calcext:value-type="float">
            <text:p>-19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46.973" calcext:value-type="float">
            <text:p>2046.973</text:p>
          </table:table-cell>
          <table:table-cell office:value-type="float" office:value="41.4" calcext:value-type="float">
            <text:p>41.4</text:p>
          </table:table-cell>
          <table:table-cell office:value-type="float" office:value="-186" calcext:value-type="float">
            <text:p>-18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47.765" calcext:value-type="float">
            <text:p>2047.765</text:p>
          </table:table-cell>
          <table:table-cell office:value-type="float" office:value="37.76" calcext:value-type="float">
            <text:p>37.76</text:p>
          </table:table-cell>
          <table:table-cell office:value-type="float" office:value="-178" calcext:value-type="float">
            <text:p>-17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48.485" calcext:value-type="float">
            <text:p>2048.485</text:p>
          </table:table-cell>
          <table:table-cell office:value-type="float" office:value="34.28" calcext:value-type="float">
            <text:p>34.28</text:p>
          </table:table-cell>
          <table:table-cell office:value-type="float" office:value="-170" calcext:value-type="float">
            <text:p>-17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49.137" calcext:value-type="float">
            <text:p>2049.137</text:p>
          </table:table-cell>
          <table:table-cell office:value-type="float" office:value="30.96" calcext:value-type="float">
            <text:p>30.96</text:p>
          </table:table-cell>
          <table:table-cell office:value-type="float" office:value="-162" calcext:value-type="float">
            <text:p>-16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49.725" calcext:value-type="float">
            <text:p>2049.725</text:p>
          </table:table-cell>
          <table:table-cell office:value-type="float" office:value="27.8" calcext:value-type="float">
            <text:p>27.8</text:p>
          </table:table-cell>
          <table:table-cell office:value-type="float" office:value="-154" calcext:value-type="float">
            <text:p>-15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50.251" calcext:value-type="float">
            <text:p>2050.251</text:p>
          </table:table-cell>
          <table:table-cell office:value-type="float" office:value="24.8" calcext:value-type="float">
            <text:p>24.8</text:p>
          </table:table-cell>
          <table:table-cell office:value-type="float" office:value="-146" calcext:value-type="float">
            <text:p>-14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50.719" calcext:value-type="float">
            <text:p>2050.719</text:p>
          </table:table-cell>
          <table:table-cell office:value-type="float" office:value="21.96" calcext:value-type="float">
            <text:p>21.96</text:p>
          </table:table-cell>
          <table:table-cell office:value-type="float" office:value="-138" calcext:value-type="float">
            <text:p>-13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51.131" calcext:value-type="float">
            <text:p>2051.131</text:p>
          </table:table-cell>
          <table:table-cell office:value-type="float" office:value="19.28" calcext:value-type="float">
            <text:p>19.28</text:p>
          </table:table-cell>
          <table:table-cell office:value-type="float" office:value="-130" calcext:value-type="float">
            <text:p>-13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51.491" calcext:value-type="float">
            <text:p>2051.491</text:p>
          </table:table-cell>
          <table:table-cell office:value-type="float" office:value="16.76" calcext:value-type="float">
            <text:p>16.76</text:p>
          </table:table-cell>
          <table:table-cell office:value-type="float" office:value="-122" calcext:value-type="float">
            <text:p>-12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51.803" calcext:value-type="float">
            <text:p>2051.803</text:p>
          </table:table-cell>
          <table:table-cell office:value-type="float" office:value="14.4" calcext:value-type="float">
            <text:p>14.4</text:p>
          </table:table-cell>
          <table:table-cell office:value-type="float" office:value="-114" calcext:value-type="float">
            <text:p>-11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52.069" calcext:value-type="float">
            <text:p>2052.069</text:p>
          </table:table-cell>
          <table:table-cell office:value-type="float" office:value="12.2" calcext:value-type="float">
            <text:p>12.2</text:p>
          </table:table-cell>
          <table:table-cell office:value-type="float" office:value="-106" calcext:value-type="float">
            <text:p>-10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52.293" calcext:value-type="float">
            <text:p>2052.293</text:p>
          </table:table-cell>
          <table:table-cell office:value-type="float" office:value="10.16" calcext:value-type="float">
            <text:p>10.16</text:p>
          </table:table-cell>
          <table:table-cell office:value-type="float" office:value="-98" calcext:value-type="float">
            <text:p>-9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52.477" calcext:value-type="float">
            <text:p>2052.477</text:p>
          </table:table-cell>
          <table:table-cell office:value-type="float" office:value="8.28" calcext:value-type="float">
            <text:p>8.28</text:p>
          </table:table-cell>
          <table:table-cell office:value-type="float" office:value="-90" calcext:value-type="float">
            <text:p>-9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52.625" calcext:value-type="float">
            <text:p>2052.625</text:p>
          </table:table-cell>
          <table:table-cell office:value-type="float" office:value="6.56" calcext:value-type="float">
            <text:p>6.56</text:p>
          </table:table-cell>
          <table:table-cell office:value-type="float" office:value="-82" calcext:value-type="float">
            <text:p>-8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52.741" calcext:value-type="float">
            <text:p>2052.741</text:p>
          </table:table-cell>
          <table:table-cell office:value-type="float" office:value="5" calcext:value-type="float">
            <text:p>5</text:p>
          </table:table-cell>
          <table:table-cell office:value-type="float" office:value="-74" calcext:value-type="float">
            <text:p>-7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52.827" calcext:value-type="float">
            <text:p>2052.827</text:p>
          </table:table-cell>
          <table:table-cell office:value-type="float" office:value="3.6" calcext:value-type="float">
            <text:p>3.6</text:p>
          </table:table-cell>
          <table:table-cell office:value-type="float" office:value="-66" calcext:value-type="float">
            <text:p>-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52.887" calcext:value-type="float">
            <text:p>2052.887</text:p>
          </table:table-cell>
          <table:table-cell office:value-type="float" office:value="2.36" calcext:value-type="float">
            <text:p>2.36</text:p>
          </table:table-cell>
          <table:table-cell office:value-type="float" office:value="-58" calcext:value-type="float">
            <text:p>-5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52.923" calcext:value-type="float">
            <text:p>2052.923</text:p>
          </table:table-cell>
          <table:table-cell office:value-type="float" office:value="1.28" calcext:value-type="float">
            <text:p>1.28</text:p>
          </table:table-cell>
          <table:table-cell office:value-type="float" office:value="-50" calcext:value-type="float">
            <text:p>-5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52.939" calcext:value-type="float">
            <text:p>2052.939</text:p>
          </table:table-cell>
          <table:table-cell office:value-type="float" office:value="0.36" calcext:value-type="float">
            <text:p>0.36</text:p>
          </table:table-cell>
          <table:table-cell office:value-type="float" office:value="-42" calcext:value-type="float">
            <text:p>-4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52.943" calcext:value-type="float">
            <text:p>2052.943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52.943" calcext:value-type="float">
            <text:p>2052.943</text:p>
          </table:table-cell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52.943" calcext:value-type="float">
            <text:p>2052.943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52.943" calcext:value-type="float">
            <text:p>2052.943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52.943" calcext:value-type="float">
            <text:p>2052.94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400" calcext:value-type="float">
            <text:p>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8">00/00/0000</text:date>, <text:time style:data-style-name="N2" text:time-value="17:07:20.5369912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12:14:11.005901380</meta:creation-date>
    <dc:date>2019-08-18T09:54:11.922013498</dc:date>
    <meta:editing-duration>P1DT16H24M8S</meta:editing-duration>
    <meta:editing-cycles>4</meta:editing-cycles>
    <meta:generator>LibreOffice/6.2.4.2$Linux_X86_64 LibreOffice_project/20$Build-2</meta:generator>
    <meta:document-statistic meta:table-count="5" meta:cell-count="769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7.153cm" svg:height="20.898cm" xlink:href=".." xlink:type="simple" chart:class="chart:line" chart:style-name="ch1">
        <chart:legend chart:legend-position="end" svg:x="35.439cm" svg:y="9.403cm" style:legend-expansion="high" chart:style-name="ch2"/>
        <chart:plot-area chart:style-name="ch3" table:cell-range-address="Sheet1.A1:Sheet1.D412" chart:data-source-has-labels="row" svg:x="0.743cm" svg:y="0.417cm" svg:width="33.953cm" svg:height="20.064cm">
          <chartooo:coordinate-region svg:x="1.841cm" svg:y="0.616cm" svg:width="32.855cm" svg:height="19.6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412" chart:label-cell-address="Sheet1.A1:Sheet1.A1" chart:class="chart:line">
            <chart:data-point chart:repeated="411"/>
          </chart:series>
          <chart:series chart:style-name="ch7" chart:values-cell-range-address="Sheet1.B2:Sheet1.B412" chart:label-cell-address="Sheet1.B1:Sheet1.B1" chart:class="chart:line">
            <chart:data-point chart:repeated="411"/>
          </chart:series>
          <chart:series chart:style-name="ch8" chart:values-cell-range-address="Sheet1.C2:Sheet1.C412" chart:label-cell-address="Sheet1.C1:Sheet1.C1" chart:class="chart:line">
            <chart:data-point chart:repeated="411"/>
          </chart:series>
          <chart:series chart:style-name="ch9" chart:values-cell-range-address="Sheet1.D2:Sheet1.D412" chart:label-cell-address="Sheet1.D1:Sheet1.D1" chart:class="chart:line">
            <chart:data-point chart:repeated="4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c</text:p>
                <draw:g>
                  <svg:desc>Sheet1.A1:Sheet1.A1</svg:desc>
                </draw:g>
              </table:table-cell>
              <table:table-cell office:value-type="string">
                <text:p>vc</text:p>
                <draw:g>
                  <svg:desc>Sheet1.B1:Sheet1.B1</svg:desc>
                </draw:g>
              </table:table-cell>
              <table:table-cell office:value-type="string">
                <text:p>ac</text:p>
                <draw:g>
                  <svg:desc>Sheet1.C1:Sheet1.C1</svg:desc>
                </draw:g>
              </table:table-cell>
              <table:table-cell office:value-type="string">
                <text:p>jc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Sheet1.A2:Sheet1.A412</svg:desc>
                </draw:g>
              </table:table-cell>
              <table:table-cell office:value-type="float" office:value="0.08">
                <text:p>0.08</text:p>
                <draw:g>
                  <svg:desc>Sheet1.B2:Sheet1.B412</svg:desc>
                </draw:g>
              </table:table-cell>
              <table:table-cell office:value-type="float" office:value="8">
                <text:p>8</text:p>
                <draw:g>
                  <svg:desc>Sheet1.C2:Sheet1.C412</svg:desc>
                </draw:g>
              </table:table-cell>
              <table:table-cell office:value-type="float" office:value="400">
                <text:p>400</text:p>
                <draw:g>
                  <svg:desc>Sheet1.D2:Sheet1.D4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">
                <text:p>0.005</text:p>
              </table:table-cell>
              <table:table-cell office:value-type="float" office:value="0.32">
                <text:p>0.32</text:p>
              </table:table-cell>
              <table:table-cell office:value-type="float" office:value="16">
                <text:p>1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72">
                <text:p>0.72</text:p>
              </table:table-cell>
              <table:table-cell office:value-type="float" office:value="24">
                <text:p>2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">
                <text:p>0.035</text:p>
              </table:table-cell>
              <table:table-cell office:value-type="float" office:value="1.28">
                <text:p>1.28</text:p>
              </table:table-cell>
              <table:table-cell office:value-type="float" office:value="32">
                <text:p>3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8">
                <text:p>0.068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7">
                <text:p>0.117</text:p>
              </table:table-cell>
              <table:table-cell office:value-type="float" office:value="2.88">
                <text:p>2.88</text:p>
              </table:table-cell>
              <table:table-cell office:value-type="float" office:value="48">
                <text:p>4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5">
                <text:p>0.185</text:p>
              </table:table-cell>
              <table:table-cell office:value-type="float" office:value="3.92">
                <text:p>3.92</text:p>
              </table:table-cell>
              <table:table-cell office:value-type="float" office:value="56">
                <text:p>5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75">
                <text:p>0.275</text:p>
              </table:table-cell>
              <table:table-cell office:value-type="float" office:value="5.12">
                <text:p>5.12</text:p>
              </table:table-cell>
              <table:table-cell office:value-type="float" office:value="64">
                <text:p>6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1">
                <text:p>0.391</text:p>
              </table:table-cell>
              <table:table-cell office:value-type="float" office:value="6.48">
                <text:p>6.48</text:p>
              </table:table-cell>
              <table:table-cell office:value-type="float" office:value="72">
                <text:p>7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6">
                <text:p>0.536</text:p>
              </table:table-cell>
              <table:table-cell office:value-type="float" office:value="8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3">
                <text:p>0.713</text:p>
              </table:table-cell>
              <table:table-cell office:value-type="float" office:value="9.68">
                <text:p>9.68</text:p>
              </table:table-cell>
              <table:table-cell office:value-type="float" office:value="88">
                <text:p>8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5">
                <text:p>0.925</text:p>
              </table:table-cell>
              <table:table-cell office:value-type="float" office:value="11.52">
                <text:p>11.52</text:p>
              </table:table-cell>
              <table:table-cell office:value-type="float" office:value="96">
                <text:p>9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75">
                <text:p>1.175</text:p>
              </table:table-cell>
              <table:table-cell office:value-type="float" office:value="13.52">
                <text:p>13.52</text:p>
              </table:table-cell>
              <table:table-cell office:value-type="float" office:value="104">
                <text:p>10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67">
                <text:p>1.467</text:p>
              </table:table-cell>
              <table:table-cell office:value-type="float" office:value="15.68">
                <text:p>15.68</text:p>
              </table:table-cell>
              <table:table-cell office:value-type="float" office:value="112">
                <text:p>11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04">
                <text:p>1.804</text:p>
              </table:table-cell>
              <table:table-cell office:value-type="float" office:value="18">
                <text:p>18</text:p>
              </table:table-cell>
              <table:table-cell office:value-type="float" office:value="120">
                <text:p>12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89">
                <text:p>2.189</text:p>
              </table:table-cell>
              <table:table-cell office:value-type="float" office:value="20.48">
                <text:p>20.48</text:p>
              </table:table-cell>
              <table:table-cell office:value-type="float" office:value="128">
                <text:p>12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25">
                <text:p>2.625</text:p>
              </table:table-cell>
              <table:table-cell office:value-type="float" office:value="23.12">
                <text:p>23.12</text:p>
              </table:table-cell>
              <table:table-cell office:value-type="float" office:value="136">
                <text:p>13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115">
                <text:p>3.115</text:p>
              </table:table-cell>
              <table:table-cell office:value-type="float" office:value="25.92">
                <text:p>25.92</text:p>
              </table:table-cell>
              <table:table-cell office:value-type="float" office:value="144">
                <text:p>14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63">
                <text:p>3.663</text:p>
              </table:table-cell>
              <table:table-cell office:value-type="float" office:value="28.88">
                <text:p>28.88</text:p>
              </table:table-cell>
              <table:table-cell office:value-type="float" office:value="152">
                <text:p>15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272">
                <text:p>4.272</text:p>
              </table:table-cell>
              <table:table-cell office:value-type="float" office:value="32">
                <text:p>32</text:p>
              </table:table-cell>
              <table:table-cell office:value-type="float" office:value="160">
                <text:p>16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945">
                <text:p>4.945</text:p>
              </table:table-cell>
              <table:table-cell office:value-type="float" office:value="35.28">
                <text:p>35.28</text:p>
              </table:table-cell>
              <table:table-cell office:value-type="float" office:value="168">
                <text:p>16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685">
                <text:p>5.685</text:p>
              </table:table-cell>
              <table:table-cell office:value-type="float" office:value="38.72">
                <text:p>38.72</text:p>
              </table:table-cell>
              <table:table-cell office:value-type="float" office:value="176">
                <text:p>17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495">
                <text:p>6.495</text:p>
              </table:table-cell>
              <table:table-cell office:value-type="float" office:value="42.32">
                <text:p>42.32</text:p>
              </table:table-cell>
              <table:table-cell office:value-type="float" office:value="184">
                <text:p>18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379">
                <text:p>7.379</text:p>
              </table:table-cell>
              <table:table-cell office:value-type="float" office:value="46.08">
                <text:p>46.08</text:p>
              </table:table-cell>
              <table:table-cell office:value-type="float" office:value="192">
                <text:p>19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34">
                <text:p>8.34</text:p>
              </table:table-cell>
              <table:table-cell office:value-type="float" office:value="50">
                <text:p>50</text:p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381">
                <text:p>9.381</text:p>
              </table:table-cell>
              <table:table-cell office:value-type="float" office:value="54.08">
                <text:p>54.08</text:p>
              </table:table-cell>
              <table:table-cell office:value-type="float" office:value="208">
                <text:p>20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505">
                <text:p>10.505</text:p>
              </table:table-cell>
              <table:table-cell office:value-type="float" office:value="58.32">
                <text:p>58.32</text:p>
              </table:table-cell>
              <table:table-cell office:value-type="float" office:value="216">
                <text:p>21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715">
                <text:p>11.715</text:p>
              </table:table-cell>
              <table:table-cell office:value-type="float" office:value="62.72">
                <text:p>62.72</text:p>
              </table:table-cell>
              <table:table-cell office:value-type="float" office:value="224">
                <text:p>22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015">
                <text:p>13.015</text:p>
              </table:table-cell>
              <table:table-cell office:value-type="float" office:value="67.28">
                <text:p>67.28</text:p>
              </table:table-cell>
              <table:table-cell office:value-type="float" office:value="232">
                <text:p>23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408">
                <text:p>14.408</text:p>
              </table:table-cell>
              <table:table-cell office:value-type="float" office:value="72">
                <text:p>72</text:p>
              </table:table-cell>
              <table:table-cell office:value-type="float" office:value="240">
                <text:p>24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897">
                <text:p>15.897</text:p>
              </table:table-cell>
              <table:table-cell office:value-type="float" office:value="76.88">
                <text:p>76.88</text:p>
              </table:table-cell>
              <table:table-cell office:value-type="float" office:value="248">
                <text:p>24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.484">
                <text:p>17.484</text:p>
              </table:table-cell>
              <table:table-cell office:value-type="float" office:value="81.86">
                <text:p>81.86</text:p>
              </table:table-cell>
              <table:table-cell office:value-type="float" office:value="250">
                <text:p>25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.171">
                <text:p>19.171</text:p>
              </table:table-cell>
              <table:table-cell office:value-type="float" office:value="86.86">
                <text:p>8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.959">
                <text:p>20.959</text:p>
              </table:table-cell>
              <table:table-cell office:value-type="float" office:value="91.86">
                <text:p>9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.846">
                <text:p>22.846</text:p>
              </table:table-cell>
              <table:table-cell office:value-type="float" office:value="96.86">
                <text:p>9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.833">
                <text:p>24.833</text:p>
              </table:table-cell>
              <table:table-cell office:value-type="float" office:value="101.86">
                <text:p>10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.92">
                <text:p>26.92</text:p>
              </table:table-cell>
              <table:table-cell office:value-type="float" office:value="106.86">
                <text:p>10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.107">
                <text:p>29.107</text:p>
              </table:table-cell>
              <table:table-cell office:value-type="float" office:value="111.86">
                <text:p>11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.395">
                <text:p>31.395</text:p>
              </table:table-cell>
              <table:table-cell office:value-type="float" office:value="116.86">
                <text:p>11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.782">
                <text:p>33.782</text:p>
              </table:table-cell>
              <table:table-cell office:value-type="float" office:value="121.86">
                <text:p>12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.269">
                <text:p>36.269</text:p>
              </table:table-cell>
              <table:table-cell office:value-type="float" office:value="126.86">
                <text:p>12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.856">
                <text:p>38.856</text:p>
              </table:table-cell>
              <table:table-cell office:value-type="float" office:value="131.86">
                <text:p>13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.543">
                <text:p>41.543</text:p>
              </table:table-cell>
              <table:table-cell office:value-type="float" office:value="136.86">
                <text:p>13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.331">
                <text:p>44.331</text:p>
              </table:table-cell>
              <table:table-cell office:value-type="float" office:value="141.86">
                <text:p>14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.218">
                <text:p>47.218</text:p>
              </table:table-cell>
              <table:table-cell office:value-type="float" office:value="146.86">
                <text:p>14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.205">
                <text:p>50.205</text:p>
              </table:table-cell>
              <table:table-cell office:value-type="float" office:value="151.86">
                <text:p>15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.292">
                <text:p>53.292</text:p>
              </table:table-cell>
              <table:table-cell office:value-type="float" office:value="156.86">
                <text:p>15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.479">
                <text:p>56.479</text:p>
              </table:table-cell>
              <table:table-cell office:value-type="float" office:value="161.86">
                <text:p>16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.767">
                <text:p>59.767</text:p>
              </table:table-cell>
              <table:table-cell office:value-type="float" office:value="166.86">
                <text:p>16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3.154">
                <text:p>63.154</text:p>
              </table:table-cell>
              <table:table-cell office:value-type="float" office:value="171.86">
                <text:p>17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.641">
                <text:p>66.641</text:p>
              </table:table-cell>
              <table:table-cell office:value-type="float" office:value="176.86">
                <text:p>17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.228">
                <text:p>70.228</text:p>
              </table:table-cell>
              <table:table-cell office:value-type="float" office:value="181.86">
                <text:p>18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3.915">
                <text:p>73.915</text:p>
              </table:table-cell>
              <table:table-cell office:value-type="float" office:value="186.86">
                <text:p>18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7.703">
                <text:p>77.703</text:p>
              </table:table-cell>
              <table:table-cell office:value-type="float" office:value="191.86">
                <text:p>19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1.59">
                <text:p>81.59</text:p>
              </table:table-cell>
              <table:table-cell office:value-type="float" office:value="196.86">
                <text:p>19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5.577">
                <text:p>85.577</text:p>
              </table:table-cell>
              <table:table-cell office:value-type="float" office:value="201.86">
                <text:p>20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9.664">
                <text:p>89.664</text:p>
              </table:table-cell>
              <table:table-cell office:value-type="float" office:value="206.86">
                <text:p>20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3.851">
                <text:p>93.851</text:p>
              </table:table-cell>
              <table:table-cell office:value-type="float" office:value="211.86">
                <text:p>21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8.139">
                <text:p>98.139</text:p>
              </table:table-cell>
              <table:table-cell office:value-type="float" office:value="216.86">
                <text:p>21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2.526">
                <text:p>102.526</text:p>
              </table:table-cell>
              <table:table-cell office:value-type="float" office:value="221.86">
                <text:p>22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7.013">
                <text:p>107.013</text:p>
              </table:table-cell>
              <table:table-cell office:value-type="float" office:value="226.86">
                <text:p>22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1.6">
                <text:p>111.6</text:p>
              </table:table-cell>
              <table:table-cell office:value-type="float" office:value="231.86">
                <text:p>23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6.287">
                <text:p>116.287</text:p>
              </table:table-cell>
              <table:table-cell office:value-type="float" office:value="236.86">
                <text:p>23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1.075">
                <text:p>121.075</text:p>
              </table:table-cell>
              <table:table-cell office:value-type="float" office:value="241.86">
                <text:p>24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5.962">
                <text:p>125.962</text:p>
              </table:table-cell>
              <table:table-cell office:value-type="float" office:value="246.86">
                <text:p>24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0.949">
                <text:p>130.949</text:p>
              </table:table-cell>
              <table:table-cell office:value-type="float" office:value="251.86">
                <text:p>25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6.036">
                <text:p>136.036</text:p>
              </table:table-cell>
              <table:table-cell office:value-type="float" office:value="256.86">
                <text:p>25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1.223">
                <text:p>141.223</text:p>
              </table:table-cell>
              <table:table-cell office:value-type="float" office:value="261.86">
                <text:p>26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6.511">
                <text:p>146.511</text:p>
              </table:table-cell>
              <table:table-cell office:value-type="float" office:value="266.86">
                <text:p>26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1.898">
                <text:p>151.898</text:p>
              </table:table-cell>
              <table:table-cell office:value-type="float" office:value="271.86">
                <text:p>27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7.385">
                <text:p>157.385</text:p>
              </table:table-cell>
              <table:table-cell office:value-type="float" office:value="276.86">
                <text:p>27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2.972">
                <text:p>162.972</text:p>
              </table:table-cell>
              <table:table-cell office:value-type="float" office:value="281.86">
                <text:p>28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8.659">
                <text:p>168.659</text:p>
              </table:table-cell>
              <table:table-cell office:value-type="float" office:value="286.86">
                <text:p>28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4.447">
                <text:p>174.447</text:p>
              </table:table-cell>
              <table:table-cell office:value-type="float" office:value="291.86">
                <text:p>29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0.334">
                <text:p>180.334</text:p>
              </table:table-cell>
              <table:table-cell office:value-type="float" office:value="296.86">
                <text:p>29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6.321">
                <text:p>186.321</text:p>
              </table:table-cell>
              <table:table-cell office:value-type="float" office:value="301.86">
                <text:p>30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2.408">
                <text:p>192.408</text:p>
              </table:table-cell>
              <table:table-cell office:value-type="float" office:value="306.86">
                <text:p>30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8.595">
                <text:p>198.595</text:p>
              </table:table-cell>
              <table:table-cell office:value-type="float" office:value="311.86">
                <text:p>31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4.883">
                <text:p>204.883</text:p>
              </table:table-cell>
              <table:table-cell office:value-type="float" office:value="316.86">
                <text:p>31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1.27">
                <text:p>211.27</text:p>
              </table:table-cell>
              <table:table-cell office:value-type="float" office:value="321.86">
                <text:p>32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7.757">
                <text:p>217.757</text:p>
              </table:table-cell>
              <table:table-cell office:value-type="float" office:value="326.86">
                <text:p>32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4.344">
                <text:p>224.344</text:p>
              </table:table-cell>
              <table:table-cell office:value-type="float" office:value="331.86">
                <text:p>33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1.031">
                <text:p>231.031</text:p>
              </table:table-cell>
              <table:table-cell office:value-type="float" office:value="336.86">
                <text:p>33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7.819">
                <text:p>237.819</text:p>
              </table:table-cell>
              <table:table-cell office:value-type="float" office:value="341.86">
                <text:p>34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4.706">
                <text:p>244.706</text:p>
              </table:table-cell>
              <table:table-cell office:value-type="float" office:value="346.86">
                <text:p>34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1.693">
                <text:p>251.693</text:p>
              </table:table-cell>
              <table:table-cell office:value-type="float" office:value="351.86">
                <text:p>35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8.78">
                <text:p>258.78</text:p>
              </table:table-cell>
              <table:table-cell office:value-type="float" office:value="356.86">
                <text:p>35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5.967">
                <text:p>265.967</text:p>
              </table:table-cell>
              <table:table-cell office:value-type="float" office:value="361.86">
                <text:p>36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3.255">
                <text:p>273.255</text:p>
              </table:table-cell>
              <table:table-cell office:value-type="float" office:value="366.86">
                <text:p>36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0.642">
                <text:p>280.642</text:p>
              </table:table-cell>
              <table:table-cell office:value-type="float" office:value="371.86">
                <text:p>37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8.129">
                <text:p>288.129</text:p>
              </table:table-cell>
              <table:table-cell office:value-type="float" office:value="376.86">
                <text:p>37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5.716">
                <text:p>295.716</text:p>
              </table:table-cell>
              <table:table-cell office:value-type="float" office:value="381.86">
                <text:p>38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3.403">
                <text:p>303.403</text:p>
              </table:table-cell>
              <table:table-cell office:value-type="float" office:value="386.86">
                <text:p>38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1.191">
                <text:p>311.191</text:p>
              </table:table-cell>
              <table:table-cell office:value-type="float" office:value="391.86">
                <text:p>39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9.078">
                <text:p>319.078</text:p>
              </table:table-cell>
              <table:table-cell office:value-type="float" office:value="396.86">
                <text:p>39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7.065">
                <text:p>327.065</text:p>
              </table:table-cell>
              <table:table-cell office:value-type="float" office:value="401.86">
                <text:p>40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5.152">
                <text:p>335.152</text:p>
              </table:table-cell>
              <table:table-cell office:value-type="float" office:value="406.86">
                <text:p>40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3.339">
                <text:p>343.339</text:p>
              </table:table-cell>
              <table:table-cell office:value-type="float" office:value="411.86">
                <text:p>41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1.627">
                <text:p>351.627</text:p>
              </table:table-cell>
              <table:table-cell office:value-type="float" office:value="416.86">
                <text:p>41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0.014">
                <text:p>360.014</text:p>
              </table:table-cell>
              <table:table-cell office:value-type="float" office:value="421.86">
                <text:p>42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8.501">
                <text:p>368.501</text:p>
              </table:table-cell>
              <table:table-cell office:value-type="float" office:value="426.86">
                <text:p>42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7.088">
                <text:p>377.088</text:p>
              </table:table-cell>
              <table:table-cell office:value-type="float" office:value="431.86">
                <text:p>43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5.775">
                <text:p>385.775</text:p>
              </table:table-cell>
              <table:table-cell office:value-type="float" office:value="436.86">
                <text:p>43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4.563">
                <text:p>394.563</text:p>
              </table:table-cell>
              <table:table-cell office:value-type="float" office:value="441.86">
                <text:p>44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3.45">
                <text:p>403.45</text:p>
              </table:table-cell>
              <table:table-cell office:value-type="float" office:value="446.86">
                <text:p>44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12.437">
                <text:p>412.437</text:p>
              </table:table-cell>
              <table:table-cell office:value-type="float" office:value="451.86">
                <text:p>45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1.524">
                <text:p>421.524</text:p>
              </table:table-cell>
              <table:table-cell office:value-type="float" office:value="456.86">
                <text:p>45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0.711">
                <text:p>430.711</text:p>
              </table:table-cell>
              <table:table-cell office:value-type="float" office:value="461.86">
                <text:p>46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39.999">
                <text:p>439.999</text:p>
              </table:table-cell>
              <table:table-cell office:value-type="float" office:value="466.86">
                <text:p>46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9.386">
                <text:p>449.386</text:p>
              </table:table-cell>
              <table:table-cell office:value-type="float" office:value="471.86">
                <text:p>47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8.873">
                <text:p>458.873</text:p>
              </table:table-cell>
              <table:table-cell office:value-type="float" office:value="476.86">
                <text:p>47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8.46">
                <text:p>468.46</text:p>
              </table:table-cell>
              <table:table-cell office:value-type="float" office:value="481.86">
                <text:p>48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78.147">
                <text:p>478.147</text:p>
              </table:table-cell>
              <table:table-cell office:value-type="float" office:value="486.86">
                <text:p>48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87.935">
                <text:p>487.935</text:p>
              </table:table-cell>
              <table:table-cell office:value-type="float" office:value="491.86">
                <text:p>49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97.822">
                <text:p>497.822</text:p>
              </table:table-cell>
              <table:table-cell office:value-type="float" office:value="496.86">
                <text:p>49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07.809">
                <text:p>507.809</text:p>
              </table:table-cell>
              <table:table-cell office:value-type="float" office:value="501.86">
                <text:p>50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17.896">
                <text:p>517.896</text:p>
              </table:table-cell>
              <table:table-cell office:value-type="float" office:value="506.86">
                <text:p>50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28.083">
                <text:p>528.083</text:p>
              </table:table-cell>
              <table:table-cell office:value-type="float" office:value="511.86">
                <text:p>51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38.371">
                <text:p>538.371</text:p>
              </table:table-cell>
              <table:table-cell office:value-type="float" office:value="516.86">
                <text:p>51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48.758">
                <text:p>548.758</text:p>
              </table:table-cell>
              <table:table-cell office:value-type="float" office:value="521.86">
                <text:p>52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59.245">
                <text:p>559.245</text:p>
              </table:table-cell>
              <table:table-cell office:value-type="float" office:value="526.86">
                <text:p>52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9.832">
                <text:p>569.832</text:p>
              </table:table-cell>
              <table:table-cell office:value-type="float" office:value="531.86">
                <text:p>53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80.519">
                <text:p>580.519</text:p>
              </table:table-cell>
              <table:table-cell office:value-type="float" office:value="536.86">
                <text:p>53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91.307">
                <text:p>591.307</text:p>
              </table:table-cell>
              <table:table-cell office:value-type="float" office:value="541.86">
                <text:p>54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02.194">
                <text:p>602.194</text:p>
              </table:table-cell>
              <table:table-cell office:value-type="float" office:value="546.86">
                <text:p>54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13.181">
                <text:p>613.181</text:p>
              </table:table-cell>
              <table:table-cell office:value-type="float" office:value="551.86">
                <text:p>55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24.268">
                <text:p>624.268</text:p>
              </table:table-cell>
              <table:table-cell office:value-type="float" office:value="556.86">
                <text:p>55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.455">
                <text:p>635.455</text:p>
              </table:table-cell>
              <table:table-cell office:value-type="float" office:value="561.86">
                <text:p>56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6.743">
                <text:p>646.743</text:p>
              </table:table-cell>
              <table:table-cell office:value-type="float" office:value="566.86">
                <text:p>56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8.13">
                <text:p>658.13</text:p>
              </table:table-cell>
              <table:table-cell office:value-type="float" office:value="571.86">
                <text:p>57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69.617">
                <text:p>669.617</text:p>
              </table:table-cell>
              <table:table-cell office:value-type="float" office:value="576.86">
                <text:p>57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1.204">
                <text:p>681.204</text:p>
              </table:table-cell>
              <table:table-cell office:value-type="float" office:value="581.86">
                <text:p>58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92.891">
                <text:p>692.891</text:p>
              </table:table-cell>
              <table:table-cell office:value-type="float" office:value="586.86">
                <text:p>58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04.679">
                <text:p>704.679</text:p>
              </table:table-cell>
              <table:table-cell office:value-type="float" office:value="591.86">
                <text:p>59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16.566">
                <text:p>716.566</text:p>
              </table:table-cell>
              <table:table-cell office:value-type="float" office:value="596.86">
                <text:p>59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28.553">
                <text:p>728.553</text:p>
              </table:table-cell>
              <table:table-cell office:value-type="float" office:value="601.86">
                <text:p>60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0.64">
                <text:p>740.64</text:p>
              </table:table-cell>
              <table:table-cell office:value-type="float" office:value="606.86">
                <text:p>60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52.827">
                <text:p>752.827</text:p>
              </table:table-cell>
              <table:table-cell office:value-type="float" office:value="611.86">
                <text:p>61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65.115">
                <text:p>765.115</text:p>
              </table:table-cell>
              <table:table-cell office:value-type="float" office:value="616.86">
                <text:p>61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77.502">
                <text:p>777.502</text:p>
              </table:table-cell>
              <table:table-cell office:value-type="float" office:value="621.86">
                <text:p>62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89.989">
                <text:p>789.989</text:p>
              </table:table-cell>
              <table:table-cell office:value-type="float" office:value="626.86">
                <text:p>62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02.576">
                <text:p>802.576</text:p>
              </table:table-cell>
              <table:table-cell office:value-type="float" office:value="631.86">
                <text:p>63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15.263">
                <text:p>815.263</text:p>
              </table:table-cell>
              <table:table-cell office:value-type="float" office:value="636.86">
                <text:p>63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28.051">
                <text:p>828.051</text:p>
              </table:table-cell>
              <table:table-cell office:value-type="float" office:value="641.86">
                <text:p>64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40.938">
                <text:p>840.938</text:p>
              </table:table-cell>
              <table:table-cell office:value-type="float" office:value="646.86">
                <text:p>64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53.925">
                <text:p>853.925</text:p>
              </table:table-cell>
              <table:table-cell office:value-type="float" office:value="651.86">
                <text:p>65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67.012">
                <text:p>867.012</text:p>
              </table:table-cell>
              <table:table-cell office:value-type="float" office:value="656.86">
                <text:p>65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80.199">
                <text:p>880.199</text:p>
              </table:table-cell>
              <table:table-cell office:value-type="float" office:value="661.86">
                <text:p>66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93.487">
                <text:p>893.487</text:p>
              </table:table-cell>
              <table:table-cell office:value-type="float" office:value="666.86">
                <text:p>66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06.874">
                <text:p>906.874</text:p>
              </table:table-cell>
              <table:table-cell office:value-type="float" office:value="671.86">
                <text:p>67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20.361">
                <text:p>920.361</text:p>
              </table:table-cell>
              <table:table-cell office:value-type="float" office:value="676.86">
                <text:p>67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33.948">
                <text:p>933.948</text:p>
              </table:table-cell>
              <table:table-cell office:value-type="float" office:value="681.86">
                <text:p>68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47.635">
                <text:p>947.635</text:p>
              </table:table-cell>
              <table:table-cell office:value-type="float" office:value="686.86">
                <text:p>68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61.423">
                <text:p>961.423</text:p>
              </table:table-cell>
              <table:table-cell office:value-type="float" office:value="691.86">
                <text:p>69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75.31">
                <text:p>975.31</text:p>
              </table:table-cell>
              <table:table-cell office:value-type="float" office:value="696.86">
                <text:p>69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89.297">
                <text:p>989.297</text:p>
              </table:table-cell>
              <table:table-cell office:value-type="float" office:value="701.86">
                <text:p>70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03.384">
                <text:p>1003.384</text:p>
              </table:table-cell>
              <table:table-cell office:value-type="float" office:value="706.86">
                <text:p>70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17.571">
                <text:p>1017.571</text:p>
              </table:table-cell>
              <table:table-cell office:value-type="float" office:value="711.86">
                <text:p>71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31.859">
                <text:p>1031.859</text:p>
              </table:table-cell>
              <table:table-cell office:value-type="float" office:value="716.86">
                <text:p>71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46.246">
                <text:p>1046.246</text:p>
              </table:table-cell>
              <table:table-cell office:value-type="float" office:value="721.86">
                <text:p>72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60.733">
                <text:p>1060.733</text:p>
              </table:table-cell>
              <table:table-cell office:value-type="float" office:value="726.86">
                <text:p>72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75.319">
                <text:p>1075.319</text:p>
              </table:table-cell>
              <table:table-cell office:value-type="float" office:value="731.78">
                <text:p>731.78</text:p>
              </table:table-cell>
              <table:table-cell office:value-type="float" office:value="242">
                <text:p>24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90.003">
                <text:p>1090.003</text:p>
              </table:table-cell>
              <table:table-cell office:value-type="float" office:value="736.54">
                <text:p>736.54</text:p>
              </table:table-cell>
              <table:table-cell office:value-type="float" office:value="234">
                <text:p>23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04.779">
                <text:p>1104.779</text:p>
              </table:table-cell>
              <table:table-cell office:value-type="float" office:value="741.14">
                <text:p>741.14</text:p>
              </table:table-cell>
              <table:table-cell office:value-type="float" office:value="226">
                <text:p>22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19.647">
                <text:p>1119.647</text:p>
              </table:table-cell>
              <table:table-cell office:value-type="float" office:value="745.58">
                <text:p>745.58</text:p>
              </table:table-cell>
              <table:table-cell office:value-type="float" office:value="218">
                <text:p>21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34.601">
                <text:p>1134.601</text:p>
              </table:table-cell>
              <table:table-cell office:value-type="float" office:value="749.86">
                <text:p>749.86</text:p>
              </table:table-cell>
              <table:table-cell office:value-type="float" office:value="210">
                <text:p>21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49.639">
                <text:p>1149.639</text:p>
              </table:table-cell>
              <table:table-cell office:value-type="float" office:value="753.98">
                <text:p>753.98</text:p>
              </table:table-cell>
              <table:table-cell office:value-type="float" office:value="202">
                <text:p>20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64.759">
                <text:p>1164.759</text:p>
              </table:table-cell>
              <table:table-cell office:value-type="float" office:value="757.94">
                <text:p>757.94</text:p>
              </table:table-cell>
              <table:table-cell office:value-type="float" office:value="194">
                <text:p>19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79.955">
                <text:p>1179.955</text:p>
              </table:table-cell>
              <table:table-cell office:value-type="float" office:value="761.74">
                <text:p>761.74</text:p>
              </table:table-cell>
              <table:table-cell office:value-type="float" office:value="186">
                <text:p>18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95.227">
                <text:p>1195.227</text:p>
              </table:table-cell>
              <table:table-cell office:value-type="float" office:value="765.38">
                <text:p>765.38</text:p>
              </table:table-cell>
              <table:table-cell office:value-type="float" office:value="178">
                <text:p>17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10.569">
                <text:p>1210.569</text:p>
              </table:table-cell>
              <table:table-cell office:value-type="float" office:value="768.86">
                <text:p>768.86</text:p>
              </table:table-cell>
              <table:table-cell office:value-type="float" office:value="170">
                <text:p>17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25.979">
                <text:p>1225.979</text:p>
              </table:table-cell>
              <table:table-cell office:value-type="float" office:value="772.18">
                <text:p>772.18</text:p>
              </table:table-cell>
              <table:table-cell office:value-type="float" office:value="162">
                <text:p>16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41.455">
                <text:p>1241.455</text:p>
              </table:table-cell>
              <table:table-cell office:value-type="float" office:value="775.34">
                <text:p>775.34</text:p>
              </table:table-cell>
              <table:table-cell office:value-type="float" office:value="154">
                <text:p>15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56.991">
                <text:p>1256.991</text:p>
              </table:table-cell>
              <table:table-cell office:value-type="float" office:value="778.34">
                <text:p>778.34</text:p>
              </table:table-cell>
              <table:table-cell office:value-type="float" office:value="146">
                <text:p>14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72.587">
                <text:p>1272.587</text:p>
              </table:table-cell>
              <table:table-cell office:value-type="float" office:value="781.18">
                <text:p>781.18</text:p>
              </table:table-cell>
              <table:table-cell office:value-type="float" office:value="138">
                <text:p>13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88.237">
                <text:p>1288.237</text:p>
              </table:table-cell>
              <table:table-cell office:value-type="float" office:value="783.86">
                <text:p>783.86</text:p>
              </table:table-cell>
              <table:table-cell office:value-type="float" office:value="130">
                <text:p>13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03.939">
                <text:p>1303.939</text:p>
              </table:table-cell>
              <table:table-cell office:value-type="float" office:value="786.38">
                <text:p>786.38</text:p>
              </table:table-cell>
              <table:table-cell office:value-type="float" office:value="122">
                <text:p>12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19.691">
                <text:p>1319.691</text:p>
              </table:table-cell>
              <table:table-cell office:value-type="float" office:value="788.74">
                <text:p>788.74</text:p>
              </table:table-cell>
              <table:table-cell office:value-type="float" office:value="114">
                <text:p>11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35.487">
                <text:p>1335.487</text:p>
              </table:table-cell>
              <table:table-cell office:value-type="float" office:value="790.94">
                <text:p>790.94</text:p>
              </table:table-cell>
              <table:table-cell office:value-type="float" office:value="106">
                <text:p>10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51.327">
                <text:p>1351.327</text:p>
              </table:table-cell>
              <table:table-cell office:value-type="float" office:value="792.98">
                <text:p>792.98</text:p>
              </table:table-cell>
              <table:table-cell office:value-type="float" office:value="98">
                <text:p>9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67.205">
                <text:p>1367.205</text:p>
              </table:table-cell>
              <table:table-cell office:value-type="float" office:value="794.86">
                <text:p>794.86</text:p>
              </table:table-cell>
              <table:table-cell office:value-type="float" office:value="90">
                <text:p>9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83.119">
                <text:p>1383.119</text:p>
              </table:table-cell>
              <table:table-cell office:value-type="float" office:value="796.58">
                <text:p>796.58</text:p>
              </table:table-cell>
              <table:table-cell office:value-type="float" office:value="82">
                <text:p>8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99.067">
                <text:p>1399.067</text:p>
              </table:table-cell>
              <table:table-cell office:value-type="float" office:value="798.14">
                <text:p>798.14</text:p>
              </table:table-cell>
              <table:table-cell office:value-type="float" office:value="74">
                <text:p>7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15.043">
                <text:p>1415.043</text:p>
              </table:table-cell>
              <table:table-cell office:value-type="float" office:value="799.54">
                <text:p>799.54</text:p>
              </table:table-cell>
              <table:table-cell office:value-type="float" office:value="66">
                <text:p>6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31.047">
                <text:p>1431.047</text:p>
              </table:table-cell>
              <table:table-cell office:value-type="float" office:value="800.78">
                <text:p>800.78</text:p>
              </table:table-cell>
              <table:table-cell office:value-type="float" office:value="58">
                <text:p>5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47.073">
                <text:p>1447.073</text:p>
              </table:table-cell>
              <table:table-cell office:value-type="float" office:value="801.86">
                <text:p>801.86</text:p>
              </table:table-cell>
              <table:table-cell office:value-type="float" office:value="50">
                <text:p>5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63.119">
                <text:p>1463.119</text:p>
              </table:table-cell>
              <table:table-cell office:value-type="float" office:value="802.78">
                <text:p>802.78</text:p>
              </table:table-cell>
              <table:table-cell office:value-type="float" office:value="42">
                <text:p>4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79.183">
                <text:p>1479.183</text:p>
              </table:table-cell>
              <table:table-cell office:value-type="float" office:value="803.54">
                <text:p>803.54</text:p>
              </table:table-cell>
              <table:table-cell office:value-type="float" office:value="34">
                <text:p>3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95.259">
                <text:p>1495.259</text:p>
              </table:table-cell>
              <table:table-cell office:value-type="float" office:value="804.14">
                <text:p>804.14</text:p>
              </table:table-cell>
              <table:table-cell office:value-type="float" office:value="26">
                <text:p>2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11.347">
                <text:p>1511.347</text:p>
              </table:table-cell>
              <table:table-cell office:value-type="float" office:value="804.58">
                <text:p>804.58</text:p>
              </table:table-cell>
              <table:table-cell office:value-type="float" office:value="18">
                <text:p>1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27.441">
                <text:p>1527.441</text:p>
              </table:table-cell>
              <table:table-cell office:value-type="float" office:value="804.86">
                <text:p>804.86</text:p>
              </table:table-cell>
              <table:table-cell office:value-type="float" office:value="10">
                <text:p>1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43.539">
                <text:p>1543.539</text:p>
              </table:table-cell>
              <table:table-cell office:value-type="float" office:value="804.98">
                <text:p>804.98</text:p>
              </table:table-cell>
              <table:table-cell office:value-type="float" office:value="2">
                <text:p>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59.639">
                <text:p>1559.6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75.739">
                <text:p>1575.7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91.839">
                <text:p>1591.8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07.939">
                <text:p>1607.9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24.039">
                <text:p>1624.0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40.139">
                <text:p>1640.1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56.239">
                <text:p>1656.2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72.339">
                <text:p>1672.3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88.439">
                <text:p>1688.4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04.539">
                <text:p>1704.5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720.639">
                <text:p>1720.6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736.739">
                <text:p>1736.7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52.839">
                <text:p>1752.8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68.939">
                <text:p>1768.9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85.039">
                <text:p>1785.0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01.139">
                <text:p>1801.1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17.239">
                <text:p>1817.2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33.339">
                <text:p>1833.3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49.439">
                <text:p>1849.4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65.539">
                <text:p>1865.5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81.639">
                <text:p>1881.6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97.739">
                <text:p>1897.7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13.839">
                <text:p>1913.8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29.939">
                <text:p>1929.9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46.039">
                <text:p>1946.0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62.139">
                <text:p>1962.1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78.238">
                <text:p>1978.238</text:p>
              </table:table-cell>
              <table:table-cell office:value-type="float" office:value="804.92">
                <text:p>804.92</text:p>
              </table:table-cell>
              <table:table-cell office:value-type="float" office:value="-8">
                <text:p>-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94.334">
                <text:p>1994.334</text:p>
              </table:table-cell>
              <table:table-cell office:value-type="float" office:value="804.68">
                <text:p>804.68</text:p>
              </table:table-cell>
              <table:table-cell office:value-type="float" office:value="-16">
                <text:p>-1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10.424">
                <text:p>2010.424</text:p>
              </table:table-cell>
              <table:table-cell office:value-type="float" office:value="804.28">
                <text:p>804.28</text:p>
              </table:table-cell>
              <table:table-cell office:value-type="float" office:value="-24">
                <text:p>-2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26.504">
                <text:p>2026.504</text:p>
              </table:table-cell>
              <table:table-cell office:value-type="float" office:value="803.72">
                <text:p>803.72</text:p>
              </table:table-cell>
              <table:table-cell office:value-type="float" office:value="-32">
                <text:p>-3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42.571">
                <text:p>2042.571</text:p>
              </table:table-cell>
              <table:table-cell office:value-type="float" office:value="803">
                <text:p>803</text:p>
              </table:table-cell>
              <table:table-cell office:value-type="float" office:value="-40">
                <text:p>-4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58.622">
                <text:p>2058.622</text:p>
              </table:table-cell>
              <table:table-cell office:value-type="float" office:value="802.12">
                <text:p>802.12</text:p>
              </table:table-cell>
              <table:table-cell office:value-type="float" office:value="-48">
                <text:p>-4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74.654">
                <text:p>2074.654</text:p>
              </table:table-cell>
              <table:table-cell office:value-type="float" office:value="801.08">
                <text:p>801.08</text:p>
              </table:table-cell>
              <table:table-cell office:value-type="float" office:value="-56">
                <text:p>-5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90.664">
                <text:p>2090.664</text:p>
              </table:table-cell>
              <table:table-cell office:value-type="float" office:value="799.88">
                <text:p>799.88</text:p>
              </table:table-cell>
              <table:table-cell office:value-type="float" office:value="-64">
                <text:p>-6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06.648">
                <text:p>2106.648</text:p>
              </table:table-cell>
              <table:table-cell office:value-type="float" office:value="798.52">
                <text:p>798.52</text:p>
              </table:table-cell>
              <table:table-cell office:value-type="float" office:value="-72">
                <text:p>-7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22.603">
                <text:p>2122.603</text:p>
              </table:table-cell>
              <table:table-cell office:value-type="float" office:value="797">
                <text:p>797</text:p>
              </table:table-cell>
              <table:table-cell office:value-type="float" office:value="-80">
                <text:p>-8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38.526">
                <text:p>2138.526</text:p>
              </table:table-cell>
              <table:table-cell office:value-type="float" office:value="795.32">
                <text:p>795.32</text:p>
              </table:table-cell>
              <table:table-cell office:value-type="float" office:value="-88">
                <text:p>-8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54.414">
                <text:p>2154.414</text:p>
              </table:table-cell>
              <table:table-cell office:value-type="float" office:value="793.48">
                <text:p>793.48</text:p>
              </table:table-cell>
              <table:table-cell office:value-type="float" office:value="-96">
                <text:p>-9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70.264">
                <text:p>2170.264</text:p>
              </table:table-cell>
              <table:table-cell office:value-type="float" office:value="791.48">
                <text:p>791.48</text:p>
              </table:table-cell>
              <table:table-cell office:value-type="float" office:value="-104">
                <text:p>-10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86.072">
                <text:p>2186.072</text:p>
              </table:table-cell>
              <table:table-cell office:value-type="float" office:value="789.32">
                <text:p>789.32</text:p>
              </table:table-cell>
              <table:table-cell office:value-type="float" office:value="-112">
                <text:p>-11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201.835">
                <text:p>2201.835</text:p>
              </table:table-cell>
              <table:table-cell office:value-type="float" office:value="787">
                <text:p>787</text:p>
              </table:table-cell>
              <table:table-cell office:value-type="float" office:value="-120">
                <text:p>-12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217.55">
                <text:p>2217.55</text:p>
              </table:table-cell>
              <table:table-cell office:value-type="float" office:value="784.52">
                <text:p>784.52</text:p>
              </table:table-cell>
              <table:table-cell office:value-type="float" office:value="-128">
                <text:p>-12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233.214">
                <text:p>2233.214</text:p>
              </table:table-cell>
              <table:table-cell office:value-type="float" office:value="781.88">
                <text:p>781.88</text:p>
              </table:table-cell>
              <table:table-cell office:value-type="float" office:value="-136">
                <text:p>-13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48.824">
                <text:p>2248.824</text:p>
              </table:table-cell>
              <table:table-cell office:value-type="float" office:value="779.08">
                <text:p>779.08</text:p>
              </table:table-cell>
              <table:table-cell office:value-type="float" office:value="-144">
                <text:p>-14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64.376">
                <text:p>2264.376</text:p>
              </table:table-cell>
              <table:table-cell office:value-type="float" office:value="776.12">
                <text:p>776.12</text:p>
              </table:table-cell>
              <table:table-cell office:value-type="float" office:value="-152">
                <text:p>-15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279.867">
                <text:p>2279.867</text:p>
              </table:table-cell>
              <table:table-cell office:value-type="float" office:value="773">
                <text:p>773</text:p>
              </table:table-cell>
              <table:table-cell office:value-type="float" office:value="-160">
                <text:p>-16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95.294">
                <text:p>2295.294</text:p>
              </table:table-cell>
              <table:table-cell office:value-type="float" office:value="769.72">
                <text:p>769.72</text:p>
              </table:table-cell>
              <table:table-cell office:value-type="float" office:value="-168">
                <text:p>-16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10.654">
                <text:p>2310.654</text:p>
              </table:table-cell>
              <table:table-cell office:value-type="float" office:value="766.28">
                <text:p>766.28</text:p>
              </table:table-cell>
              <table:table-cell office:value-type="float" office:value="-176">
                <text:p>-17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25.944">
                <text:p>2325.944</text:p>
              </table:table-cell>
              <table:table-cell office:value-type="float" office:value="762.68">
                <text:p>762.68</text:p>
              </table:table-cell>
              <table:table-cell office:value-type="float" office:value="-184">
                <text:p>-18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341.16">
                <text:p>2341.16</text:p>
              </table:table-cell>
              <table:table-cell office:value-type="float" office:value="758.92">
                <text:p>758.92</text:p>
              </table:table-cell>
              <table:table-cell office:value-type="float" office:value="-192">
                <text:p>-19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356.299">
                <text:p>2356.299</text:p>
              </table:table-cell>
              <table:table-cell office:value-type="float" office:value="755">
                <text:p>755</text:p>
              </table:table-cell>
              <table:table-cell office:value-type="float" office:value="-200">
                <text:p>-20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371.358">
                <text:p>2371.358</text:p>
              </table:table-cell>
              <table:table-cell office:value-type="float" office:value="750.92">
                <text:p>750.92</text:p>
              </table:table-cell>
              <table:table-cell office:value-type="float" office:value="-208">
                <text:p>-20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386.334">
                <text:p>2386.334</text:p>
              </table:table-cell>
              <table:table-cell office:value-type="float" office:value="746.68">
                <text:p>746.68</text:p>
              </table:table-cell>
              <table:table-cell office:value-type="float" office:value="-216">
                <text:p>-21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01.224">
                <text:p>2401.224</text:p>
              </table:table-cell>
              <table:table-cell office:value-type="float" office:value="742.28">
                <text:p>742.28</text:p>
              </table:table-cell>
              <table:table-cell office:value-type="float" office:value="-224">
                <text:p>-22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16.024">
                <text:p>2416.024</text:p>
              </table:table-cell>
              <table:table-cell office:value-type="float" office:value="737.72">
                <text:p>737.72</text:p>
              </table:table-cell>
              <table:table-cell office:value-type="float" office:value="-232">
                <text:p>-23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30.731">
                <text:p>2430.731</text:p>
              </table:table-cell>
              <table:table-cell office:value-type="float" office:value="733">
                <text:p>733</text:p>
              </table:table-cell>
              <table:table-cell office:value-type="float" office:value="-240">
                <text:p>-24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45.342">
                <text:p>2445.342</text:p>
              </table:table-cell>
              <table:table-cell office:value-type="float" office:value="728.12">
                <text:p>728.12</text:p>
              </table:table-cell>
              <table:table-cell office:value-type="float" office:value="-248">
                <text:p>-24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59.855">
                <text:p>2459.855</text:p>
              </table:table-cell>
              <table:table-cell office:value-type="float" office:value="723.14">
                <text:p>723.14</text:p>
              </table:table-cell>
              <table:table-cell office:value-type="float" office:value="-250">
                <text:p>-25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74.268">
                <text:p>2474.268</text:p>
              </table:table-cell>
              <table:table-cell office:value-type="float" office:value="718.14">
                <text:p>71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88.581">
                <text:p>2488.581</text:p>
              </table:table-cell>
              <table:table-cell office:value-type="float" office:value="713.14">
                <text:p>71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02.793">
                <text:p>2502.793</text:p>
              </table:table-cell>
              <table:table-cell office:value-type="float" office:value="708.14">
                <text:p>70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16.906">
                <text:p>2516.906</text:p>
              </table:table-cell>
              <table:table-cell office:value-type="float" office:value="703.14">
                <text:p>70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30.919">
                <text:p>2530.919</text:p>
              </table:table-cell>
              <table:table-cell office:value-type="float" office:value="698.14">
                <text:p>69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44.832">
                <text:p>2544.832</text:p>
              </table:table-cell>
              <table:table-cell office:value-type="float" office:value="693.14">
                <text:p>69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58.645">
                <text:p>2558.645</text:p>
              </table:table-cell>
              <table:table-cell office:value-type="float" office:value="688.14">
                <text:p>68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2.357">
                <text:p>2572.357</text:p>
              </table:table-cell>
              <table:table-cell office:value-type="float" office:value="683.14">
                <text:p>68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5.97">
                <text:p>2585.97</text:p>
              </table:table-cell>
              <table:table-cell office:value-type="float" office:value="678.14">
                <text:p>67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9.483">
                <text:p>2599.483</text:p>
              </table:table-cell>
              <table:table-cell office:value-type="float" office:value="673.14">
                <text:p>67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2.896">
                <text:p>2612.896</text:p>
              </table:table-cell>
              <table:table-cell office:value-type="float" office:value="668.14">
                <text:p>66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6.209">
                <text:p>2626.209</text:p>
              </table:table-cell>
              <table:table-cell office:value-type="float" office:value="663.14">
                <text:p>66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9.421">
                <text:p>2639.421</text:p>
              </table:table-cell>
              <table:table-cell office:value-type="float" office:value="658.14">
                <text:p>65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52.534">
                <text:p>2652.534</text:p>
              </table:table-cell>
              <table:table-cell office:value-type="float" office:value="653.14">
                <text:p>65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65.547">
                <text:p>2665.547</text:p>
              </table:table-cell>
              <table:table-cell office:value-type="float" office:value="648.14">
                <text:p>64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78.46">
                <text:p>2678.46</text:p>
              </table:table-cell>
              <table:table-cell office:value-type="float" office:value="643.14">
                <text:p>64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91.273">
                <text:p>2691.273</text:p>
              </table:table-cell>
              <table:table-cell office:value-type="float" office:value="638.14">
                <text:p>63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03.985">
                <text:p>2703.985</text:p>
              </table:table-cell>
              <table:table-cell office:value-type="float" office:value="633.14">
                <text:p>63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16.598">
                <text:p>2716.598</text:p>
              </table:table-cell>
              <table:table-cell office:value-type="float" office:value="628.14">
                <text:p>62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29.111">
                <text:p>2729.111</text:p>
              </table:table-cell>
              <table:table-cell office:value-type="float" office:value="623.14">
                <text:p>62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41.524">
                <text:p>2741.524</text:p>
              </table:table-cell>
              <table:table-cell office:value-type="float" office:value="618.14">
                <text:p>61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53.837">
                <text:p>2753.837</text:p>
              </table:table-cell>
              <table:table-cell office:value-type="float" office:value="613.14">
                <text:p>61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66.049">
                <text:p>2766.049</text:p>
              </table:table-cell>
              <table:table-cell office:value-type="float" office:value="608.14">
                <text:p>60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78.162">
                <text:p>2778.162</text:p>
              </table:table-cell>
              <table:table-cell office:value-type="float" office:value="603.14">
                <text:p>60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90.175">
                <text:p>2790.175</text:p>
              </table:table-cell>
              <table:table-cell office:value-type="float" office:value="598.14">
                <text:p>59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802.088">
                <text:p>2802.088</text:p>
              </table:table-cell>
              <table:table-cell office:value-type="float" office:value="593.14">
                <text:p>59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13.901">
                <text:p>2813.901</text:p>
              </table:table-cell>
              <table:table-cell office:value-type="float" office:value="588.14">
                <text:p>58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25.613">
                <text:p>2825.613</text:p>
              </table:table-cell>
              <table:table-cell office:value-type="float" office:value="583.14">
                <text:p>58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37.226">
                <text:p>2837.226</text:p>
              </table:table-cell>
              <table:table-cell office:value-type="float" office:value="578.14">
                <text:p>57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48.739">
                <text:p>2848.739</text:p>
              </table:table-cell>
              <table:table-cell office:value-type="float" office:value="573.14">
                <text:p>57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60.152">
                <text:p>2860.152</text:p>
              </table:table-cell>
              <table:table-cell office:value-type="float" office:value="568.14">
                <text:p>56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71.465">
                <text:p>2871.465</text:p>
              </table:table-cell>
              <table:table-cell office:value-type="float" office:value="563.14">
                <text:p>56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82.677">
                <text:p>2882.677</text:p>
              </table:table-cell>
              <table:table-cell office:value-type="float" office:value="558.14">
                <text:p>55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93.79">
                <text:p>2893.79</text:p>
              </table:table-cell>
              <table:table-cell office:value-type="float" office:value="553.14">
                <text:p>55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904.803">
                <text:p>2904.803</text:p>
              </table:table-cell>
              <table:table-cell office:value-type="float" office:value="548.14">
                <text:p>54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915.716">
                <text:p>2915.716</text:p>
              </table:table-cell>
              <table:table-cell office:value-type="float" office:value="543.14">
                <text:p>54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26.529">
                <text:p>2926.529</text:p>
              </table:table-cell>
              <table:table-cell office:value-type="float" office:value="538.14">
                <text:p>53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37.241">
                <text:p>2937.241</text:p>
              </table:table-cell>
              <table:table-cell office:value-type="float" office:value="533.14">
                <text:p>53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47.854">
                <text:p>2947.854</text:p>
              </table:table-cell>
              <table:table-cell office:value-type="float" office:value="528.14">
                <text:p>52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58.367">
                <text:p>2958.367</text:p>
              </table:table-cell>
              <table:table-cell office:value-type="float" office:value="523.14">
                <text:p>52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68.78">
                <text:p>2968.78</text:p>
              </table:table-cell>
              <table:table-cell office:value-type="float" office:value="518.14">
                <text:p>51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79.093">
                <text:p>2979.093</text:p>
              </table:table-cell>
              <table:table-cell office:value-type="float" office:value="513.14">
                <text:p>51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89.305">
                <text:p>2989.305</text:p>
              </table:table-cell>
              <table:table-cell office:value-type="float" office:value="508.14">
                <text:p>50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99.418">
                <text:p>2999.418</text:p>
              </table:table-cell>
              <table:table-cell office:value-type="float" office:value="503.14">
                <text:p>50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09.431">
                <text:p>3009.431</text:p>
              </table:table-cell>
              <table:table-cell office:value-type="float" office:value="498.14">
                <text:p>49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019.344">
                <text:p>3019.344</text:p>
              </table:table-cell>
              <table:table-cell office:value-type="float" office:value="493.14">
                <text:p>49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29.157">
                <text:p>3029.157</text:p>
              </table:table-cell>
              <table:table-cell office:value-type="float" office:value="488.14">
                <text:p>48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38.869">
                <text:p>3038.869</text:p>
              </table:table-cell>
              <table:table-cell office:value-type="float" office:value="483.14">
                <text:p>48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48.482">
                <text:p>3048.482</text:p>
              </table:table-cell>
              <table:table-cell office:value-type="float" office:value="478.14">
                <text:p>47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57.995">
                <text:p>3057.995</text:p>
              </table:table-cell>
              <table:table-cell office:value-type="float" office:value="473.14">
                <text:p>47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67.408">
                <text:p>3067.408</text:p>
              </table:table-cell>
              <table:table-cell office:value-type="float" office:value="468.14">
                <text:p>46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76.721">
                <text:p>3076.721</text:p>
              </table:table-cell>
              <table:table-cell office:value-type="float" office:value="463.14">
                <text:p>46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85.933">
                <text:p>3085.933</text:p>
              </table:table-cell>
              <table:table-cell office:value-type="float" office:value="458.14">
                <text:p>45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95.046">
                <text:p>3095.046</text:p>
              </table:table-cell>
              <table:table-cell office:value-type="float" office:value="453.14">
                <text:p>45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104.059">
                <text:p>3104.059</text:p>
              </table:table-cell>
              <table:table-cell office:value-type="float" office:value="448.14">
                <text:p>44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112.972">
                <text:p>3112.972</text:p>
              </table:table-cell>
              <table:table-cell office:value-type="float" office:value="443.14">
                <text:p>44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121.785">
                <text:p>3121.785</text:p>
              </table:table-cell>
              <table:table-cell office:value-type="float" office:value="438.14">
                <text:p>43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30.497">
                <text:p>3130.497</text:p>
              </table:table-cell>
              <table:table-cell office:value-type="float" office:value="433.14">
                <text:p>43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39.11">
                <text:p>3139.11</text:p>
              </table:table-cell>
              <table:table-cell office:value-type="float" office:value="428.14">
                <text:p>42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47.623">
                <text:p>3147.623</text:p>
              </table:table-cell>
              <table:table-cell office:value-type="float" office:value="423.14">
                <text:p>42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56.036">
                <text:p>3156.036</text:p>
              </table:table-cell>
              <table:table-cell office:value-type="float" office:value="418.14">
                <text:p>41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64.349">
                <text:p>3164.349</text:p>
              </table:table-cell>
              <table:table-cell office:value-type="float" office:value="413.14">
                <text:p>41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72.561">
                <text:p>3172.561</text:p>
              </table:table-cell>
              <table:table-cell office:value-type="float" office:value="408.14">
                <text:p>40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80.674">
                <text:p>3180.674</text:p>
              </table:table-cell>
              <table:table-cell office:value-type="float" office:value="403.14">
                <text:p>40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88.687">
                <text:p>3188.687</text:p>
              </table:table-cell>
              <table:table-cell office:value-type="float" office:value="398.14">
                <text:p>39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96.6">
                <text:p>3196.6</text:p>
              </table:table-cell>
              <table:table-cell office:value-type="float" office:value="393.14">
                <text:p>39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204.413">
                <text:p>3204.413</text:p>
              </table:table-cell>
              <table:table-cell office:value-type="float" office:value="388.14">
                <text:p>38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212.125">
                <text:p>3212.125</text:p>
              </table:table-cell>
              <table:table-cell office:value-type="float" office:value="383.14">
                <text:p>38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19.738">
                <text:p>3219.738</text:p>
              </table:table-cell>
              <table:table-cell office:value-type="float" office:value="378.14">
                <text:p>37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27.251">
                <text:p>3227.251</text:p>
              </table:table-cell>
              <table:table-cell office:value-type="float" office:value="373.14">
                <text:p>37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34.664">
                <text:p>3234.664</text:p>
              </table:table-cell>
              <table:table-cell office:value-type="float" office:value="368.14">
                <text:p>36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41.977">
                <text:p>3241.977</text:p>
              </table:table-cell>
              <table:table-cell office:value-type="float" office:value="363.14">
                <text:p>36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49.189">
                <text:p>3249.189</text:p>
              </table:table-cell>
              <table:table-cell office:value-type="float" office:value="358.14">
                <text:p>35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56.302">
                <text:p>3256.302</text:p>
              </table:table-cell>
              <table:table-cell office:value-type="float" office:value="353.14">
                <text:p>35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63.315">
                <text:p>3263.315</text:p>
              </table:table-cell>
              <table:table-cell office:value-type="float" office:value="348.14">
                <text:p>34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70.228">
                <text:p>3270.228</text:p>
              </table:table-cell>
              <table:table-cell office:value-type="float" office:value="343.14">
                <text:p>34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7.041">
                <text:p>3277.041</text:p>
              </table:table-cell>
              <table:table-cell office:value-type="float" office:value="338.14">
                <text:p>33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3.753">
                <text:p>3283.753</text:p>
              </table:table-cell>
              <table:table-cell office:value-type="float" office:value="333.14">
                <text:p>33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.366">
                <text:p>3290.366</text:p>
              </table:table-cell>
              <table:table-cell office:value-type="float" office:value="328.14">
                <text:p>32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6.879">
                <text:p>3296.879</text:p>
              </table:table-cell>
              <table:table-cell office:value-type="float" office:value="323.14">
                <text:p>32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3.292">
                <text:p>3303.292</text:p>
              </table:table-cell>
              <table:table-cell office:value-type="float" office:value="318.14">
                <text:p>31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09.605">
                <text:p>3309.605</text:p>
              </table:table-cell>
              <table:table-cell office:value-type="float" office:value="313.14">
                <text:p>31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15.817">
                <text:p>3315.817</text:p>
              </table:table-cell>
              <table:table-cell office:value-type="float" office:value="308.14">
                <text:p>30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21.93">
                <text:p>3321.93</text:p>
              </table:table-cell>
              <table:table-cell office:value-type="float" office:value="303.14">
                <text:p>30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27.943">
                <text:p>3327.943</text:p>
              </table:table-cell>
              <table:table-cell office:value-type="float" office:value="298.14">
                <text:p>29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33.856">
                <text:p>3333.856</text:p>
              </table:table-cell>
              <table:table-cell office:value-type="float" office:value="293.14">
                <text:p>29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39.669">
                <text:p>3339.669</text:p>
              </table:table-cell>
              <table:table-cell office:value-type="float" office:value="288.14">
                <text:p>28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45.381">
                <text:p>3345.381</text:p>
              </table:table-cell>
              <table:table-cell office:value-type="float" office:value="283.14">
                <text:p>28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50.994">
                <text:p>3350.994</text:p>
              </table:table-cell>
              <table:table-cell office:value-type="float" office:value="278.14">
                <text:p>27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56.507">
                <text:p>3356.507</text:p>
              </table:table-cell>
              <table:table-cell office:value-type="float" office:value="273.14">
                <text:p>27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361.92">
                <text:p>3361.92</text:p>
              </table:table-cell>
              <table:table-cell office:value-type="float" office:value="268.14">
                <text:p>26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367.233">
                <text:p>3367.233</text:p>
              </table:table-cell>
              <table:table-cell office:value-type="float" office:value="263.14">
                <text:p>26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372.445">
                <text:p>3372.445</text:p>
              </table:table-cell>
              <table:table-cell office:value-type="float" office:value="258.14">
                <text:p>25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377.558">
                <text:p>3377.558</text:p>
              </table:table-cell>
              <table:table-cell office:value-type="float" office:value="253.14">
                <text:p>25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382.571">
                <text:p>3382.571</text:p>
              </table:table-cell>
              <table:table-cell office:value-type="float" office:value="248.14">
                <text:p>24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387.484">
                <text:p>3387.484</text:p>
              </table:table-cell>
              <table:table-cell office:value-type="float" office:value="243.14">
                <text:p>24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392.297">
                <text:p>3392.297</text:p>
              </table:table-cell>
              <table:table-cell office:value-type="float" office:value="238.14">
                <text:p>23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397.009">
                <text:p>3397.009</text:p>
              </table:table-cell>
              <table:table-cell office:value-type="float" office:value="233.14">
                <text:p>23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01.622">
                <text:p>3401.622</text:p>
              </table:table-cell>
              <table:table-cell office:value-type="float" office:value="228.14">
                <text:p>22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06.135">
                <text:p>3406.135</text:p>
              </table:table-cell>
              <table:table-cell office:value-type="float" office:value="223.14">
                <text:p>22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10.548">
                <text:p>3410.548</text:p>
              </table:table-cell>
              <table:table-cell office:value-type="float" office:value="218.14">
                <text:p>21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414.861">
                <text:p>3414.861</text:p>
              </table:table-cell>
              <table:table-cell office:value-type="float" office:value="213.14">
                <text:p>21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419.073">
                <text:p>3419.073</text:p>
              </table:table-cell>
              <table:table-cell office:value-type="float" office:value="208.14">
                <text:p>20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423.186">
                <text:p>3423.186</text:p>
              </table:table-cell>
              <table:table-cell office:value-type="float" office:value="203.14">
                <text:p>20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427.199">
                <text:p>3427.199</text:p>
              </table:table-cell>
              <table:table-cell office:value-type="float" office:value="198.14">
                <text:p>19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431.112">
                <text:p>3431.112</text:p>
              </table:table-cell>
              <table:table-cell office:value-type="float" office:value="193.14">
                <text:p>19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434.925">
                <text:p>3434.925</text:p>
              </table:table-cell>
              <table:table-cell office:value-type="float" office:value="188.14">
                <text:p>18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438.637">
                <text:p>3438.637</text:p>
              </table:table-cell>
              <table:table-cell office:value-type="float" office:value="183.14">
                <text:p>18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442.25">
                <text:p>3442.25</text:p>
              </table:table-cell>
              <table:table-cell office:value-type="float" office:value="178.14">
                <text:p>17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445.763">
                <text:p>3445.763</text:p>
              </table:table-cell>
              <table:table-cell office:value-type="float" office:value="173.14">
                <text:p>17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449.176">
                <text:p>3449.176</text:p>
              </table:table-cell>
              <table:table-cell office:value-type="float" office:value="168.14">
                <text:p>16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452.489">
                <text:p>3452.489</text:p>
              </table:table-cell>
              <table:table-cell office:value-type="float" office:value="163.14">
                <text:p>16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455.701">
                <text:p>3455.701</text:p>
              </table:table-cell>
              <table:table-cell office:value-type="float" office:value="158.14">
                <text:p>15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458.814">
                <text:p>3458.814</text:p>
              </table:table-cell>
              <table:table-cell office:value-type="float" office:value="153.14">
                <text:p>15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461.827">
                <text:p>3461.827</text:p>
              </table:table-cell>
              <table:table-cell office:value-type="float" office:value="148.14">
                <text:p>14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464.74">
                <text:p>3464.74</text:p>
              </table:table-cell>
              <table:table-cell office:value-type="float" office:value="143.14">
                <text:p>14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467.553">
                <text:p>3467.553</text:p>
              </table:table-cell>
              <table:table-cell office:value-type="float" office:value="138.14">
                <text:p>13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470.265">
                <text:p>3470.265</text:p>
              </table:table-cell>
              <table:table-cell office:value-type="float" office:value="133.14">
                <text:p>13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472.878">
                <text:p>3472.878</text:p>
              </table:table-cell>
              <table:table-cell office:value-type="float" office:value="128.14">
                <text:p>12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475.391">
                <text:p>3475.391</text:p>
              </table:table-cell>
              <table:table-cell office:value-type="float" office:value="123.14">
                <text:p>12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477.804">
                <text:p>3477.804</text:p>
              </table:table-cell>
              <table:table-cell office:value-type="float" office:value="118.14">
                <text:p>11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480.117">
                <text:p>3480.117</text:p>
              </table:table-cell>
              <table:table-cell office:value-type="float" office:value="113.14">
                <text:p>11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482.329">
                <text:p>3482.329</text:p>
              </table:table-cell>
              <table:table-cell office:value-type="float" office:value="108.14">
                <text:p>10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484.442">
                <text:p>3484.442</text:p>
              </table:table-cell>
              <table:table-cell office:value-type="float" office:value="103.14">
                <text:p>10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486.455">
                <text:p>3486.455</text:p>
              </table:table-cell>
              <table:table-cell office:value-type="float" office:value="98.14">
                <text:p>9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488.368">
                <text:p>3488.368</text:p>
              </table:table-cell>
              <table:table-cell office:value-type="float" office:value="93.14">
                <text:p>9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490.181">
                <text:p>3490.181</text:p>
              </table:table-cell>
              <table:table-cell office:value-type="float" office:value="88.14">
                <text:p>8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491.893">
                <text:p>3491.893</text:p>
              </table:table-cell>
              <table:table-cell office:value-type="float" office:value="83.14">
                <text:p>8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493.506">
                <text:p>3493.506</text:p>
              </table:table-cell>
              <table:table-cell office:value-type="float" office:value="78.14">
                <text:p>7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495.019">
                <text:p>3495.019</text:p>
              </table:table-cell>
              <table:table-cell office:value-type="float" office:value="73.14">
                <text:p>7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496.433">
                <text:p>3496.433</text:p>
              </table:table-cell>
              <table:table-cell office:value-type="float" office:value="68.22">
                <text:p>68.22</text:p>
              </table:table-cell>
              <table:table-cell office:value-type="float" office:value="-242">
                <text:p>-24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497.749">
                <text:p>3497.749</text:p>
              </table:table-cell>
              <table:table-cell office:value-type="float" office:value="63.46">
                <text:p>63.46</text:p>
              </table:table-cell>
              <table:table-cell office:value-type="float" office:value="-234">
                <text:p>-23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498.973">
                <text:p>3498.973</text:p>
              </table:table-cell>
              <table:table-cell office:value-type="float" office:value="58.86">
                <text:p>58.86</text:p>
              </table:table-cell>
              <table:table-cell office:value-type="float" office:value="-226">
                <text:p>-22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500.105">
                <text:p>3500.105</text:p>
              </table:table-cell>
              <table:table-cell office:value-type="float" office:value="54.42">
                <text:p>54.42</text:p>
              </table:table-cell>
              <table:table-cell office:value-type="float" office:value="-218">
                <text:p>-21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501.151">
                <text:p>3501.151</text:p>
              </table:table-cell>
              <table:table-cell office:value-type="float" office:value="50.14">
                <text:p>50.14</text:p>
              </table:table-cell>
              <table:table-cell office:value-type="float" office:value="-210">
                <text:p>-21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502.113">
                <text:p>3502.113</text:p>
              </table:table-cell>
              <table:table-cell office:value-type="float" office:value="46.02">
                <text:p>46.02</text:p>
              </table:table-cell>
              <table:table-cell office:value-type="float" office:value="-202">
                <text:p>-20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502.993">
                <text:p>3502.993</text:p>
              </table:table-cell>
              <table:table-cell office:value-type="float" office:value="42.06">
                <text:p>42.06</text:p>
              </table:table-cell>
              <table:table-cell office:value-type="float" office:value="-194">
                <text:p>-19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503.797">
                <text:p>3503.797</text:p>
              </table:table-cell>
              <table:table-cell office:value-type="float" office:value="38.26">
                <text:p>38.26</text:p>
              </table:table-cell>
              <table:table-cell office:value-type="float" office:value="-186">
                <text:p>-18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504.525">
                <text:p>3504.525</text:p>
              </table:table-cell>
              <table:table-cell office:value-type="float" office:value="34.62">
                <text:p>34.62</text:p>
              </table:table-cell>
              <table:table-cell office:value-type="float" office:value="-178">
                <text:p>-17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505.183">
                <text:p>3505.183</text:p>
              </table:table-cell>
              <table:table-cell office:value-type="float" office:value="31.14">
                <text:p>31.14</text:p>
              </table:table-cell>
              <table:table-cell office:value-type="float" office:value="-170">
                <text:p>-17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505.773">
                <text:p>3505.773</text:p>
              </table:table-cell>
              <table:table-cell office:value-type="float" office:value="27.82">
                <text:p>27.82</text:p>
              </table:table-cell>
              <table:table-cell office:value-type="float" office:value="-162">
                <text:p>-16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506.297">
                <text:p>3506.297</text:p>
              </table:table-cell>
              <table:table-cell office:value-type="float" office:value="24.66">
                <text:p>24.66</text:p>
              </table:table-cell>
              <table:table-cell office:value-type="float" office:value="-154">
                <text:p>-15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506.761">
                <text:p>3506.761</text:p>
              </table:table-cell>
              <table:table-cell office:value-type="float" office:value="21.66">
                <text:p>21.66</text:p>
              </table:table-cell>
              <table:table-cell office:value-type="float" office:value="-146">
                <text:p>-14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507.165">
                <text:p>3507.165</text:p>
              </table:table-cell>
              <table:table-cell office:value-type="float" office:value="18.82">
                <text:p>18.82</text:p>
              </table:table-cell>
              <table:table-cell office:value-type="float" office:value="-138">
                <text:p>-13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507.515">
                <text:p>3507.515</text:p>
              </table:table-cell>
              <table:table-cell office:value-type="float" office:value="16.14">
                <text:p>16.14</text:p>
              </table:table-cell>
              <table:table-cell office:value-type="float" office:value="-130">
                <text:p>-13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507.813">
                <text:p>3507.813</text:p>
              </table:table-cell>
              <table:table-cell office:value-type="float" office:value="13.62">
                <text:p>13.62</text:p>
              </table:table-cell>
              <table:table-cell office:value-type="float" office:value="-122">
                <text:p>-12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508.061">
                <text:p>3508.061</text:p>
              </table:table-cell>
              <table:table-cell office:value-type="float" office:value="11.26">
                <text:p>11.26</text:p>
              </table:table-cell>
              <table:table-cell office:value-type="float" office:value="-114">
                <text:p>-11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508.265">
                <text:p>3508.265</text:p>
              </table:table-cell>
              <table:table-cell office:value-type="float" office:value="9.06">
                <text:p>9.06</text:p>
              </table:table-cell>
              <table:table-cell office:value-type="float" office:value="-106">
                <text:p>-10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508.425">
                <text:p>3508.425</text:p>
              </table:table-cell>
              <table:table-cell office:value-type="float" office:value="7.02">
                <text:p>7.02</text:p>
              </table:table-cell>
              <table:table-cell office:value-type="float" office:value="-98">
                <text:p>-9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508.547">
                <text:p>3508.547</text:p>
              </table:table-cell>
              <table:table-cell office:value-type="float" office:value="5.14">
                <text:p>5.14</text:p>
              </table:table-cell>
              <table:table-cell office:value-type="float" office:value="-90">
                <text:p>-9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508.633">
                <text:p>3508.633</text:p>
              </table:table-cell>
              <table:table-cell office:value-type="float" office:value="3.42">
                <text:p>3.42</text:p>
              </table:table-cell>
              <table:table-cell office:value-type="float" office:value="-82">
                <text:p>-8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508.685">
                <text:p>3508.685</text:p>
              </table:table-cell>
              <table:table-cell office:value-type="float" office:value="1.86">
                <text:p>1.86</text:p>
              </table:table-cell>
              <table:table-cell office:value-type="float" office:value="-74">
                <text:p>-7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508.709">
                <text:p>3508.709</text:p>
              </table:table-cell>
              <table:table-cell office:value-type="float" office:value="0.46">
                <text:p>0.46</text:p>
              </table:table-cell>
              <table:table-cell office:value-type="float" office:value="-66">
                <text:p>-6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508.705">
                <text:p>3508.705</text:p>
              </table:table-cell>
              <table:table-cell office:value-type="float" office:value="-0.78">
                <text:p>-0.78</text:p>
              </table:table-cell>
              <table:table-cell office:value-type="float" office:value="-58">
                <text:p>-5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508.679">
                <text:p>3508.679</text:p>
              </table:table-cell>
              <table:table-cell office:value-type="float" office:value="-1.86">
                <text:p>-1.86</text:p>
              </table:table-cell>
              <table:table-cell office:value-type="float" office:value="-50">
                <text:p>-5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508.633">
                <text:p>3508.633</text:p>
              </table:table-cell>
              <table:table-cell office:value-type="float" office:value="-2.78">
                <text:p>-2.78</text:p>
              </table:table-cell>
              <table:table-cell office:value-type="float" office:value="-42">
                <text:p>-4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508.569">
                <text:p>3508.569</text:p>
              </table:table-cell>
              <table:table-cell office:value-type="float" office:value="-3.54">
                <text:p>-3.54</text:p>
              </table:table-cell>
              <table:table-cell office:value-type="float" office:value="-34">
                <text:p>-3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508.493">
                <text:p>3508.493</text:p>
              </table:table-cell>
              <table:table-cell office:value-type="float" office:value="-4.14">
                <text:p>-4.14</text:p>
              </table:table-cell>
              <table:table-cell office:value-type="float" office:value="-26">
                <text:p>-2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508.405">
                <text:p>3508.405</text:p>
              </table:table-cell>
              <table:table-cell office:value-type="float" office:value="-4.58">
                <text:p>-4.58</text:p>
              </table:table-cell>
              <table:table-cell office:value-type="float" office:value="-18">
                <text:p>-1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508.311">
                <text:p>3508.311</text:p>
              </table:table-cell>
              <table:table-cell office:value-type="float" office:value="-4.86">
                <text:p>-4.86</text:p>
              </table:table-cell>
              <table:table-cell office:value-type="float" office:value="-10">
                <text:p>-1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508.213">
                <text:p>3508.213</text:p>
              </table:table-cell>
              <table:table-cell office:value-type="float" office:value="-4.98">
                <text:p>-4.98</text:p>
              </table:table-cell>
              <table:table-cell office:value-type="float" office:value="-2">
                <text:p>-2</text:p>
              </table:table-cell>
              <table:table-cell office:value-type="float" office:value="400">
                <text:p>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525cm" svg:height="19.982cm" xlink:href=".." xlink:type="simple" chart:class="chart:line" chart:style-name="ch1">
        <chart:legend chart:legend-position="end" svg:x="33.996cm" svg:y="8.945cm" style:legend-expansion="high" chart:style-name="ch2"/>
        <chart:plot-area chart:style-name="ch3" table:cell-range-address="Sheet2.A1:Sheet2.D412" chart:data-source-has-labels="row" svg:x="0.71cm" svg:y="0.399cm" svg:width="32.576cm" svg:height="19.184cm">
          <chartooo:coordinate-region svg:x="1.808cm" svg:y="0.598cm" svg:width="31.478cm" svg:height="18.7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2:Sheet2.A412" chart:label-cell-address="Sheet2.A1:Sheet2.A1" chart:class="chart:line">
            <chart:data-point chart:repeated="411"/>
          </chart:series>
          <chart:series chart:style-name="ch7" chart:values-cell-range-address="Sheet2.B2:Sheet2.B412" chart:label-cell-address="Sheet2.B1:Sheet2.B1" chart:class="chart:line">
            <chart:data-point chart:repeated="411"/>
          </chart:series>
          <chart:series chart:style-name="ch8" chart:values-cell-range-address="Sheet2.C2:Sheet2.C412" chart:label-cell-address="Sheet2.C1:Sheet2.C1" chart:class="chart:line">
            <chart:data-point chart:repeated="411"/>
          </chart:series>
          <chart:series chart:style-name="ch9" chart:values-cell-range-address="Sheet2.D2:Sheet2.D412" chart:label-cell-address="Sheet2.D1:Sheet2.D1" chart:class="chart:line">
            <chart:data-point chart:repeated="4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</text:p>
                <draw:g>
                  <svg:desc>Sheet2.A1:Sheet2.A1</svg:desc>
                </draw:g>
              </table:table-cell>
              <table:table-cell office:value-type="string">
                <text:p>v</text:p>
                <draw:g>
                  <svg:desc>Sheet2.B1:Sheet2.B1</svg:desc>
                </draw:g>
              </table:table-cell>
              <table:table-cell office:value-type="string">
                <text:p>a</text:p>
                <draw:g>
                  <svg:desc>Sheet2.C1:Sheet2.C1</svg:desc>
                </draw:g>
              </table:table-cell>
              <table:table-cell office:value-type="string">
                <text:p>j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Sheet2.A2:Sheet2.A412</svg:desc>
                </draw:g>
              </table:table-cell>
              <table:table-cell office:value-type="float" office:value="0.08">
                <text:p>0.08</text:p>
                <draw:g>
                  <svg:desc>Sheet2.B2:Sheet2.B412</svg:desc>
                </draw:g>
              </table:table-cell>
              <table:table-cell office:value-type="float" office:value="8">
                <text:p>8</text:p>
                <draw:g>
                  <svg:desc>Sheet2.C2:Sheet2.C412</svg:desc>
                </draw:g>
              </table:table-cell>
              <table:table-cell office:value-type="float" office:value="400">
                <text:p>400</text:p>
                <draw:g>
                  <svg:desc>Sheet2.D2:Sheet2.D4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">
                <text:p>0.005</text:p>
              </table:table-cell>
              <table:table-cell office:value-type="float" office:value="0.32">
                <text:p>0.32</text:p>
              </table:table-cell>
              <table:table-cell office:value-type="float" office:value="16">
                <text:p>1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72">
                <text:p>0.72</text:p>
              </table:table-cell>
              <table:table-cell office:value-type="float" office:value="24">
                <text:p>2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">
                <text:p>0.035</text:p>
              </table:table-cell>
              <table:table-cell office:value-type="float" office:value="1.28">
                <text:p>1.28</text:p>
              </table:table-cell>
              <table:table-cell office:value-type="float" office:value="32">
                <text:p>3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8">
                <text:p>0.068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7">
                <text:p>0.117</text:p>
              </table:table-cell>
              <table:table-cell office:value-type="float" office:value="2.88">
                <text:p>2.88</text:p>
              </table:table-cell>
              <table:table-cell office:value-type="float" office:value="48">
                <text:p>4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5">
                <text:p>0.185</text:p>
              </table:table-cell>
              <table:table-cell office:value-type="float" office:value="3.92">
                <text:p>3.92</text:p>
              </table:table-cell>
              <table:table-cell office:value-type="float" office:value="56">
                <text:p>5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75">
                <text:p>0.275</text:p>
              </table:table-cell>
              <table:table-cell office:value-type="float" office:value="5.12">
                <text:p>5.12</text:p>
              </table:table-cell>
              <table:table-cell office:value-type="float" office:value="64">
                <text:p>6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1">
                <text:p>0.391</text:p>
              </table:table-cell>
              <table:table-cell office:value-type="float" office:value="6.48">
                <text:p>6.48</text:p>
              </table:table-cell>
              <table:table-cell office:value-type="float" office:value="72">
                <text:p>7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6">
                <text:p>0.536</text:p>
              </table:table-cell>
              <table:table-cell office:value-type="float" office:value="8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3">
                <text:p>0.713</text:p>
              </table:table-cell>
              <table:table-cell office:value-type="float" office:value="9.68">
                <text:p>9.68</text:p>
              </table:table-cell>
              <table:table-cell office:value-type="float" office:value="88">
                <text:p>8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5">
                <text:p>0.925</text:p>
              </table:table-cell>
              <table:table-cell office:value-type="float" office:value="11.52">
                <text:p>11.52</text:p>
              </table:table-cell>
              <table:table-cell office:value-type="float" office:value="96">
                <text:p>9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75">
                <text:p>1.175</text:p>
              </table:table-cell>
              <table:table-cell office:value-type="float" office:value="13.52">
                <text:p>13.52</text:p>
              </table:table-cell>
              <table:table-cell office:value-type="float" office:value="104">
                <text:p>10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67">
                <text:p>1.467</text:p>
              </table:table-cell>
              <table:table-cell office:value-type="float" office:value="15.68">
                <text:p>15.68</text:p>
              </table:table-cell>
              <table:table-cell office:value-type="float" office:value="112">
                <text:p>11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04">
                <text:p>1.804</text:p>
              </table:table-cell>
              <table:table-cell office:value-type="float" office:value="18">
                <text:p>18</text:p>
              </table:table-cell>
              <table:table-cell office:value-type="float" office:value="120">
                <text:p>12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89">
                <text:p>2.189</text:p>
              </table:table-cell>
              <table:table-cell office:value-type="float" office:value="20.48">
                <text:p>20.48</text:p>
              </table:table-cell>
              <table:table-cell office:value-type="float" office:value="128">
                <text:p>12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25">
                <text:p>2.625</text:p>
              </table:table-cell>
              <table:table-cell office:value-type="float" office:value="23.12">
                <text:p>23.12</text:p>
              </table:table-cell>
              <table:table-cell office:value-type="float" office:value="136">
                <text:p>13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115">
                <text:p>3.115</text:p>
              </table:table-cell>
              <table:table-cell office:value-type="float" office:value="25.92">
                <text:p>25.92</text:p>
              </table:table-cell>
              <table:table-cell office:value-type="float" office:value="144">
                <text:p>14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63">
                <text:p>3.663</text:p>
              </table:table-cell>
              <table:table-cell office:value-type="float" office:value="28.88">
                <text:p>28.88</text:p>
              </table:table-cell>
              <table:table-cell office:value-type="float" office:value="152">
                <text:p>15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272">
                <text:p>4.272</text:p>
              </table:table-cell>
              <table:table-cell office:value-type="float" office:value="32">
                <text:p>32</text:p>
              </table:table-cell>
              <table:table-cell office:value-type="float" office:value="160">
                <text:p>16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945">
                <text:p>4.945</text:p>
              </table:table-cell>
              <table:table-cell office:value-type="float" office:value="35.28">
                <text:p>35.28</text:p>
              </table:table-cell>
              <table:table-cell office:value-type="float" office:value="168">
                <text:p>16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685">
                <text:p>5.685</text:p>
              </table:table-cell>
              <table:table-cell office:value-type="float" office:value="38.72">
                <text:p>38.72</text:p>
              </table:table-cell>
              <table:table-cell office:value-type="float" office:value="176">
                <text:p>17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495">
                <text:p>6.495</text:p>
              </table:table-cell>
              <table:table-cell office:value-type="float" office:value="42.32">
                <text:p>42.32</text:p>
              </table:table-cell>
              <table:table-cell office:value-type="float" office:value="184">
                <text:p>18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379">
                <text:p>7.379</text:p>
              </table:table-cell>
              <table:table-cell office:value-type="float" office:value="46.08">
                <text:p>46.08</text:p>
              </table:table-cell>
              <table:table-cell office:value-type="float" office:value="192">
                <text:p>19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34">
                <text:p>8.34</text:p>
              </table:table-cell>
              <table:table-cell office:value-type="float" office:value="50">
                <text:p>50</text:p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381">
                <text:p>9.381</text:p>
              </table:table-cell>
              <table:table-cell office:value-type="float" office:value="54.08">
                <text:p>54.08</text:p>
              </table:table-cell>
              <table:table-cell office:value-type="float" office:value="208">
                <text:p>20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505">
                <text:p>10.505</text:p>
              </table:table-cell>
              <table:table-cell office:value-type="float" office:value="58.32">
                <text:p>58.32</text:p>
              </table:table-cell>
              <table:table-cell office:value-type="float" office:value="216">
                <text:p>21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715">
                <text:p>11.715</text:p>
              </table:table-cell>
              <table:table-cell office:value-type="float" office:value="62.72">
                <text:p>62.72</text:p>
              </table:table-cell>
              <table:table-cell office:value-type="float" office:value="224">
                <text:p>22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015">
                <text:p>13.015</text:p>
              </table:table-cell>
              <table:table-cell office:value-type="float" office:value="67.28">
                <text:p>67.28</text:p>
              </table:table-cell>
              <table:table-cell office:value-type="float" office:value="232">
                <text:p>23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408">
                <text:p>14.408</text:p>
              </table:table-cell>
              <table:table-cell office:value-type="float" office:value="72">
                <text:p>72</text:p>
              </table:table-cell>
              <table:table-cell office:value-type="float" office:value="240">
                <text:p>24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897">
                <text:p>15.897</text:p>
              </table:table-cell>
              <table:table-cell office:value-type="float" office:value="76.88">
                <text:p>76.88</text:p>
              </table:table-cell>
              <table:table-cell office:value-type="float" office:value="248">
                <text:p>24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.484">
                <text:p>17.484</text:p>
              </table:table-cell>
              <table:table-cell office:value-type="float" office:value="81.86">
                <text:p>81.86</text:p>
              </table:table-cell>
              <table:table-cell office:value-type="float" office:value="250">
                <text:p>25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.171">
                <text:p>19.171</text:p>
              </table:table-cell>
              <table:table-cell office:value-type="float" office:value="86.86">
                <text:p>8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.959">
                <text:p>20.959</text:p>
              </table:table-cell>
              <table:table-cell office:value-type="float" office:value="91.86">
                <text:p>9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.846">
                <text:p>22.846</text:p>
              </table:table-cell>
              <table:table-cell office:value-type="float" office:value="96.86">
                <text:p>9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.833">
                <text:p>24.833</text:p>
              </table:table-cell>
              <table:table-cell office:value-type="float" office:value="101.86">
                <text:p>10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.92">
                <text:p>26.92</text:p>
              </table:table-cell>
              <table:table-cell office:value-type="float" office:value="106.86">
                <text:p>10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.107">
                <text:p>29.107</text:p>
              </table:table-cell>
              <table:table-cell office:value-type="float" office:value="111.86">
                <text:p>11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.395">
                <text:p>31.395</text:p>
              </table:table-cell>
              <table:table-cell office:value-type="float" office:value="116.86">
                <text:p>11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.782">
                <text:p>33.782</text:p>
              </table:table-cell>
              <table:table-cell office:value-type="float" office:value="121.86">
                <text:p>12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.269">
                <text:p>36.269</text:p>
              </table:table-cell>
              <table:table-cell office:value-type="float" office:value="126.86">
                <text:p>12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.856">
                <text:p>38.856</text:p>
              </table:table-cell>
              <table:table-cell office:value-type="float" office:value="131.86">
                <text:p>13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.543">
                <text:p>41.543</text:p>
              </table:table-cell>
              <table:table-cell office:value-type="float" office:value="136.86">
                <text:p>13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.331">
                <text:p>44.331</text:p>
              </table:table-cell>
              <table:table-cell office:value-type="float" office:value="141.86">
                <text:p>14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.218">
                <text:p>47.218</text:p>
              </table:table-cell>
              <table:table-cell office:value-type="float" office:value="146.86">
                <text:p>14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.205">
                <text:p>50.205</text:p>
              </table:table-cell>
              <table:table-cell office:value-type="float" office:value="151.86">
                <text:p>15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.292">
                <text:p>53.292</text:p>
              </table:table-cell>
              <table:table-cell office:value-type="float" office:value="156.86">
                <text:p>15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.479">
                <text:p>56.479</text:p>
              </table:table-cell>
              <table:table-cell office:value-type="float" office:value="161.86">
                <text:p>16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.767">
                <text:p>59.767</text:p>
              </table:table-cell>
              <table:table-cell office:value-type="float" office:value="166.86">
                <text:p>16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3.154">
                <text:p>63.154</text:p>
              </table:table-cell>
              <table:table-cell office:value-type="float" office:value="171.86">
                <text:p>17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.641">
                <text:p>66.641</text:p>
              </table:table-cell>
              <table:table-cell office:value-type="float" office:value="176.86">
                <text:p>17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.228">
                <text:p>70.228</text:p>
              </table:table-cell>
              <table:table-cell office:value-type="float" office:value="181.86">
                <text:p>18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3.915">
                <text:p>73.915</text:p>
              </table:table-cell>
              <table:table-cell office:value-type="float" office:value="186.86">
                <text:p>18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7.703">
                <text:p>77.703</text:p>
              </table:table-cell>
              <table:table-cell office:value-type="float" office:value="191.86">
                <text:p>19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1.59">
                <text:p>81.59</text:p>
              </table:table-cell>
              <table:table-cell office:value-type="float" office:value="196.86">
                <text:p>19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5.577">
                <text:p>85.577</text:p>
              </table:table-cell>
              <table:table-cell office:value-type="float" office:value="201.86">
                <text:p>20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9.664">
                <text:p>89.664</text:p>
              </table:table-cell>
              <table:table-cell office:value-type="float" office:value="206.86">
                <text:p>20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3.851">
                <text:p>93.851</text:p>
              </table:table-cell>
              <table:table-cell office:value-type="float" office:value="211.86">
                <text:p>21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8.139">
                <text:p>98.139</text:p>
              </table:table-cell>
              <table:table-cell office:value-type="float" office:value="216.86">
                <text:p>21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2.526">
                <text:p>102.526</text:p>
              </table:table-cell>
              <table:table-cell office:value-type="float" office:value="221.86">
                <text:p>22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7.013">
                <text:p>107.013</text:p>
              </table:table-cell>
              <table:table-cell office:value-type="float" office:value="226.86">
                <text:p>22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1.6">
                <text:p>111.6</text:p>
              </table:table-cell>
              <table:table-cell office:value-type="float" office:value="231.86">
                <text:p>23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6.287">
                <text:p>116.287</text:p>
              </table:table-cell>
              <table:table-cell office:value-type="float" office:value="236.86">
                <text:p>23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1.075">
                <text:p>121.075</text:p>
              </table:table-cell>
              <table:table-cell office:value-type="float" office:value="241.86">
                <text:p>24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5.962">
                <text:p>125.962</text:p>
              </table:table-cell>
              <table:table-cell office:value-type="float" office:value="246.86">
                <text:p>24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0.949">
                <text:p>130.949</text:p>
              </table:table-cell>
              <table:table-cell office:value-type="float" office:value="251.86">
                <text:p>25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6.036">
                <text:p>136.036</text:p>
              </table:table-cell>
              <table:table-cell office:value-type="float" office:value="256.86">
                <text:p>25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1.223">
                <text:p>141.223</text:p>
              </table:table-cell>
              <table:table-cell office:value-type="float" office:value="261.86">
                <text:p>26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6.511">
                <text:p>146.511</text:p>
              </table:table-cell>
              <table:table-cell office:value-type="float" office:value="266.86">
                <text:p>26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1.898">
                <text:p>151.898</text:p>
              </table:table-cell>
              <table:table-cell office:value-type="float" office:value="271.86">
                <text:p>27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7.385">
                <text:p>157.385</text:p>
              </table:table-cell>
              <table:table-cell office:value-type="float" office:value="276.86">
                <text:p>27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2.972">
                <text:p>162.972</text:p>
              </table:table-cell>
              <table:table-cell office:value-type="float" office:value="281.86">
                <text:p>28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8.659">
                <text:p>168.659</text:p>
              </table:table-cell>
              <table:table-cell office:value-type="float" office:value="286.86">
                <text:p>28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4.447">
                <text:p>174.447</text:p>
              </table:table-cell>
              <table:table-cell office:value-type="float" office:value="291.86">
                <text:p>29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0.334">
                <text:p>180.334</text:p>
              </table:table-cell>
              <table:table-cell office:value-type="float" office:value="296.86">
                <text:p>29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6.321">
                <text:p>186.321</text:p>
              </table:table-cell>
              <table:table-cell office:value-type="float" office:value="301.86">
                <text:p>30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2.408">
                <text:p>192.408</text:p>
              </table:table-cell>
              <table:table-cell office:value-type="float" office:value="306.86">
                <text:p>30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8.595">
                <text:p>198.595</text:p>
              </table:table-cell>
              <table:table-cell office:value-type="float" office:value="311.86">
                <text:p>31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4.883">
                <text:p>204.883</text:p>
              </table:table-cell>
              <table:table-cell office:value-type="float" office:value="316.86">
                <text:p>31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1.27">
                <text:p>211.27</text:p>
              </table:table-cell>
              <table:table-cell office:value-type="float" office:value="321.86">
                <text:p>32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7.757">
                <text:p>217.757</text:p>
              </table:table-cell>
              <table:table-cell office:value-type="float" office:value="326.86">
                <text:p>32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4.344">
                <text:p>224.344</text:p>
              </table:table-cell>
              <table:table-cell office:value-type="float" office:value="331.86">
                <text:p>33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1.031">
                <text:p>231.031</text:p>
              </table:table-cell>
              <table:table-cell office:value-type="float" office:value="336.86">
                <text:p>33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7.819">
                <text:p>237.819</text:p>
              </table:table-cell>
              <table:table-cell office:value-type="float" office:value="341.86">
                <text:p>34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4.706">
                <text:p>244.706</text:p>
              </table:table-cell>
              <table:table-cell office:value-type="float" office:value="346.86">
                <text:p>34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1.693">
                <text:p>251.693</text:p>
              </table:table-cell>
              <table:table-cell office:value-type="float" office:value="351.86">
                <text:p>35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8.78">
                <text:p>258.78</text:p>
              </table:table-cell>
              <table:table-cell office:value-type="float" office:value="356.86">
                <text:p>35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5.967">
                <text:p>265.967</text:p>
              </table:table-cell>
              <table:table-cell office:value-type="float" office:value="361.86">
                <text:p>36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3.255">
                <text:p>273.255</text:p>
              </table:table-cell>
              <table:table-cell office:value-type="float" office:value="366.86">
                <text:p>36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0.642">
                <text:p>280.642</text:p>
              </table:table-cell>
              <table:table-cell office:value-type="float" office:value="371.86">
                <text:p>37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8.129">
                <text:p>288.129</text:p>
              </table:table-cell>
              <table:table-cell office:value-type="float" office:value="376.86">
                <text:p>37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5.716">
                <text:p>295.716</text:p>
              </table:table-cell>
              <table:table-cell office:value-type="float" office:value="381.86">
                <text:p>38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3.403">
                <text:p>303.403</text:p>
              </table:table-cell>
              <table:table-cell office:value-type="float" office:value="386.86">
                <text:p>38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1.191">
                <text:p>311.191</text:p>
              </table:table-cell>
              <table:table-cell office:value-type="float" office:value="391.86">
                <text:p>39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9.078">
                <text:p>319.078</text:p>
              </table:table-cell>
              <table:table-cell office:value-type="float" office:value="396.86">
                <text:p>39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7.065">
                <text:p>327.065</text:p>
              </table:table-cell>
              <table:table-cell office:value-type="float" office:value="401.86">
                <text:p>40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5.152">
                <text:p>335.152</text:p>
              </table:table-cell>
              <table:table-cell office:value-type="float" office:value="406.86">
                <text:p>40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3.339">
                <text:p>343.339</text:p>
              </table:table-cell>
              <table:table-cell office:value-type="float" office:value="411.86">
                <text:p>41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1.627">
                <text:p>351.627</text:p>
              </table:table-cell>
              <table:table-cell office:value-type="float" office:value="416.86">
                <text:p>41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0.014">
                <text:p>360.014</text:p>
              </table:table-cell>
              <table:table-cell office:value-type="float" office:value="421.86">
                <text:p>42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8.501">
                <text:p>368.501</text:p>
              </table:table-cell>
              <table:table-cell office:value-type="float" office:value="426.86">
                <text:p>42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7.088">
                <text:p>377.088</text:p>
              </table:table-cell>
              <table:table-cell office:value-type="float" office:value="431.86">
                <text:p>43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5.775">
                <text:p>385.775</text:p>
              </table:table-cell>
              <table:table-cell office:value-type="float" office:value="436.86">
                <text:p>43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4.563">
                <text:p>394.563</text:p>
              </table:table-cell>
              <table:table-cell office:value-type="float" office:value="441.86">
                <text:p>44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3.45">
                <text:p>403.45</text:p>
              </table:table-cell>
              <table:table-cell office:value-type="float" office:value="446.86">
                <text:p>44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12.437">
                <text:p>412.437</text:p>
              </table:table-cell>
              <table:table-cell office:value-type="float" office:value="451.86">
                <text:p>45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1.524">
                <text:p>421.524</text:p>
              </table:table-cell>
              <table:table-cell office:value-type="float" office:value="456.86">
                <text:p>45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0.711">
                <text:p>430.711</text:p>
              </table:table-cell>
              <table:table-cell office:value-type="float" office:value="461.86">
                <text:p>46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39.999">
                <text:p>439.999</text:p>
              </table:table-cell>
              <table:table-cell office:value-type="float" office:value="466.86">
                <text:p>46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9.386">
                <text:p>449.386</text:p>
              </table:table-cell>
              <table:table-cell office:value-type="float" office:value="471.86">
                <text:p>47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8.873">
                <text:p>458.873</text:p>
              </table:table-cell>
              <table:table-cell office:value-type="float" office:value="476.86">
                <text:p>47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8.46">
                <text:p>468.46</text:p>
              </table:table-cell>
              <table:table-cell office:value-type="float" office:value="481.86">
                <text:p>48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78.147">
                <text:p>478.147</text:p>
              </table:table-cell>
              <table:table-cell office:value-type="float" office:value="486.86">
                <text:p>48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87.935">
                <text:p>487.935</text:p>
              </table:table-cell>
              <table:table-cell office:value-type="float" office:value="491.86">
                <text:p>49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97.822">
                <text:p>497.822</text:p>
              </table:table-cell>
              <table:table-cell office:value-type="float" office:value="496.86">
                <text:p>49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07.809">
                <text:p>507.809</text:p>
              </table:table-cell>
              <table:table-cell office:value-type="float" office:value="501.86">
                <text:p>50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17.896">
                <text:p>517.896</text:p>
              </table:table-cell>
              <table:table-cell office:value-type="float" office:value="506.86">
                <text:p>50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28.083">
                <text:p>528.083</text:p>
              </table:table-cell>
              <table:table-cell office:value-type="float" office:value="511.86">
                <text:p>51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38.371">
                <text:p>538.371</text:p>
              </table:table-cell>
              <table:table-cell office:value-type="float" office:value="516.86">
                <text:p>51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48.758">
                <text:p>548.758</text:p>
              </table:table-cell>
              <table:table-cell office:value-type="float" office:value="521.86">
                <text:p>52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59.245">
                <text:p>559.245</text:p>
              </table:table-cell>
              <table:table-cell office:value-type="float" office:value="526.86">
                <text:p>52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9.832">
                <text:p>569.832</text:p>
              </table:table-cell>
              <table:table-cell office:value-type="float" office:value="531.86">
                <text:p>53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80.519">
                <text:p>580.519</text:p>
              </table:table-cell>
              <table:table-cell office:value-type="float" office:value="536.86">
                <text:p>53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91.307">
                <text:p>591.307</text:p>
              </table:table-cell>
              <table:table-cell office:value-type="float" office:value="541.86">
                <text:p>54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02.194">
                <text:p>602.194</text:p>
              </table:table-cell>
              <table:table-cell office:value-type="float" office:value="546.86">
                <text:p>54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13.181">
                <text:p>613.181</text:p>
              </table:table-cell>
              <table:table-cell office:value-type="float" office:value="551.86">
                <text:p>55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24.268">
                <text:p>624.268</text:p>
              </table:table-cell>
              <table:table-cell office:value-type="float" office:value="556.86">
                <text:p>55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.455">
                <text:p>635.455</text:p>
              </table:table-cell>
              <table:table-cell office:value-type="float" office:value="561.86">
                <text:p>56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6.743">
                <text:p>646.743</text:p>
              </table:table-cell>
              <table:table-cell office:value-type="float" office:value="566.86">
                <text:p>56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8.13">
                <text:p>658.13</text:p>
              </table:table-cell>
              <table:table-cell office:value-type="float" office:value="571.86">
                <text:p>57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69.617">
                <text:p>669.617</text:p>
              </table:table-cell>
              <table:table-cell office:value-type="float" office:value="576.86">
                <text:p>57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1.204">
                <text:p>681.204</text:p>
              </table:table-cell>
              <table:table-cell office:value-type="float" office:value="581.86">
                <text:p>58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92.891">
                <text:p>692.891</text:p>
              </table:table-cell>
              <table:table-cell office:value-type="float" office:value="586.86">
                <text:p>58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04.679">
                <text:p>704.679</text:p>
              </table:table-cell>
              <table:table-cell office:value-type="float" office:value="591.86">
                <text:p>59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16.566">
                <text:p>716.566</text:p>
              </table:table-cell>
              <table:table-cell office:value-type="float" office:value="596.86">
                <text:p>59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28.553">
                <text:p>728.553</text:p>
              </table:table-cell>
              <table:table-cell office:value-type="float" office:value="601.86">
                <text:p>60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0.64">
                <text:p>740.64</text:p>
              </table:table-cell>
              <table:table-cell office:value-type="float" office:value="606.86">
                <text:p>60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52.827">
                <text:p>752.827</text:p>
              </table:table-cell>
              <table:table-cell office:value-type="float" office:value="611.86">
                <text:p>61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65.115">
                <text:p>765.115</text:p>
              </table:table-cell>
              <table:table-cell office:value-type="float" office:value="616.86">
                <text:p>61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77.502">
                <text:p>777.502</text:p>
              </table:table-cell>
              <table:table-cell office:value-type="float" office:value="621.86">
                <text:p>62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89.989">
                <text:p>789.989</text:p>
              </table:table-cell>
              <table:table-cell office:value-type="float" office:value="626.86">
                <text:p>62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02.576">
                <text:p>802.576</text:p>
              </table:table-cell>
              <table:table-cell office:value-type="float" office:value="631.86">
                <text:p>63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15.263">
                <text:p>815.263</text:p>
              </table:table-cell>
              <table:table-cell office:value-type="float" office:value="636.86">
                <text:p>63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28.051">
                <text:p>828.051</text:p>
              </table:table-cell>
              <table:table-cell office:value-type="float" office:value="641.86">
                <text:p>64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40.938">
                <text:p>840.938</text:p>
              </table:table-cell>
              <table:table-cell office:value-type="float" office:value="646.86">
                <text:p>64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53.925">
                <text:p>853.925</text:p>
              </table:table-cell>
              <table:table-cell office:value-type="float" office:value="651.86">
                <text:p>65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67.012">
                <text:p>867.012</text:p>
              </table:table-cell>
              <table:table-cell office:value-type="float" office:value="656.86">
                <text:p>65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80.199">
                <text:p>880.199</text:p>
              </table:table-cell>
              <table:table-cell office:value-type="float" office:value="661.86">
                <text:p>66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93.487">
                <text:p>893.487</text:p>
              </table:table-cell>
              <table:table-cell office:value-type="float" office:value="666.86">
                <text:p>66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06.874">
                <text:p>906.874</text:p>
              </table:table-cell>
              <table:table-cell office:value-type="float" office:value="671.86">
                <text:p>67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20.361">
                <text:p>920.361</text:p>
              </table:table-cell>
              <table:table-cell office:value-type="float" office:value="676.86">
                <text:p>67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33.948">
                <text:p>933.948</text:p>
              </table:table-cell>
              <table:table-cell office:value-type="float" office:value="681.86">
                <text:p>68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47.635">
                <text:p>947.635</text:p>
              </table:table-cell>
              <table:table-cell office:value-type="float" office:value="686.86">
                <text:p>68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61.423">
                <text:p>961.423</text:p>
              </table:table-cell>
              <table:table-cell office:value-type="float" office:value="691.86">
                <text:p>69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75.31">
                <text:p>975.31</text:p>
              </table:table-cell>
              <table:table-cell office:value-type="float" office:value="696.86">
                <text:p>69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89.297">
                <text:p>989.297</text:p>
              </table:table-cell>
              <table:table-cell office:value-type="float" office:value="701.86">
                <text:p>70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03.384">
                <text:p>1003.384</text:p>
              </table:table-cell>
              <table:table-cell office:value-type="float" office:value="706.86">
                <text:p>70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17.571">
                <text:p>1017.571</text:p>
              </table:table-cell>
              <table:table-cell office:value-type="float" office:value="711.86">
                <text:p>71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31.859">
                <text:p>1031.859</text:p>
              </table:table-cell>
              <table:table-cell office:value-type="float" office:value="716.86">
                <text:p>71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46.246">
                <text:p>1046.246</text:p>
              </table:table-cell>
              <table:table-cell office:value-type="float" office:value="721.86">
                <text:p>72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60.733">
                <text:p>1060.733</text:p>
              </table:table-cell>
              <table:table-cell office:value-type="float" office:value="726.86">
                <text:p>72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75.319">
                <text:p>1075.319</text:p>
              </table:table-cell>
              <table:table-cell office:value-type="float" office:value="731.78">
                <text:p>731.78</text:p>
              </table:table-cell>
              <table:table-cell office:value-type="float" office:value="242">
                <text:p>24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90.003">
                <text:p>1090.003</text:p>
              </table:table-cell>
              <table:table-cell office:value-type="float" office:value="736.54">
                <text:p>736.54</text:p>
              </table:table-cell>
              <table:table-cell office:value-type="float" office:value="234">
                <text:p>23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04.779">
                <text:p>1104.779</text:p>
              </table:table-cell>
              <table:table-cell office:value-type="float" office:value="741.14">
                <text:p>741.14</text:p>
              </table:table-cell>
              <table:table-cell office:value-type="float" office:value="226">
                <text:p>22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19.647">
                <text:p>1119.647</text:p>
              </table:table-cell>
              <table:table-cell office:value-type="float" office:value="745.58">
                <text:p>745.58</text:p>
              </table:table-cell>
              <table:table-cell office:value-type="float" office:value="218">
                <text:p>21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34.601">
                <text:p>1134.601</text:p>
              </table:table-cell>
              <table:table-cell office:value-type="float" office:value="749.86">
                <text:p>749.86</text:p>
              </table:table-cell>
              <table:table-cell office:value-type="float" office:value="210">
                <text:p>21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49.639">
                <text:p>1149.639</text:p>
              </table:table-cell>
              <table:table-cell office:value-type="float" office:value="753.98">
                <text:p>753.98</text:p>
              </table:table-cell>
              <table:table-cell office:value-type="float" office:value="202">
                <text:p>20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64.759">
                <text:p>1164.759</text:p>
              </table:table-cell>
              <table:table-cell office:value-type="float" office:value="757.94">
                <text:p>757.94</text:p>
              </table:table-cell>
              <table:table-cell office:value-type="float" office:value="194">
                <text:p>19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79.955">
                <text:p>1179.955</text:p>
              </table:table-cell>
              <table:table-cell office:value-type="float" office:value="761.74">
                <text:p>761.74</text:p>
              </table:table-cell>
              <table:table-cell office:value-type="float" office:value="186">
                <text:p>18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95.227">
                <text:p>1195.227</text:p>
              </table:table-cell>
              <table:table-cell office:value-type="float" office:value="765.38">
                <text:p>765.38</text:p>
              </table:table-cell>
              <table:table-cell office:value-type="float" office:value="178">
                <text:p>17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10.569">
                <text:p>1210.569</text:p>
              </table:table-cell>
              <table:table-cell office:value-type="float" office:value="768.86">
                <text:p>768.86</text:p>
              </table:table-cell>
              <table:table-cell office:value-type="float" office:value="170">
                <text:p>17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25.979">
                <text:p>1225.979</text:p>
              </table:table-cell>
              <table:table-cell office:value-type="float" office:value="772.18">
                <text:p>772.18</text:p>
              </table:table-cell>
              <table:table-cell office:value-type="float" office:value="162">
                <text:p>16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41.455">
                <text:p>1241.455</text:p>
              </table:table-cell>
              <table:table-cell office:value-type="float" office:value="775.34">
                <text:p>775.34</text:p>
              </table:table-cell>
              <table:table-cell office:value-type="float" office:value="154">
                <text:p>15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56.991">
                <text:p>1256.991</text:p>
              </table:table-cell>
              <table:table-cell office:value-type="float" office:value="778.34">
                <text:p>778.34</text:p>
              </table:table-cell>
              <table:table-cell office:value-type="float" office:value="146">
                <text:p>14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72.587">
                <text:p>1272.587</text:p>
              </table:table-cell>
              <table:table-cell office:value-type="float" office:value="781.18">
                <text:p>781.18</text:p>
              </table:table-cell>
              <table:table-cell office:value-type="float" office:value="138">
                <text:p>13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88.237">
                <text:p>1288.237</text:p>
              </table:table-cell>
              <table:table-cell office:value-type="float" office:value="783.86">
                <text:p>783.86</text:p>
              </table:table-cell>
              <table:table-cell office:value-type="float" office:value="130">
                <text:p>13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03.939">
                <text:p>1303.939</text:p>
              </table:table-cell>
              <table:table-cell office:value-type="float" office:value="786.38">
                <text:p>786.38</text:p>
              </table:table-cell>
              <table:table-cell office:value-type="float" office:value="122">
                <text:p>12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19.691">
                <text:p>1319.691</text:p>
              </table:table-cell>
              <table:table-cell office:value-type="float" office:value="788.74">
                <text:p>788.74</text:p>
              </table:table-cell>
              <table:table-cell office:value-type="float" office:value="114">
                <text:p>11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35.487">
                <text:p>1335.487</text:p>
              </table:table-cell>
              <table:table-cell office:value-type="float" office:value="790.94">
                <text:p>790.94</text:p>
              </table:table-cell>
              <table:table-cell office:value-type="float" office:value="106">
                <text:p>10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51.327">
                <text:p>1351.327</text:p>
              </table:table-cell>
              <table:table-cell office:value-type="float" office:value="792.98">
                <text:p>792.98</text:p>
              </table:table-cell>
              <table:table-cell office:value-type="float" office:value="98">
                <text:p>9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67.205">
                <text:p>1367.205</text:p>
              </table:table-cell>
              <table:table-cell office:value-type="float" office:value="794.86">
                <text:p>794.86</text:p>
              </table:table-cell>
              <table:table-cell office:value-type="float" office:value="90">
                <text:p>9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83.119">
                <text:p>1383.119</text:p>
              </table:table-cell>
              <table:table-cell office:value-type="float" office:value="796.58">
                <text:p>796.58</text:p>
              </table:table-cell>
              <table:table-cell office:value-type="float" office:value="82">
                <text:p>8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99.067">
                <text:p>1399.067</text:p>
              </table:table-cell>
              <table:table-cell office:value-type="float" office:value="798.14">
                <text:p>798.14</text:p>
              </table:table-cell>
              <table:table-cell office:value-type="float" office:value="74">
                <text:p>7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15.043">
                <text:p>1415.043</text:p>
              </table:table-cell>
              <table:table-cell office:value-type="float" office:value="799.54">
                <text:p>799.54</text:p>
              </table:table-cell>
              <table:table-cell office:value-type="float" office:value="66">
                <text:p>6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31.047">
                <text:p>1431.047</text:p>
              </table:table-cell>
              <table:table-cell office:value-type="float" office:value="800.78">
                <text:p>800.78</text:p>
              </table:table-cell>
              <table:table-cell office:value-type="float" office:value="58">
                <text:p>5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47.073">
                <text:p>1447.073</text:p>
              </table:table-cell>
              <table:table-cell office:value-type="float" office:value="801.86">
                <text:p>801.86</text:p>
              </table:table-cell>
              <table:table-cell office:value-type="float" office:value="50">
                <text:p>5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63.119">
                <text:p>1463.119</text:p>
              </table:table-cell>
              <table:table-cell office:value-type="float" office:value="802.78">
                <text:p>802.78</text:p>
              </table:table-cell>
              <table:table-cell office:value-type="float" office:value="42">
                <text:p>4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79.183">
                <text:p>1479.183</text:p>
              </table:table-cell>
              <table:table-cell office:value-type="float" office:value="803.54">
                <text:p>803.54</text:p>
              </table:table-cell>
              <table:table-cell office:value-type="float" office:value="34">
                <text:p>3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95.259">
                <text:p>1495.259</text:p>
              </table:table-cell>
              <table:table-cell office:value-type="float" office:value="804.14">
                <text:p>804.14</text:p>
              </table:table-cell>
              <table:table-cell office:value-type="float" office:value="26">
                <text:p>2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11.347">
                <text:p>1511.347</text:p>
              </table:table-cell>
              <table:table-cell office:value-type="float" office:value="804.58">
                <text:p>804.58</text:p>
              </table:table-cell>
              <table:table-cell office:value-type="float" office:value="18">
                <text:p>1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27.441">
                <text:p>1527.441</text:p>
              </table:table-cell>
              <table:table-cell office:value-type="float" office:value="804.86">
                <text:p>804.86</text:p>
              </table:table-cell>
              <table:table-cell office:value-type="float" office:value="10">
                <text:p>1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43.539">
                <text:p>1543.539</text:p>
              </table:table-cell>
              <table:table-cell office:value-type="float" office:value="804.98">
                <text:p>804.98</text:p>
              </table:table-cell>
              <table:table-cell office:value-type="float" office:value="2">
                <text:p>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59.639">
                <text:p>1559.6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75.739">
                <text:p>1575.7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91.839">
                <text:p>1591.8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07.939">
                <text:p>1607.9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24.039">
                <text:p>1624.0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40.139">
                <text:p>1640.1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56.239">
                <text:p>1656.2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72.339">
                <text:p>1672.3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88.439">
                <text:p>1688.4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04.539">
                <text:p>1704.5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720.639">
                <text:p>1720.6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736.739">
                <text:p>1736.7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52.839">
                <text:p>1752.8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68.939">
                <text:p>1768.9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85.039">
                <text:p>1785.0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01.139">
                <text:p>1801.1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17.239">
                <text:p>1817.2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33.339">
                <text:p>1833.3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49.439">
                <text:p>1849.4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65.539">
                <text:p>1865.5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81.639">
                <text:p>1881.6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97.739">
                <text:p>1897.7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13.839">
                <text:p>1913.8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29.939">
                <text:p>1929.9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46.039">
                <text:p>1946.0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62.139">
                <text:p>1962.139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78.238">
                <text:p>1978.238</text:p>
              </table:table-cell>
              <table:table-cell office:value-type="float" office:value="804.92">
                <text:p>804.92</text:p>
              </table:table-cell>
              <table:table-cell office:value-type="float" office:value="-8">
                <text:p>-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94.334">
                <text:p>1994.334</text:p>
              </table:table-cell>
              <table:table-cell office:value-type="float" office:value="804.68">
                <text:p>804.68</text:p>
              </table:table-cell>
              <table:table-cell office:value-type="float" office:value="-16">
                <text:p>-1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10.424">
                <text:p>2010.424</text:p>
              </table:table-cell>
              <table:table-cell office:value-type="float" office:value="804.28">
                <text:p>804.28</text:p>
              </table:table-cell>
              <table:table-cell office:value-type="float" office:value="-24">
                <text:p>-2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26.504">
                <text:p>2026.504</text:p>
              </table:table-cell>
              <table:table-cell office:value-type="float" office:value="803.72">
                <text:p>803.72</text:p>
              </table:table-cell>
              <table:table-cell office:value-type="float" office:value="-32">
                <text:p>-3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42.571">
                <text:p>2042.571</text:p>
              </table:table-cell>
              <table:table-cell office:value-type="float" office:value="803">
                <text:p>803</text:p>
              </table:table-cell>
              <table:table-cell office:value-type="float" office:value="-40">
                <text:p>-4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58.622">
                <text:p>2058.622</text:p>
              </table:table-cell>
              <table:table-cell office:value-type="float" office:value="802.12">
                <text:p>802.12</text:p>
              </table:table-cell>
              <table:table-cell office:value-type="float" office:value="-48">
                <text:p>-4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74.654">
                <text:p>2074.654</text:p>
              </table:table-cell>
              <table:table-cell office:value-type="float" office:value="801.08">
                <text:p>801.08</text:p>
              </table:table-cell>
              <table:table-cell office:value-type="float" office:value="-56">
                <text:p>-5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90.664">
                <text:p>2090.664</text:p>
              </table:table-cell>
              <table:table-cell office:value-type="float" office:value="799.88">
                <text:p>799.88</text:p>
              </table:table-cell>
              <table:table-cell office:value-type="float" office:value="-64">
                <text:p>-6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06.648">
                <text:p>2106.648</text:p>
              </table:table-cell>
              <table:table-cell office:value-type="float" office:value="798.52">
                <text:p>798.52</text:p>
              </table:table-cell>
              <table:table-cell office:value-type="float" office:value="-72">
                <text:p>-7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22.603">
                <text:p>2122.603</text:p>
              </table:table-cell>
              <table:table-cell office:value-type="float" office:value="797">
                <text:p>797</text:p>
              </table:table-cell>
              <table:table-cell office:value-type="float" office:value="-80">
                <text:p>-8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38.526">
                <text:p>2138.526</text:p>
              </table:table-cell>
              <table:table-cell office:value-type="float" office:value="795.32">
                <text:p>795.32</text:p>
              </table:table-cell>
              <table:table-cell office:value-type="float" office:value="-88">
                <text:p>-8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54.414">
                <text:p>2154.414</text:p>
              </table:table-cell>
              <table:table-cell office:value-type="float" office:value="793.48">
                <text:p>793.48</text:p>
              </table:table-cell>
              <table:table-cell office:value-type="float" office:value="-96">
                <text:p>-9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70.264">
                <text:p>2170.264</text:p>
              </table:table-cell>
              <table:table-cell office:value-type="float" office:value="791.48">
                <text:p>791.48</text:p>
              </table:table-cell>
              <table:table-cell office:value-type="float" office:value="-104">
                <text:p>-10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86.072">
                <text:p>2186.072</text:p>
              </table:table-cell>
              <table:table-cell office:value-type="float" office:value="789.32">
                <text:p>789.32</text:p>
              </table:table-cell>
              <table:table-cell office:value-type="float" office:value="-112">
                <text:p>-11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201.835">
                <text:p>2201.835</text:p>
              </table:table-cell>
              <table:table-cell office:value-type="float" office:value="787">
                <text:p>787</text:p>
              </table:table-cell>
              <table:table-cell office:value-type="float" office:value="-120">
                <text:p>-12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217.55">
                <text:p>2217.55</text:p>
              </table:table-cell>
              <table:table-cell office:value-type="float" office:value="784.52">
                <text:p>784.52</text:p>
              </table:table-cell>
              <table:table-cell office:value-type="float" office:value="-128">
                <text:p>-12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233.214">
                <text:p>2233.214</text:p>
              </table:table-cell>
              <table:table-cell office:value-type="float" office:value="781.88">
                <text:p>781.88</text:p>
              </table:table-cell>
              <table:table-cell office:value-type="float" office:value="-136">
                <text:p>-13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48.824">
                <text:p>2248.824</text:p>
              </table:table-cell>
              <table:table-cell office:value-type="float" office:value="779.08">
                <text:p>779.08</text:p>
              </table:table-cell>
              <table:table-cell office:value-type="float" office:value="-144">
                <text:p>-14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64.376">
                <text:p>2264.376</text:p>
              </table:table-cell>
              <table:table-cell office:value-type="float" office:value="776.12">
                <text:p>776.12</text:p>
              </table:table-cell>
              <table:table-cell office:value-type="float" office:value="-152">
                <text:p>-15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279.867">
                <text:p>2279.867</text:p>
              </table:table-cell>
              <table:table-cell office:value-type="float" office:value="773">
                <text:p>773</text:p>
              </table:table-cell>
              <table:table-cell office:value-type="float" office:value="-160">
                <text:p>-16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95.294">
                <text:p>2295.294</text:p>
              </table:table-cell>
              <table:table-cell office:value-type="float" office:value="769.72">
                <text:p>769.72</text:p>
              </table:table-cell>
              <table:table-cell office:value-type="float" office:value="-168">
                <text:p>-16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10.654">
                <text:p>2310.654</text:p>
              </table:table-cell>
              <table:table-cell office:value-type="float" office:value="766.28">
                <text:p>766.28</text:p>
              </table:table-cell>
              <table:table-cell office:value-type="float" office:value="-176">
                <text:p>-17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25.944">
                <text:p>2325.944</text:p>
              </table:table-cell>
              <table:table-cell office:value-type="float" office:value="762.68">
                <text:p>762.68</text:p>
              </table:table-cell>
              <table:table-cell office:value-type="float" office:value="-184">
                <text:p>-18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341.16">
                <text:p>2341.16</text:p>
              </table:table-cell>
              <table:table-cell office:value-type="float" office:value="758.92">
                <text:p>758.92</text:p>
              </table:table-cell>
              <table:table-cell office:value-type="float" office:value="-192">
                <text:p>-19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356.299">
                <text:p>2356.299</text:p>
              </table:table-cell>
              <table:table-cell office:value-type="float" office:value="755">
                <text:p>755</text:p>
              </table:table-cell>
              <table:table-cell office:value-type="float" office:value="-200">
                <text:p>-20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371.358">
                <text:p>2371.358</text:p>
              </table:table-cell>
              <table:table-cell office:value-type="float" office:value="750.92">
                <text:p>750.92</text:p>
              </table:table-cell>
              <table:table-cell office:value-type="float" office:value="-208">
                <text:p>-20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386.334">
                <text:p>2386.334</text:p>
              </table:table-cell>
              <table:table-cell office:value-type="float" office:value="746.68">
                <text:p>746.68</text:p>
              </table:table-cell>
              <table:table-cell office:value-type="float" office:value="-216">
                <text:p>-21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01.224">
                <text:p>2401.224</text:p>
              </table:table-cell>
              <table:table-cell office:value-type="float" office:value="742.28">
                <text:p>742.28</text:p>
              </table:table-cell>
              <table:table-cell office:value-type="float" office:value="-224">
                <text:p>-22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16.024">
                <text:p>2416.024</text:p>
              </table:table-cell>
              <table:table-cell office:value-type="float" office:value="737.72">
                <text:p>737.72</text:p>
              </table:table-cell>
              <table:table-cell office:value-type="float" office:value="-232">
                <text:p>-23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30.731">
                <text:p>2430.731</text:p>
              </table:table-cell>
              <table:table-cell office:value-type="float" office:value="733">
                <text:p>733</text:p>
              </table:table-cell>
              <table:table-cell office:value-type="float" office:value="-240">
                <text:p>-24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45.342">
                <text:p>2445.342</text:p>
              </table:table-cell>
              <table:table-cell office:value-type="float" office:value="728.12">
                <text:p>728.12</text:p>
              </table:table-cell>
              <table:table-cell office:value-type="float" office:value="-248">
                <text:p>-24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59.855">
                <text:p>2459.855</text:p>
              </table:table-cell>
              <table:table-cell office:value-type="float" office:value="723.14">
                <text:p>723.14</text:p>
              </table:table-cell>
              <table:table-cell office:value-type="float" office:value="-250">
                <text:p>-25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74.268">
                <text:p>2474.268</text:p>
              </table:table-cell>
              <table:table-cell office:value-type="float" office:value="718.14">
                <text:p>71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88.581">
                <text:p>2488.581</text:p>
              </table:table-cell>
              <table:table-cell office:value-type="float" office:value="713.14">
                <text:p>71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02.793">
                <text:p>2502.793</text:p>
              </table:table-cell>
              <table:table-cell office:value-type="float" office:value="708.14">
                <text:p>70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16.906">
                <text:p>2516.906</text:p>
              </table:table-cell>
              <table:table-cell office:value-type="float" office:value="703.14">
                <text:p>70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30.919">
                <text:p>2530.919</text:p>
              </table:table-cell>
              <table:table-cell office:value-type="float" office:value="698.14">
                <text:p>69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44.832">
                <text:p>2544.832</text:p>
              </table:table-cell>
              <table:table-cell office:value-type="float" office:value="693.14">
                <text:p>69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58.645">
                <text:p>2558.645</text:p>
              </table:table-cell>
              <table:table-cell office:value-type="float" office:value="688.14">
                <text:p>68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2.357">
                <text:p>2572.357</text:p>
              </table:table-cell>
              <table:table-cell office:value-type="float" office:value="683.14">
                <text:p>68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5.97">
                <text:p>2585.97</text:p>
              </table:table-cell>
              <table:table-cell office:value-type="float" office:value="678.14">
                <text:p>67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9.483">
                <text:p>2599.483</text:p>
              </table:table-cell>
              <table:table-cell office:value-type="float" office:value="673.14">
                <text:p>67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2.896">
                <text:p>2612.896</text:p>
              </table:table-cell>
              <table:table-cell office:value-type="float" office:value="668.14">
                <text:p>66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6.209">
                <text:p>2626.209</text:p>
              </table:table-cell>
              <table:table-cell office:value-type="float" office:value="663.14">
                <text:p>66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9.421">
                <text:p>2639.421</text:p>
              </table:table-cell>
              <table:table-cell office:value-type="float" office:value="658.14">
                <text:p>65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52.534">
                <text:p>2652.534</text:p>
              </table:table-cell>
              <table:table-cell office:value-type="float" office:value="653.14">
                <text:p>65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65.547">
                <text:p>2665.547</text:p>
              </table:table-cell>
              <table:table-cell office:value-type="float" office:value="648.14">
                <text:p>64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78.46">
                <text:p>2678.46</text:p>
              </table:table-cell>
              <table:table-cell office:value-type="float" office:value="643.14">
                <text:p>64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91.273">
                <text:p>2691.273</text:p>
              </table:table-cell>
              <table:table-cell office:value-type="float" office:value="638.14">
                <text:p>63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03.985">
                <text:p>2703.985</text:p>
              </table:table-cell>
              <table:table-cell office:value-type="float" office:value="633.14">
                <text:p>63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16.598">
                <text:p>2716.598</text:p>
              </table:table-cell>
              <table:table-cell office:value-type="float" office:value="628.14">
                <text:p>62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29.111">
                <text:p>2729.111</text:p>
              </table:table-cell>
              <table:table-cell office:value-type="float" office:value="623.14">
                <text:p>62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41.524">
                <text:p>2741.524</text:p>
              </table:table-cell>
              <table:table-cell office:value-type="float" office:value="618.14">
                <text:p>61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53.837">
                <text:p>2753.837</text:p>
              </table:table-cell>
              <table:table-cell office:value-type="float" office:value="613.14">
                <text:p>61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66.049">
                <text:p>2766.049</text:p>
              </table:table-cell>
              <table:table-cell office:value-type="float" office:value="608.14">
                <text:p>60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78.162">
                <text:p>2778.162</text:p>
              </table:table-cell>
              <table:table-cell office:value-type="float" office:value="603.14">
                <text:p>60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90.175">
                <text:p>2790.175</text:p>
              </table:table-cell>
              <table:table-cell office:value-type="float" office:value="598.14">
                <text:p>59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802.088">
                <text:p>2802.088</text:p>
              </table:table-cell>
              <table:table-cell office:value-type="float" office:value="593.14">
                <text:p>59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13.901">
                <text:p>2813.901</text:p>
              </table:table-cell>
              <table:table-cell office:value-type="float" office:value="588.14">
                <text:p>58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25.613">
                <text:p>2825.613</text:p>
              </table:table-cell>
              <table:table-cell office:value-type="float" office:value="583.14">
                <text:p>58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37.226">
                <text:p>2837.226</text:p>
              </table:table-cell>
              <table:table-cell office:value-type="float" office:value="578.14">
                <text:p>57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48.739">
                <text:p>2848.739</text:p>
              </table:table-cell>
              <table:table-cell office:value-type="float" office:value="573.14">
                <text:p>57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60.152">
                <text:p>2860.152</text:p>
              </table:table-cell>
              <table:table-cell office:value-type="float" office:value="568.14">
                <text:p>56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71.465">
                <text:p>2871.465</text:p>
              </table:table-cell>
              <table:table-cell office:value-type="float" office:value="563.14">
                <text:p>56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82.677">
                <text:p>2882.677</text:p>
              </table:table-cell>
              <table:table-cell office:value-type="float" office:value="558.14">
                <text:p>55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93.79">
                <text:p>2893.79</text:p>
              </table:table-cell>
              <table:table-cell office:value-type="float" office:value="553.14">
                <text:p>55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904.803">
                <text:p>2904.803</text:p>
              </table:table-cell>
              <table:table-cell office:value-type="float" office:value="548.14">
                <text:p>54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915.716">
                <text:p>2915.716</text:p>
              </table:table-cell>
              <table:table-cell office:value-type="float" office:value="543.14">
                <text:p>54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26.529">
                <text:p>2926.529</text:p>
              </table:table-cell>
              <table:table-cell office:value-type="float" office:value="538.14">
                <text:p>53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37.241">
                <text:p>2937.241</text:p>
              </table:table-cell>
              <table:table-cell office:value-type="float" office:value="533.14">
                <text:p>53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47.854">
                <text:p>2947.854</text:p>
              </table:table-cell>
              <table:table-cell office:value-type="float" office:value="528.14">
                <text:p>52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58.367">
                <text:p>2958.367</text:p>
              </table:table-cell>
              <table:table-cell office:value-type="float" office:value="523.14">
                <text:p>52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68.78">
                <text:p>2968.78</text:p>
              </table:table-cell>
              <table:table-cell office:value-type="float" office:value="518.14">
                <text:p>51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79.093">
                <text:p>2979.093</text:p>
              </table:table-cell>
              <table:table-cell office:value-type="float" office:value="513.14">
                <text:p>51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89.305">
                <text:p>2989.305</text:p>
              </table:table-cell>
              <table:table-cell office:value-type="float" office:value="508.14">
                <text:p>50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99.418">
                <text:p>2999.418</text:p>
              </table:table-cell>
              <table:table-cell office:value-type="float" office:value="503.14">
                <text:p>50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09.431">
                <text:p>3009.431</text:p>
              </table:table-cell>
              <table:table-cell office:value-type="float" office:value="498.14">
                <text:p>49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019.344">
                <text:p>3019.344</text:p>
              </table:table-cell>
              <table:table-cell office:value-type="float" office:value="493.14">
                <text:p>49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29.157">
                <text:p>3029.157</text:p>
              </table:table-cell>
              <table:table-cell office:value-type="float" office:value="488.14">
                <text:p>48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38.869">
                <text:p>3038.869</text:p>
              </table:table-cell>
              <table:table-cell office:value-type="float" office:value="483.14">
                <text:p>48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48.482">
                <text:p>3048.482</text:p>
              </table:table-cell>
              <table:table-cell office:value-type="float" office:value="478.14">
                <text:p>47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57.995">
                <text:p>3057.995</text:p>
              </table:table-cell>
              <table:table-cell office:value-type="float" office:value="473.14">
                <text:p>47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67.408">
                <text:p>3067.408</text:p>
              </table:table-cell>
              <table:table-cell office:value-type="float" office:value="468.14">
                <text:p>46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76.721">
                <text:p>3076.721</text:p>
              </table:table-cell>
              <table:table-cell office:value-type="float" office:value="463.14">
                <text:p>46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85.933">
                <text:p>3085.933</text:p>
              </table:table-cell>
              <table:table-cell office:value-type="float" office:value="458.14">
                <text:p>45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95.046">
                <text:p>3095.046</text:p>
              </table:table-cell>
              <table:table-cell office:value-type="float" office:value="453.14">
                <text:p>45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104.059">
                <text:p>3104.059</text:p>
              </table:table-cell>
              <table:table-cell office:value-type="float" office:value="448.14">
                <text:p>44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112.972">
                <text:p>3112.972</text:p>
              </table:table-cell>
              <table:table-cell office:value-type="float" office:value="443.14">
                <text:p>44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121.785">
                <text:p>3121.785</text:p>
              </table:table-cell>
              <table:table-cell office:value-type="float" office:value="438.14">
                <text:p>43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30.497">
                <text:p>3130.497</text:p>
              </table:table-cell>
              <table:table-cell office:value-type="float" office:value="433.14">
                <text:p>43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39.11">
                <text:p>3139.11</text:p>
              </table:table-cell>
              <table:table-cell office:value-type="float" office:value="428.14">
                <text:p>42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47.623">
                <text:p>3147.623</text:p>
              </table:table-cell>
              <table:table-cell office:value-type="float" office:value="423.14">
                <text:p>42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56.036">
                <text:p>3156.036</text:p>
              </table:table-cell>
              <table:table-cell office:value-type="float" office:value="418.14">
                <text:p>41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64.349">
                <text:p>3164.349</text:p>
              </table:table-cell>
              <table:table-cell office:value-type="float" office:value="413.14">
                <text:p>41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72.561">
                <text:p>3172.561</text:p>
              </table:table-cell>
              <table:table-cell office:value-type="float" office:value="408.14">
                <text:p>40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80.674">
                <text:p>3180.674</text:p>
              </table:table-cell>
              <table:table-cell office:value-type="float" office:value="403.14">
                <text:p>40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88.687">
                <text:p>3188.687</text:p>
              </table:table-cell>
              <table:table-cell office:value-type="float" office:value="398.14">
                <text:p>39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96.6">
                <text:p>3196.6</text:p>
              </table:table-cell>
              <table:table-cell office:value-type="float" office:value="393.14">
                <text:p>39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204.413">
                <text:p>3204.413</text:p>
              </table:table-cell>
              <table:table-cell office:value-type="float" office:value="388.14">
                <text:p>38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212.125">
                <text:p>3212.125</text:p>
              </table:table-cell>
              <table:table-cell office:value-type="float" office:value="383.14">
                <text:p>38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19.738">
                <text:p>3219.738</text:p>
              </table:table-cell>
              <table:table-cell office:value-type="float" office:value="378.14">
                <text:p>37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27.251">
                <text:p>3227.251</text:p>
              </table:table-cell>
              <table:table-cell office:value-type="float" office:value="373.14">
                <text:p>37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34.664">
                <text:p>3234.664</text:p>
              </table:table-cell>
              <table:table-cell office:value-type="float" office:value="368.14">
                <text:p>36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41.977">
                <text:p>3241.977</text:p>
              </table:table-cell>
              <table:table-cell office:value-type="float" office:value="363.14">
                <text:p>36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49.189">
                <text:p>3249.189</text:p>
              </table:table-cell>
              <table:table-cell office:value-type="float" office:value="358.14">
                <text:p>35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56.302">
                <text:p>3256.302</text:p>
              </table:table-cell>
              <table:table-cell office:value-type="float" office:value="353.14">
                <text:p>35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63.315">
                <text:p>3263.315</text:p>
              </table:table-cell>
              <table:table-cell office:value-type="float" office:value="348.14">
                <text:p>34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70.228">
                <text:p>3270.228</text:p>
              </table:table-cell>
              <table:table-cell office:value-type="float" office:value="343.14">
                <text:p>34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7.041">
                <text:p>3277.041</text:p>
              </table:table-cell>
              <table:table-cell office:value-type="float" office:value="338.14">
                <text:p>33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3.753">
                <text:p>3283.753</text:p>
              </table:table-cell>
              <table:table-cell office:value-type="float" office:value="333.14">
                <text:p>33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.366">
                <text:p>3290.366</text:p>
              </table:table-cell>
              <table:table-cell office:value-type="float" office:value="328.14">
                <text:p>32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6.879">
                <text:p>3296.879</text:p>
              </table:table-cell>
              <table:table-cell office:value-type="float" office:value="323.14">
                <text:p>32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3.292">
                <text:p>3303.292</text:p>
              </table:table-cell>
              <table:table-cell office:value-type="float" office:value="318.14">
                <text:p>31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09.605">
                <text:p>3309.605</text:p>
              </table:table-cell>
              <table:table-cell office:value-type="float" office:value="313.14">
                <text:p>31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15.817">
                <text:p>3315.817</text:p>
              </table:table-cell>
              <table:table-cell office:value-type="float" office:value="308.14">
                <text:p>30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21.93">
                <text:p>3321.93</text:p>
              </table:table-cell>
              <table:table-cell office:value-type="float" office:value="303.14">
                <text:p>30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27.943">
                <text:p>3327.943</text:p>
              </table:table-cell>
              <table:table-cell office:value-type="float" office:value="298.14">
                <text:p>29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33.856">
                <text:p>3333.856</text:p>
              </table:table-cell>
              <table:table-cell office:value-type="float" office:value="293.14">
                <text:p>29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39.669">
                <text:p>3339.669</text:p>
              </table:table-cell>
              <table:table-cell office:value-type="float" office:value="288.14">
                <text:p>28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45.381">
                <text:p>3345.381</text:p>
              </table:table-cell>
              <table:table-cell office:value-type="float" office:value="283.14">
                <text:p>28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50.994">
                <text:p>3350.994</text:p>
              </table:table-cell>
              <table:table-cell office:value-type="float" office:value="278.14">
                <text:p>27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56.507">
                <text:p>3356.507</text:p>
              </table:table-cell>
              <table:table-cell office:value-type="float" office:value="273.14">
                <text:p>27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361.92">
                <text:p>3361.92</text:p>
              </table:table-cell>
              <table:table-cell office:value-type="float" office:value="268.14">
                <text:p>26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367.233">
                <text:p>3367.233</text:p>
              </table:table-cell>
              <table:table-cell office:value-type="float" office:value="263.14">
                <text:p>26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372.445">
                <text:p>3372.445</text:p>
              </table:table-cell>
              <table:table-cell office:value-type="float" office:value="258.14">
                <text:p>25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377.558">
                <text:p>3377.558</text:p>
              </table:table-cell>
              <table:table-cell office:value-type="float" office:value="253.14">
                <text:p>25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382.571">
                <text:p>3382.571</text:p>
              </table:table-cell>
              <table:table-cell office:value-type="float" office:value="248.14">
                <text:p>24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387.484">
                <text:p>3387.484</text:p>
              </table:table-cell>
              <table:table-cell office:value-type="float" office:value="243.14">
                <text:p>24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392.297">
                <text:p>3392.297</text:p>
              </table:table-cell>
              <table:table-cell office:value-type="float" office:value="238.14">
                <text:p>23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397.009">
                <text:p>3397.009</text:p>
              </table:table-cell>
              <table:table-cell office:value-type="float" office:value="233.14">
                <text:p>23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01.622">
                <text:p>3401.622</text:p>
              </table:table-cell>
              <table:table-cell office:value-type="float" office:value="228.14">
                <text:p>22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06.135">
                <text:p>3406.135</text:p>
              </table:table-cell>
              <table:table-cell office:value-type="float" office:value="223.14">
                <text:p>22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10.548">
                <text:p>3410.548</text:p>
              </table:table-cell>
              <table:table-cell office:value-type="float" office:value="218.14">
                <text:p>21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414.861">
                <text:p>3414.861</text:p>
              </table:table-cell>
              <table:table-cell office:value-type="float" office:value="213.14">
                <text:p>21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419.073">
                <text:p>3419.073</text:p>
              </table:table-cell>
              <table:table-cell office:value-type="float" office:value="208.14">
                <text:p>20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423.186">
                <text:p>3423.186</text:p>
              </table:table-cell>
              <table:table-cell office:value-type="float" office:value="203.14">
                <text:p>20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427.199">
                <text:p>3427.199</text:p>
              </table:table-cell>
              <table:table-cell office:value-type="float" office:value="198.14">
                <text:p>19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431.112">
                <text:p>3431.112</text:p>
              </table:table-cell>
              <table:table-cell office:value-type="float" office:value="193.14">
                <text:p>19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434.925">
                <text:p>3434.925</text:p>
              </table:table-cell>
              <table:table-cell office:value-type="float" office:value="188.14">
                <text:p>18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438.637">
                <text:p>3438.637</text:p>
              </table:table-cell>
              <table:table-cell office:value-type="float" office:value="183.14">
                <text:p>18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442.25">
                <text:p>3442.25</text:p>
              </table:table-cell>
              <table:table-cell office:value-type="float" office:value="178.14">
                <text:p>17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445.763">
                <text:p>3445.763</text:p>
              </table:table-cell>
              <table:table-cell office:value-type="float" office:value="173.14">
                <text:p>17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449.176">
                <text:p>3449.176</text:p>
              </table:table-cell>
              <table:table-cell office:value-type="float" office:value="168.14">
                <text:p>16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452.489">
                <text:p>3452.489</text:p>
              </table:table-cell>
              <table:table-cell office:value-type="float" office:value="163.14">
                <text:p>16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455.701">
                <text:p>3455.701</text:p>
              </table:table-cell>
              <table:table-cell office:value-type="float" office:value="158.14">
                <text:p>15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458.814">
                <text:p>3458.814</text:p>
              </table:table-cell>
              <table:table-cell office:value-type="float" office:value="153.14">
                <text:p>15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461.827">
                <text:p>3461.827</text:p>
              </table:table-cell>
              <table:table-cell office:value-type="float" office:value="148.14">
                <text:p>14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464.74">
                <text:p>3464.74</text:p>
              </table:table-cell>
              <table:table-cell office:value-type="float" office:value="143.14">
                <text:p>14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467.553">
                <text:p>3467.553</text:p>
              </table:table-cell>
              <table:table-cell office:value-type="float" office:value="138.14">
                <text:p>13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470.265">
                <text:p>3470.265</text:p>
              </table:table-cell>
              <table:table-cell office:value-type="float" office:value="133.14">
                <text:p>13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472.878">
                <text:p>3472.878</text:p>
              </table:table-cell>
              <table:table-cell office:value-type="float" office:value="128.14">
                <text:p>12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475.391">
                <text:p>3475.391</text:p>
              </table:table-cell>
              <table:table-cell office:value-type="float" office:value="123.14">
                <text:p>12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477.804">
                <text:p>3477.804</text:p>
              </table:table-cell>
              <table:table-cell office:value-type="float" office:value="118.14">
                <text:p>11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480.117">
                <text:p>3480.117</text:p>
              </table:table-cell>
              <table:table-cell office:value-type="float" office:value="113.14">
                <text:p>11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482.329">
                <text:p>3482.329</text:p>
              </table:table-cell>
              <table:table-cell office:value-type="float" office:value="108.14">
                <text:p>10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484.442">
                <text:p>3484.442</text:p>
              </table:table-cell>
              <table:table-cell office:value-type="float" office:value="103.14">
                <text:p>10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486.455">
                <text:p>3486.455</text:p>
              </table:table-cell>
              <table:table-cell office:value-type="float" office:value="98.14">
                <text:p>9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488.368">
                <text:p>3488.368</text:p>
              </table:table-cell>
              <table:table-cell office:value-type="float" office:value="93.14">
                <text:p>9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490.181">
                <text:p>3490.181</text:p>
              </table:table-cell>
              <table:table-cell office:value-type="float" office:value="88.14">
                <text:p>8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491.893">
                <text:p>3491.893</text:p>
              </table:table-cell>
              <table:table-cell office:value-type="float" office:value="83.14">
                <text:p>8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493.506">
                <text:p>3493.506</text:p>
              </table:table-cell>
              <table:table-cell office:value-type="float" office:value="78.14">
                <text:p>78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495.019">
                <text:p>3495.019</text:p>
              </table:table-cell>
              <table:table-cell office:value-type="float" office:value="73.14">
                <text:p>73.14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496.433">
                <text:p>3496.433</text:p>
              </table:table-cell>
              <table:table-cell office:value-type="float" office:value="68.22">
                <text:p>68.22</text:p>
              </table:table-cell>
              <table:table-cell office:value-type="float" office:value="-242">
                <text:p>-24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497.749">
                <text:p>3497.749</text:p>
              </table:table-cell>
              <table:table-cell office:value-type="float" office:value="63.46">
                <text:p>63.46</text:p>
              </table:table-cell>
              <table:table-cell office:value-type="float" office:value="-234">
                <text:p>-23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498.973">
                <text:p>3498.973</text:p>
              </table:table-cell>
              <table:table-cell office:value-type="float" office:value="58.86">
                <text:p>58.86</text:p>
              </table:table-cell>
              <table:table-cell office:value-type="float" office:value="-226">
                <text:p>-22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500.105">
                <text:p>3500.105</text:p>
              </table:table-cell>
              <table:table-cell office:value-type="float" office:value="54.42">
                <text:p>54.42</text:p>
              </table:table-cell>
              <table:table-cell office:value-type="float" office:value="-218">
                <text:p>-21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501.151">
                <text:p>3501.151</text:p>
              </table:table-cell>
              <table:table-cell office:value-type="float" office:value="50.14">
                <text:p>50.14</text:p>
              </table:table-cell>
              <table:table-cell office:value-type="float" office:value="-210">
                <text:p>-21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502.113">
                <text:p>3502.113</text:p>
              </table:table-cell>
              <table:table-cell office:value-type="float" office:value="46.02">
                <text:p>46.02</text:p>
              </table:table-cell>
              <table:table-cell office:value-type="float" office:value="-202">
                <text:p>-20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502.993">
                <text:p>3502.993</text:p>
              </table:table-cell>
              <table:table-cell office:value-type="float" office:value="42.06">
                <text:p>42.06</text:p>
              </table:table-cell>
              <table:table-cell office:value-type="float" office:value="-194">
                <text:p>-19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503.797">
                <text:p>3503.797</text:p>
              </table:table-cell>
              <table:table-cell office:value-type="float" office:value="38.26">
                <text:p>38.26</text:p>
              </table:table-cell>
              <table:table-cell office:value-type="float" office:value="-186">
                <text:p>-18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504.525">
                <text:p>3504.525</text:p>
              </table:table-cell>
              <table:table-cell office:value-type="float" office:value="34.62">
                <text:p>34.62</text:p>
              </table:table-cell>
              <table:table-cell office:value-type="float" office:value="-178">
                <text:p>-17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505.183">
                <text:p>3505.183</text:p>
              </table:table-cell>
              <table:table-cell office:value-type="float" office:value="31.14">
                <text:p>31.14</text:p>
              </table:table-cell>
              <table:table-cell office:value-type="float" office:value="-170">
                <text:p>-17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505.773">
                <text:p>3505.773</text:p>
              </table:table-cell>
              <table:table-cell office:value-type="float" office:value="27.82">
                <text:p>27.82</text:p>
              </table:table-cell>
              <table:table-cell office:value-type="float" office:value="-162">
                <text:p>-16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506.297">
                <text:p>3506.297</text:p>
              </table:table-cell>
              <table:table-cell office:value-type="float" office:value="24.66">
                <text:p>24.66</text:p>
              </table:table-cell>
              <table:table-cell office:value-type="float" office:value="-154">
                <text:p>-15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506.761">
                <text:p>3506.761</text:p>
              </table:table-cell>
              <table:table-cell office:value-type="float" office:value="21.66">
                <text:p>21.66</text:p>
              </table:table-cell>
              <table:table-cell office:value-type="float" office:value="-146">
                <text:p>-14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507.165">
                <text:p>3507.165</text:p>
              </table:table-cell>
              <table:table-cell office:value-type="float" office:value="18.82">
                <text:p>18.82</text:p>
              </table:table-cell>
              <table:table-cell office:value-type="float" office:value="-138">
                <text:p>-13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507.515">
                <text:p>3507.515</text:p>
              </table:table-cell>
              <table:table-cell office:value-type="float" office:value="16.14">
                <text:p>16.14</text:p>
              </table:table-cell>
              <table:table-cell office:value-type="float" office:value="-130">
                <text:p>-13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507.813">
                <text:p>3507.813</text:p>
              </table:table-cell>
              <table:table-cell office:value-type="float" office:value="13.62">
                <text:p>13.62</text:p>
              </table:table-cell>
              <table:table-cell office:value-type="float" office:value="-122">
                <text:p>-12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508.061">
                <text:p>3508.061</text:p>
              </table:table-cell>
              <table:table-cell office:value-type="float" office:value="11.26">
                <text:p>11.26</text:p>
              </table:table-cell>
              <table:table-cell office:value-type="float" office:value="-114">
                <text:p>-11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508.265">
                <text:p>3508.265</text:p>
              </table:table-cell>
              <table:table-cell office:value-type="float" office:value="9.06">
                <text:p>9.06</text:p>
              </table:table-cell>
              <table:table-cell office:value-type="float" office:value="-106">
                <text:p>-10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508.425">
                <text:p>3508.425</text:p>
              </table:table-cell>
              <table:table-cell office:value-type="float" office:value="7.02">
                <text:p>7.02</text:p>
              </table:table-cell>
              <table:table-cell office:value-type="float" office:value="-98">
                <text:p>-9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508.547">
                <text:p>3508.547</text:p>
              </table:table-cell>
              <table:table-cell office:value-type="float" office:value="5.14">
                <text:p>5.14</text:p>
              </table:table-cell>
              <table:table-cell office:value-type="float" office:value="-90">
                <text:p>-9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508.633">
                <text:p>3508.633</text:p>
              </table:table-cell>
              <table:table-cell office:value-type="float" office:value="3.42">
                <text:p>3.42</text:p>
              </table:table-cell>
              <table:table-cell office:value-type="float" office:value="-82">
                <text:p>-8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508.685">
                <text:p>3508.685</text:p>
              </table:table-cell>
              <table:table-cell office:value-type="float" office:value="1.86">
                <text:p>1.86</text:p>
              </table:table-cell>
              <table:table-cell office:value-type="float" office:value="-74">
                <text:p>-7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508.709">
                <text:p>3508.709</text:p>
              </table:table-cell>
              <table:table-cell office:value-type="float" office:value="0.46">
                <text:p>0.46</text:p>
              </table:table-cell>
              <table:table-cell office:value-type="float" office:value="-66">
                <text:p>-6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508.705">
                <text:p>3508.705</text:p>
              </table:table-cell>
              <table:table-cell office:value-type="float" office:value="-0.78">
                <text:p>-0.78</text:p>
              </table:table-cell>
              <table:table-cell office:value-type="float" office:value="-58">
                <text:p>-5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508.679">
                <text:p>3508.679</text:p>
              </table:table-cell>
              <table:table-cell office:value-type="float" office:value="-1.86">
                <text:p>-1.86</text:p>
              </table:table-cell>
              <table:table-cell office:value-type="float" office:value="-50">
                <text:p>-5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508.633">
                <text:p>3508.633</text:p>
              </table:table-cell>
              <table:table-cell office:value-type="float" office:value="-2.78">
                <text:p>-2.78</text:p>
              </table:table-cell>
              <table:table-cell office:value-type="float" office:value="-42">
                <text:p>-4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508.569">
                <text:p>3508.569</text:p>
              </table:table-cell>
              <table:table-cell office:value-type="float" office:value="-3.54">
                <text:p>-3.54</text:p>
              </table:table-cell>
              <table:table-cell office:value-type="float" office:value="-34">
                <text:p>-3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508.493">
                <text:p>3508.493</text:p>
              </table:table-cell>
              <table:table-cell office:value-type="float" office:value="-4.14">
                <text:p>-4.14</text:p>
              </table:table-cell>
              <table:table-cell office:value-type="float" office:value="-26">
                <text:p>-2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508.405">
                <text:p>3508.405</text:p>
              </table:table-cell>
              <table:table-cell office:value-type="float" office:value="-4.58">
                <text:p>-4.58</text:p>
              </table:table-cell>
              <table:table-cell office:value-type="float" office:value="-18">
                <text:p>-1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508.311">
                <text:p>3508.311</text:p>
              </table:table-cell>
              <table:table-cell office:value-type="float" office:value="-4.86">
                <text:p>-4.86</text:p>
              </table:table-cell>
              <table:table-cell office:value-type="float" office:value="-10">
                <text:p>-1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508.213">
                <text:p>3508.213</text:p>
              </table:table-cell>
              <table:table-cell office:value-type="float" office:value="-4.98">
                <text:p>-4.98</text:p>
              </table:table-cell>
              <table:table-cell office:value-type="float" office:value="-2">
                <text:p>-2</text:p>
              </table:table-cell>
              <table:table-cell office:value-type="float" office:value="400">
                <text:p>4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6.845cm" svg:height="20.725cm" xlink:href=".." xlink:type="simple" chart:class="chart:line" chart:style-name="ch1">
        <chart:legend chart:legend-position="end" svg:x="35.316cm" svg:y="9.316cm" style:legend-expansion="high" chart:style-name="ch2"/>
        <chart:plot-area chart:style-name="ch3" table:cell-range-address="Sheet3.A1:Sheet3.D318" chart:data-source-has-labels="row" svg:x="0.736cm" svg:y="0.414cm" svg:width="33.844cm" svg:height="19.897cm">
          <chartooo:coordinate-region svg:x="1.728cm" svg:y="0.613cm" svg:width="32.852cm" svg:height="19.4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2:Sheet3.A318" chart:label-cell-address="Sheet3.A1:Sheet3.A1" chart:class="chart:line">
            <chart:data-point chart:repeated="317"/>
          </chart:series>
          <chart:series chart:style-name="ch7" chart:values-cell-range-address="Sheet3.B2:Sheet3.B318" chart:label-cell-address="Sheet3.B1:Sheet3.B1" chart:class="chart:line">
            <chart:data-point chart:repeated="317"/>
          </chart:series>
          <chart:series chart:style-name="ch8" chart:values-cell-range-address="Sheet3.C2:Sheet3.C318" chart:label-cell-address="Sheet3.C1:Sheet3.C1" chart:class="chart:line">
            <chart:data-point chart:repeated="317"/>
          </chart:series>
          <chart:series chart:style-name="ch9" chart:values-cell-range-address="Sheet3.D2:Sheet3.D318" chart:label-cell-address="Sheet3.D1:Sheet3.D1" chart:class="chart:line">
            <chart:data-point chart:repeated="3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</text:p>
                <draw:g>
                  <svg:desc>Sheet3.A1:Sheet3.A1</svg:desc>
                </draw:g>
              </table:table-cell>
              <table:table-cell office:value-type="string">
                <text:p>v</text:p>
                <draw:g>
                  <svg:desc>Sheet3.B1:Sheet3.B1</svg:desc>
                </draw:g>
              </table:table-cell>
              <table:table-cell office:value-type="string">
                <text:p>a</text:p>
                <draw:g>
                  <svg:desc>Sheet3.C1:Sheet3.C1</svg:desc>
                </draw:g>
              </table:table-cell>
              <table:table-cell office:value-type="string">
                <text:p>j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Sheet3.A2:Sheet3.A318</svg:desc>
                </draw:g>
              </table:table-cell>
              <table:table-cell office:value-type="float" office:value="0.08">
                <text:p>0.08</text:p>
                <draw:g>
                  <svg:desc>Sheet3.B2:Sheet3.B318</svg:desc>
                </draw:g>
              </table:table-cell>
              <table:table-cell office:value-type="float" office:value="8">
                <text:p>8</text:p>
                <draw:g>
                  <svg:desc>Sheet3.C2:Sheet3.C318</svg:desc>
                </draw:g>
              </table:table-cell>
              <table:table-cell office:value-type="float" office:value="400">
                <text:p>400</text:p>
                <draw:g>
                  <svg:desc>Sheet3.D2:Sheet3.D3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">
                <text:p>0.005</text:p>
              </table:table-cell>
              <table:table-cell office:value-type="float" office:value="0.32">
                <text:p>0.32</text:p>
              </table:table-cell>
              <table:table-cell office:value-type="float" office:value="16">
                <text:p>1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72">
                <text:p>0.72</text:p>
              </table:table-cell>
              <table:table-cell office:value-type="float" office:value="24">
                <text:p>2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">
                <text:p>0.035</text:p>
              </table:table-cell>
              <table:table-cell office:value-type="float" office:value="1.28">
                <text:p>1.28</text:p>
              </table:table-cell>
              <table:table-cell office:value-type="float" office:value="32">
                <text:p>3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8">
                <text:p>0.068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7">
                <text:p>0.117</text:p>
              </table:table-cell>
              <table:table-cell office:value-type="float" office:value="2.88">
                <text:p>2.88</text:p>
              </table:table-cell>
              <table:table-cell office:value-type="float" office:value="48">
                <text:p>4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5">
                <text:p>0.185</text:p>
              </table:table-cell>
              <table:table-cell office:value-type="float" office:value="3.92">
                <text:p>3.92</text:p>
              </table:table-cell>
              <table:table-cell office:value-type="float" office:value="56">
                <text:p>5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75">
                <text:p>0.275</text:p>
              </table:table-cell>
              <table:table-cell office:value-type="float" office:value="5.12">
                <text:p>5.12</text:p>
              </table:table-cell>
              <table:table-cell office:value-type="float" office:value="64">
                <text:p>6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1">
                <text:p>0.391</text:p>
              </table:table-cell>
              <table:table-cell office:value-type="float" office:value="6.48">
                <text:p>6.48</text:p>
              </table:table-cell>
              <table:table-cell office:value-type="float" office:value="72">
                <text:p>7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6">
                <text:p>0.536</text:p>
              </table:table-cell>
              <table:table-cell office:value-type="float" office:value="8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3">
                <text:p>0.713</text:p>
              </table:table-cell>
              <table:table-cell office:value-type="float" office:value="9.68">
                <text:p>9.68</text:p>
              </table:table-cell>
              <table:table-cell office:value-type="float" office:value="88">
                <text:p>8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5">
                <text:p>0.925</text:p>
              </table:table-cell>
              <table:table-cell office:value-type="float" office:value="11.52">
                <text:p>11.52</text:p>
              </table:table-cell>
              <table:table-cell office:value-type="float" office:value="96">
                <text:p>9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75">
                <text:p>1.175</text:p>
              </table:table-cell>
              <table:table-cell office:value-type="float" office:value="13.52">
                <text:p>13.52</text:p>
              </table:table-cell>
              <table:table-cell office:value-type="float" office:value="104">
                <text:p>10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67">
                <text:p>1.467</text:p>
              </table:table-cell>
              <table:table-cell office:value-type="float" office:value="15.68">
                <text:p>15.68</text:p>
              </table:table-cell>
              <table:table-cell office:value-type="float" office:value="112">
                <text:p>11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04">
                <text:p>1.804</text:p>
              </table:table-cell>
              <table:table-cell office:value-type="float" office:value="18">
                <text:p>18</text:p>
              </table:table-cell>
              <table:table-cell office:value-type="float" office:value="120">
                <text:p>12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89">
                <text:p>2.189</text:p>
              </table:table-cell>
              <table:table-cell office:value-type="float" office:value="20.48">
                <text:p>20.48</text:p>
              </table:table-cell>
              <table:table-cell office:value-type="float" office:value="128">
                <text:p>12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25">
                <text:p>2.625</text:p>
              </table:table-cell>
              <table:table-cell office:value-type="float" office:value="23.12">
                <text:p>23.12</text:p>
              </table:table-cell>
              <table:table-cell office:value-type="float" office:value="136">
                <text:p>13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115">
                <text:p>3.115</text:p>
              </table:table-cell>
              <table:table-cell office:value-type="float" office:value="25.92">
                <text:p>25.92</text:p>
              </table:table-cell>
              <table:table-cell office:value-type="float" office:value="144">
                <text:p>14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63">
                <text:p>3.663</text:p>
              </table:table-cell>
              <table:table-cell office:value-type="float" office:value="28.88">
                <text:p>28.88</text:p>
              </table:table-cell>
              <table:table-cell office:value-type="float" office:value="152">
                <text:p>15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272">
                <text:p>4.272</text:p>
              </table:table-cell>
              <table:table-cell office:value-type="float" office:value="32">
                <text:p>32</text:p>
              </table:table-cell>
              <table:table-cell office:value-type="float" office:value="160">
                <text:p>16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945">
                <text:p>4.945</text:p>
              </table:table-cell>
              <table:table-cell office:value-type="float" office:value="35.28">
                <text:p>35.28</text:p>
              </table:table-cell>
              <table:table-cell office:value-type="float" office:value="168">
                <text:p>16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685">
                <text:p>5.685</text:p>
              </table:table-cell>
              <table:table-cell office:value-type="float" office:value="38.72">
                <text:p>38.72</text:p>
              </table:table-cell>
              <table:table-cell office:value-type="float" office:value="176">
                <text:p>17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495">
                <text:p>6.495</text:p>
              </table:table-cell>
              <table:table-cell office:value-type="float" office:value="42.32">
                <text:p>42.32</text:p>
              </table:table-cell>
              <table:table-cell office:value-type="float" office:value="184">
                <text:p>18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379">
                <text:p>7.379</text:p>
              </table:table-cell>
              <table:table-cell office:value-type="float" office:value="46.08">
                <text:p>46.08</text:p>
              </table:table-cell>
              <table:table-cell office:value-type="float" office:value="192">
                <text:p>19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34">
                <text:p>8.34</text:p>
              </table:table-cell>
              <table:table-cell office:value-type="float" office:value="50">
                <text:p>50</text:p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381">
                <text:p>9.381</text:p>
              </table:table-cell>
              <table:table-cell office:value-type="float" office:value="54.08">
                <text:p>54.08</text:p>
              </table:table-cell>
              <table:table-cell office:value-type="float" office:value="208">
                <text:p>20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505">
                <text:p>10.505</text:p>
              </table:table-cell>
              <table:table-cell office:value-type="float" office:value="58.32">
                <text:p>58.32</text:p>
              </table:table-cell>
              <table:table-cell office:value-type="float" office:value="216">
                <text:p>21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715">
                <text:p>11.715</text:p>
              </table:table-cell>
              <table:table-cell office:value-type="float" office:value="62.72">
                <text:p>62.72</text:p>
              </table:table-cell>
              <table:table-cell office:value-type="float" office:value="224">
                <text:p>22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015">
                <text:p>13.015</text:p>
              </table:table-cell>
              <table:table-cell office:value-type="float" office:value="67.28">
                <text:p>67.28</text:p>
              </table:table-cell>
              <table:table-cell office:value-type="float" office:value="232">
                <text:p>23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408">
                <text:p>14.408</text:p>
              </table:table-cell>
              <table:table-cell office:value-type="float" office:value="72">
                <text:p>72</text:p>
              </table:table-cell>
              <table:table-cell office:value-type="float" office:value="240">
                <text:p>24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897">
                <text:p>15.897</text:p>
              </table:table-cell>
              <table:table-cell office:value-type="float" office:value="76.88">
                <text:p>76.88</text:p>
              </table:table-cell>
              <table:table-cell office:value-type="float" office:value="248">
                <text:p>24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.484">
                <text:p>17.484</text:p>
              </table:table-cell>
              <table:table-cell office:value-type="float" office:value="81.86">
                <text:p>81.86</text:p>
              </table:table-cell>
              <table:table-cell office:value-type="float" office:value="250">
                <text:p>25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.171">
                <text:p>19.171</text:p>
              </table:table-cell>
              <table:table-cell office:value-type="float" office:value="86.86">
                <text:p>8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.959">
                <text:p>20.959</text:p>
              </table:table-cell>
              <table:table-cell office:value-type="float" office:value="91.86">
                <text:p>9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.846">
                <text:p>22.846</text:p>
              </table:table-cell>
              <table:table-cell office:value-type="float" office:value="96.86">
                <text:p>9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.833">
                <text:p>24.833</text:p>
              </table:table-cell>
              <table:table-cell office:value-type="float" office:value="101.86">
                <text:p>10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.92">
                <text:p>26.92</text:p>
              </table:table-cell>
              <table:table-cell office:value-type="float" office:value="106.86">
                <text:p>10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.107">
                <text:p>29.107</text:p>
              </table:table-cell>
              <table:table-cell office:value-type="float" office:value="111.86">
                <text:p>11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.395">
                <text:p>31.395</text:p>
              </table:table-cell>
              <table:table-cell office:value-type="float" office:value="116.86">
                <text:p>11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.782">
                <text:p>33.782</text:p>
              </table:table-cell>
              <table:table-cell office:value-type="float" office:value="121.86">
                <text:p>12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.269">
                <text:p>36.269</text:p>
              </table:table-cell>
              <table:table-cell office:value-type="float" office:value="126.86">
                <text:p>12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.856">
                <text:p>38.856</text:p>
              </table:table-cell>
              <table:table-cell office:value-type="float" office:value="131.86">
                <text:p>13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.543">
                <text:p>41.543</text:p>
              </table:table-cell>
              <table:table-cell office:value-type="float" office:value="136.86">
                <text:p>13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.331">
                <text:p>44.331</text:p>
              </table:table-cell>
              <table:table-cell office:value-type="float" office:value="141.86">
                <text:p>14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.218">
                <text:p>47.218</text:p>
              </table:table-cell>
              <table:table-cell office:value-type="float" office:value="146.86">
                <text:p>14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.205">
                <text:p>50.205</text:p>
              </table:table-cell>
              <table:table-cell office:value-type="float" office:value="151.86">
                <text:p>15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.292">
                <text:p>53.292</text:p>
              </table:table-cell>
              <table:table-cell office:value-type="float" office:value="156.86">
                <text:p>15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.479">
                <text:p>56.479</text:p>
              </table:table-cell>
              <table:table-cell office:value-type="float" office:value="161.86">
                <text:p>16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.767">
                <text:p>59.767</text:p>
              </table:table-cell>
              <table:table-cell office:value-type="float" office:value="166.86">
                <text:p>16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3.154">
                <text:p>63.154</text:p>
              </table:table-cell>
              <table:table-cell office:value-type="float" office:value="171.86">
                <text:p>17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.641">
                <text:p>66.641</text:p>
              </table:table-cell>
              <table:table-cell office:value-type="float" office:value="176.86">
                <text:p>17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.228">
                <text:p>70.228</text:p>
              </table:table-cell>
              <table:table-cell office:value-type="float" office:value="181.86">
                <text:p>18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3.915">
                <text:p>73.915</text:p>
              </table:table-cell>
              <table:table-cell office:value-type="float" office:value="186.86">
                <text:p>18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7.703">
                <text:p>77.703</text:p>
              </table:table-cell>
              <table:table-cell office:value-type="float" office:value="191.86">
                <text:p>19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1.59">
                <text:p>81.59</text:p>
              </table:table-cell>
              <table:table-cell office:value-type="float" office:value="196.86">
                <text:p>19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5.577">
                <text:p>85.577</text:p>
              </table:table-cell>
              <table:table-cell office:value-type="float" office:value="201.86">
                <text:p>20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9.664">
                <text:p>89.664</text:p>
              </table:table-cell>
              <table:table-cell office:value-type="float" office:value="206.86">
                <text:p>20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3.851">
                <text:p>93.851</text:p>
              </table:table-cell>
              <table:table-cell office:value-type="float" office:value="211.86">
                <text:p>21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8.139">
                <text:p>98.139</text:p>
              </table:table-cell>
              <table:table-cell office:value-type="float" office:value="216.86">
                <text:p>21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2.526">
                <text:p>102.526</text:p>
              </table:table-cell>
              <table:table-cell office:value-type="float" office:value="221.86">
                <text:p>22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7.013">
                <text:p>107.013</text:p>
              </table:table-cell>
              <table:table-cell office:value-type="float" office:value="226.86">
                <text:p>22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1.6">
                <text:p>111.6</text:p>
              </table:table-cell>
              <table:table-cell office:value-type="float" office:value="231.86">
                <text:p>23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6.287">
                <text:p>116.287</text:p>
              </table:table-cell>
              <table:table-cell office:value-type="float" office:value="236.86">
                <text:p>23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1.075">
                <text:p>121.075</text:p>
              </table:table-cell>
              <table:table-cell office:value-type="float" office:value="241.86">
                <text:p>24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5.962">
                <text:p>125.962</text:p>
              </table:table-cell>
              <table:table-cell office:value-type="float" office:value="246.86">
                <text:p>24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0.949">
                <text:p>130.949</text:p>
              </table:table-cell>
              <table:table-cell office:value-type="float" office:value="251.86">
                <text:p>25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6.036">
                <text:p>136.036</text:p>
              </table:table-cell>
              <table:table-cell office:value-type="float" office:value="256.86">
                <text:p>25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1.223">
                <text:p>141.223</text:p>
              </table:table-cell>
              <table:table-cell office:value-type="float" office:value="261.86">
                <text:p>26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6.511">
                <text:p>146.511</text:p>
              </table:table-cell>
              <table:table-cell office:value-type="float" office:value="266.86">
                <text:p>26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1.898">
                <text:p>151.898</text:p>
              </table:table-cell>
              <table:table-cell office:value-type="float" office:value="271.86">
                <text:p>27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7.385">
                <text:p>157.385</text:p>
              </table:table-cell>
              <table:table-cell office:value-type="float" office:value="276.86">
                <text:p>27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2.972">
                <text:p>162.972</text:p>
              </table:table-cell>
              <table:table-cell office:value-type="float" office:value="281.86">
                <text:p>28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8.659">
                <text:p>168.659</text:p>
              </table:table-cell>
              <table:table-cell office:value-type="float" office:value="286.86">
                <text:p>28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4.447">
                <text:p>174.447</text:p>
              </table:table-cell>
              <table:table-cell office:value-type="float" office:value="291.86">
                <text:p>29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0.334">
                <text:p>180.334</text:p>
              </table:table-cell>
              <table:table-cell office:value-type="float" office:value="296.86">
                <text:p>29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6.321">
                <text:p>186.321</text:p>
              </table:table-cell>
              <table:table-cell office:value-type="float" office:value="301.86">
                <text:p>30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2.408">
                <text:p>192.408</text:p>
              </table:table-cell>
              <table:table-cell office:value-type="float" office:value="306.86">
                <text:p>30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8.595">
                <text:p>198.595</text:p>
              </table:table-cell>
              <table:table-cell office:value-type="float" office:value="311.86">
                <text:p>31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4.883">
                <text:p>204.883</text:p>
              </table:table-cell>
              <table:table-cell office:value-type="float" office:value="316.86">
                <text:p>31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1.27">
                <text:p>211.27</text:p>
              </table:table-cell>
              <table:table-cell office:value-type="float" office:value="321.86">
                <text:p>32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7.757">
                <text:p>217.757</text:p>
              </table:table-cell>
              <table:table-cell office:value-type="float" office:value="326.86">
                <text:p>32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4.344">
                <text:p>224.344</text:p>
              </table:table-cell>
              <table:table-cell office:value-type="float" office:value="331.86">
                <text:p>33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1.031">
                <text:p>231.031</text:p>
              </table:table-cell>
              <table:table-cell office:value-type="float" office:value="336.86">
                <text:p>33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7.819">
                <text:p>237.819</text:p>
              </table:table-cell>
              <table:table-cell office:value-type="float" office:value="341.86">
                <text:p>34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4.706">
                <text:p>244.706</text:p>
              </table:table-cell>
              <table:table-cell office:value-type="float" office:value="346.86">
                <text:p>34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1.693">
                <text:p>251.693</text:p>
              </table:table-cell>
              <table:table-cell office:value-type="float" office:value="351.86">
                <text:p>35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8.78">
                <text:p>258.78</text:p>
              </table:table-cell>
              <table:table-cell office:value-type="float" office:value="356.86">
                <text:p>35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5.967">
                <text:p>265.967</text:p>
              </table:table-cell>
              <table:table-cell office:value-type="float" office:value="361.86">
                <text:p>36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3.255">
                <text:p>273.255</text:p>
              </table:table-cell>
              <table:table-cell office:value-type="float" office:value="366.86">
                <text:p>36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0.642">
                <text:p>280.642</text:p>
              </table:table-cell>
              <table:table-cell office:value-type="float" office:value="371.86">
                <text:p>37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8.129">
                <text:p>288.129</text:p>
              </table:table-cell>
              <table:table-cell office:value-type="float" office:value="376.86">
                <text:p>37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5.716">
                <text:p>295.716</text:p>
              </table:table-cell>
              <table:table-cell office:value-type="float" office:value="381.86">
                <text:p>38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3.403">
                <text:p>303.403</text:p>
              </table:table-cell>
              <table:table-cell office:value-type="float" office:value="386.86">
                <text:p>38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1.191">
                <text:p>311.191</text:p>
              </table:table-cell>
              <table:table-cell office:value-type="float" office:value="391.86">
                <text:p>39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9.078">
                <text:p>319.078</text:p>
              </table:table-cell>
              <table:table-cell office:value-type="float" office:value="396.86">
                <text:p>39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7.065">
                <text:p>327.065</text:p>
              </table:table-cell>
              <table:table-cell office:value-type="float" office:value="401.86">
                <text:p>40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5.152">
                <text:p>335.152</text:p>
              </table:table-cell>
              <table:table-cell office:value-type="float" office:value="406.86">
                <text:p>40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3.339">
                <text:p>343.339</text:p>
              </table:table-cell>
              <table:table-cell office:value-type="float" office:value="411.86">
                <text:p>41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1.627">
                <text:p>351.627</text:p>
              </table:table-cell>
              <table:table-cell office:value-type="float" office:value="416.86">
                <text:p>41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0.014">
                <text:p>360.014</text:p>
              </table:table-cell>
              <table:table-cell office:value-type="float" office:value="421.86">
                <text:p>42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8.501">
                <text:p>368.501</text:p>
              </table:table-cell>
              <table:table-cell office:value-type="float" office:value="426.86">
                <text:p>42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7.088">
                <text:p>377.088</text:p>
              </table:table-cell>
              <table:table-cell office:value-type="float" office:value="431.86">
                <text:p>43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5.775">
                <text:p>385.775</text:p>
              </table:table-cell>
              <table:table-cell office:value-type="float" office:value="436.86">
                <text:p>43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4.563">
                <text:p>394.563</text:p>
              </table:table-cell>
              <table:table-cell office:value-type="float" office:value="441.86">
                <text:p>44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3.45">
                <text:p>403.45</text:p>
              </table:table-cell>
              <table:table-cell office:value-type="float" office:value="446.86">
                <text:p>44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12.437">
                <text:p>412.437</text:p>
              </table:table-cell>
              <table:table-cell office:value-type="float" office:value="451.86">
                <text:p>45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1.524">
                <text:p>421.524</text:p>
              </table:table-cell>
              <table:table-cell office:value-type="float" office:value="456.86">
                <text:p>45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0.711">
                <text:p>430.711</text:p>
              </table:table-cell>
              <table:table-cell office:value-type="float" office:value="461.86">
                <text:p>46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39.999">
                <text:p>439.999</text:p>
              </table:table-cell>
              <table:table-cell office:value-type="float" office:value="466.86">
                <text:p>46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9.386">
                <text:p>449.386</text:p>
              </table:table-cell>
              <table:table-cell office:value-type="float" office:value="471.86">
                <text:p>47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8.873">
                <text:p>458.873</text:p>
              </table:table-cell>
              <table:table-cell office:value-type="float" office:value="476.86">
                <text:p>47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8.46">
                <text:p>468.46</text:p>
              </table:table-cell>
              <table:table-cell office:value-type="float" office:value="481.86">
                <text:p>48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78.147">
                <text:p>478.147</text:p>
              </table:table-cell>
              <table:table-cell office:value-type="float" office:value="486.86">
                <text:p>48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87.935">
                <text:p>487.935</text:p>
              </table:table-cell>
              <table:table-cell office:value-type="float" office:value="491.86">
                <text:p>49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97.822">
                <text:p>497.822</text:p>
              </table:table-cell>
              <table:table-cell office:value-type="float" office:value="496.86">
                <text:p>49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07.809">
                <text:p>507.809</text:p>
              </table:table-cell>
              <table:table-cell office:value-type="float" office:value="501.86">
                <text:p>50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17.896">
                <text:p>517.896</text:p>
              </table:table-cell>
              <table:table-cell office:value-type="float" office:value="506.86">
                <text:p>50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28.083">
                <text:p>528.083</text:p>
              </table:table-cell>
              <table:table-cell office:value-type="float" office:value="511.86">
                <text:p>51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38.371">
                <text:p>538.371</text:p>
              </table:table-cell>
              <table:table-cell office:value-type="float" office:value="516.86">
                <text:p>51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48.758">
                <text:p>548.758</text:p>
              </table:table-cell>
              <table:table-cell office:value-type="float" office:value="521.86">
                <text:p>52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59.245">
                <text:p>559.245</text:p>
              </table:table-cell>
              <table:table-cell office:value-type="float" office:value="526.86">
                <text:p>52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9.832">
                <text:p>569.832</text:p>
              </table:table-cell>
              <table:table-cell office:value-type="float" office:value="531.86">
                <text:p>53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80.519">
                <text:p>580.519</text:p>
              </table:table-cell>
              <table:table-cell office:value-type="float" office:value="536.86">
                <text:p>53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91.307">
                <text:p>591.307</text:p>
              </table:table-cell>
              <table:table-cell office:value-type="float" office:value="541.86">
                <text:p>54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02.194">
                <text:p>602.194</text:p>
              </table:table-cell>
              <table:table-cell office:value-type="float" office:value="546.86">
                <text:p>54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13.181">
                <text:p>613.181</text:p>
              </table:table-cell>
              <table:table-cell office:value-type="float" office:value="551.86">
                <text:p>55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24.268">
                <text:p>624.268</text:p>
              </table:table-cell>
              <table:table-cell office:value-type="float" office:value="556.86">
                <text:p>55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.455">
                <text:p>635.455</text:p>
              </table:table-cell>
              <table:table-cell office:value-type="float" office:value="561.78">
                <text:p>561.78</text:p>
              </table:table-cell>
              <table:table-cell office:value-type="float" office:value="242">
                <text:p>24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6.738">
                <text:p>646.738</text:p>
              </table:table-cell>
              <table:table-cell office:value-type="float" office:value="566.54">
                <text:p>566.54</text:p>
              </table:table-cell>
              <table:table-cell office:value-type="float" office:value="234">
                <text:p>23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8.115">
                <text:p>658.115</text:p>
              </table:table-cell>
              <table:table-cell office:value-type="float" office:value="571.14">
                <text:p>571.14</text:p>
              </table:table-cell>
              <table:table-cell office:value-type="float" office:value="226">
                <text:p>22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69.582">
                <text:p>669.582</text:p>
              </table:table-cell>
              <table:table-cell office:value-type="float" office:value="575.58">
                <text:p>575.58</text:p>
              </table:table-cell>
              <table:table-cell office:value-type="float" office:value="218">
                <text:p>21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1.136">
                <text:p>681.136</text:p>
              </table:table-cell>
              <table:table-cell office:value-type="float" office:value="579.86">
                <text:p>579.86</text:p>
              </table:table-cell>
              <table:table-cell office:value-type="float" office:value="210">
                <text:p>21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92.775">
                <text:p>692.775</text:p>
              </table:table-cell>
              <table:table-cell office:value-type="float" office:value="583.98">
                <text:p>583.98</text:p>
              </table:table-cell>
              <table:table-cell office:value-type="float" office:value="202">
                <text:p>20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04.494">
                <text:p>704.494</text:p>
              </table:table-cell>
              <table:table-cell office:value-type="float" office:value="587.94">
                <text:p>587.94</text:p>
              </table:table-cell>
              <table:table-cell office:value-type="float" office:value="194">
                <text:p>19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16.291">
                <text:p>716.291</text:p>
              </table:table-cell>
              <table:table-cell office:value-type="float" office:value="591.74">
                <text:p>591.74</text:p>
              </table:table-cell>
              <table:table-cell office:value-type="float" office:value="186">
                <text:p>18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28.162">
                <text:p>728.162</text:p>
              </table:table-cell>
              <table:table-cell office:value-type="float" office:value="595.38">
                <text:p>595.38</text:p>
              </table:table-cell>
              <table:table-cell office:value-type="float" office:value="178">
                <text:p>17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0.104">
                <text:p>740.104</text:p>
              </table:table-cell>
              <table:table-cell office:value-type="float" office:value="598.86">
                <text:p>598.86</text:p>
              </table:table-cell>
              <table:table-cell office:value-type="float" office:value="170">
                <text:p>17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52.115">
                <text:p>752.115</text:p>
              </table:table-cell>
              <table:table-cell office:value-type="float" office:value="602.18">
                <text:p>602.18</text:p>
              </table:table-cell>
              <table:table-cell office:value-type="float" office:value="162">
                <text:p>16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64.19">
                <text:p>764.19</text:p>
              </table:table-cell>
              <table:table-cell office:value-type="float" office:value="605.34">
                <text:p>605.34</text:p>
              </table:table-cell>
              <table:table-cell office:value-type="float" office:value="154">
                <text:p>15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76.327">
                <text:p>776.327</text:p>
              </table:table-cell>
              <table:table-cell office:value-type="float" office:value="608.34">
                <text:p>608.34</text:p>
              </table:table-cell>
              <table:table-cell office:value-type="float" office:value="146">
                <text:p>14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88.522">
                <text:p>788.522</text:p>
              </table:table-cell>
              <table:table-cell office:value-type="float" office:value="611.18">
                <text:p>611.18</text:p>
              </table:table-cell>
              <table:table-cell office:value-type="float" office:value="138">
                <text:p>13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00.772">
                <text:p>800.772</text:p>
              </table:table-cell>
              <table:table-cell office:value-type="float" office:value="613.86">
                <text:p>613.86</text:p>
              </table:table-cell>
              <table:table-cell office:value-type="float" office:value="130">
                <text:p>13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13.075">
                <text:p>813.075</text:p>
              </table:table-cell>
              <table:table-cell office:value-type="float" office:value="616.38">
                <text:p>616.38</text:p>
              </table:table-cell>
              <table:table-cell office:value-type="float" office:value="122">
                <text:p>12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25.426">
                <text:p>825.426</text:p>
              </table:table-cell>
              <table:table-cell office:value-type="float" office:value="618.74">
                <text:p>618.74</text:p>
              </table:table-cell>
              <table:table-cell office:value-type="float" office:value="114">
                <text:p>11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37.823">
                <text:p>837.823</text:p>
              </table:table-cell>
              <table:table-cell office:value-type="float" office:value="620.94">
                <text:p>620.94</text:p>
              </table:table-cell>
              <table:table-cell office:value-type="float" office:value="106">
                <text:p>10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50.262">
                <text:p>850.262</text:p>
              </table:table-cell>
              <table:table-cell office:value-type="float" office:value="622.98">
                <text:p>622.98</text:p>
              </table:table-cell>
              <table:table-cell office:value-type="float" office:value="98">
                <text:p>9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62.74">
                <text:p>862.74</text:p>
              </table:table-cell>
              <table:table-cell office:value-type="float" office:value="624.86">
                <text:p>624.86</text:p>
              </table:table-cell>
              <table:table-cell office:value-type="float" office:value="90">
                <text:p>9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75.255">
                <text:p>875.255</text:p>
              </table:table-cell>
              <table:table-cell office:value-type="float" office:value="626.58">
                <text:p>626.58</text:p>
              </table:table-cell>
              <table:table-cell office:value-type="float" office:value="82">
                <text:p>8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87.802">
                <text:p>887.802</text:p>
              </table:table-cell>
              <table:table-cell office:value-type="float" office:value="628.14">
                <text:p>628.14</text:p>
              </table:table-cell>
              <table:table-cell office:value-type="float" office:value="74">
                <text:p>7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00.379">
                <text:p>900.379</text:p>
              </table:table-cell>
              <table:table-cell office:value-type="float" office:value="629.54">
                <text:p>629.54</text:p>
              </table:table-cell>
              <table:table-cell office:value-type="float" office:value="66">
                <text:p>6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12.982">
                <text:p>912.982</text:p>
              </table:table-cell>
              <table:table-cell office:value-type="float" office:value="630.78">
                <text:p>630.78</text:p>
              </table:table-cell>
              <table:table-cell office:value-type="float" office:value="58">
                <text:p>5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25.608">
                <text:p>925.608</text:p>
              </table:table-cell>
              <table:table-cell office:value-type="float" office:value="631.86">
                <text:p>631.86</text:p>
              </table:table-cell>
              <table:table-cell office:value-type="float" office:value="50">
                <text:p>5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38.255">
                <text:p>938.255</text:p>
              </table:table-cell>
              <table:table-cell office:value-type="float" office:value="632.78">
                <text:p>632.78</text:p>
              </table:table-cell>
              <table:table-cell office:value-type="float" office:value="42">
                <text:p>4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50.918">
                <text:p>950.918</text:p>
              </table:table-cell>
              <table:table-cell office:value-type="float" office:value="633.54">
                <text:p>633.54</text:p>
              </table:table-cell>
              <table:table-cell office:value-type="float" office:value="34">
                <text:p>3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63.595">
                <text:p>963.595</text:p>
              </table:table-cell>
              <table:table-cell office:value-type="float" office:value="634.14">
                <text:p>634.14</text:p>
              </table:table-cell>
              <table:table-cell office:value-type="float" office:value="26">
                <text:p>2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76.282">
                <text:p>976.282</text:p>
              </table:table-cell>
              <table:table-cell office:value-type="float" office:value="634.58">
                <text:p>634.58</text:p>
              </table:table-cell>
              <table:table-cell office:value-type="float" office:value="18">
                <text:p>1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88.976">
                <text:p>988.976</text:p>
              </table:table-cell>
              <table:table-cell office:value-type="float" office:value="634.86">
                <text:p>634.86</text:p>
              </table:table-cell>
              <table:table-cell office:value-type="float" office:value="10">
                <text:p>1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01.675">
                <text:p>1001.675</text:p>
              </table:table-cell>
              <table:table-cell office:value-type="float" office:value="634.98">
                <text:p>634.98</text:p>
              </table:table-cell>
              <table:table-cell office:value-type="float" office:value="2">
                <text:p>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.699">
                <text:p>12.699</text:p>
              </table:table-cell>
              <table:table-cell office:value-type="float" office:value="634.9">
                <text:p>634.9</text:p>
              </table:table-cell>
              <table:table-cell office:value-type="float" office:value="-8">
                <text:p>-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.394">
                <text:p>25.394</text:p>
              </table:table-cell>
              <table:table-cell office:value-type="float" office:value="634.66">
                <text:p>634.66</text:p>
              </table:table-cell>
              <table:table-cell office:value-type="float" office:value="-16">
                <text:p>-1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8.084">
                <text:p>38.084</text:p>
              </table:table-cell>
              <table:table-cell office:value-type="float" office:value="634.26">
                <text:p>634.26</text:p>
              </table:table-cell>
              <table:table-cell office:value-type="float" office:value="-24">
                <text:p>-2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0.763">
                <text:p>50.763</text:p>
              </table:table-cell>
              <table:table-cell office:value-type="float" office:value="633.7">
                <text:p>633.7</text:p>
              </table:table-cell>
              <table:table-cell office:value-type="float" office:value="-32">
                <text:p>-3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3.43">
                <text:p>63.43</text:p>
              </table:table-cell>
              <table:table-cell office:value-type="float" office:value="632.98">
                <text:p>632.98</text:p>
              </table:table-cell>
              <table:table-cell office:value-type="float" office:value="-40">
                <text:p>-4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6.081">
                <text:p>76.081</text:p>
              </table:table-cell>
              <table:table-cell office:value-type="float" office:value="632.1">
                <text:p>632.1</text:p>
              </table:table-cell>
              <table:table-cell office:value-type="float" office:value="-48">
                <text:p>-4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8.712">
                <text:p>88.712</text:p>
              </table:table-cell>
              <table:table-cell office:value-type="float" office:value="631.06">
                <text:p>631.06</text:p>
              </table:table-cell>
              <table:table-cell office:value-type="float" office:value="-56">
                <text:p>-5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1.322">
                <text:p>101.322</text:p>
              </table:table-cell>
              <table:table-cell office:value-type="float" office:value="629.86">
                <text:p>629.86</text:p>
              </table:table-cell>
              <table:table-cell office:value-type="float" office:value="-64">
                <text:p>-6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3.905">
                <text:p>113.905</text:p>
              </table:table-cell>
              <table:table-cell office:value-type="float" office:value="628.5">
                <text:p>628.5</text:p>
              </table:table-cell>
              <table:table-cell office:value-type="float" office:value="-72">
                <text:p>-7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6.46">
                <text:p>126.46</text:p>
              </table:table-cell>
              <table:table-cell office:value-type="float" office:value="626.98">
                <text:p>626.98</text:p>
              </table:table-cell>
              <table:table-cell office:value-type="float" office:value="-80">
                <text:p>-8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8.983">
                <text:p>138.983</text:p>
              </table:table-cell>
              <table:table-cell office:value-type="float" office:value="625.3">
                <text:p>625.3</text:p>
              </table:table-cell>
              <table:table-cell office:value-type="float" office:value="-88">
                <text:p>-8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1.47">
                <text:p>151.47</text:p>
              </table:table-cell>
              <table:table-cell office:value-type="float" office:value="623.46">
                <text:p>623.46</text:p>
              </table:table-cell>
              <table:table-cell office:value-type="float" office:value="-96">
                <text:p>-9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3.92">
                <text:p>163.92</text:p>
              </table:table-cell>
              <table:table-cell office:value-type="float" office:value="621.46">
                <text:p>621.46</text:p>
              </table:table-cell>
              <table:table-cell office:value-type="float" office:value="-104">
                <text:p>-10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6.327">
                <text:p>176.327</text:p>
              </table:table-cell>
              <table:table-cell office:value-type="float" office:value="619.3">
                <text:p>619.3</text:p>
              </table:table-cell>
              <table:table-cell office:value-type="float" office:value="-112">
                <text:p>-11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8.69">
                <text:p>188.69</text:p>
              </table:table-cell>
              <table:table-cell office:value-type="float" office:value="616.98">
                <text:p>616.98</text:p>
              </table:table-cell>
              <table:table-cell office:value-type="float" office:value="-120">
                <text:p>-12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1.005">
                <text:p>201.005</text:p>
              </table:table-cell>
              <table:table-cell office:value-type="float" office:value="614.5">
                <text:p>614.5</text:p>
              </table:table-cell>
              <table:table-cell office:value-type="float" office:value="-128">
                <text:p>-12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3.268">
                <text:p>213.268</text:p>
              </table:table-cell>
              <table:table-cell office:value-type="float" office:value="611.86">
                <text:p>611.86</text:p>
              </table:table-cell>
              <table:table-cell office:value-type="float" office:value="-136">
                <text:p>-13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25.478">
                <text:p>225.478</text:p>
              </table:table-cell>
              <table:table-cell office:value-type="float" office:value="609.06">
                <text:p>609.06</text:p>
              </table:table-cell>
              <table:table-cell office:value-type="float" office:value="-144">
                <text:p>-14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7.629">
                <text:p>237.629</text:p>
              </table:table-cell>
              <table:table-cell office:value-type="float" office:value="606.1">
                <text:p>606.1</text:p>
              </table:table-cell>
              <table:table-cell office:value-type="float" office:value="-152">
                <text:p>-15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9.72">
                <text:p>249.72</text:p>
              </table:table-cell>
              <table:table-cell office:value-type="float" office:value="602.98">
                <text:p>602.98</text:p>
              </table:table-cell>
              <table:table-cell office:value-type="float" office:value="-160">
                <text:p>-16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61.747">
                <text:p>261.747</text:p>
              </table:table-cell>
              <table:table-cell office:value-type="float" office:value="599.7">
                <text:p>599.7</text:p>
              </table:table-cell>
              <table:table-cell office:value-type="float" office:value="-168">
                <text:p>-16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73.706">
                <text:p>273.706</text:p>
              </table:table-cell>
              <table:table-cell office:value-type="float" office:value="596.26">
                <text:p>596.26</text:p>
              </table:table-cell>
              <table:table-cell office:value-type="float" office:value="-176">
                <text:p>-17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5.596">
                <text:p>285.596</text:p>
              </table:table-cell>
              <table:table-cell office:value-type="float" office:value="592.66">
                <text:p>592.66</text:p>
              </table:table-cell>
              <table:table-cell office:value-type="float" office:value="-184">
                <text:p>-18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97.411">
                <text:p>297.411</text:p>
              </table:table-cell>
              <table:table-cell office:value-type="float" office:value="588.9">
                <text:p>588.9</text:p>
              </table:table-cell>
              <table:table-cell office:value-type="float" office:value="-192">
                <text:p>-19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09.15">
                <text:p>309.15</text:p>
              </table:table-cell>
              <table:table-cell office:value-type="float" office:value="584.98">
                <text:p>584.98</text:p>
              </table:table-cell>
              <table:table-cell office:value-type="float" office:value="-200">
                <text:p>-20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20.809">
                <text:p>320.809</text:p>
              </table:table-cell>
              <table:table-cell office:value-type="float" office:value="580.9">
                <text:p>580.9</text:p>
              </table:table-cell>
              <table:table-cell office:value-type="float" office:value="-208">
                <text:p>-20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32.384">
                <text:p>332.384</text:p>
              </table:table-cell>
              <table:table-cell office:value-type="float" office:value="576.66">
                <text:p>576.66</text:p>
              </table:table-cell>
              <table:table-cell office:value-type="float" office:value="-216">
                <text:p>-21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43.874">
                <text:p>343.874</text:p>
              </table:table-cell>
              <table:table-cell office:value-type="float" office:value="572.26">
                <text:p>572.26</text:p>
              </table:table-cell>
              <table:table-cell office:value-type="float" office:value="-224">
                <text:p>-22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55.273">
                <text:p>355.273</text:p>
              </table:table-cell>
              <table:table-cell office:value-type="float" office:value="567.7">
                <text:p>567.7</text:p>
              </table:table-cell>
              <table:table-cell office:value-type="float" office:value="-232">
                <text:p>-23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66.58">
                <text:p>366.58</text:p>
              </table:table-cell>
              <table:table-cell office:value-type="float" office:value="562.98">
                <text:p>562.98</text:p>
              </table:table-cell>
              <table:table-cell office:value-type="float" office:value="-240">
                <text:p>-24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7.791">
                <text:p>377.791</text:p>
              </table:table-cell>
              <table:table-cell office:value-type="float" office:value="558.1">
                <text:p>558.1</text:p>
              </table:table-cell>
              <table:table-cell office:value-type="float" office:value="-248">
                <text:p>-24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8.903">
                <text:p>388.903</text:p>
              </table:table-cell>
              <table:table-cell office:value-type="float" office:value="553.12">
                <text:p>553.12</text:p>
              </table:table-cell>
              <table:table-cell office:value-type="float" office:value="-250">
                <text:p>-25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9.915">
                <text:p>399.915</text:p>
              </table:table-cell>
              <table:table-cell office:value-type="float" office:value="548.12">
                <text:p>54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10.828">
                <text:p>410.828</text:p>
              </table:table-cell>
              <table:table-cell office:value-type="float" office:value="543.12">
                <text:p>54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21.64">
                <text:p>421.64</text:p>
              </table:table-cell>
              <table:table-cell office:value-type="float" office:value="538.12">
                <text:p>53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32.353">
                <text:p>432.353</text:p>
              </table:table-cell>
              <table:table-cell office:value-type="float" office:value="533.12">
                <text:p>53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42.965">
                <text:p>442.965</text:p>
              </table:table-cell>
              <table:table-cell office:value-type="float" office:value="528.12">
                <text:p>52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53.477">
                <text:p>453.477</text:p>
              </table:table-cell>
              <table:table-cell office:value-type="float" office:value="523.12">
                <text:p>52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63.89">
                <text:p>463.89</text:p>
              </table:table-cell>
              <table:table-cell office:value-type="float" office:value="518.12">
                <text:p>51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74.202">
                <text:p>474.202</text:p>
              </table:table-cell>
              <table:table-cell office:value-type="float" office:value="513.12">
                <text:p>51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84.415">
                <text:p>484.415</text:p>
              </table:table-cell>
              <table:table-cell office:value-type="float" office:value="508.12">
                <text:p>50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94.527">
                <text:p>494.527</text:p>
              </table:table-cell>
              <table:table-cell office:value-type="float" office:value="503.12">
                <text:p>50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4.539">
                <text:p>504.539</text:p>
              </table:table-cell>
              <table:table-cell office:value-type="float" office:value="498.12">
                <text:p>49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14.452">
                <text:p>514.452</text:p>
              </table:table-cell>
              <table:table-cell office:value-type="float" office:value="493.12">
                <text:p>49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4.264">
                <text:p>524.264</text:p>
              </table:table-cell>
              <table:table-cell office:value-type="float" office:value="488.12">
                <text:p>48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33.977">
                <text:p>533.977</text:p>
              </table:table-cell>
              <table:table-cell office:value-type="float" office:value="483.12">
                <text:p>48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43.589">
                <text:p>543.589</text:p>
              </table:table-cell>
              <table:table-cell office:value-type="float" office:value="478.12">
                <text:p>47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53.101">
                <text:p>553.101</text:p>
              </table:table-cell>
              <table:table-cell office:value-type="float" office:value="473.12">
                <text:p>47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62.514">
                <text:p>562.514</text:p>
              </table:table-cell>
              <table:table-cell office:value-type="float" office:value="468.12">
                <text:p>46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71.826">
                <text:p>571.826</text:p>
              </table:table-cell>
              <table:table-cell office:value-type="float" office:value="463.12">
                <text:p>46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81.039">
                <text:p>581.039</text:p>
              </table:table-cell>
              <table:table-cell office:value-type="float" office:value="458.12">
                <text:p>45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90.151">
                <text:p>590.151</text:p>
              </table:table-cell>
              <table:table-cell office:value-type="float" office:value="453.12">
                <text:p>45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99.163">
                <text:p>599.163</text:p>
              </table:table-cell>
              <table:table-cell office:value-type="float" office:value="448.12">
                <text:p>44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08.076">
                <text:p>608.076</text:p>
              </table:table-cell>
              <table:table-cell office:value-type="float" office:value="443.12">
                <text:p>44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16.888">
                <text:p>616.888</text:p>
              </table:table-cell>
              <table:table-cell office:value-type="float" office:value="438.12">
                <text:p>43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25.601">
                <text:p>625.601</text:p>
              </table:table-cell>
              <table:table-cell office:value-type="float" office:value="433.12">
                <text:p>43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34.213">
                <text:p>634.213</text:p>
              </table:table-cell>
              <table:table-cell office:value-type="float" office:value="428.12">
                <text:p>42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42.725">
                <text:p>642.725</text:p>
              </table:table-cell>
              <table:table-cell office:value-type="float" office:value="423.12">
                <text:p>42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51.138">
                <text:p>651.138</text:p>
              </table:table-cell>
              <table:table-cell office:value-type="float" office:value="418.12">
                <text:p>41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59.45">
                <text:p>659.45</text:p>
              </table:table-cell>
              <table:table-cell office:value-type="float" office:value="413.12">
                <text:p>41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67.663">
                <text:p>667.663</text:p>
              </table:table-cell>
              <table:table-cell office:value-type="float" office:value="408.12">
                <text:p>40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75.775">
                <text:p>675.775</text:p>
              </table:table-cell>
              <table:table-cell office:value-type="float" office:value="403.12">
                <text:p>40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83.787">
                <text:p>683.787</text:p>
              </table:table-cell>
              <table:table-cell office:value-type="float" office:value="398.12">
                <text:p>39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91.7">
                <text:p>691.7</text:p>
              </table:table-cell>
              <table:table-cell office:value-type="float" office:value="393.12">
                <text:p>39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99.512">
                <text:p>699.512</text:p>
              </table:table-cell>
              <table:table-cell office:value-type="float" office:value="388.12">
                <text:p>38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07.225">
                <text:p>707.225</text:p>
              </table:table-cell>
              <table:table-cell office:value-type="float" office:value="383.12">
                <text:p>38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14.837">
                <text:p>714.837</text:p>
              </table:table-cell>
              <table:table-cell office:value-type="float" office:value="378.12">
                <text:p>37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22.349">
                <text:p>722.349</text:p>
              </table:table-cell>
              <table:table-cell office:value-type="float" office:value="373.12">
                <text:p>37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29.762">
                <text:p>729.762</text:p>
              </table:table-cell>
              <table:table-cell office:value-type="float" office:value="368.12">
                <text:p>36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37.074">
                <text:p>737.074</text:p>
              </table:table-cell>
              <table:table-cell office:value-type="float" office:value="363.12">
                <text:p>36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44.287">
                <text:p>744.287</text:p>
              </table:table-cell>
              <table:table-cell office:value-type="float" office:value="358.12">
                <text:p>35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51.399">
                <text:p>751.399</text:p>
              </table:table-cell>
              <table:table-cell office:value-type="float" office:value="353.12">
                <text:p>35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58.411">
                <text:p>758.411</text:p>
              </table:table-cell>
              <table:table-cell office:value-type="float" office:value="348.12">
                <text:p>34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65.324">
                <text:p>765.324</text:p>
              </table:table-cell>
              <table:table-cell office:value-type="float" office:value="343.12">
                <text:p>34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72.136">
                <text:p>772.136</text:p>
              </table:table-cell>
              <table:table-cell office:value-type="float" office:value="338.12">
                <text:p>33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78.849">
                <text:p>778.849</text:p>
              </table:table-cell>
              <table:table-cell office:value-type="float" office:value="333.12">
                <text:p>33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85.461">
                <text:p>785.461</text:p>
              </table:table-cell>
              <table:table-cell office:value-type="float" office:value="328.12">
                <text:p>32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91.973">
                <text:p>791.973</text:p>
              </table:table-cell>
              <table:table-cell office:value-type="float" office:value="323.12">
                <text:p>32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98.386">
                <text:p>798.386</text:p>
              </table:table-cell>
              <table:table-cell office:value-type="float" office:value="318.12">
                <text:p>31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04.698">
                <text:p>804.698</text:p>
              </table:table-cell>
              <table:table-cell office:value-type="float" office:value="313.12">
                <text:p>31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10.911">
                <text:p>810.911</text:p>
              </table:table-cell>
              <table:table-cell office:value-type="float" office:value="308.12">
                <text:p>30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17.023">
                <text:p>817.023</text:p>
              </table:table-cell>
              <table:table-cell office:value-type="float" office:value="303.12">
                <text:p>30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23.035">
                <text:p>823.035</text:p>
              </table:table-cell>
              <table:table-cell office:value-type="float" office:value="298.12">
                <text:p>29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28.948">
                <text:p>828.948</text:p>
              </table:table-cell>
              <table:table-cell office:value-type="float" office:value="293.12">
                <text:p>29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34.76">
                <text:p>834.76</text:p>
              </table:table-cell>
              <table:table-cell office:value-type="float" office:value="288.12">
                <text:p>28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40.473">
                <text:p>840.473</text:p>
              </table:table-cell>
              <table:table-cell office:value-type="float" office:value="283.12">
                <text:p>28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46.085">
                <text:p>846.085</text:p>
              </table:table-cell>
              <table:table-cell office:value-type="float" office:value="278.12">
                <text:p>27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51.597">
                <text:p>851.597</text:p>
              </table:table-cell>
              <table:table-cell office:value-type="float" office:value="273.12">
                <text:p>27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57.01">
                <text:p>857.01</text:p>
              </table:table-cell>
              <table:table-cell office:value-type="float" office:value="268.12">
                <text:p>26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62.322">
                <text:p>862.322</text:p>
              </table:table-cell>
              <table:table-cell office:value-type="float" office:value="263.12">
                <text:p>26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67.535">
                <text:p>867.535</text:p>
              </table:table-cell>
              <table:table-cell office:value-type="float" office:value="258.12">
                <text:p>25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72.647">
                <text:p>872.647</text:p>
              </table:table-cell>
              <table:table-cell office:value-type="float" office:value="253.12">
                <text:p>25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77.659">
                <text:p>877.659</text:p>
              </table:table-cell>
              <table:table-cell office:value-type="float" office:value="248.12">
                <text:p>24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82.572">
                <text:p>882.572</text:p>
              </table:table-cell>
              <table:table-cell office:value-type="float" office:value="243.12">
                <text:p>24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87.384">
                <text:p>887.384</text:p>
              </table:table-cell>
              <table:table-cell office:value-type="float" office:value="238.12">
                <text:p>23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92.097">
                <text:p>892.097</text:p>
              </table:table-cell>
              <table:table-cell office:value-type="float" office:value="233.12">
                <text:p>23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96.709">
                <text:p>896.709</text:p>
              </table:table-cell>
              <table:table-cell office:value-type="float" office:value="228.12">
                <text:p>22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01.221">
                <text:p>901.221</text:p>
              </table:table-cell>
              <table:table-cell office:value-type="float" office:value="223.12">
                <text:p>22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05.634">
                <text:p>905.634</text:p>
              </table:table-cell>
              <table:table-cell office:value-type="float" office:value="218.12">
                <text:p>21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09.946">
                <text:p>909.946</text:p>
              </table:table-cell>
              <table:table-cell office:value-type="float" office:value="213.12">
                <text:p>21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14.159">
                <text:p>914.159</text:p>
              </table:table-cell>
              <table:table-cell office:value-type="float" office:value="208.12">
                <text:p>20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18.271">
                <text:p>918.271</text:p>
              </table:table-cell>
              <table:table-cell office:value-type="float" office:value="203.12">
                <text:p>20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22.283">
                <text:p>922.283</text:p>
              </table:table-cell>
              <table:table-cell office:value-type="float" office:value="198.12">
                <text:p>19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26.196">
                <text:p>926.196</text:p>
              </table:table-cell>
              <table:table-cell office:value-type="float" office:value="193.12">
                <text:p>19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30.008">
                <text:p>930.008</text:p>
              </table:table-cell>
              <table:table-cell office:value-type="float" office:value="188.12">
                <text:p>18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33.721">
                <text:p>933.721</text:p>
              </table:table-cell>
              <table:table-cell office:value-type="float" office:value="183.12">
                <text:p>18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37.333">
                <text:p>937.333</text:p>
              </table:table-cell>
              <table:table-cell office:value-type="float" office:value="178.12">
                <text:p>17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40.845">
                <text:p>940.845</text:p>
              </table:table-cell>
              <table:table-cell office:value-type="float" office:value="173.12">
                <text:p>17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44.258">
                <text:p>944.258</text:p>
              </table:table-cell>
              <table:table-cell office:value-type="float" office:value="168.12">
                <text:p>16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47.57">
                <text:p>947.57</text:p>
              </table:table-cell>
              <table:table-cell office:value-type="float" office:value="163.12">
                <text:p>16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50.783">
                <text:p>950.783</text:p>
              </table:table-cell>
              <table:table-cell office:value-type="float" office:value="158.12">
                <text:p>15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53.895">
                <text:p>953.895</text:p>
              </table:table-cell>
              <table:table-cell office:value-type="float" office:value="153.12">
                <text:p>15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56.907">
                <text:p>956.907</text:p>
              </table:table-cell>
              <table:table-cell office:value-type="float" office:value="148.12">
                <text:p>14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59.82">
                <text:p>959.82</text:p>
              </table:table-cell>
              <table:table-cell office:value-type="float" office:value="143.12">
                <text:p>14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62.632">
                <text:p>962.632</text:p>
              </table:table-cell>
              <table:table-cell office:value-type="float" office:value="138.12">
                <text:p>13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65.345">
                <text:p>965.345</text:p>
              </table:table-cell>
              <table:table-cell office:value-type="float" office:value="133.12">
                <text:p>13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67.957">
                <text:p>967.957</text:p>
              </table:table-cell>
              <table:table-cell office:value-type="float" office:value="128.12">
                <text:p>12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70.469">
                <text:p>970.469</text:p>
              </table:table-cell>
              <table:table-cell office:value-type="float" office:value="123.12">
                <text:p>12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72.882">
                <text:p>972.882</text:p>
              </table:table-cell>
              <table:table-cell office:value-type="float" office:value="118.12">
                <text:p>11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75.194">
                <text:p>975.194</text:p>
              </table:table-cell>
              <table:table-cell office:value-type="float" office:value="113.12">
                <text:p>11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77.407">
                <text:p>977.407</text:p>
              </table:table-cell>
              <table:table-cell office:value-type="float" office:value="108.12">
                <text:p>10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79.519">
                <text:p>979.519</text:p>
              </table:table-cell>
              <table:table-cell office:value-type="float" office:value="103.12">
                <text:p>10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81.531">
                <text:p>981.531</text:p>
              </table:table-cell>
              <table:table-cell office:value-type="float" office:value="98.12">
                <text:p>9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83.444">
                <text:p>983.444</text:p>
              </table:table-cell>
              <table:table-cell office:value-type="float" office:value="93.12">
                <text:p>9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85.256">
                <text:p>985.256</text:p>
              </table:table-cell>
              <table:table-cell office:value-type="float" office:value="88.12">
                <text:p>8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86.969">
                <text:p>986.969</text:p>
              </table:table-cell>
              <table:table-cell office:value-type="float" office:value="83.12">
                <text:p>8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88.581">
                <text:p>988.581</text:p>
              </table:table-cell>
              <table:table-cell office:value-type="float" office:value="78.12">
                <text:p>78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90.093">
                <text:p>990.093</text:p>
              </table:table-cell>
              <table:table-cell office:value-type="float" office:value="73.12">
                <text:p>73.12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91.507">
                <text:p>991.507</text:p>
              </table:table-cell>
              <table:table-cell office:value-type="float" office:value="68.2">
                <text:p>68.2</text:p>
              </table:table-cell>
              <table:table-cell office:value-type="float" office:value="-242">
                <text:p>-24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92.823">
                <text:p>992.823</text:p>
              </table:table-cell>
              <table:table-cell office:value-type="float" office:value="63.44">
                <text:p>63.44</text:p>
              </table:table-cell>
              <table:table-cell office:value-type="float" office:value="-234">
                <text:p>-23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94.046">
                <text:p>994.046</text:p>
              </table:table-cell>
              <table:table-cell office:value-type="float" office:value="58.84">
                <text:p>58.84</text:p>
              </table:table-cell>
              <table:table-cell office:value-type="float" office:value="-226">
                <text:p>-22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95.178">
                <text:p>995.178</text:p>
              </table:table-cell>
              <table:table-cell office:value-type="float" office:value="54.4">
                <text:p>54.4</text:p>
              </table:table-cell>
              <table:table-cell office:value-type="float" office:value="-218">
                <text:p>-21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96.223">
                <text:p>996.223</text:p>
              </table:table-cell>
              <table:table-cell office:value-type="float" office:value="50.12">
                <text:p>50.12</text:p>
              </table:table-cell>
              <table:table-cell office:value-type="float" office:value="-210">
                <text:p>-21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97.185">
                <text:p>997.185</text:p>
              </table:table-cell>
              <table:table-cell office:value-type="float" office:value="46">
                <text:p>46</text:p>
              </table:table-cell>
              <table:table-cell office:value-type="float" office:value="-202">
                <text:p>-20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98.065">
                <text:p>998.065</text:p>
              </table:table-cell>
              <table:table-cell office:value-type="float" office:value="42.04">
                <text:p>42.04</text:p>
              </table:table-cell>
              <table:table-cell office:value-type="float" office:value="-194">
                <text:p>-19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98.868">
                <text:p>998.868</text:p>
              </table:table-cell>
              <table:table-cell office:value-type="float" office:value="38.24">
                <text:p>38.24</text:p>
              </table:table-cell>
              <table:table-cell office:value-type="float" office:value="-186">
                <text:p>-18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99.596">
                <text:p>999.596</text:p>
              </table:table-cell>
              <table:table-cell office:value-type="float" office:value="34.6">
                <text:p>34.6</text:p>
              </table:table-cell>
              <table:table-cell office:value-type="float" office:value="-178">
                <text:p>-17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00.253">
                <text:p>1000.253</text:p>
              </table:table-cell>
              <table:table-cell office:value-type="float" office:value="31.12">
                <text:p>31.12</text:p>
              </table:table-cell>
              <table:table-cell office:value-type="float" office:value="-170">
                <text:p>-17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00.843">
                <text:p>1000.843</text:p>
              </table:table-cell>
              <table:table-cell office:value-type="float" office:value="27.8">
                <text:p>27.8</text:p>
              </table:table-cell>
              <table:table-cell office:value-type="float" office:value="-162">
                <text:p>-16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01.367">
                <text:p>1001.367</text:p>
              </table:table-cell>
              <table:table-cell office:value-type="float" office:value="24.64">
                <text:p>24.64</text:p>
              </table:table-cell>
              <table:table-cell office:value-type="float" office:value="-154">
                <text:p>-15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01.83">
                <text:p>1001.83</text:p>
              </table:table-cell>
              <table:table-cell office:value-type="float" office:value="21.64">
                <text:p>21.64</text:p>
              </table:table-cell>
              <table:table-cell office:value-type="float" office:value="-146">
                <text:p>-14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02.234">
                <text:p>1002.234</text:p>
              </table:table-cell>
              <table:table-cell office:value-type="float" office:value="18.8">
                <text:p>18.8</text:p>
              </table:table-cell>
              <table:table-cell office:value-type="float" office:value="-138">
                <text:p>-13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02.583">
                <text:p>1002.583</text:p>
              </table:table-cell>
              <table:table-cell office:value-type="float" office:value="16.12">
                <text:p>16.12</text:p>
              </table:table-cell>
              <table:table-cell office:value-type="float" office:value="-130">
                <text:p>-13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02.881">
                <text:p>1002.881</text:p>
              </table:table-cell>
              <table:table-cell office:value-type="float" office:value="13.6">
                <text:p>13.6</text:p>
              </table:table-cell>
              <table:table-cell office:value-type="float" office:value="-122">
                <text:p>-12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03.129">
                <text:p>1003.129</text:p>
              </table:table-cell>
              <table:table-cell office:value-type="float" office:value="11.24">
                <text:p>11.24</text:p>
              </table:table-cell>
              <table:table-cell office:value-type="float" office:value="-114">
                <text:p>-11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03.332">
                <text:p>1003.332</text:p>
              </table:table-cell>
              <table:table-cell office:value-type="float" office:value="9.04">
                <text:p>9.04</text:p>
              </table:table-cell>
              <table:table-cell office:value-type="float" office:value="-106">
                <text:p>-10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03.492">
                <text:p>1003.492</text:p>
              </table:table-cell>
              <table:table-cell office:value-type="float" office:value="7">
                <text:p>7</text:p>
              </table:table-cell>
              <table:table-cell office:value-type="float" office:value="-98">
                <text:p>-9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03.613">
                <text:p>1003.613</text:p>
              </table:table-cell>
              <table:table-cell office:value-type="float" office:value="5.12">
                <text:p>5.12</text:p>
              </table:table-cell>
              <table:table-cell office:value-type="float" office:value="-90">
                <text:p>-9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03.699">
                <text:p>1003.699</text:p>
              </table:table-cell>
              <table:table-cell office:value-type="float" office:value="3.4">
                <text:p>3.4</text:p>
              </table:table-cell>
              <table:table-cell office:value-type="float" office:value="-82">
                <text:p>-8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03.751">
                <text:p>1003.751</text:p>
              </table:table-cell>
              <table:table-cell office:value-type="float" office:value="1.84">
                <text:p>1.84</text:p>
              </table:table-cell>
              <table:table-cell office:value-type="float" office:value="-74">
                <text:p>-7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03.774">
                <text:p>1003.774</text:p>
              </table:table-cell>
              <table:table-cell office:value-type="float" office:value="0.44">
                <text:p>0.44</text:p>
              </table:table-cell>
              <table:table-cell office:value-type="float" office:value="-66">
                <text:p>-6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03.778">
                <text:p>1003.778</text:p>
              </table:table-cell>
              <table:table-cell office:value-type="float" office:value="0">
                <text:p>0</text:p>
              </table:table-cell>
              <table:table-cell office:value-type="float" office:value="-58">
                <text:p>-5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03.778">
                <text:p>1003.778</text:p>
              </table:table-cell>
              <table:table-cell office:value-type="float" office:value="0">
                <text:p>0</text:p>
              </table:table-cell>
              <table:table-cell office:value-type="float" office:value="-50">
                <text:p>-5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03.778">
                <text:p>1003.778</text:p>
              </table:table-cell>
              <table:table-cell office:value-type="float" office:value="0">
                <text:p>0</text:p>
              </table:table-cell>
              <table:table-cell office:value-type="float" office:value="-42">
                <text:p>-4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03.778">
                <text:p>1003.778</text:p>
              </table:table-cell>
              <table:table-cell office:value-type="float" office:value="0">
                <text:p>0</text:p>
              </table:table-cell>
              <table:table-cell office:value-type="float" office:value="-34">
                <text:p>-3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03.778">
                <text:p>1003.778</text:p>
              </table:table-cell>
              <table:table-cell office:value-type="float" office:value="0">
                <text:p>0</text:p>
              </table:table-cell>
              <table:table-cell office:value-type="float" office:value="-26">
                <text:p>-2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03.778">
                <text:p>1003.778</text:p>
              </table:table-cell>
              <table:table-cell office:value-type="float" office:value="0">
                <text:p>0</text:p>
              </table:table-cell>
              <table:table-cell office:value-type="float" office:value="-18">
                <text:p>-1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03.778">
                <text:p>1003.778</text:p>
              </table:table-cell>
              <table:table-cell office:value-type="float" office:value="0">
                <text:p>0</text:p>
              </table:table-cell>
              <table:table-cell office:value-type="float" office:value="-10">
                <text:p>-1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03.778">
                <text:p>1003.778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400">
                <text:p>4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6.421cm" svg:height="20.486cm" xlink:href=".." xlink:type="simple" chart:class="chart:line" chart:style-name="ch1">
        <chart:legend chart:legend-position="end" svg:x="34.892cm" svg:y="9.197cm" style:legend-expansion="high" chart:style-name="ch2"/>
        <chart:plot-area chart:style-name="ch3" table:cell-range-address="Sheet4.A1:Sheet4.D391" chart:data-source-has-labels="row" svg:x="0.728cm" svg:y="0.409cm" svg:width="33.436cm" svg:height="19.668cm">
          <chartooo:coordinate-region svg:x="1.826cm" svg:y="0.608cm" svg:width="32.338cm" svg:height="19.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A2:Sheet4.A391" chart:label-cell-address="Sheet4.A1:Sheet4.A1" chart:class="chart:line">
            <chart:data-point chart:repeated="390"/>
          </chart:series>
          <chart:series chart:style-name="ch7" chart:values-cell-range-address="Sheet4.B2:Sheet4.B391" chart:label-cell-address="Sheet4.B1:Sheet4.B1" chart:class="chart:line">
            <chart:data-point chart:repeated="390"/>
          </chart:series>
          <chart:series chart:style-name="ch8" chart:values-cell-range-address="Sheet4.C2:Sheet4.C391" chart:label-cell-address="Sheet4.C1:Sheet4.C1" chart:class="chart:line">
            <chart:data-point chart:repeated="390"/>
          </chart:series>
          <chart:series chart:style-name="ch9" chart:values-cell-range-address="Sheet4.D2:Sheet4.D391" chart:label-cell-address="Sheet4.D1:Sheet4.D1" chart:class="chart:line">
            <chart:data-point chart:repeated="3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</text:p>
                <draw:g>
                  <svg:desc>Sheet4.A1:Sheet4.A1</svg:desc>
                </draw:g>
              </table:table-cell>
              <table:table-cell office:value-type="string">
                <text:p>v</text:p>
                <draw:g>
                  <svg:desc>Sheet4.B1:Sheet4.B1</svg:desc>
                </draw:g>
              </table:table-cell>
              <table:table-cell office:value-type="string">
                <text:p>a</text:p>
                <draw:g>
                  <svg:desc>Sheet4.C1:Sheet4.C1</svg:desc>
                </draw:g>
              </table:table-cell>
              <table:table-cell office:value-type="string">
                <text:p>j</text:p>
                <draw:g>
                  <svg:desc>Sheet4.D1:Sheet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Sheet4.A2:Sheet4.A391</svg:desc>
                </draw:g>
              </table:table-cell>
              <table:table-cell office:value-type="float" office:value="0.08">
                <text:p>0.08</text:p>
                <draw:g>
                  <svg:desc>Sheet4.B2:Sheet4.B391</svg:desc>
                </draw:g>
              </table:table-cell>
              <table:table-cell office:value-type="float" office:value="8">
                <text:p>8</text:p>
                <draw:g>
                  <svg:desc>Sheet4.C2:Sheet4.C391</svg:desc>
                </draw:g>
              </table:table-cell>
              <table:table-cell office:value-type="float" office:value="400">
                <text:p>400</text:p>
                <draw:g>
                  <svg:desc>Sheet4.D2:Sheet4.D3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">
                <text:p>0.005</text:p>
              </table:table-cell>
              <table:table-cell office:value-type="float" office:value="0.32">
                <text:p>0.32</text:p>
              </table:table-cell>
              <table:table-cell office:value-type="float" office:value="16">
                <text:p>1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72">
                <text:p>0.72</text:p>
              </table:table-cell>
              <table:table-cell office:value-type="float" office:value="24">
                <text:p>2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">
                <text:p>0.035</text:p>
              </table:table-cell>
              <table:table-cell office:value-type="float" office:value="1.28">
                <text:p>1.28</text:p>
              </table:table-cell>
              <table:table-cell office:value-type="float" office:value="32">
                <text:p>3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8">
                <text:p>0.068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7">
                <text:p>0.117</text:p>
              </table:table-cell>
              <table:table-cell office:value-type="float" office:value="2.88">
                <text:p>2.88</text:p>
              </table:table-cell>
              <table:table-cell office:value-type="float" office:value="48">
                <text:p>4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5">
                <text:p>0.185</text:p>
              </table:table-cell>
              <table:table-cell office:value-type="float" office:value="3.92">
                <text:p>3.92</text:p>
              </table:table-cell>
              <table:table-cell office:value-type="float" office:value="56">
                <text:p>5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75">
                <text:p>0.275</text:p>
              </table:table-cell>
              <table:table-cell office:value-type="float" office:value="5.12">
                <text:p>5.12</text:p>
              </table:table-cell>
              <table:table-cell office:value-type="float" office:value="64">
                <text:p>6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1">
                <text:p>0.391</text:p>
              </table:table-cell>
              <table:table-cell office:value-type="float" office:value="6.48">
                <text:p>6.48</text:p>
              </table:table-cell>
              <table:table-cell office:value-type="float" office:value="72">
                <text:p>7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6">
                <text:p>0.536</text:p>
              </table:table-cell>
              <table:table-cell office:value-type="float" office:value="8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3">
                <text:p>0.713</text:p>
              </table:table-cell>
              <table:table-cell office:value-type="float" office:value="9.68">
                <text:p>9.68</text:p>
              </table:table-cell>
              <table:table-cell office:value-type="float" office:value="88">
                <text:p>8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5">
                <text:p>0.925</text:p>
              </table:table-cell>
              <table:table-cell office:value-type="float" office:value="11.52">
                <text:p>11.52</text:p>
              </table:table-cell>
              <table:table-cell office:value-type="float" office:value="96">
                <text:p>9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75">
                <text:p>1.175</text:p>
              </table:table-cell>
              <table:table-cell office:value-type="float" office:value="13.52">
                <text:p>13.52</text:p>
              </table:table-cell>
              <table:table-cell office:value-type="float" office:value="104">
                <text:p>10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67">
                <text:p>1.467</text:p>
              </table:table-cell>
              <table:table-cell office:value-type="float" office:value="15.68">
                <text:p>15.68</text:p>
              </table:table-cell>
              <table:table-cell office:value-type="float" office:value="112">
                <text:p>11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04">
                <text:p>1.804</text:p>
              </table:table-cell>
              <table:table-cell office:value-type="float" office:value="18">
                <text:p>18</text:p>
              </table:table-cell>
              <table:table-cell office:value-type="float" office:value="120">
                <text:p>12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89">
                <text:p>2.189</text:p>
              </table:table-cell>
              <table:table-cell office:value-type="float" office:value="20.48">
                <text:p>20.48</text:p>
              </table:table-cell>
              <table:table-cell office:value-type="float" office:value="128">
                <text:p>12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25">
                <text:p>2.625</text:p>
              </table:table-cell>
              <table:table-cell office:value-type="float" office:value="23.12">
                <text:p>23.12</text:p>
              </table:table-cell>
              <table:table-cell office:value-type="float" office:value="136">
                <text:p>13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115">
                <text:p>3.115</text:p>
              </table:table-cell>
              <table:table-cell office:value-type="float" office:value="25.92">
                <text:p>25.92</text:p>
              </table:table-cell>
              <table:table-cell office:value-type="float" office:value="144">
                <text:p>14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63">
                <text:p>3.663</text:p>
              </table:table-cell>
              <table:table-cell office:value-type="float" office:value="28.88">
                <text:p>28.88</text:p>
              </table:table-cell>
              <table:table-cell office:value-type="float" office:value="152">
                <text:p>15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272">
                <text:p>4.272</text:p>
              </table:table-cell>
              <table:table-cell office:value-type="float" office:value="32">
                <text:p>32</text:p>
              </table:table-cell>
              <table:table-cell office:value-type="float" office:value="160">
                <text:p>16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945">
                <text:p>4.945</text:p>
              </table:table-cell>
              <table:table-cell office:value-type="float" office:value="35.28">
                <text:p>35.28</text:p>
              </table:table-cell>
              <table:table-cell office:value-type="float" office:value="168">
                <text:p>16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685">
                <text:p>5.685</text:p>
              </table:table-cell>
              <table:table-cell office:value-type="float" office:value="38.72">
                <text:p>38.72</text:p>
              </table:table-cell>
              <table:table-cell office:value-type="float" office:value="176">
                <text:p>17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495">
                <text:p>6.495</text:p>
              </table:table-cell>
              <table:table-cell office:value-type="float" office:value="42.32">
                <text:p>42.32</text:p>
              </table:table-cell>
              <table:table-cell office:value-type="float" office:value="184">
                <text:p>18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379">
                <text:p>7.379</text:p>
              </table:table-cell>
              <table:table-cell office:value-type="float" office:value="46.08">
                <text:p>46.08</text:p>
              </table:table-cell>
              <table:table-cell office:value-type="float" office:value="192">
                <text:p>19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34">
                <text:p>8.34</text:p>
              </table:table-cell>
              <table:table-cell office:value-type="float" office:value="50">
                <text:p>50</text:p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381">
                <text:p>9.381</text:p>
              </table:table-cell>
              <table:table-cell office:value-type="float" office:value="54.08">
                <text:p>54.08</text:p>
              </table:table-cell>
              <table:table-cell office:value-type="float" office:value="208">
                <text:p>20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505">
                <text:p>10.505</text:p>
              </table:table-cell>
              <table:table-cell office:value-type="float" office:value="58.32">
                <text:p>58.32</text:p>
              </table:table-cell>
              <table:table-cell office:value-type="float" office:value="216">
                <text:p>21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715">
                <text:p>11.715</text:p>
              </table:table-cell>
              <table:table-cell office:value-type="float" office:value="62.72">
                <text:p>62.72</text:p>
              </table:table-cell>
              <table:table-cell office:value-type="float" office:value="224">
                <text:p>22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015">
                <text:p>13.015</text:p>
              </table:table-cell>
              <table:table-cell office:value-type="float" office:value="67.28">
                <text:p>67.28</text:p>
              </table:table-cell>
              <table:table-cell office:value-type="float" office:value="232">
                <text:p>23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408">
                <text:p>14.408</text:p>
              </table:table-cell>
              <table:table-cell office:value-type="float" office:value="72">
                <text:p>72</text:p>
              </table:table-cell>
              <table:table-cell office:value-type="float" office:value="240">
                <text:p>24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897">
                <text:p>15.897</text:p>
              </table:table-cell>
              <table:table-cell office:value-type="float" office:value="76.88">
                <text:p>76.88</text:p>
              </table:table-cell>
              <table:table-cell office:value-type="float" office:value="248">
                <text:p>24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.484">
                <text:p>17.484</text:p>
              </table:table-cell>
              <table:table-cell office:value-type="float" office:value="81.86">
                <text:p>81.86</text:p>
              </table:table-cell>
              <table:table-cell office:value-type="float" office:value="250">
                <text:p>25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.171">
                <text:p>19.171</text:p>
              </table:table-cell>
              <table:table-cell office:value-type="float" office:value="86.86">
                <text:p>8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.959">
                <text:p>20.959</text:p>
              </table:table-cell>
              <table:table-cell office:value-type="float" office:value="91.86">
                <text:p>9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.846">
                <text:p>22.846</text:p>
              </table:table-cell>
              <table:table-cell office:value-type="float" office:value="96.86">
                <text:p>9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.833">
                <text:p>24.833</text:p>
              </table:table-cell>
              <table:table-cell office:value-type="float" office:value="101.86">
                <text:p>10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.92">
                <text:p>26.92</text:p>
              </table:table-cell>
              <table:table-cell office:value-type="float" office:value="106.86">
                <text:p>10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.107">
                <text:p>29.107</text:p>
              </table:table-cell>
              <table:table-cell office:value-type="float" office:value="111.86">
                <text:p>11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.395">
                <text:p>31.395</text:p>
              </table:table-cell>
              <table:table-cell office:value-type="float" office:value="116.86">
                <text:p>11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.782">
                <text:p>33.782</text:p>
              </table:table-cell>
              <table:table-cell office:value-type="float" office:value="121.86">
                <text:p>12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.269">
                <text:p>36.269</text:p>
              </table:table-cell>
              <table:table-cell office:value-type="float" office:value="126.86">
                <text:p>12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.856">
                <text:p>38.856</text:p>
              </table:table-cell>
              <table:table-cell office:value-type="float" office:value="131.86">
                <text:p>13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.543">
                <text:p>41.543</text:p>
              </table:table-cell>
              <table:table-cell office:value-type="float" office:value="136.86">
                <text:p>13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.331">
                <text:p>44.331</text:p>
              </table:table-cell>
              <table:table-cell office:value-type="float" office:value="141.86">
                <text:p>14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.218">
                <text:p>47.218</text:p>
              </table:table-cell>
              <table:table-cell office:value-type="float" office:value="146.86">
                <text:p>14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.205">
                <text:p>50.205</text:p>
              </table:table-cell>
              <table:table-cell office:value-type="float" office:value="151.86">
                <text:p>15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.292">
                <text:p>53.292</text:p>
              </table:table-cell>
              <table:table-cell office:value-type="float" office:value="156.86">
                <text:p>15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.479">
                <text:p>56.479</text:p>
              </table:table-cell>
              <table:table-cell office:value-type="float" office:value="161.86">
                <text:p>16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.767">
                <text:p>59.767</text:p>
              </table:table-cell>
              <table:table-cell office:value-type="float" office:value="166.86">
                <text:p>16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3.154">
                <text:p>63.154</text:p>
              </table:table-cell>
              <table:table-cell office:value-type="float" office:value="171.86">
                <text:p>17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.641">
                <text:p>66.641</text:p>
              </table:table-cell>
              <table:table-cell office:value-type="float" office:value="176.86">
                <text:p>17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.228">
                <text:p>70.228</text:p>
              </table:table-cell>
              <table:table-cell office:value-type="float" office:value="181.86">
                <text:p>18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3.915">
                <text:p>73.915</text:p>
              </table:table-cell>
              <table:table-cell office:value-type="float" office:value="186.86">
                <text:p>18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7.703">
                <text:p>77.703</text:p>
              </table:table-cell>
              <table:table-cell office:value-type="float" office:value="191.86">
                <text:p>19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1.59">
                <text:p>81.59</text:p>
              </table:table-cell>
              <table:table-cell office:value-type="float" office:value="196.86">
                <text:p>19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5.577">
                <text:p>85.577</text:p>
              </table:table-cell>
              <table:table-cell office:value-type="float" office:value="201.86">
                <text:p>20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9.664">
                <text:p>89.664</text:p>
              </table:table-cell>
              <table:table-cell office:value-type="float" office:value="206.86">
                <text:p>20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3.851">
                <text:p>93.851</text:p>
              </table:table-cell>
              <table:table-cell office:value-type="float" office:value="211.86">
                <text:p>21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8.139">
                <text:p>98.139</text:p>
              </table:table-cell>
              <table:table-cell office:value-type="float" office:value="216.86">
                <text:p>21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2.526">
                <text:p>102.526</text:p>
              </table:table-cell>
              <table:table-cell office:value-type="float" office:value="221.86">
                <text:p>22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7.013">
                <text:p>107.013</text:p>
              </table:table-cell>
              <table:table-cell office:value-type="float" office:value="226.86">
                <text:p>22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1.6">
                <text:p>111.6</text:p>
              </table:table-cell>
              <table:table-cell office:value-type="float" office:value="231.86">
                <text:p>23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6.287">
                <text:p>116.287</text:p>
              </table:table-cell>
              <table:table-cell office:value-type="float" office:value="236.86">
                <text:p>23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1.075">
                <text:p>121.075</text:p>
              </table:table-cell>
              <table:table-cell office:value-type="float" office:value="241.86">
                <text:p>24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5.962">
                <text:p>125.962</text:p>
              </table:table-cell>
              <table:table-cell office:value-type="float" office:value="246.86">
                <text:p>24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0.949">
                <text:p>130.949</text:p>
              </table:table-cell>
              <table:table-cell office:value-type="float" office:value="251.86">
                <text:p>25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6.036">
                <text:p>136.036</text:p>
              </table:table-cell>
              <table:table-cell office:value-type="float" office:value="256.86">
                <text:p>25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1.223">
                <text:p>141.223</text:p>
              </table:table-cell>
              <table:table-cell office:value-type="float" office:value="261.86">
                <text:p>26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6.511">
                <text:p>146.511</text:p>
              </table:table-cell>
              <table:table-cell office:value-type="float" office:value="266.86">
                <text:p>26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1.898">
                <text:p>151.898</text:p>
              </table:table-cell>
              <table:table-cell office:value-type="float" office:value="271.86">
                <text:p>27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7.385">
                <text:p>157.385</text:p>
              </table:table-cell>
              <table:table-cell office:value-type="float" office:value="276.86">
                <text:p>27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2.972">
                <text:p>162.972</text:p>
              </table:table-cell>
              <table:table-cell office:value-type="float" office:value="281.86">
                <text:p>28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8.659">
                <text:p>168.659</text:p>
              </table:table-cell>
              <table:table-cell office:value-type="float" office:value="286.86">
                <text:p>28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4.447">
                <text:p>174.447</text:p>
              </table:table-cell>
              <table:table-cell office:value-type="float" office:value="291.86">
                <text:p>29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0.334">
                <text:p>180.334</text:p>
              </table:table-cell>
              <table:table-cell office:value-type="float" office:value="296.86">
                <text:p>29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6.321">
                <text:p>186.321</text:p>
              </table:table-cell>
              <table:table-cell office:value-type="float" office:value="301.86">
                <text:p>30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2.408">
                <text:p>192.408</text:p>
              </table:table-cell>
              <table:table-cell office:value-type="float" office:value="306.86">
                <text:p>30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8.595">
                <text:p>198.595</text:p>
              </table:table-cell>
              <table:table-cell office:value-type="float" office:value="311.86">
                <text:p>31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4.883">
                <text:p>204.883</text:p>
              </table:table-cell>
              <table:table-cell office:value-type="float" office:value="316.86">
                <text:p>31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1.27">
                <text:p>211.27</text:p>
              </table:table-cell>
              <table:table-cell office:value-type="float" office:value="321.86">
                <text:p>32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7.757">
                <text:p>217.757</text:p>
              </table:table-cell>
              <table:table-cell office:value-type="float" office:value="326.86">
                <text:p>32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4.344">
                <text:p>224.344</text:p>
              </table:table-cell>
              <table:table-cell office:value-type="float" office:value="331.86">
                <text:p>33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1.031">
                <text:p>231.031</text:p>
              </table:table-cell>
              <table:table-cell office:value-type="float" office:value="336.86">
                <text:p>33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7.819">
                <text:p>237.819</text:p>
              </table:table-cell>
              <table:table-cell office:value-type="float" office:value="341.86">
                <text:p>34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4.706">
                <text:p>244.706</text:p>
              </table:table-cell>
              <table:table-cell office:value-type="float" office:value="346.86">
                <text:p>34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1.693">
                <text:p>251.693</text:p>
              </table:table-cell>
              <table:table-cell office:value-type="float" office:value="351.86">
                <text:p>35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8.78">
                <text:p>258.78</text:p>
              </table:table-cell>
              <table:table-cell office:value-type="float" office:value="356.86">
                <text:p>35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5.967">
                <text:p>265.967</text:p>
              </table:table-cell>
              <table:table-cell office:value-type="float" office:value="361.86">
                <text:p>36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3.255">
                <text:p>273.255</text:p>
              </table:table-cell>
              <table:table-cell office:value-type="float" office:value="366.86">
                <text:p>36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0.642">
                <text:p>280.642</text:p>
              </table:table-cell>
              <table:table-cell office:value-type="float" office:value="371.86">
                <text:p>37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8.129">
                <text:p>288.129</text:p>
              </table:table-cell>
              <table:table-cell office:value-type="float" office:value="376.86">
                <text:p>37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5.716">
                <text:p>295.716</text:p>
              </table:table-cell>
              <table:table-cell office:value-type="float" office:value="381.86">
                <text:p>38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3.403">
                <text:p>303.403</text:p>
              </table:table-cell>
              <table:table-cell office:value-type="float" office:value="386.86">
                <text:p>38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1.191">
                <text:p>311.191</text:p>
              </table:table-cell>
              <table:table-cell office:value-type="float" office:value="391.86">
                <text:p>39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9.078">
                <text:p>319.078</text:p>
              </table:table-cell>
              <table:table-cell office:value-type="float" office:value="396.86">
                <text:p>39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7.065">
                <text:p>327.065</text:p>
              </table:table-cell>
              <table:table-cell office:value-type="float" office:value="401.86">
                <text:p>40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5.152">
                <text:p>335.152</text:p>
              </table:table-cell>
              <table:table-cell office:value-type="float" office:value="406.86">
                <text:p>40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3.339">
                <text:p>343.339</text:p>
              </table:table-cell>
              <table:table-cell office:value-type="float" office:value="411.86">
                <text:p>41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1.627">
                <text:p>351.627</text:p>
              </table:table-cell>
              <table:table-cell office:value-type="float" office:value="416.86">
                <text:p>41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0.014">
                <text:p>360.014</text:p>
              </table:table-cell>
              <table:table-cell office:value-type="float" office:value="421.86">
                <text:p>42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8.501">
                <text:p>368.501</text:p>
              </table:table-cell>
              <table:table-cell office:value-type="float" office:value="426.86">
                <text:p>42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7.088">
                <text:p>377.088</text:p>
              </table:table-cell>
              <table:table-cell office:value-type="float" office:value="431.86">
                <text:p>43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5.775">
                <text:p>385.775</text:p>
              </table:table-cell>
              <table:table-cell office:value-type="float" office:value="436.86">
                <text:p>43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4.563">
                <text:p>394.563</text:p>
              </table:table-cell>
              <table:table-cell office:value-type="float" office:value="441.86">
                <text:p>44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3.45">
                <text:p>403.45</text:p>
              </table:table-cell>
              <table:table-cell office:value-type="float" office:value="446.86">
                <text:p>44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12.437">
                <text:p>412.437</text:p>
              </table:table-cell>
              <table:table-cell office:value-type="float" office:value="451.86">
                <text:p>45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1.524">
                <text:p>421.524</text:p>
              </table:table-cell>
              <table:table-cell office:value-type="float" office:value="456.86">
                <text:p>45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0.711">
                <text:p>430.711</text:p>
              </table:table-cell>
              <table:table-cell office:value-type="float" office:value="461.86">
                <text:p>46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39.999">
                <text:p>439.999</text:p>
              </table:table-cell>
              <table:table-cell office:value-type="float" office:value="466.86">
                <text:p>46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9.386">
                <text:p>449.386</text:p>
              </table:table-cell>
              <table:table-cell office:value-type="float" office:value="471.86">
                <text:p>47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8.873">
                <text:p>458.873</text:p>
              </table:table-cell>
              <table:table-cell office:value-type="float" office:value="476.86">
                <text:p>47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8.46">
                <text:p>468.46</text:p>
              </table:table-cell>
              <table:table-cell office:value-type="float" office:value="481.86">
                <text:p>48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78.147">
                <text:p>478.147</text:p>
              </table:table-cell>
              <table:table-cell office:value-type="float" office:value="486.86">
                <text:p>48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87.935">
                <text:p>487.935</text:p>
              </table:table-cell>
              <table:table-cell office:value-type="float" office:value="491.86">
                <text:p>49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97.822">
                <text:p>497.822</text:p>
              </table:table-cell>
              <table:table-cell office:value-type="float" office:value="496.86">
                <text:p>49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07.809">
                <text:p>507.809</text:p>
              </table:table-cell>
              <table:table-cell office:value-type="float" office:value="501.86">
                <text:p>50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17.896">
                <text:p>517.896</text:p>
              </table:table-cell>
              <table:table-cell office:value-type="float" office:value="506.86">
                <text:p>50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28.083">
                <text:p>528.083</text:p>
              </table:table-cell>
              <table:table-cell office:value-type="float" office:value="511.86">
                <text:p>51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38.371">
                <text:p>538.371</text:p>
              </table:table-cell>
              <table:table-cell office:value-type="float" office:value="516.86">
                <text:p>51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48.758">
                <text:p>548.758</text:p>
              </table:table-cell>
              <table:table-cell office:value-type="float" office:value="521.86">
                <text:p>52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59.245">
                <text:p>559.245</text:p>
              </table:table-cell>
              <table:table-cell office:value-type="float" office:value="526.86">
                <text:p>52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9.832">
                <text:p>569.832</text:p>
              </table:table-cell>
              <table:table-cell office:value-type="float" office:value="531.86">
                <text:p>53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80.519">
                <text:p>580.519</text:p>
              </table:table-cell>
              <table:table-cell office:value-type="float" office:value="536.86">
                <text:p>53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91.307">
                <text:p>591.307</text:p>
              </table:table-cell>
              <table:table-cell office:value-type="float" office:value="541.86">
                <text:p>54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02.194">
                <text:p>602.194</text:p>
              </table:table-cell>
              <table:table-cell office:value-type="float" office:value="546.86">
                <text:p>54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13.181">
                <text:p>613.181</text:p>
              </table:table-cell>
              <table:table-cell office:value-type="float" office:value="551.86">
                <text:p>55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24.268">
                <text:p>624.268</text:p>
              </table:table-cell>
              <table:table-cell office:value-type="float" office:value="556.86">
                <text:p>55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.455">
                <text:p>635.455</text:p>
              </table:table-cell>
              <table:table-cell office:value-type="float" office:value="561.78">
                <text:p>561.78</text:p>
              </table:table-cell>
              <table:table-cell office:value-type="float" office:value="242">
                <text:p>24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6.738">
                <text:p>646.738</text:p>
              </table:table-cell>
              <table:table-cell office:value-type="float" office:value="566.54">
                <text:p>566.54</text:p>
              </table:table-cell>
              <table:table-cell office:value-type="float" office:value="234">
                <text:p>23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8.115">
                <text:p>658.115</text:p>
              </table:table-cell>
              <table:table-cell office:value-type="float" office:value="571.14">
                <text:p>571.14</text:p>
              </table:table-cell>
              <table:table-cell office:value-type="float" office:value="226">
                <text:p>22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69.582">
                <text:p>669.582</text:p>
              </table:table-cell>
              <table:table-cell office:value-type="float" office:value="575.58">
                <text:p>575.58</text:p>
              </table:table-cell>
              <table:table-cell office:value-type="float" office:value="218">
                <text:p>21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1.136">
                <text:p>681.136</text:p>
              </table:table-cell>
              <table:table-cell office:value-type="float" office:value="579.86">
                <text:p>579.86</text:p>
              </table:table-cell>
              <table:table-cell office:value-type="float" office:value="210">
                <text:p>21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92.775">
                <text:p>692.775</text:p>
              </table:table-cell>
              <table:table-cell office:value-type="float" office:value="583.98">
                <text:p>583.98</text:p>
              </table:table-cell>
              <table:table-cell office:value-type="float" office:value="202">
                <text:p>20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04.494">
                <text:p>704.494</text:p>
              </table:table-cell>
              <table:table-cell office:value-type="float" office:value="587.94">
                <text:p>587.94</text:p>
              </table:table-cell>
              <table:table-cell office:value-type="float" office:value="194">
                <text:p>19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16.291">
                <text:p>716.291</text:p>
              </table:table-cell>
              <table:table-cell office:value-type="float" office:value="591.74">
                <text:p>591.74</text:p>
              </table:table-cell>
              <table:table-cell office:value-type="float" office:value="186">
                <text:p>18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28.162">
                <text:p>728.162</text:p>
              </table:table-cell>
              <table:table-cell office:value-type="float" office:value="595.38">
                <text:p>595.38</text:p>
              </table:table-cell>
              <table:table-cell office:value-type="float" office:value="178">
                <text:p>17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0.104">
                <text:p>740.104</text:p>
              </table:table-cell>
              <table:table-cell office:value-type="float" office:value="598.86">
                <text:p>598.86</text:p>
              </table:table-cell>
              <table:table-cell office:value-type="float" office:value="170">
                <text:p>17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52.115">
                <text:p>752.115</text:p>
              </table:table-cell>
              <table:table-cell office:value-type="float" office:value="602.18">
                <text:p>602.18</text:p>
              </table:table-cell>
              <table:table-cell office:value-type="float" office:value="162">
                <text:p>16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64.19">
                <text:p>764.19</text:p>
              </table:table-cell>
              <table:table-cell office:value-type="float" office:value="605.34">
                <text:p>605.34</text:p>
              </table:table-cell>
              <table:table-cell office:value-type="float" office:value="154">
                <text:p>15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76.327">
                <text:p>776.327</text:p>
              </table:table-cell>
              <table:table-cell office:value-type="float" office:value="608.34">
                <text:p>608.34</text:p>
              </table:table-cell>
              <table:table-cell office:value-type="float" office:value="146">
                <text:p>14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88.522">
                <text:p>788.522</text:p>
              </table:table-cell>
              <table:table-cell office:value-type="float" office:value="611.18">
                <text:p>611.18</text:p>
              </table:table-cell>
              <table:table-cell office:value-type="float" office:value="138">
                <text:p>13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00.772">
                <text:p>800.772</text:p>
              </table:table-cell>
              <table:table-cell office:value-type="float" office:value="613.86">
                <text:p>613.86</text:p>
              </table:table-cell>
              <table:table-cell office:value-type="float" office:value="130">
                <text:p>13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13.075">
                <text:p>813.075</text:p>
              </table:table-cell>
              <table:table-cell office:value-type="float" office:value="616.38">
                <text:p>616.38</text:p>
              </table:table-cell>
              <table:table-cell office:value-type="float" office:value="122">
                <text:p>12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25.426">
                <text:p>825.426</text:p>
              </table:table-cell>
              <table:table-cell office:value-type="float" office:value="618.74">
                <text:p>618.74</text:p>
              </table:table-cell>
              <table:table-cell office:value-type="float" office:value="114">
                <text:p>11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37.823">
                <text:p>837.823</text:p>
              </table:table-cell>
              <table:table-cell office:value-type="float" office:value="620.94">
                <text:p>620.94</text:p>
              </table:table-cell>
              <table:table-cell office:value-type="float" office:value="106">
                <text:p>10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50.262">
                <text:p>850.262</text:p>
              </table:table-cell>
              <table:table-cell office:value-type="float" office:value="622.98">
                <text:p>622.98</text:p>
              </table:table-cell>
              <table:table-cell office:value-type="float" office:value="98">
                <text:p>9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62.74">
                <text:p>862.74</text:p>
              </table:table-cell>
              <table:table-cell office:value-type="float" office:value="624.86">
                <text:p>624.86</text:p>
              </table:table-cell>
              <table:table-cell office:value-type="float" office:value="90">
                <text:p>9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75.255">
                <text:p>875.255</text:p>
              </table:table-cell>
              <table:table-cell office:value-type="float" office:value="626.58">
                <text:p>626.58</text:p>
              </table:table-cell>
              <table:table-cell office:value-type="float" office:value="82">
                <text:p>8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87.802">
                <text:p>887.802</text:p>
              </table:table-cell>
              <table:table-cell office:value-type="float" office:value="628.14">
                <text:p>628.14</text:p>
              </table:table-cell>
              <table:table-cell office:value-type="float" office:value="74">
                <text:p>7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00.379">
                <text:p>900.379</text:p>
              </table:table-cell>
              <table:table-cell office:value-type="float" office:value="629.54">
                <text:p>629.54</text:p>
              </table:table-cell>
              <table:table-cell office:value-type="float" office:value="66">
                <text:p>6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12.982">
                <text:p>912.982</text:p>
              </table:table-cell>
              <table:table-cell office:value-type="float" office:value="630.78">
                <text:p>630.78</text:p>
              </table:table-cell>
              <table:table-cell office:value-type="float" office:value="58">
                <text:p>5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25.608">
                <text:p>925.608</text:p>
              </table:table-cell>
              <table:table-cell office:value-type="float" office:value="631.86">
                <text:p>631.86</text:p>
              </table:table-cell>
              <table:table-cell office:value-type="float" office:value="50">
                <text:p>5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38.255">
                <text:p>938.255</text:p>
              </table:table-cell>
              <table:table-cell office:value-type="float" office:value="632.78">
                <text:p>632.78</text:p>
              </table:table-cell>
              <table:table-cell office:value-type="float" office:value="42">
                <text:p>4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50.918">
                <text:p>950.918</text:p>
              </table:table-cell>
              <table:table-cell office:value-type="float" office:value="633.54">
                <text:p>633.54</text:p>
              </table:table-cell>
              <table:table-cell office:value-type="float" office:value="34">
                <text:p>3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63.595">
                <text:p>963.595</text:p>
              </table:table-cell>
              <table:table-cell office:value-type="float" office:value="634.14">
                <text:p>634.14</text:p>
              </table:table-cell>
              <table:table-cell office:value-type="float" office:value="26">
                <text:p>2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76.282">
                <text:p>976.282</text:p>
              </table:table-cell>
              <table:table-cell office:value-type="float" office:value="634.58">
                <text:p>634.58</text:p>
              </table:table-cell>
              <table:table-cell office:value-type="float" office:value="18">
                <text:p>1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88.976">
                <text:p>988.976</text:p>
              </table:table-cell>
              <table:table-cell office:value-type="float" office:value="634.86">
                <text:p>634.86</text:p>
              </table:table-cell>
              <table:table-cell office:value-type="float" office:value="10">
                <text:p>1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01.675">
                <text:p>1001.675</text:p>
              </table:table-cell>
              <table:table-cell office:value-type="float" office:value="634.98">
                <text:p>634.98</text:p>
              </table:table-cell>
              <table:table-cell office:value-type="float" office:value="2">
                <text:p>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.7">
                <text:p>12.7</text:p>
              </table:table-cell>
              <table:table-cell office:value-type="float" office:value="635.06">
                <text:p>635.06</text:p>
              </table:table-cell>
              <table:table-cell office:value-type="float" office:value="8">
                <text:p>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.404">
                <text:p>25.404</text:p>
              </table:table-cell>
              <table:table-cell office:value-type="float" office:value="635.3">
                <text:p>635.3</text:p>
              </table:table-cell>
              <table:table-cell office:value-type="float" office:value="16">
                <text:p>1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8.114">
                <text:p>38.114</text:p>
              </table:table-cell>
              <table:table-cell office:value-type="float" office:value="635.7">
                <text:p>635.7</text:p>
              </table:table-cell>
              <table:table-cell office:value-type="float" office:value="24">
                <text:p>2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0.834">
                <text:p>50.834</text:p>
              </table:table-cell>
              <table:table-cell office:value-type="float" office:value="636.26">
                <text:p>636.26</text:p>
              </table:table-cell>
              <table:table-cell office:value-type="float" office:value="32">
                <text:p>3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3.566">
                <text:p>63.566</text:p>
              </table:table-cell>
              <table:table-cell office:value-type="float" office:value="636.98">
                <text:p>636.98</text:p>
              </table:table-cell>
              <table:table-cell office:value-type="float" office:value="40">
                <text:p>4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6.314">
                <text:p>76.314</text:p>
              </table:table-cell>
              <table:table-cell office:value-type="float" office:value="637.86">
                <text:p>637.86</text:p>
              </table:table-cell>
              <table:table-cell office:value-type="float" office:value="48">
                <text:p>4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9.082">
                <text:p>89.082</text:p>
              </table:table-cell>
              <table:table-cell office:value-type="float" office:value="638.9">
                <text:p>638.9</text:p>
              </table:table-cell>
              <table:table-cell office:value-type="float" office:value="56">
                <text:p>5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1.872">
                <text:p>101.872</text:p>
              </table:table-cell>
              <table:table-cell office:value-type="float" office:value="640.1">
                <text:p>640.1</text:p>
              </table:table-cell>
              <table:table-cell office:value-type="float" office:value="64">
                <text:p>6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4.688">
                <text:p>114.688</text:p>
              </table:table-cell>
              <table:table-cell office:value-type="float" office:value="641.46">
                <text:p>641.46</text:p>
              </table:table-cell>
              <table:table-cell office:value-type="float" office:value="72">
                <text:p>7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7.532">
                <text:p>127.532</text:p>
              </table:table-cell>
              <table:table-cell office:value-type="float" office:value="642.98">
                <text:p>642.98</text:p>
              </table:table-cell>
              <table:table-cell office:value-type="float" office:value="80">
                <text:p>8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0.408">
                <text:p>140.408</text:p>
              </table:table-cell>
              <table:table-cell office:value-type="float" office:value="644.66">
                <text:p>644.66</text:p>
              </table:table-cell>
              <table:table-cell office:value-type="float" office:value="88">
                <text:p>8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3.32">
                <text:p>153.32</text:p>
              </table:table-cell>
              <table:table-cell office:value-type="float" office:value="646.5">
                <text:p>646.5</text:p>
              </table:table-cell>
              <table:table-cell office:value-type="float" office:value="96">
                <text:p>9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6.27">
                <text:p>166.27</text:p>
              </table:table-cell>
              <table:table-cell office:value-type="float" office:value="648.5">
                <text:p>648.5</text:p>
              </table:table-cell>
              <table:table-cell office:value-type="float" office:value="104">
                <text:p>10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9.262">
                <text:p>179.262</text:p>
              </table:table-cell>
              <table:table-cell office:value-type="float" office:value="650.66">
                <text:p>650.66</text:p>
              </table:table-cell>
              <table:table-cell office:value-type="float" office:value="112">
                <text:p>11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2.298">
                <text:p>192.298</text:p>
              </table:table-cell>
              <table:table-cell office:value-type="float" office:value="652.98">
                <text:p>652.98</text:p>
              </table:table-cell>
              <table:table-cell office:value-type="float" office:value="120">
                <text:p>12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5.382">
                <text:p>205.382</text:p>
              </table:table-cell>
              <table:table-cell office:value-type="float" office:value="655.46">
                <text:p>655.46</text:p>
              </table:table-cell>
              <table:table-cell office:value-type="float" office:value="128">
                <text:p>12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8.518">
                <text:p>218.518</text:p>
              </table:table-cell>
              <table:table-cell office:value-type="float" office:value="658.1">
                <text:p>658.1</text:p>
              </table:table-cell>
              <table:table-cell office:value-type="float" office:value="136">
                <text:p>13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31.708">
                <text:p>231.708</text:p>
              </table:table-cell>
              <table:table-cell office:value-type="float" office:value="660.9">
                <text:p>660.9</text:p>
              </table:table-cell>
              <table:table-cell office:value-type="float" office:value="144">
                <text:p>14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4.956">
                <text:p>244.956</text:p>
              </table:table-cell>
              <table:table-cell office:value-type="float" office:value="663.86">
                <text:p>663.86</text:p>
              </table:table-cell>
              <table:table-cell office:value-type="float" office:value="152">
                <text:p>15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58.264">
                <text:p>258.264</text:p>
              </table:table-cell>
              <table:table-cell office:value-type="float" office:value="666.98">
                <text:p>666.98</text:p>
              </table:table-cell>
              <table:table-cell office:value-type="float" office:value="160">
                <text:p>16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71.636">
                <text:p>271.636</text:p>
              </table:table-cell>
              <table:table-cell office:value-type="float" office:value="670.26">
                <text:p>670.26</text:p>
              </table:table-cell>
              <table:table-cell office:value-type="float" office:value="168">
                <text:p>16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5.076">
                <text:p>285.076</text:p>
              </table:table-cell>
              <table:table-cell office:value-type="float" office:value="673.7">
                <text:p>673.7</text:p>
              </table:table-cell>
              <table:table-cell office:value-type="float" office:value="176">
                <text:p>17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98.586">
                <text:p>298.586</text:p>
              </table:table-cell>
              <table:table-cell office:value-type="float" office:value="677.3">
                <text:p>677.3</text:p>
              </table:table-cell>
              <table:table-cell office:value-type="float" office:value="184">
                <text:p>18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12.17">
                <text:p>312.17</text:p>
              </table:table-cell>
              <table:table-cell office:value-type="float" office:value="681.06">
                <text:p>681.06</text:p>
              </table:table-cell>
              <table:table-cell office:value-type="float" office:value="192">
                <text:p>19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25.83">
                <text:p>325.83</text:p>
              </table:table-cell>
              <table:table-cell office:value-type="float" office:value="684.98">
                <text:p>684.98</text:p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39.57">
                <text:p>339.57</text:p>
              </table:table-cell>
              <table:table-cell office:value-type="float" office:value="689.06">
                <text:p>689.06</text:p>
              </table:table-cell>
              <table:table-cell office:value-type="float" office:value="208">
                <text:p>20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53.392">
                <text:p>353.392</text:p>
              </table:table-cell>
              <table:table-cell office:value-type="float" office:value="693.14">
                <text:p>693.14</text:p>
              </table:table-cell>
              <table:table-cell office:value-type="float" office:value="200">
                <text:p>20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67.294">
                <text:p>367.294</text:p>
              </table:table-cell>
              <table:table-cell office:value-type="float" office:value="697.06">
                <text:p>697.06</text:p>
              </table:table-cell>
              <table:table-cell office:value-type="float" office:value="192">
                <text:p>19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81.273">
                <text:p>381.273</text:p>
              </table:table-cell>
              <table:table-cell office:value-type="float" office:value="700.82">
                <text:p>700.82</text:p>
              </table:table-cell>
              <table:table-cell office:value-type="float" office:value="184">
                <text:p>18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5.326">
                <text:p>395.326</text:p>
              </table:table-cell>
              <table:table-cell office:value-type="float" office:value="704.42">
                <text:p>704.42</text:p>
              </table:table-cell>
              <table:table-cell office:value-type="float" office:value="176">
                <text:p>17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9.448">
                <text:p>409.448</text:p>
              </table:table-cell>
              <table:table-cell office:value-type="float" office:value="707.86">
                <text:p>707.86</text:p>
              </table:table-cell>
              <table:table-cell office:value-type="float" office:value="168">
                <text:p>16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23.638">
                <text:p>423.638</text:p>
              </table:table-cell>
              <table:table-cell office:value-type="float" office:value="711.14">
                <text:p>711.14</text:p>
              </table:table-cell>
              <table:table-cell office:value-type="float" office:value="160">
                <text:p>16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37.892">
                <text:p>437.892</text:p>
              </table:table-cell>
              <table:table-cell office:value-type="float" office:value="714.26">
                <text:p>714.26</text:p>
              </table:table-cell>
              <table:table-cell office:value-type="float" office:value="152">
                <text:p>15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52.207">
                <text:p>452.207</text:p>
              </table:table-cell>
              <table:table-cell office:value-type="float" office:value="717.22">
                <text:p>717.22</text:p>
              </table:table-cell>
              <table:table-cell office:value-type="float" office:value="144">
                <text:p>14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66.58">
                <text:p>466.58</text:p>
              </table:table-cell>
              <table:table-cell office:value-type="float" office:value="720.02">
                <text:p>720.02</text:p>
              </table:table-cell>
              <table:table-cell office:value-type="float" office:value="136">
                <text:p>13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81.006">
                <text:p>481.006</text:p>
              </table:table-cell>
              <table:table-cell office:value-type="float" office:value="722.66">
                <text:p>722.66</text:p>
              </table:table-cell>
              <table:table-cell office:value-type="float" office:value="128">
                <text:p>12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95.484">
                <text:p>495.484</text:p>
              </table:table-cell>
              <table:table-cell office:value-type="float" office:value="725.14">
                <text:p>725.14</text:p>
              </table:table-cell>
              <table:table-cell office:value-type="float" office:value="120">
                <text:p>12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10.01">
                <text:p>510.01</text:p>
              </table:table-cell>
              <table:table-cell office:value-type="float" office:value="727.46">
                <text:p>727.46</text:p>
              </table:table-cell>
              <table:table-cell office:value-type="float" office:value="112">
                <text:p>11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24.581">
                <text:p>524.581</text:p>
              </table:table-cell>
              <table:table-cell office:value-type="float" office:value="729.62">
                <text:p>729.62</text:p>
              </table:table-cell>
              <table:table-cell office:value-type="float" office:value="104">
                <text:p>10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39.194">
                <text:p>539.194</text:p>
              </table:table-cell>
              <table:table-cell office:value-type="float" office:value="731.62">
                <text:p>731.62</text:p>
              </table:table-cell>
              <table:table-cell office:value-type="float" office:value="96">
                <text:p>9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53.844">
                <text:p>553.844</text:p>
              </table:table-cell>
              <table:table-cell office:value-type="float" office:value="733.46">
                <text:p>733.46</text:p>
              </table:table-cell>
              <table:table-cell office:value-type="float" office:value="88">
                <text:p>8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68.53">
                <text:p>568.53</text:p>
              </table:table-cell>
              <table:table-cell office:value-type="float" office:value="735.14">
                <text:p>735.14</text:p>
              </table:table-cell>
              <table:table-cell office:value-type="float" office:value="80">
                <text:p>8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83.248">
                <text:p>583.248</text:p>
              </table:table-cell>
              <table:table-cell office:value-type="float" office:value="736.66">
                <text:p>736.66</text:p>
              </table:table-cell>
              <table:table-cell office:value-type="float" office:value="72">
                <text:p>7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97.995">
                <text:p>597.995</text:p>
              </table:table-cell>
              <table:table-cell office:value-type="float" office:value="738.02">
                <text:p>738.02</text:p>
              </table:table-cell>
              <table:table-cell office:value-type="float" office:value="64">
                <text:p>6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12.768">
                <text:p>612.768</text:p>
              </table:table-cell>
              <table:table-cell office:value-type="float" office:value="739.22">
                <text:p>739.22</text:p>
              </table:table-cell>
              <table:table-cell office:value-type="float" office:value="56">
                <text:p>5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27.562">
                <text:p>627.562</text:p>
              </table:table-cell>
              <table:table-cell office:value-type="float" office:value="740.26">
                <text:p>740.26</text:p>
              </table:table-cell>
              <table:table-cell office:value-type="float" office:value="48">
                <text:p>4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42.376">
                <text:p>642.376</text:p>
              </table:table-cell>
              <table:table-cell office:value-type="float" office:value="741.14">
                <text:p>741.14</text:p>
              </table:table-cell>
              <table:table-cell office:value-type="float" office:value="40">
                <text:p>4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57.206">
                <text:p>657.206</text:p>
              </table:table-cell>
              <table:table-cell office:value-type="float" office:value="741.86">
                <text:p>741.86</text:p>
              </table:table-cell>
              <table:table-cell office:value-type="float" office:value="32">
                <text:p>3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72.049">
                <text:p>672.049</text:p>
              </table:table-cell>
              <table:table-cell office:value-type="float" office:value="742.42">
                <text:p>742.42</text:p>
              </table:table-cell>
              <table:table-cell office:value-type="float" office:value="24">
                <text:p>2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86.902">
                <text:p>686.902</text:p>
              </table:table-cell>
              <table:table-cell office:value-type="float" office:value="742.82">
                <text:p>742.82</text:p>
              </table:table-cell>
              <table:table-cell office:value-type="float" office:value="16">
                <text:p>1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01.76">
                <text:p>701.76</text:p>
              </table:table-cell>
              <table:table-cell office:value-type="float" office:value="743.06">
                <text:p>743.06</text:p>
              </table:table-cell>
              <table:table-cell office:value-type="float" office:value="8">
                <text:p>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16.622">
                <text:p>716.622</text:p>
              </table:table-cell>
              <table:table-cell office:value-type="float" office:value="743.14">
                <text:p>743.14</text:p>
              </table:table-cell>
              <table:table-cell office:value-type="float" office:value="0">
                <text:p>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31.484">
                <text:p>731.484</text:p>
              </table:table-cell>
              <table:table-cell office:value-type="float" office:value="743.06">
                <text:p>743.06</text:p>
              </table:table-cell>
              <table:table-cell office:value-type="float" office:value="-8">
                <text:p>-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46.343">
                <text:p>746.343</text:p>
              </table:table-cell>
              <table:table-cell office:value-type="float" office:value="742.82">
                <text:p>742.82</text:p>
              </table:table-cell>
              <table:table-cell office:value-type="float" office:value="-16">
                <text:p>-1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61.196">
                <text:p>761.196</text:p>
              </table:table-cell>
              <table:table-cell office:value-type="float" office:value="742.42">
                <text:p>742.42</text:p>
              </table:table-cell>
              <table:table-cell office:value-type="float" office:value="-24">
                <text:p>-2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76.038">
                <text:p>776.038</text:p>
              </table:table-cell>
              <table:table-cell office:value-type="float" office:value="741.86">
                <text:p>741.86</text:p>
              </table:table-cell>
              <table:table-cell office:value-type="float" office:value="-32">
                <text:p>-3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90.868">
                <text:p>790.868</text:p>
              </table:table-cell>
              <table:table-cell office:value-type="float" office:value="741.14">
                <text:p>741.14</text:p>
              </table:table-cell>
              <table:table-cell office:value-type="float" office:value="-40">
                <text:p>-4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05.682">
                <text:p>805.682</text:p>
              </table:table-cell>
              <table:table-cell office:value-type="float" office:value="740.26">
                <text:p>740.26</text:p>
              </table:table-cell>
              <table:table-cell office:value-type="float" office:value="-48">
                <text:p>-4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20.477">
                <text:p>820.477</text:p>
              </table:table-cell>
              <table:table-cell office:value-type="float" office:value="739.22">
                <text:p>739.22</text:p>
              </table:table-cell>
              <table:table-cell office:value-type="float" office:value="-56">
                <text:p>-5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35.25">
                <text:p>835.25</text:p>
              </table:table-cell>
              <table:table-cell office:value-type="float" office:value="738.02">
                <text:p>738.02</text:p>
              </table:table-cell>
              <table:table-cell office:value-type="float" office:value="-64">
                <text:p>-6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49.996">
                <text:p>849.996</text:p>
              </table:table-cell>
              <table:table-cell office:value-type="float" office:value="736.66">
                <text:p>736.66</text:p>
              </table:table-cell>
              <table:table-cell office:value-type="float" office:value="-72">
                <text:p>-7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64.714">
                <text:p>864.714</text:p>
              </table:table-cell>
              <table:table-cell office:value-type="float" office:value="735.14">
                <text:p>735.14</text:p>
              </table:table-cell>
              <table:table-cell office:value-type="float" office:value="-80">
                <text:p>-8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79.4">
                <text:p>879.4</text:p>
              </table:table-cell>
              <table:table-cell office:value-type="float" office:value="733.46">
                <text:p>733.46</text:p>
              </table:table-cell>
              <table:table-cell office:value-type="float" office:value="-88">
                <text:p>-8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94.051">
                <text:p>894.051</text:p>
              </table:table-cell>
              <table:table-cell office:value-type="float" office:value="731.62">
                <text:p>731.62</text:p>
              </table:table-cell>
              <table:table-cell office:value-type="float" office:value="-96">
                <text:p>-9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08.664">
                <text:p>908.664</text:p>
              </table:table-cell>
              <table:table-cell office:value-type="float" office:value="729.62">
                <text:p>729.62</text:p>
              </table:table-cell>
              <table:table-cell office:value-type="float" office:value="-104">
                <text:p>-10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23.234">
                <text:p>923.234</text:p>
              </table:table-cell>
              <table:table-cell office:value-type="float" office:value="727.46">
                <text:p>727.46</text:p>
              </table:table-cell>
              <table:table-cell office:value-type="float" office:value="-112">
                <text:p>-11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37.76">
                <text:p>937.76</text:p>
              </table:table-cell>
              <table:table-cell office:value-type="float" office:value="725.14">
                <text:p>725.14</text:p>
              </table:table-cell>
              <table:table-cell office:value-type="float" office:value="-120">
                <text:p>-12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52.238">
                <text:p>952.238</text:p>
              </table:table-cell>
              <table:table-cell office:value-type="float" office:value="722.66">
                <text:p>722.66</text:p>
              </table:table-cell>
              <table:table-cell office:value-type="float" office:value="-128">
                <text:p>-12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66.665">
                <text:p>966.665</text:p>
              </table:table-cell>
              <table:table-cell office:value-type="float" office:value="720.02">
                <text:p>720.02</text:p>
              </table:table-cell>
              <table:table-cell office:value-type="float" office:value="-136">
                <text:p>-13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81.038">
                <text:p>981.038</text:p>
              </table:table-cell>
              <table:table-cell office:value-type="float" office:value="717.22">
                <text:p>717.22</text:p>
              </table:table-cell>
              <table:table-cell office:value-type="float" office:value="-144">
                <text:p>-14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95.352">
                <text:p>995.352</text:p>
              </table:table-cell>
              <table:table-cell office:value-type="float" office:value="714.26">
                <text:p>714.26</text:p>
              </table:table-cell>
              <table:table-cell office:value-type="float" office:value="-152">
                <text:p>-15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09.606">
                <text:p>1009.606</text:p>
              </table:table-cell>
              <table:table-cell office:value-type="float" office:value="711.14">
                <text:p>711.14</text:p>
              </table:table-cell>
              <table:table-cell office:value-type="float" office:value="-160">
                <text:p>-16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23.796">
                <text:p>1023.796</text:p>
              </table:table-cell>
              <table:table-cell office:value-type="float" office:value="707.86">
                <text:p>707.86</text:p>
              </table:table-cell>
              <table:table-cell office:value-type="float" office:value="-168">
                <text:p>-16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37.919">
                <text:p>1037.919</text:p>
              </table:table-cell>
              <table:table-cell office:value-type="float" office:value="704.42">
                <text:p>704.42</text:p>
              </table:table-cell>
              <table:table-cell office:value-type="float" office:value="-176">
                <text:p>-17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51.972">
                <text:p>1051.972</text:p>
              </table:table-cell>
              <table:table-cell office:value-type="float" office:value="700.82">
                <text:p>700.82</text:p>
              </table:table-cell>
              <table:table-cell office:value-type="float" office:value="-184">
                <text:p>-18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65.95">
                <text:p>1065.95</text:p>
              </table:table-cell>
              <table:table-cell office:value-type="float" office:value="697.06">
                <text:p>697.06</text:p>
              </table:table-cell>
              <table:table-cell office:value-type="float" office:value="-192">
                <text:p>-19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79.852">
                <text:p>1079.852</text:p>
              </table:table-cell>
              <table:table-cell office:value-type="float" office:value="693.14">
                <text:p>693.14</text:p>
              </table:table-cell>
              <table:table-cell office:value-type="float" office:value="-200">
                <text:p>-20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93.674">
                <text:p>1093.674</text:p>
              </table:table-cell>
              <table:table-cell office:value-type="float" office:value="689.06">
                <text:p>689.06</text:p>
              </table:table-cell>
              <table:table-cell office:value-type="float" office:value="-208">
                <text:p>-20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07.413">
                <text:p>1107.413</text:p>
              </table:table-cell>
              <table:table-cell office:value-type="float" office:value="684.82">
                <text:p>684.82</text:p>
              </table:table-cell>
              <table:table-cell office:value-type="float" office:value="-216">
                <text:p>-21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21.066">
                <text:p>1121.066</text:p>
              </table:table-cell>
              <table:table-cell office:value-type="float" office:value="680.42">
                <text:p>680.42</text:p>
              </table:table-cell>
              <table:table-cell office:value-type="float" office:value="-224">
                <text:p>-22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34.628">
                <text:p>1134.628</text:p>
              </table:table-cell>
              <table:table-cell office:value-type="float" office:value="675.86">
                <text:p>675.86</text:p>
              </table:table-cell>
              <table:table-cell office:value-type="float" office:value="-232">
                <text:p>-23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48.098">
                <text:p>1148.098</text:p>
              </table:table-cell>
              <table:table-cell office:value-type="float" office:value="671.14">
                <text:p>671.14</text:p>
              </table:table-cell>
              <table:table-cell office:value-type="float" office:value="-240">
                <text:p>-24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61.472">
                <text:p>1161.472</text:p>
              </table:table-cell>
              <table:table-cell office:value-type="float" office:value="666.26">
                <text:p>666.26</text:p>
              </table:table-cell>
              <table:table-cell office:value-type="float" office:value="-248">
                <text:p>-24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74.748">
                <text:p>1174.748</text:p>
              </table:table-cell>
              <table:table-cell office:value-type="float" office:value="661.28">
                <text:p>661.28</text:p>
              </table:table-cell>
              <table:table-cell office:value-type="float" office:value="-250">
                <text:p>-25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87.923">
                <text:p>1187.923</text:p>
              </table:table-cell>
              <table:table-cell office:value-type="float" office:value="656.28">
                <text:p>65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00.999">
                <text:p>1200.999</text:p>
              </table:table-cell>
              <table:table-cell office:value-type="float" office:value="651.28">
                <text:p>65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13.975">
                <text:p>1213.975</text:p>
              </table:table-cell>
              <table:table-cell office:value-type="float" office:value="646.28">
                <text:p>64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26.85">
                <text:p>1226.85</text:p>
              </table:table-cell>
              <table:table-cell office:value-type="float" office:value="641.28">
                <text:p>64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39.626">
                <text:p>1239.626</text:p>
              </table:table-cell>
              <table:table-cell office:value-type="float" office:value="636.28">
                <text:p>63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52.301">
                <text:p>1252.301</text:p>
              </table:table-cell>
              <table:table-cell office:value-type="float" office:value="631.28">
                <text:p>63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64.877">
                <text:p>1264.877</text:p>
              </table:table-cell>
              <table:table-cell office:value-type="float" office:value="626.28">
                <text:p>62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77.353">
                <text:p>1277.353</text:p>
              </table:table-cell>
              <table:table-cell office:value-type="float" office:value="621.28">
                <text:p>62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89.728">
                <text:p>1289.728</text:p>
              </table:table-cell>
              <table:table-cell office:value-type="float" office:value="616.28">
                <text:p>61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02.004">
                <text:p>1302.004</text:p>
              </table:table-cell>
              <table:table-cell office:value-type="float" office:value="611.28">
                <text:p>61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14.179">
                <text:p>1314.179</text:p>
              </table:table-cell>
              <table:table-cell office:value-type="float" office:value="606.28">
                <text:p>60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26.255">
                <text:p>1326.255</text:p>
              </table:table-cell>
              <table:table-cell office:value-type="float" office:value="601.28">
                <text:p>60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38.231">
                <text:p>1338.231</text:p>
              </table:table-cell>
              <table:table-cell office:value-type="float" office:value="596.28">
                <text:p>59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50.106">
                <text:p>1350.106</text:p>
              </table:table-cell>
              <table:table-cell office:value-type="float" office:value="591.28">
                <text:p>59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61.882">
                <text:p>1361.882</text:p>
              </table:table-cell>
              <table:table-cell office:value-type="float" office:value="586.28">
                <text:p>58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73.557">
                <text:p>1373.557</text:p>
              </table:table-cell>
              <table:table-cell office:value-type="float" office:value="581.28">
                <text:p>58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85.133">
                <text:p>1385.133</text:p>
              </table:table-cell>
              <table:table-cell office:value-type="float" office:value="576.28">
                <text:p>57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96.609">
                <text:p>1396.609</text:p>
              </table:table-cell>
              <table:table-cell office:value-type="float" office:value="571.28">
                <text:p>57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07.984">
                <text:p>1407.984</text:p>
              </table:table-cell>
              <table:table-cell office:value-type="float" office:value="566.28">
                <text:p>56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19.26">
                <text:p>1419.26</text:p>
              </table:table-cell>
              <table:table-cell office:value-type="float" office:value="561.28">
                <text:p>56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30.435">
                <text:p>1430.435</text:p>
              </table:table-cell>
              <table:table-cell office:value-type="float" office:value="556.28">
                <text:p>55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41.511">
                <text:p>1441.511</text:p>
              </table:table-cell>
              <table:table-cell office:value-type="float" office:value="551.28">
                <text:p>55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52.487">
                <text:p>1452.487</text:p>
              </table:table-cell>
              <table:table-cell office:value-type="float" office:value="546.28">
                <text:p>54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63.362">
                <text:p>1463.362</text:p>
              </table:table-cell>
              <table:table-cell office:value-type="float" office:value="541.28">
                <text:p>54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74.138">
                <text:p>1474.138</text:p>
              </table:table-cell>
              <table:table-cell office:value-type="float" office:value="536.28">
                <text:p>53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484.813">
                <text:p>1484.813</text:p>
              </table:table-cell>
              <table:table-cell office:value-type="float" office:value="531.28">
                <text:p>53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95.389">
                <text:p>1495.389</text:p>
              </table:table-cell>
              <table:table-cell office:value-type="float" office:value="526.28">
                <text:p>52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05.865">
                <text:p>1505.865</text:p>
              </table:table-cell>
              <table:table-cell office:value-type="float" office:value="521.28">
                <text:p>52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16.24">
                <text:p>1516.24</text:p>
              </table:table-cell>
              <table:table-cell office:value-type="float" office:value="516.28">
                <text:p>51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26.516">
                <text:p>1526.516</text:p>
              </table:table-cell>
              <table:table-cell office:value-type="float" office:value="511.28">
                <text:p>51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36.691">
                <text:p>1536.691</text:p>
              </table:table-cell>
              <table:table-cell office:value-type="float" office:value="506.28">
                <text:p>50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46.767">
                <text:p>1546.767</text:p>
              </table:table-cell>
              <table:table-cell office:value-type="float" office:value="501.28">
                <text:p>50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56.743">
                <text:p>1556.743</text:p>
              </table:table-cell>
              <table:table-cell office:value-type="float" office:value="496.28">
                <text:p>49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66.618">
                <text:p>1566.618</text:p>
              </table:table-cell>
              <table:table-cell office:value-type="float" office:value="491.28">
                <text:p>49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76.394">
                <text:p>1576.394</text:p>
              </table:table-cell>
              <table:table-cell office:value-type="float" office:value="486.28">
                <text:p>48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86.069">
                <text:p>1586.069</text:p>
              </table:table-cell>
              <table:table-cell office:value-type="float" office:value="481.28">
                <text:p>48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95.645">
                <text:p>1595.645</text:p>
              </table:table-cell>
              <table:table-cell office:value-type="float" office:value="476.28">
                <text:p>47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05.121">
                <text:p>1605.121</text:p>
              </table:table-cell>
              <table:table-cell office:value-type="float" office:value="471.28">
                <text:p>47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14.496">
                <text:p>1614.496</text:p>
              </table:table-cell>
              <table:table-cell office:value-type="float" office:value="466.28">
                <text:p>46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23.772">
                <text:p>1623.772</text:p>
              </table:table-cell>
              <table:table-cell office:value-type="float" office:value="461.28">
                <text:p>46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32.947">
                <text:p>1632.947</text:p>
              </table:table-cell>
              <table:table-cell office:value-type="float" office:value="456.28">
                <text:p>45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42.023">
                <text:p>1642.023</text:p>
              </table:table-cell>
              <table:table-cell office:value-type="float" office:value="451.28">
                <text:p>45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50.999">
                <text:p>1650.999</text:p>
              </table:table-cell>
              <table:table-cell office:value-type="float" office:value="446.28">
                <text:p>44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59.874">
                <text:p>1659.874</text:p>
              </table:table-cell>
              <table:table-cell office:value-type="float" office:value="441.28">
                <text:p>44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68.65">
                <text:p>1668.65</text:p>
              </table:table-cell>
              <table:table-cell office:value-type="float" office:value="436.28">
                <text:p>43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77.325">
                <text:p>1677.325</text:p>
              </table:table-cell>
              <table:table-cell office:value-type="float" office:value="431.28">
                <text:p>43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85.901">
                <text:p>1685.901</text:p>
              </table:table-cell>
              <table:table-cell office:value-type="float" office:value="426.28">
                <text:p>42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94.377">
                <text:p>1694.377</text:p>
              </table:table-cell>
              <table:table-cell office:value-type="float" office:value="421.28">
                <text:p>42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02.752">
                <text:p>1702.752</text:p>
              </table:table-cell>
              <table:table-cell office:value-type="float" office:value="416.28">
                <text:p>41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711.028">
                <text:p>1711.028</text:p>
              </table:table-cell>
              <table:table-cell office:value-type="float" office:value="411.28">
                <text:p>41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19.203">
                <text:p>1719.203</text:p>
              </table:table-cell>
              <table:table-cell office:value-type="float" office:value="406.28">
                <text:p>40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27.279">
                <text:p>1727.279</text:p>
              </table:table-cell>
              <table:table-cell office:value-type="float" office:value="401.28">
                <text:p>40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35.255">
                <text:p>1735.255</text:p>
              </table:table-cell>
              <table:table-cell office:value-type="float" office:value="396.28">
                <text:p>39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43.13">
                <text:p>1743.13</text:p>
              </table:table-cell>
              <table:table-cell office:value-type="float" office:value="391.28">
                <text:p>39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50.906">
                <text:p>1750.906</text:p>
              </table:table-cell>
              <table:table-cell office:value-type="float" office:value="386.28">
                <text:p>38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58.581">
                <text:p>1758.581</text:p>
              </table:table-cell>
              <table:table-cell office:value-type="float" office:value="381.28">
                <text:p>38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66.157">
                <text:p>1766.157</text:p>
              </table:table-cell>
              <table:table-cell office:value-type="float" office:value="376.28">
                <text:p>37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73.633">
                <text:p>1773.633</text:p>
              </table:table-cell>
              <table:table-cell office:value-type="float" office:value="371.28">
                <text:p>37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81.008">
                <text:p>1781.008</text:p>
              </table:table-cell>
              <table:table-cell office:value-type="float" office:value="366.28">
                <text:p>36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88.284">
                <text:p>1788.284</text:p>
              </table:table-cell>
              <table:table-cell office:value-type="float" office:value="361.28">
                <text:p>36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95.459">
                <text:p>1795.459</text:p>
              </table:table-cell>
              <table:table-cell office:value-type="float" office:value="356.28">
                <text:p>35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02.535">
                <text:p>1802.535</text:p>
              </table:table-cell>
              <table:table-cell office:value-type="float" office:value="351.28">
                <text:p>35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09.511">
                <text:p>1809.511</text:p>
              </table:table-cell>
              <table:table-cell office:value-type="float" office:value="346.28">
                <text:p>34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816.386">
                <text:p>1816.386</text:p>
              </table:table-cell>
              <table:table-cell office:value-type="float" office:value="341.28">
                <text:p>34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23.162">
                <text:p>1823.162</text:p>
              </table:table-cell>
              <table:table-cell office:value-type="float" office:value="336.28">
                <text:p>33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829.837">
                <text:p>1829.837</text:p>
              </table:table-cell>
              <table:table-cell office:value-type="float" office:value="331.28">
                <text:p>33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836.413">
                <text:p>1836.413</text:p>
              </table:table-cell>
              <table:table-cell office:value-type="float" office:value="326.28">
                <text:p>32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842.889">
                <text:p>1842.889</text:p>
              </table:table-cell>
              <table:table-cell office:value-type="float" office:value="321.28">
                <text:p>32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849.264">
                <text:p>1849.264</text:p>
              </table:table-cell>
              <table:table-cell office:value-type="float" office:value="316.28">
                <text:p>31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55.54">
                <text:p>1855.54</text:p>
              </table:table-cell>
              <table:table-cell office:value-type="float" office:value="311.28">
                <text:p>31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61.715">
                <text:p>1861.715</text:p>
              </table:table-cell>
              <table:table-cell office:value-type="float" office:value="306.28">
                <text:p>30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67.791">
                <text:p>1867.791</text:p>
              </table:table-cell>
              <table:table-cell office:value-type="float" office:value="301.28">
                <text:p>30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73.767">
                <text:p>1873.767</text:p>
              </table:table-cell>
              <table:table-cell office:value-type="float" office:value="296.28">
                <text:p>29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879.642">
                <text:p>1879.642</text:p>
              </table:table-cell>
              <table:table-cell office:value-type="float" office:value="291.28">
                <text:p>29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885.418">
                <text:p>1885.418</text:p>
              </table:table-cell>
              <table:table-cell office:value-type="float" office:value="286.28">
                <text:p>28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91.093">
                <text:p>1891.093</text:p>
              </table:table-cell>
              <table:table-cell office:value-type="float" office:value="281.28">
                <text:p>28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896.669">
                <text:p>1896.669</text:p>
              </table:table-cell>
              <table:table-cell office:value-type="float" office:value="276.28">
                <text:p>27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902.145">
                <text:p>1902.145</text:p>
              </table:table-cell>
              <table:table-cell office:value-type="float" office:value="271.28">
                <text:p>27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907.52">
                <text:p>1907.52</text:p>
              </table:table-cell>
              <table:table-cell office:value-type="float" office:value="266.28">
                <text:p>26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12.796">
                <text:p>1912.796</text:p>
              </table:table-cell>
              <table:table-cell office:value-type="float" office:value="261.28">
                <text:p>26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917.971">
                <text:p>1917.971</text:p>
              </table:table-cell>
              <table:table-cell office:value-type="float" office:value="256.28">
                <text:p>25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23.047">
                <text:p>1923.047</text:p>
              </table:table-cell>
              <table:table-cell office:value-type="float" office:value="251.28">
                <text:p>25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28.023">
                <text:p>1928.023</text:p>
              </table:table-cell>
              <table:table-cell office:value-type="float" office:value="246.28">
                <text:p>24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932.898">
                <text:p>1932.898</text:p>
              </table:table-cell>
              <table:table-cell office:value-type="float" office:value="241.28">
                <text:p>24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937.674">
                <text:p>1937.674</text:p>
              </table:table-cell>
              <table:table-cell office:value-type="float" office:value="236.28">
                <text:p>23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942.349">
                <text:p>1942.349</text:p>
              </table:table-cell>
              <table:table-cell office:value-type="float" office:value="231.28">
                <text:p>23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46.925">
                <text:p>1946.925</text:p>
              </table:table-cell>
              <table:table-cell office:value-type="float" office:value="226.28">
                <text:p>22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51.401">
                <text:p>1951.401</text:p>
              </table:table-cell>
              <table:table-cell office:value-type="float" office:value="221.28">
                <text:p>22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55.776">
                <text:p>1955.776</text:p>
              </table:table-cell>
              <table:table-cell office:value-type="float" office:value="216.28">
                <text:p>21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960.052">
                <text:p>1960.052</text:p>
              </table:table-cell>
              <table:table-cell office:value-type="float" office:value="211.28">
                <text:p>21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964.227">
                <text:p>1964.227</text:p>
              </table:table-cell>
              <table:table-cell office:value-type="float" office:value="206.28">
                <text:p>20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68.303">
                <text:p>1968.303</text:p>
              </table:table-cell>
              <table:table-cell office:value-type="float" office:value="201.28">
                <text:p>20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972.279">
                <text:p>1972.279</text:p>
              </table:table-cell>
              <table:table-cell office:value-type="float" office:value="196.28">
                <text:p>19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976.154">
                <text:p>1976.154</text:p>
              </table:table-cell>
              <table:table-cell office:value-type="float" office:value="191.28">
                <text:p>19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979.93">
                <text:p>1979.93</text:p>
              </table:table-cell>
              <table:table-cell office:value-type="float" office:value="186.28">
                <text:p>18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83.605">
                <text:p>1983.605</text:p>
              </table:table-cell>
              <table:table-cell office:value-type="float" office:value="181.28">
                <text:p>18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987.181">
                <text:p>1987.181</text:p>
              </table:table-cell>
              <table:table-cell office:value-type="float" office:value="176.28">
                <text:p>17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90.657">
                <text:p>1990.657</text:p>
              </table:table-cell>
              <table:table-cell office:value-type="float" office:value="171.28">
                <text:p>17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94.032">
                <text:p>1994.032</text:p>
              </table:table-cell>
              <table:table-cell office:value-type="float" office:value="166.28">
                <text:p>16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97.308">
                <text:p>1997.308</text:p>
              </table:table-cell>
              <table:table-cell office:value-type="float" office:value="161.28">
                <text:p>16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000.483">
                <text:p>2000.483</text:p>
              </table:table-cell>
              <table:table-cell office:value-type="float" office:value="156.28">
                <text:p>15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003.559">
                <text:p>2003.559</text:p>
              </table:table-cell>
              <table:table-cell office:value-type="float" office:value="151.28">
                <text:p>15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06.535">
                <text:p>2006.535</text:p>
              </table:table-cell>
              <table:table-cell office:value-type="float" office:value="146.28">
                <text:p>14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009.41">
                <text:p>2009.41</text:p>
              </table:table-cell>
              <table:table-cell office:value-type="float" office:value="141.28">
                <text:p>14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12.186">
                <text:p>2012.186</text:p>
              </table:table-cell>
              <table:table-cell office:value-type="float" office:value="136.28">
                <text:p>13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14.861">
                <text:p>2014.861</text:p>
              </table:table-cell>
              <table:table-cell office:value-type="float" office:value="131.28">
                <text:p>13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17.437">
                <text:p>2017.437</text:p>
              </table:table-cell>
              <table:table-cell office:value-type="float" office:value="126.28">
                <text:p>12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19.913">
                <text:p>2019.913</text:p>
              </table:table-cell>
              <table:table-cell office:value-type="float" office:value="121.28">
                <text:p>12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22.288">
                <text:p>2022.288</text:p>
              </table:table-cell>
              <table:table-cell office:value-type="float" office:value="116.28">
                <text:p>11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24.564">
                <text:p>2024.564</text:p>
              </table:table-cell>
              <table:table-cell office:value-type="float" office:value="111.28">
                <text:p>11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26.739">
                <text:p>2026.739</text:p>
              </table:table-cell>
              <table:table-cell office:value-type="float" office:value="106.28">
                <text:p>10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28.815">
                <text:p>2028.815</text:p>
              </table:table-cell>
              <table:table-cell office:value-type="float" office:value="101.28">
                <text:p>10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30.791">
                <text:p>2030.791</text:p>
              </table:table-cell>
              <table:table-cell office:value-type="float" office:value="96.28">
                <text:p>9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32.666">
                <text:p>2032.666</text:p>
              </table:table-cell>
              <table:table-cell office:value-type="float" office:value="91.28">
                <text:p>9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34.442">
                <text:p>2034.442</text:p>
              </table:table-cell>
              <table:table-cell office:value-type="float" office:value="86.28">
                <text:p>8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36.117">
                <text:p>2036.117</text:p>
              </table:table-cell>
              <table:table-cell office:value-type="float" office:value="81.28">
                <text:p>8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37.693">
                <text:p>2037.693</text:p>
              </table:table-cell>
              <table:table-cell office:value-type="float" office:value="76.28">
                <text:p>7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39.169">
                <text:p>2039.169</text:p>
              </table:table-cell>
              <table:table-cell office:value-type="float" office:value="71.36">
                <text:p>71.36</text:p>
              </table:table-cell>
              <table:table-cell office:value-type="float" office:value="-242">
                <text:p>-24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40.549">
                <text:p>2040.549</text:p>
              </table:table-cell>
              <table:table-cell office:value-type="float" office:value="66.6">
                <text:p>66.6</text:p>
              </table:table-cell>
              <table:table-cell office:value-type="float" office:value="-234">
                <text:p>-23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41.835">
                <text:p>2041.835</text:p>
              </table:table-cell>
              <table:table-cell office:value-type="float" office:value="62">
                <text:p>62</text:p>
              </table:table-cell>
              <table:table-cell office:value-type="float" office:value="-226">
                <text:p>-22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43.031">
                <text:p>2043.031</text:p>
              </table:table-cell>
              <table:table-cell office:value-type="float" office:value="57.56">
                <text:p>57.56</text:p>
              </table:table-cell>
              <table:table-cell office:value-type="float" office:value="-218">
                <text:p>-21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44.139">
                <text:p>2044.139</text:p>
              </table:table-cell>
              <table:table-cell office:value-type="float" office:value="53.28">
                <text:p>53.28</text:p>
              </table:table-cell>
              <table:table-cell office:value-type="float" office:value="-210">
                <text:p>-21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45.163">
                <text:p>2045.163</text:p>
              </table:table-cell>
              <table:table-cell office:value-type="float" office:value="49.16">
                <text:p>49.16</text:p>
              </table:table-cell>
              <table:table-cell office:value-type="float" office:value="-202">
                <text:p>-20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46.107">
                <text:p>2046.107</text:p>
              </table:table-cell>
              <table:table-cell office:value-type="float" office:value="45.2">
                <text:p>45.2</text:p>
              </table:table-cell>
              <table:table-cell office:value-type="float" office:value="-194">
                <text:p>-19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46.973">
                <text:p>2046.973</text:p>
              </table:table-cell>
              <table:table-cell office:value-type="float" office:value="41.4">
                <text:p>41.4</text:p>
              </table:table-cell>
              <table:table-cell office:value-type="float" office:value="-186">
                <text:p>-18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47.765">
                <text:p>2047.765</text:p>
              </table:table-cell>
              <table:table-cell office:value-type="float" office:value="37.76">
                <text:p>37.76</text:p>
              </table:table-cell>
              <table:table-cell office:value-type="float" office:value="-178">
                <text:p>-17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048.485">
                <text:p>2048.485</text:p>
              </table:table-cell>
              <table:table-cell office:value-type="float" office:value="34.28">
                <text:p>34.28</text:p>
              </table:table-cell>
              <table:table-cell office:value-type="float" office:value="-170">
                <text:p>-17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49.137">
                <text:p>2049.137</text:p>
              </table:table-cell>
              <table:table-cell office:value-type="float" office:value="30.96">
                <text:p>30.96</text:p>
              </table:table-cell>
              <table:table-cell office:value-type="float" office:value="-162">
                <text:p>-16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049.725">
                <text:p>2049.725</text:p>
              </table:table-cell>
              <table:table-cell office:value-type="float" office:value="27.8">
                <text:p>27.8</text:p>
              </table:table-cell>
              <table:table-cell office:value-type="float" office:value="-154">
                <text:p>-15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50.251">
                <text:p>2050.251</text:p>
              </table:table-cell>
              <table:table-cell office:value-type="float" office:value="24.8">
                <text:p>24.8</text:p>
              </table:table-cell>
              <table:table-cell office:value-type="float" office:value="-146">
                <text:p>-14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50.719">
                <text:p>2050.719</text:p>
              </table:table-cell>
              <table:table-cell office:value-type="float" office:value="21.96">
                <text:p>21.96</text:p>
              </table:table-cell>
              <table:table-cell office:value-type="float" office:value="-138">
                <text:p>-13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51.131">
                <text:p>2051.131</text:p>
              </table:table-cell>
              <table:table-cell office:value-type="float" office:value="19.28">
                <text:p>19.28</text:p>
              </table:table-cell>
              <table:table-cell office:value-type="float" office:value="-130">
                <text:p>-13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51.491">
                <text:p>2051.491</text:p>
              </table:table-cell>
              <table:table-cell office:value-type="float" office:value="16.76">
                <text:p>16.76</text:p>
              </table:table-cell>
              <table:table-cell office:value-type="float" office:value="-122">
                <text:p>-12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051.803">
                <text:p>2051.803</text:p>
              </table:table-cell>
              <table:table-cell office:value-type="float" office:value="14.4">
                <text:p>14.4</text:p>
              </table:table-cell>
              <table:table-cell office:value-type="float" office:value="-114">
                <text:p>-11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052.069">
                <text:p>2052.069</text:p>
              </table:table-cell>
              <table:table-cell office:value-type="float" office:value="12.2">
                <text:p>12.2</text:p>
              </table:table-cell>
              <table:table-cell office:value-type="float" office:value="-106">
                <text:p>-10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052.293">
                <text:p>2052.293</text:p>
              </table:table-cell>
              <table:table-cell office:value-type="float" office:value="10.16">
                <text:p>10.16</text:p>
              </table:table-cell>
              <table:table-cell office:value-type="float" office:value="-98">
                <text:p>-9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052.477">
                <text:p>2052.477</text:p>
              </table:table-cell>
              <table:table-cell office:value-type="float" office:value="8.28">
                <text:p>8.28</text:p>
              </table:table-cell>
              <table:table-cell office:value-type="float" office:value="-90">
                <text:p>-9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052.625">
                <text:p>2052.625</text:p>
              </table:table-cell>
              <table:table-cell office:value-type="float" office:value="6.56">
                <text:p>6.56</text:p>
              </table:table-cell>
              <table:table-cell office:value-type="float" office:value="-82">
                <text:p>-8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052.741">
                <text:p>2052.741</text:p>
              </table:table-cell>
              <table:table-cell office:value-type="float" office:value="5">
                <text:p>5</text:p>
              </table:table-cell>
              <table:table-cell office:value-type="float" office:value="-74">
                <text:p>-7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052.827">
                <text:p>2052.827</text:p>
              </table:table-cell>
              <table:table-cell office:value-type="float" office:value="3.6">
                <text:p>3.6</text:p>
              </table:table-cell>
              <table:table-cell office:value-type="float" office:value="-66">
                <text:p>-6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052.887">
                <text:p>2052.887</text:p>
              </table:table-cell>
              <table:table-cell office:value-type="float" office:value="2.36">
                <text:p>2.36</text:p>
              </table:table-cell>
              <table:table-cell office:value-type="float" office:value="-58">
                <text:p>-5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052.923">
                <text:p>2052.923</text:p>
              </table:table-cell>
              <table:table-cell office:value-type="float" office:value="1.28">
                <text:p>1.28</text:p>
              </table:table-cell>
              <table:table-cell office:value-type="float" office:value="-50">
                <text:p>-5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052.939">
                <text:p>2052.939</text:p>
              </table:table-cell>
              <table:table-cell office:value-type="float" office:value="0.36">
                <text:p>0.36</text:p>
              </table:table-cell>
              <table:table-cell office:value-type="float" office:value="-42">
                <text:p>-4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52.943">
                <text:p>2052.943</text:p>
              </table:table-cell>
              <table:table-cell office:value-type="float" office:value="0">
                <text:p>0</text:p>
              </table:table-cell>
              <table:table-cell office:value-type="float" office:value="-34">
                <text:p>-3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052.943">
                <text:p>2052.943</text:p>
              </table:table-cell>
              <table:table-cell office:value-type="float" office:value="0">
                <text:p>0</text:p>
              </table:table-cell>
              <table:table-cell office:value-type="float" office:value="-26">
                <text:p>-2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052.943">
                <text:p>2052.943</text:p>
              </table:table-cell>
              <table:table-cell office:value-type="float" office:value="0">
                <text:p>0</text:p>
              </table:table-cell>
              <table:table-cell office:value-type="float" office:value="-18">
                <text:p>-1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052.943">
                <text:p>2052.943</text:p>
              </table:table-cell>
              <table:table-cell office:value-type="float" office:value="0">
                <text:p>0</text:p>
              </table:table-cell>
              <table:table-cell office:value-type="float" office:value="-10">
                <text:p>-1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052.943">
                <text:p>2052.943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400">
                <text:p>4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7.791cm" svg:height="21.257cm" xlink:href=".." xlink:type="simple" chart:class="chart:line" chart:style-name="ch1">
        <chart:legend chart:legend-position="end" svg:x="36.262cm" svg:y="9.582cm" style:legend-expansion="high" chart:style-name="ch2"/>
        <chart:plot-area chart:style-name="ch3" table:cell-range-address="Sheet5.A1:Sheet5.D391" chart:data-source-has-labels="row" svg:x="0.755cm" svg:y="0.425cm" svg:width="34.752cm" svg:height="20.407cm">
          <chartooo:coordinate-region svg:x="1.853cm" svg:y="0.624cm" svg:width="33.654cm" svg:height="20.0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A2:Sheet5.A391" chart:label-cell-address="Sheet5.A1:Sheet5.A1" chart:class="chart:line">
            <chart:data-point chart:repeated="390"/>
          </chart:series>
          <chart:series chart:style-name="ch7" chart:values-cell-range-address="Sheet5.B2:Sheet5.B391" chart:label-cell-address="Sheet5.B1:Sheet5.B1" chart:class="chart:line">
            <chart:data-point chart:repeated="390"/>
          </chart:series>
          <chart:series chart:style-name="ch8" chart:values-cell-range-address="Sheet5.C2:Sheet5.C391" chart:label-cell-address="Sheet5.C1:Sheet5.C1" chart:class="chart:line">
            <chart:data-point chart:repeated="390"/>
          </chart:series>
          <chart:series chart:style-name="ch9" chart:values-cell-range-address="Sheet5.D2:Sheet5.D391" chart:label-cell-address="Sheet5.D1:Sheet5.D1" chart:class="chart:line">
            <chart:data-point chart:repeated="3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</text:p>
                <draw:g>
                  <svg:desc>Sheet5.A1:Sheet5.A1</svg:desc>
                </draw:g>
              </table:table-cell>
              <table:table-cell office:value-type="string">
                <text:p>v</text:p>
                <draw:g>
                  <svg:desc>Sheet5.B1:Sheet5.B1</svg:desc>
                </draw:g>
              </table:table-cell>
              <table:table-cell office:value-type="string">
                <text:p>a</text:p>
                <draw:g>
                  <svg:desc>Sheet5.C1:Sheet5.C1</svg:desc>
                </draw:g>
              </table:table-cell>
              <table:table-cell office:value-type="string">
                <text:p>j</text:p>
                <draw:g>
                  <svg:desc>Sheet5.D1:Sheet5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Sheet5.A2:Sheet5.A391</svg:desc>
                </draw:g>
              </table:table-cell>
              <table:table-cell office:value-type="float" office:value="0.08">
                <text:p>0.08</text:p>
                <draw:g>
                  <svg:desc>Sheet5.B2:Sheet5.B391</svg:desc>
                </draw:g>
              </table:table-cell>
              <table:table-cell office:value-type="float" office:value="8">
                <text:p>8</text:p>
                <draw:g>
                  <svg:desc>Sheet5.C2:Sheet5.C391</svg:desc>
                </draw:g>
              </table:table-cell>
              <table:table-cell office:value-type="float" office:value="400">
                <text:p>400</text:p>
                <draw:g>
                  <svg:desc>Sheet5.D2:Sheet5.D3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">
                <text:p>0.005</text:p>
              </table:table-cell>
              <table:table-cell office:value-type="float" office:value="0.32">
                <text:p>0.32</text:p>
              </table:table-cell>
              <table:table-cell office:value-type="float" office:value="16">
                <text:p>1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72">
                <text:p>0.72</text:p>
              </table:table-cell>
              <table:table-cell office:value-type="float" office:value="24">
                <text:p>2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">
                <text:p>0.035</text:p>
              </table:table-cell>
              <table:table-cell office:value-type="float" office:value="1.28">
                <text:p>1.28</text:p>
              </table:table-cell>
              <table:table-cell office:value-type="float" office:value="32">
                <text:p>3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8">
                <text:p>0.068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7">
                <text:p>0.117</text:p>
              </table:table-cell>
              <table:table-cell office:value-type="float" office:value="2.88">
                <text:p>2.88</text:p>
              </table:table-cell>
              <table:table-cell office:value-type="float" office:value="48">
                <text:p>4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5">
                <text:p>0.185</text:p>
              </table:table-cell>
              <table:table-cell office:value-type="float" office:value="3.92">
                <text:p>3.92</text:p>
              </table:table-cell>
              <table:table-cell office:value-type="float" office:value="56">
                <text:p>5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75">
                <text:p>0.275</text:p>
              </table:table-cell>
              <table:table-cell office:value-type="float" office:value="5.12">
                <text:p>5.12</text:p>
              </table:table-cell>
              <table:table-cell office:value-type="float" office:value="64">
                <text:p>6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1">
                <text:p>0.391</text:p>
              </table:table-cell>
              <table:table-cell office:value-type="float" office:value="6.48">
                <text:p>6.48</text:p>
              </table:table-cell>
              <table:table-cell office:value-type="float" office:value="72">
                <text:p>7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6">
                <text:p>0.536</text:p>
              </table:table-cell>
              <table:table-cell office:value-type="float" office:value="8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3">
                <text:p>0.713</text:p>
              </table:table-cell>
              <table:table-cell office:value-type="float" office:value="9.68">
                <text:p>9.68</text:p>
              </table:table-cell>
              <table:table-cell office:value-type="float" office:value="88">
                <text:p>8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5">
                <text:p>0.925</text:p>
              </table:table-cell>
              <table:table-cell office:value-type="float" office:value="11.52">
                <text:p>11.52</text:p>
              </table:table-cell>
              <table:table-cell office:value-type="float" office:value="96">
                <text:p>9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75">
                <text:p>1.175</text:p>
              </table:table-cell>
              <table:table-cell office:value-type="float" office:value="13.52">
                <text:p>13.52</text:p>
              </table:table-cell>
              <table:table-cell office:value-type="float" office:value="104">
                <text:p>10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67">
                <text:p>1.467</text:p>
              </table:table-cell>
              <table:table-cell office:value-type="float" office:value="15.68">
                <text:p>15.68</text:p>
              </table:table-cell>
              <table:table-cell office:value-type="float" office:value="112">
                <text:p>11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04">
                <text:p>1.804</text:p>
              </table:table-cell>
              <table:table-cell office:value-type="float" office:value="18">
                <text:p>18</text:p>
              </table:table-cell>
              <table:table-cell office:value-type="float" office:value="120">
                <text:p>12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89">
                <text:p>2.189</text:p>
              </table:table-cell>
              <table:table-cell office:value-type="float" office:value="20.48">
                <text:p>20.48</text:p>
              </table:table-cell>
              <table:table-cell office:value-type="float" office:value="128">
                <text:p>12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25">
                <text:p>2.625</text:p>
              </table:table-cell>
              <table:table-cell office:value-type="float" office:value="23.12">
                <text:p>23.12</text:p>
              </table:table-cell>
              <table:table-cell office:value-type="float" office:value="136">
                <text:p>13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115">
                <text:p>3.115</text:p>
              </table:table-cell>
              <table:table-cell office:value-type="float" office:value="25.92">
                <text:p>25.92</text:p>
              </table:table-cell>
              <table:table-cell office:value-type="float" office:value="144">
                <text:p>14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63">
                <text:p>3.663</text:p>
              </table:table-cell>
              <table:table-cell office:value-type="float" office:value="28.88">
                <text:p>28.88</text:p>
              </table:table-cell>
              <table:table-cell office:value-type="float" office:value="152">
                <text:p>15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272">
                <text:p>4.272</text:p>
              </table:table-cell>
              <table:table-cell office:value-type="float" office:value="32">
                <text:p>32</text:p>
              </table:table-cell>
              <table:table-cell office:value-type="float" office:value="160">
                <text:p>16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945">
                <text:p>4.945</text:p>
              </table:table-cell>
              <table:table-cell office:value-type="float" office:value="35.28">
                <text:p>35.28</text:p>
              </table:table-cell>
              <table:table-cell office:value-type="float" office:value="168">
                <text:p>16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685">
                <text:p>5.685</text:p>
              </table:table-cell>
              <table:table-cell office:value-type="float" office:value="38.72">
                <text:p>38.72</text:p>
              </table:table-cell>
              <table:table-cell office:value-type="float" office:value="176">
                <text:p>17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495">
                <text:p>6.495</text:p>
              </table:table-cell>
              <table:table-cell office:value-type="float" office:value="42.32">
                <text:p>42.32</text:p>
              </table:table-cell>
              <table:table-cell office:value-type="float" office:value="184">
                <text:p>18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379">
                <text:p>7.379</text:p>
              </table:table-cell>
              <table:table-cell office:value-type="float" office:value="46.08">
                <text:p>46.08</text:p>
              </table:table-cell>
              <table:table-cell office:value-type="float" office:value="192">
                <text:p>19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34">
                <text:p>8.34</text:p>
              </table:table-cell>
              <table:table-cell office:value-type="float" office:value="50">
                <text:p>50</text:p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381">
                <text:p>9.381</text:p>
              </table:table-cell>
              <table:table-cell office:value-type="float" office:value="54.08">
                <text:p>54.08</text:p>
              </table:table-cell>
              <table:table-cell office:value-type="float" office:value="208">
                <text:p>20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505">
                <text:p>10.505</text:p>
              </table:table-cell>
              <table:table-cell office:value-type="float" office:value="58.32">
                <text:p>58.32</text:p>
              </table:table-cell>
              <table:table-cell office:value-type="float" office:value="216">
                <text:p>21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715">
                <text:p>11.715</text:p>
              </table:table-cell>
              <table:table-cell office:value-type="float" office:value="62.72">
                <text:p>62.72</text:p>
              </table:table-cell>
              <table:table-cell office:value-type="float" office:value="224">
                <text:p>22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015">
                <text:p>13.015</text:p>
              </table:table-cell>
              <table:table-cell office:value-type="float" office:value="67.28">
                <text:p>67.28</text:p>
              </table:table-cell>
              <table:table-cell office:value-type="float" office:value="232">
                <text:p>23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408">
                <text:p>14.408</text:p>
              </table:table-cell>
              <table:table-cell office:value-type="float" office:value="72">
                <text:p>72</text:p>
              </table:table-cell>
              <table:table-cell office:value-type="float" office:value="240">
                <text:p>24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897">
                <text:p>15.897</text:p>
              </table:table-cell>
              <table:table-cell office:value-type="float" office:value="76.88">
                <text:p>76.88</text:p>
              </table:table-cell>
              <table:table-cell office:value-type="float" office:value="248">
                <text:p>24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.484">
                <text:p>17.484</text:p>
              </table:table-cell>
              <table:table-cell office:value-type="float" office:value="81.86">
                <text:p>81.86</text:p>
              </table:table-cell>
              <table:table-cell office:value-type="float" office:value="250">
                <text:p>25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.171">
                <text:p>19.171</text:p>
              </table:table-cell>
              <table:table-cell office:value-type="float" office:value="86.86">
                <text:p>8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.959">
                <text:p>20.959</text:p>
              </table:table-cell>
              <table:table-cell office:value-type="float" office:value="91.86">
                <text:p>9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.846">
                <text:p>22.846</text:p>
              </table:table-cell>
              <table:table-cell office:value-type="float" office:value="96.86">
                <text:p>9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.833">
                <text:p>24.833</text:p>
              </table:table-cell>
              <table:table-cell office:value-type="float" office:value="101.86">
                <text:p>10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.92">
                <text:p>26.92</text:p>
              </table:table-cell>
              <table:table-cell office:value-type="float" office:value="106.86">
                <text:p>10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.107">
                <text:p>29.107</text:p>
              </table:table-cell>
              <table:table-cell office:value-type="float" office:value="111.86">
                <text:p>11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.395">
                <text:p>31.395</text:p>
              </table:table-cell>
              <table:table-cell office:value-type="float" office:value="116.86">
                <text:p>11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.782">
                <text:p>33.782</text:p>
              </table:table-cell>
              <table:table-cell office:value-type="float" office:value="121.86">
                <text:p>12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.269">
                <text:p>36.269</text:p>
              </table:table-cell>
              <table:table-cell office:value-type="float" office:value="126.86">
                <text:p>12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.856">
                <text:p>38.856</text:p>
              </table:table-cell>
              <table:table-cell office:value-type="float" office:value="131.86">
                <text:p>13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.543">
                <text:p>41.543</text:p>
              </table:table-cell>
              <table:table-cell office:value-type="float" office:value="136.86">
                <text:p>13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.331">
                <text:p>44.331</text:p>
              </table:table-cell>
              <table:table-cell office:value-type="float" office:value="141.86">
                <text:p>14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.218">
                <text:p>47.218</text:p>
              </table:table-cell>
              <table:table-cell office:value-type="float" office:value="146.86">
                <text:p>14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.205">
                <text:p>50.205</text:p>
              </table:table-cell>
              <table:table-cell office:value-type="float" office:value="151.86">
                <text:p>15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.292">
                <text:p>53.292</text:p>
              </table:table-cell>
              <table:table-cell office:value-type="float" office:value="156.86">
                <text:p>15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.479">
                <text:p>56.479</text:p>
              </table:table-cell>
              <table:table-cell office:value-type="float" office:value="161.86">
                <text:p>16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.767">
                <text:p>59.767</text:p>
              </table:table-cell>
              <table:table-cell office:value-type="float" office:value="166.86">
                <text:p>16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3.154">
                <text:p>63.154</text:p>
              </table:table-cell>
              <table:table-cell office:value-type="float" office:value="171.86">
                <text:p>17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.641">
                <text:p>66.641</text:p>
              </table:table-cell>
              <table:table-cell office:value-type="float" office:value="176.86">
                <text:p>17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.228">
                <text:p>70.228</text:p>
              </table:table-cell>
              <table:table-cell office:value-type="float" office:value="181.86">
                <text:p>18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3.915">
                <text:p>73.915</text:p>
              </table:table-cell>
              <table:table-cell office:value-type="float" office:value="186.86">
                <text:p>18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7.703">
                <text:p>77.703</text:p>
              </table:table-cell>
              <table:table-cell office:value-type="float" office:value="191.86">
                <text:p>19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1.59">
                <text:p>81.59</text:p>
              </table:table-cell>
              <table:table-cell office:value-type="float" office:value="196.86">
                <text:p>19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5.577">
                <text:p>85.577</text:p>
              </table:table-cell>
              <table:table-cell office:value-type="float" office:value="201.86">
                <text:p>20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9.664">
                <text:p>89.664</text:p>
              </table:table-cell>
              <table:table-cell office:value-type="float" office:value="206.86">
                <text:p>20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3.851">
                <text:p>93.851</text:p>
              </table:table-cell>
              <table:table-cell office:value-type="float" office:value="211.86">
                <text:p>21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8.139">
                <text:p>98.139</text:p>
              </table:table-cell>
              <table:table-cell office:value-type="float" office:value="216.86">
                <text:p>21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2.526">
                <text:p>102.526</text:p>
              </table:table-cell>
              <table:table-cell office:value-type="float" office:value="221.86">
                <text:p>22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7.013">
                <text:p>107.013</text:p>
              </table:table-cell>
              <table:table-cell office:value-type="float" office:value="226.86">
                <text:p>22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1.6">
                <text:p>111.6</text:p>
              </table:table-cell>
              <table:table-cell office:value-type="float" office:value="231.86">
                <text:p>23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6.287">
                <text:p>116.287</text:p>
              </table:table-cell>
              <table:table-cell office:value-type="float" office:value="236.86">
                <text:p>23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1.075">
                <text:p>121.075</text:p>
              </table:table-cell>
              <table:table-cell office:value-type="float" office:value="241.86">
                <text:p>24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5.962">
                <text:p>125.962</text:p>
              </table:table-cell>
              <table:table-cell office:value-type="float" office:value="246.86">
                <text:p>24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0.949">
                <text:p>130.949</text:p>
              </table:table-cell>
              <table:table-cell office:value-type="float" office:value="251.86">
                <text:p>25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6.036">
                <text:p>136.036</text:p>
              </table:table-cell>
              <table:table-cell office:value-type="float" office:value="256.86">
                <text:p>25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1.223">
                <text:p>141.223</text:p>
              </table:table-cell>
              <table:table-cell office:value-type="float" office:value="261.86">
                <text:p>26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6.511">
                <text:p>146.511</text:p>
              </table:table-cell>
              <table:table-cell office:value-type="float" office:value="266.86">
                <text:p>26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1.898">
                <text:p>151.898</text:p>
              </table:table-cell>
              <table:table-cell office:value-type="float" office:value="271.86">
                <text:p>27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7.385">
                <text:p>157.385</text:p>
              </table:table-cell>
              <table:table-cell office:value-type="float" office:value="276.86">
                <text:p>27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2.972">
                <text:p>162.972</text:p>
              </table:table-cell>
              <table:table-cell office:value-type="float" office:value="281.86">
                <text:p>28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8.659">
                <text:p>168.659</text:p>
              </table:table-cell>
              <table:table-cell office:value-type="float" office:value="286.86">
                <text:p>28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4.447">
                <text:p>174.447</text:p>
              </table:table-cell>
              <table:table-cell office:value-type="float" office:value="291.86">
                <text:p>29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0.334">
                <text:p>180.334</text:p>
              </table:table-cell>
              <table:table-cell office:value-type="float" office:value="296.86">
                <text:p>29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6.321">
                <text:p>186.321</text:p>
              </table:table-cell>
              <table:table-cell office:value-type="float" office:value="301.86">
                <text:p>30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2.408">
                <text:p>192.408</text:p>
              </table:table-cell>
              <table:table-cell office:value-type="float" office:value="306.86">
                <text:p>30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8.595">
                <text:p>198.595</text:p>
              </table:table-cell>
              <table:table-cell office:value-type="float" office:value="311.86">
                <text:p>31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4.883">
                <text:p>204.883</text:p>
              </table:table-cell>
              <table:table-cell office:value-type="float" office:value="316.86">
                <text:p>31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1.27">
                <text:p>211.27</text:p>
              </table:table-cell>
              <table:table-cell office:value-type="float" office:value="321.86">
                <text:p>32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7.757">
                <text:p>217.757</text:p>
              </table:table-cell>
              <table:table-cell office:value-type="float" office:value="326.86">
                <text:p>32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4.344">
                <text:p>224.344</text:p>
              </table:table-cell>
              <table:table-cell office:value-type="float" office:value="331.86">
                <text:p>33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1.031">
                <text:p>231.031</text:p>
              </table:table-cell>
              <table:table-cell office:value-type="float" office:value="336.86">
                <text:p>33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7.819">
                <text:p>237.819</text:p>
              </table:table-cell>
              <table:table-cell office:value-type="float" office:value="341.86">
                <text:p>34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4.706">
                <text:p>244.706</text:p>
              </table:table-cell>
              <table:table-cell office:value-type="float" office:value="346.86">
                <text:p>34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1.693">
                <text:p>251.693</text:p>
              </table:table-cell>
              <table:table-cell office:value-type="float" office:value="351.86">
                <text:p>35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8.78">
                <text:p>258.78</text:p>
              </table:table-cell>
              <table:table-cell office:value-type="float" office:value="356.86">
                <text:p>35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5.967">
                <text:p>265.967</text:p>
              </table:table-cell>
              <table:table-cell office:value-type="float" office:value="361.86">
                <text:p>36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3.255">
                <text:p>273.255</text:p>
              </table:table-cell>
              <table:table-cell office:value-type="float" office:value="366.86">
                <text:p>36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0.642">
                <text:p>280.642</text:p>
              </table:table-cell>
              <table:table-cell office:value-type="float" office:value="371.86">
                <text:p>37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8.129">
                <text:p>288.129</text:p>
              </table:table-cell>
              <table:table-cell office:value-type="float" office:value="376.86">
                <text:p>37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5.716">
                <text:p>295.716</text:p>
              </table:table-cell>
              <table:table-cell office:value-type="float" office:value="381.86">
                <text:p>38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3.403">
                <text:p>303.403</text:p>
              </table:table-cell>
              <table:table-cell office:value-type="float" office:value="386.86">
                <text:p>38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1.191">
                <text:p>311.191</text:p>
              </table:table-cell>
              <table:table-cell office:value-type="float" office:value="391.86">
                <text:p>39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9.078">
                <text:p>319.078</text:p>
              </table:table-cell>
              <table:table-cell office:value-type="float" office:value="396.86">
                <text:p>39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7.065">
                <text:p>327.065</text:p>
              </table:table-cell>
              <table:table-cell office:value-type="float" office:value="401.86">
                <text:p>40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5.152">
                <text:p>335.152</text:p>
              </table:table-cell>
              <table:table-cell office:value-type="float" office:value="406.86">
                <text:p>40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3.339">
                <text:p>343.339</text:p>
              </table:table-cell>
              <table:table-cell office:value-type="float" office:value="411.86">
                <text:p>41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1.627">
                <text:p>351.627</text:p>
              </table:table-cell>
              <table:table-cell office:value-type="float" office:value="416.86">
                <text:p>41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0.014">
                <text:p>360.014</text:p>
              </table:table-cell>
              <table:table-cell office:value-type="float" office:value="421.86">
                <text:p>42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8.501">
                <text:p>368.501</text:p>
              </table:table-cell>
              <table:table-cell office:value-type="float" office:value="426.86">
                <text:p>42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7.088">
                <text:p>377.088</text:p>
              </table:table-cell>
              <table:table-cell office:value-type="float" office:value="431.86">
                <text:p>43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5.775">
                <text:p>385.775</text:p>
              </table:table-cell>
              <table:table-cell office:value-type="float" office:value="436.86">
                <text:p>43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4.563">
                <text:p>394.563</text:p>
              </table:table-cell>
              <table:table-cell office:value-type="float" office:value="441.86">
                <text:p>44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3.45">
                <text:p>403.45</text:p>
              </table:table-cell>
              <table:table-cell office:value-type="float" office:value="446.86">
                <text:p>44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12.437">
                <text:p>412.437</text:p>
              </table:table-cell>
              <table:table-cell office:value-type="float" office:value="451.86">
                <text:p>45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1.524">
                <text:p>421.524</text:p>
              </table:table-cell>
              <table:table-cell office:value-type="float" office:value="456.86">
                <text:p>45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0.711">
                <text:p>430.711</text:p>
              </table:table-cell>
              <table:table-cell office:value-type="float" office:value="461.86">
                <text:p>46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39.999">
                <text:p>439.999</text:p>
              </table:table-cell>
              <table:table-cell office:value-type="float" office:value="466.86">
                <text:p>46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9.386">
                <text:p>449.386</text:p>
              </table:table-cell>
              <table:table-cell office:value-type="float" office:value="471.86">
                <text:p>47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8.873">
                <text:p>458.873</text:p>
              </table:table-cell>
              <table:table-cell office:value-type="float" office:value="476.86">
                <text:p>47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8.46">
                <text:p>468.46</text:p>
              </table:table-cell>
              <table:table-cell office:value-type="float" office:value="481.86">
                <text:p>48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78.147">
                <text:p>478.147</text:p>
              </table:table-cell>
              <table:table-cell office:value-type="float" office:value="486.86">
                <text:p>48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87.935">
                <text:p>487.935</text:p>
              </table:table-cell>
              <table:table-cell office:value-type="float" office:value="491.86">
                <text:p>49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97.822">
                <text:p>497.822</text:p>
              </table:table-cell>
              <table:table-cell office:value-type="float" office:value="496.86">
                <text:p>49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07.809">
                <text:p>507.809</text:p>
              </table:table-cell>
              <table:table-cell office:value-type="float" office:value="501.86">
                <text:p>50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17.896">
                <text:p>517.896</text:p>
              </table:table-cell>
              <table:table-cell office:value-type="float" office:value="506.86">
                <text:p>50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28.083">
                <text:p>528.083</text:p>
              </table:table-cell>
              <table:table-cell office:value-type="float" office:value="511.86">
                <text:p>51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38.371">
                <text:p>538.371</text:p>
              </table:table-cell>
              <table:table-cell office:value-type="float" office:value="516.86">
                <text:p>51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48.758">
                <text:p>548.758</text:p>
              </table:table-cell>
              <table:table-cell office:value-type="float" office:value="521.86">
                <text:p>52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59.245">
                <text:p>559.245</text:p>
              </table:table-cell>
              <table:table-cell office:value-type="float" office:value="526.86">
                <text:p>52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9.832">
                <text:p>569.832</text:p>
              </table:table-cell>
              <table:table-cell office:value-type="float" office:value="531.86">
                <text:p>53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80.519">
                <text:p>580.519</text:p>
              </table:table-cell>
              <table:table-cell office:value-type="float" office:value="536.86">
                <text:p>53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91.307">
                <text:p>591.307</text:p>
              </table:table-cell>
              <table:table-cell office:value-type="float" office:value="541.86">
                <text:p>54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02.194">
                <text:p>602.194</text:p>
              </table:table-cell>
              <table:table-cell office:value-type="float" office:value="546.86">
                <text:p>54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13.181">
                <text:p>613.181</text:p>
              </table:table-cell>
              <table:table-cell office:value-type="float" office:value="551.86">
                <text:p>551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24.268">
                <text:p>624.268</text:p>
              </table:table-cell>
              <table:table-cell office:value-type="float" office:value="556.86">
                <text:p>556.86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.455">
                <text:p>635.455</text:p>
              </table:table-cell>
              <table:table-cell office:value-type="float" office:value="561.78">
                <text:p>561.78</text:p>
              </table:table-cell>
              <table:table-cell office:value-type="float" office:value="242">
                <text:p>24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6.738">
                <text:p>646.738</text:p>
              </table:table-cell>
              <table:table-cell office:value-type="float" office:value="566.54">
                <text:p>566.54</text:p>
              </table:table-cell>
              <table:table-cell office:value-type="float" office:value="234">
                <text:p>23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8.115">
                <text:p>658.115</text:p>
              </table:table-cell>
              <table:table-cell office:value-type="float" office:value="571.14">
                <text:p>571.14</text:p>
              </table:table-cell>
              <table:table-cell office:value-type="float" office:value="226">
                <text:p>22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69.582">
                <text:p>669.582</text:p>
              </table:table-cell>
              <table:table-cell office:value-type="float" office:value="575.58">
                <text:p>575.58</text:p>
              </table:table-cell>
              <table:table-cell office:value-type="float" office:value="218">
                <text:p>21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1.136">
                <text:p>681.136</text:p>
              </table:table-cell>
              <table:table-cell office:value-type="float" office:value="579.86">
                <text:p>579.86</text:p>
              </table:table-cell>
              <table:table-cell office:value-type="float" office:value="210">
                <text:p>21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92.775">
                <text:p>692.775</text:p>
              </table:table-cell>
              <table:table-cell office:value-type="float" office:value="583.98">
                <text:p>583.98</text:p>
              </table:table-cell>
              <table:table-cell office:value-type="float" office:value="202">
                <text:p>20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04.494">
                <text:p>704.494</text:p>
              </table:table-cell>
              <table:table-cell office:value-type="float" office:value="587.94">
                <text:p>587.94</text:p>
              </table:table-cell>
              <table:table-cell office:value-type="float" office:value="194">
                <text:p>19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16.291">
                <text:p>716.291</text:p>
              </table:table-cell>
              <table:table-cell office:value-type="float" office:value="591.74">
                <text:p>591.74</text:p>
              </table:table-cell>
              <table:table-cell office:value-type="float" office:value="186">
                <text:p>18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28.162">
                <text:p>728.162</text:p>
              </table:table-cell>
              <table:table-cell office:value-type="float" office:value="595.38">
                <text:p>595.38</text:p>
              </table:table-cell>
              <table:table-cell office:value-type="float" office:value="178">
                <text:p>17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0.104">
                <text:p>740.104</text:p>
              </table:table-cell>
              <table:table-cell office:value-type="float" office:value="598.86">
                <text:p>598.86</text:p>
              </table:table-cell>
              <table:table-cell office:value-type="float" office:value="170">
                <text:p>17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52.115">
                <text:p>752.115</text:p>
              </table:table-cell>
              <table:table-cell office:value-type="float" office:value="602.18">
                <text:p>602.18</text:p>
              </table:table-cell>
              <table:table-cell office:value-type="float" office:value="162">
                <text:p>16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64.19">
                <text:p>764.19</text:p>
              </table:table-cell>
              <table:table-cell office:value-type="float" office:value="605.34">
                <text:p>605.34</text:p>
              </table:table-cell>
              <table:table-cell office:value-type="float" office:value="154">
                <text:p>15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76.327">
                <text:p>776.327</text:p>
              </table:table-cell>
              <table:table-cell office:value-type="float" office:value="608.34">
                <text:p>608.34</text:p>
              </table:table-cell>
              <table:table-cell office:value-type="float" office:value="146">
                <text:p>14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88.522">
                <text:p>788.522</text:p>
              </table:table-cell>
              <table:table-cell office:value-type="float" office:value="611.18">
                <text:p>611.18</text:p>
              </table:table-cell>
              <table:table-cell office:value-type="float" office:value="138">
                <text:p>13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00.772">
                <text:p>800.772</text:p>
              </table:table-cell>
              <table:table-cell office:value-type="float" office:value="613.86">
                <text:p>613.86</text:p>
              </table:table-cell>
              <table:table-cell office:value-type="float" office:value="130">
                <text:p>13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13.075">
                <text:p>813.075</text:p>
              </table:table-cell>
              <table:table-cell office:value-type="float" office:value="616.38">
                <text:p>616.38</text:p>
              </table:table-cell>
              <table:table-cell office:value-type="float" office:value="122">
                <text:p>12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25.426">
                <text:p>825.426</text:p>
              </table:table-cell>
              <table:table-cell office:value-type="float" office:value="618.74">
                <text:p>618.74</text:p>
              </table:table-cell>
              <table:table-cell office:value-type="float" office:value="114">
                <text:p>11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37.823">
                <text:p>837.823</text:p>
              </table:table-cell>
              <table:table-cell office:value-type="float" office:value="620.94">
                <text:p>620.94</text:p>
              </table:table-cell>
              <table:table-cell office:value-type="float" office:value="106">
                <text:p>10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50.262">
                <text:p>850.262</text:p>
              </table:table-cell>
              <table:table-cell office:value-type="float" office:value="622.98">
                <text:p>622.98</text:p>
              </table:table-cell>
              <table:table-cell office:value-type="float" office:value="98">
                <text:p>9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62.74">
                <text:p>862.74</text:p>
              </table:table-cell>
              <table:table-cell office:value-type="float" office:value="624.86">
                <text:p>624.86</text:p>
              </table:table-cell>
              <table:table-cell office:value-type="float" office:value="90">
                <text:p>9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75.255">
                <text:p>875.255</text:p>
              </table:table-cell>
              <table:table-cell office:value-type="float" office:value="626.58">
                <text:p>626.58</text:p>
              </table:table-cell>
              <table:table-cell office:value-type="float" office:value="82">
                <text:p>8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87.802">
                <text:p>887.802</text:p>
              </table:table-cell>
              <table:table-cell office:value-type="float" office:value="628.14">
                <text:p>628.14</text:p>
              </table:table-cell>
              <table:table-cell office:value-type="float" office:value="74">
                <text:p>7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00.379">
                <text:p>900.379</text:p>
              </table:table-cell>
              <table:table-cell office:value-type="float" office:value="629.54">
                <text:p>629.54</text:p>
              </table:table-cell>
              <table:table-cell office:value-type="float" office:value="66">
                <text:p>6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12.982">
                <text:p>912.982</text:p>
              </table:table-cell>
              <table:table-cell office:value-type="float" office:value="630.78">
                <text:p>630.78</text:p>
              </table:table-cell>
              <table:table-cell office:value-type="float" office:value="58">
                <text:p>5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25.608">
                <text:p>925.608</text:p>
              </table:table-cell>
              <table:table-cell office:value-type="float" office:value="631.86">
                <text:p>631.86</text:p>
              </table:table-cell>
              <table:table-cell office:value-type="float" office:value="50">
                <text:p>5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38.255">
                <text:p>938.255</text:p>
              </table:table-cell>
              <table:table-cell office:value-type="float" office:value="632.78">
                <text:p>632.78</text:p>
              </table:table-cell>
              <table:table-cell office:value-type="float" office:value="42">
                <text:p>4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50.918">
                <text:p>950.918</text:p>
              </table:table-cell>
              <table:table-cell office:value-type="float" office:value="633.54">
                <text:p>633.54</text:p>
              </table:table-cell>
              <table:table-cell office:value-type="float" office:value="34">
                <text:p>3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63.595">
                <text:p>963.595</text:p>
              </table:table-cell>
              <table:table-cell office:value-type="float" office:value="634.14">
                <text:p>634.14</text:p>
              </table:table-cell>
              <table:table-cell office:value-type="float" office:value="26">
                <text:p>2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76.282">
                <text:p>976.282</text:p>
              </table:table-cell>
              <table:table-cell office:value-type="float" office:value="634.58">
                <text:p>634.58</text:p>
              </table:table-cell>
              <table:table-cell office:value-type="float" office:value="18">
                <text:p>1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88.976">
                <text:p>988.976</text:p>
              </table:table-cell>
              <table:table-cell office:value-type="float" office:value="634.86">
                <text:p>634.86</text:p>
              </table:table-cell>
              <table:table-cell office:value-type="float" office:value="10">
                <text:p>1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01.675">
                <text:p>1001.675</text:p>
              </table:table-cell>
              <table:table-cell office:value-type="float" office:value="634.98">
                <text:p>634.98</text:p>
              </table:table-cell>
              <table:table-cell office:value-type="float" office:value="2">
                <text:p>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.7">
                <text:p>12.7</text:p>
              </table:table-cell>
              <table:table-cell office:value-type="float" office:value="635.06">
                <text:p>635.06</text:p>
              </table:table-cell>
              <table:table-cell office:value-type="float" office:value="8">
                <text:p>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.404">
                <text:p>25.404</text:p>
              </table:table-cell>
              <table:table-cell office:value-type="float" office:value="635.3">
                <text:p>635.3</text:p>
              </table:table-cell>
              <table:table-cell office:value-type="float" office:value="16">
                <text:p>1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8.114">
                <text:p>38.114</text:p>
              </table:table-cell>
              <table:table-cell office:value-type="float" office:value="635.7">
                <text:p>635.7</text:p>
              </table:table-cell>
              <table:table-cell office:value-type="float" office:value="24">
                <text:p>2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0.834">
                <text:p>50.834</text:p>
              </table:table-cell>
              <table:table-cell office:value-type="float" office:value="636.26">
                <text:p>636.26</text:p>
              </table:table-cell>
              <table:table-cell office:value-type="float" office:value="32">
                <text:p>3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3.566">
                <text:p>63.566</text:p>
              </table:table-cell>
              <table:table-cell office:value-type="float" office:value="636.98">
                <text:p>636.98</text:p>
              </table:table-cell>
              <table:table-cell office:value-type="float" office:value="40">
                <text:p>4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6.314">
                <text:p>76.314</text:p>
              </table:table-cell>
              <table:table-cell office:value-type="float" office:value="637.86">
                <text:p>637.86</text:p>
              </table:table-cell>
              <table:table-cell office:value-type="float" office:value="48">
                <text:p>4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9.082">
                <text:p>89.082</text:p>
              </table:table-cell>
              <table:table-cell office:value-type="float" office:value="638.9">
                <text:p>638.9</text:p>
              </table:table-cell>
              <table:table-cell office:value-type="float" office:value="56">
                <text:p>5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1.872">
                <text:p>101.872</text:p>
              </table:table-cell>
              <table:table-cell office:value-type="float" office:value="640.1">
                <text:p>640.1</text:p>
              </table:table-cell>
              <table:table-cell office:value-type="float" office:value="64">
                <text:p>6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4.688">
                <text:p>114.688</text:p>
              </table:table-cell>
              <table:table-cell office:value-type="float" office:value="641.46">
                <text:p>641.46</text:p>
              </table:table-cell>
              <table:table-cell office:value-type="float" office:value="72">
                <text:p>7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7.532">
                <text:p>127.532</text:p>
              </table:table-cell>
              <table:table-cell office:value-type="float" office:value="642.98">
                <text:p>642.98</text:p>
              </table:table-cell>
              <table:table-cell office:value-type="float" office:value="80">
                <text:p>8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0.408">
                <text:p>140.408</text:p>
              </table:table-cell>
              <table:table-cell office:value-type="float" office:value="644.66">
                <text:p>644.66</text:p>
              </table:table-cell>
              <table:table-cell office:value-type="float" office:value="88">
                <text:p>8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3.32">
                <text:p>153.32</text:p>
              </table:table-cell>
              <table:table-cell office:value-type="float" office:value="646.5">
                <text:p>646.5</text:p>
              </table:table-cell>
              <table:table-cell office:value-type="float" office:value="96">
                <text:p>9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6.27">
                <text:p>166.27</text:p>
              </table:table-cell>
              <table:table-cell office:value-type="float" office:value="648.5">
                <text:p>648.5</text:p>
              </table:table-cell>
              <table:table-cell office:value-type="float" office:value="104">
                <text:p>10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9.262">
                <text:p>179.262</text:p>
              </table:table-cell>
              <table:table-cell office:value-type="float" office:value="650.66">
                <text:p>650.66</text:p>
              </table:table-cell>
              <table:table-cell office:value-type="float" office:value="112">
                <text:p>11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2.298">
                <text:p>192.298</text:p>
              </table:table-cell>
              <table:table-cell office:value-type="float" office:value="652.98">
                <text:p>652.98</text:p>
              </table:table-cell>
              <table:table-cell office:value-type="float" office:value="120">
                <text:p>12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5.382">
                <text:p>205.382</text:p>
              </table:table-cell>
              <table:table-cell office:value-type="float" office:value="655.46">
                <text:p>655.46</text:p>
              </table:table-cell>
              <table:table-cell office:value-type="float" office:value="128">
                <text:p>12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8.518">
                <text:p>218.518</text:p>
              </table:table-cell>
              <table:table-cell office:value-type="float" office:value="658.1">
                <text:p>658.1</text:p>
              </table:table-cell>
              <table:table-cell office:value-type="float" office:value="136">
                <text:p>13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31.708">
                <text:p>231.708</text:p>
              </table:table-cell>
              <table:table-cell office:value-type="float" office:value="660.9">
                <text:p>660.9</text:p>
              </table:table-cell>
              <table:table-cell office:value-type="float" office:value="144">
                <text:p>14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4.956">
                <text:p>244.956</text:p>
              </table:table-cell>
              <table:table-cell office:value-type="float" office:value="663.86">
                <text:p>663.86</text:p>
              </table:table-cell>
              <table:table-cell office:value-type="float" office:value="152">
                <text:p>15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58.264">
                <text:p>258.264</text:p>
              </table:table-cell>
              <table:table-cell office:value-type="float" office:value="666.98">
                <text:p>666.98</text:p>
              </table:table-cell>
              <table:table-cell office:value-type="float" office:value="160">
                <text:p>16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71.636">
                <text:p>271.636</text:p>
              </table:table-cell>
              <table:table-cell office:value-type="float" office:value="670.26">
                <text:p>670.26</text:p>
              </table:table-cell>
              <table:table-cell office:value-type="float" office:value="168">
                <text:p>16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5.076">
                <text:p>285.076</text:p>
              </table:table-cell>
              <table:table-cell office:value-type="float" office:value="673.7">
                <text:p>673.7</text:p>
              </table:table-cell>
              <table:table-cell office:value-type="float" office:value="176">
                <text:p>17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98.586">
                <text:p>298.586</text:p>
              </table:table-cell>
              <table:table-cell office:value-type="float" office:value="677.3">
                <text:p>677.3</text:p>
              </table:table-cell>
              <table:table-cell office:value-type="float" office:value="184">
                <text:p>18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12.17">
                <text:p>312.17</text:p>
              </table:table-cell>
              <table:table-cell office:value-type="float" office:value="681.06">
                <text:p>681.06</text:p>
              </table:table-cell>
              <table:table-cell office:value-type="float" office:value="192">
                <text:p>19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25.83">
                <text:p>325.83</text:p>
              </table:table-cell>
              <table:table-cell office:value-type="float" office:value="684.98">
                <text:p>684.98</text:p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39.57">
                <text:p>339.57</text:p>
              </table:table-cell>
              <table:table-cell office:value-type="float" office:value="689.06">
                <text:p>689.06</text:p>
              </table:table-cell>
              <table:table-cell office:value-type="float" office:value="208">
                <text:p>20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53.392">
                <text:p>353.392</text:p>
              </table:table-cell>
              <table:table-cell office:value-type="float" office:value="693.14">
                <text:p>693.14</text:p>
              </table:table-cell>
              <table:table-cell office:value-type="float" office:value="200">
                <text:p>20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67.294">
                <text:p>367.294</text:p>
              </table:table-cell>
              <table:table-cell office:value-type="float" office:value="697.06">
                <text:p>697.06</text:p>
              </table:table-cell>
              <table:table-cell office:value-type="float" office:value="192">
                <text:p>19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81.273">
                <text:p>381.273</text:p>
              </table:table-cell>
              <table:table-cell office:value-type="float" office:value="700.82">
                <text:p>700.82</text:p>
              </table:table-cell>
              <table:table-cell office:value-type="float" office:value="184">
                <text:p>18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5.326">
                <text:p>395.326</text:p>
              </table:table-cell>
              <table:table-cell office:value-type="float" office:value="704.42">
                <text:p>704.42</text:p>
              </table:table-cell>
              <table:table-cell office:value-type="float" office:value="176">
                <text:p>17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9.448">
                <text:p>409.448</text:p>
              </table:table-cell>
              <table:table-cell office:value-type="float" office:value="707.86">
                <text:p>707.86</text:p>
              </table:table-cell>
              <table:table-cell office:value-type="float" office:value="168">
                <text:p>16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23.638">
                <text:p>423.638</text:p>
              </table:table-cell>
              <table:table-cell office:value-type="float" office:value="711.14">
                <text:p>711.14</text:p>
              </table:table-cell>
              <table:table-cell office:value-type="float" office:value="160">
                <text:p>16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37.892">
                <text:p>437.892</text:p>
              </table:table-cell>
              <table:table-cell office:value-type="float" office:value="714.26">
                <text:p>714.26</text:p>
              </table:table-cell>
              <table:table-cell office:value-type="float" office:value="152">
                <text:p>15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52.207">
                <text:p>452.207</text:p>
              </table:table-cell>
              <table:table-cell office:value-type="float" office:value="717.22">
                <text:p>717.22</text:p>
              </table:table-cell>
              <table:table-cell office:value-type="float" office:value="144">
                <text:p>14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66.58">
                <text:p>466.58</text:p>
              </table:table-cell>
              <table:table-cell office:value-type="float" office:value="720.02">
                <text:p>720.02</text:p>
              </table:table-cell>
              <table:table-cell office:value-type="float" office:value="136">
                <text:p>13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81.006">
                <text:p>481.006</text:p>
              </table:table-cell>
              <table:table-cell office:value-type="float" office:value="722.66">
                <text:p>722.66</text:p>
              </table:table-cell>
              <table:table-cell office:value-type="float" office:value="128">
                <text:p>12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95.484">
                <text:p>495.484</text:p>
              </table:table-cell>
              <table:table-cell office:value-type="float" office:value="725.14">
                <text:p>725.14</text:p>
              </table:table-cell>
              <table:table-cell office:value-type="float" office:value="120">
                <text:p>12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10.01">
                <text:p>510.01</text:p>
              </table:table-cell>
              <table:table-cell office:value-type="float" office:value="727.46">
                <text:p>727.46</text:p>
              </table:table-cell>
              <table:table-cell office:value-type="float" office:value="112">
                <text:p>11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24.581">
                <text:p>524.581</text:p>
              </table:table-cell>
              <table:table-cell office:value-type="float" office:value="729.62">
                <text:p>729.62</text:p>
              </table:table-cell>
              <table:table-cell office:value-type="float" office:value="104">
                <text:p>10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39.194">
                <text:p>539.194</text:p>
              </table:table-cell>
              <table:table-cell office:value-type="float" office:value="731.62">
                <text:p>731.62</text:p>
              </table:table-cell>
              <table:table-cell office:value-type="float" office:value="96">
                <text:p>9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53.844">
                <text:p>553.844</text:p>
              </table:table-cell>
              <table:table-cell office:value-type="float" office:value="733.46">
                <text:p>733.46</text:p>
              </table:table-cell>
              <table:table-cell office:value-type="float" office:value="88">
                <text:p>8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68.53">
                <text:p>568.53</text:p>
              </table:table-cell>
              <table:table-cell office:value-type="float" office:value="735.14">
                <text:p>735.14</text:p>
              </table:table-cell>
              <table:table-cell office:value-type="float" office:value="80">
                <text:p>8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83.248">
                <text:p>583.248</text:p>
              </table:table-cell>
              <table:table-cell office:value-type="float" office:value="736.66">
                <text:p>736.66</text:p>
              </table:table-cell>
              <table:table-cell office:value-type="float" office:value="72">
                <text:p>7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97.995">
                <text:p>597.995</text:p>
              </table:table-cell>
              <table:table-cell office:value-type="float" office:value="738.02">
                <text:p>738.02</text:p>
              </table:table-cell>
              <table:table-cell office:value-type="float" office:value="64">
                <text:p>6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12.768">
                <text:p>612.768</text:p>
              </table:table-cell>
              <table:table-cell office:value-type="float" office:value="739.22">
                <text:p>739.22</text:p>
              </table:table-cell>
              <table:table-cell office:value-type="float" office:value="56">
                <text:p>5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27.562">
                <text:p>627.562</text:p>
              </table:table-cell>
              <table:table-cell office:value-type="float" office:value="740.26">
                <text:p>740.26</text:p>
              </table:table-cell>
              <table:table-cell office:value-type="float" office:value="48">
                <text:p>4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42.376">
                <text:p>642.376</text:p>
              </table:table-cell>
              <table:table-cell office:value-type="float" office:value="741.14">
                <text:p>741.14</text:p>
              </table:table-cell>
              <table:table-cell office:value-type="float" office:value="40">
                <text:p>4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57.206">
                <text:p>657.206</text:p>
              </table:table-cell>
              <table:table-cell office:value-type="float" office:value="741.86">
                <text:p>741.86</text:p>
              </table:table-cell>
              <table:table-cell office:value-type="float" office:value="32">
                <text:p>3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72.049">
                <text:p>672.049</text:p>
              </table:table-cell>
              <table:table-cell office:value-type="float" office:value="742.42">
                <text:p>742.42</text:p>
              </table:table-cell>
              <table:table-cell office:value-type="float" office:value="24">
                <text:p>2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86.902">
                <text:p>686.902</text:p>
              </table:table-cell>
              <table:table-cell office:value-type="float" office:value="742.82">
                <text:p>742.82</text:p>
              </table:table-cell>
              <table:table-cell office:value-type="float" office:value="16">
                <text:p>1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01.76">
                <text:p>701.76</text:p>
              </table:table-cell>
              <table:table-cell office:value-type="float" office:value="743.06">
                <text:p>743.06</text:p>
              </table:table-cell>
              <table:table-cell office:value-type="float" office:value="8">
                <text:p>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16.622">
                <text:p>716.622</text:p>
              </table:table-cell>
              <table:table-cell office:value-type="float" office:value="743.14">
                <text:p>743.14</text:p>
              </table:table-cell>
              <table:table-cell office:value-type="float" office:value="0">
                <text:p>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31.484">
                <text:p>731.484</text:p>
              </table:table-cell>
              <table:table-cell office:value-type="float" office:value="743.06">
                <text:p>743.06</text:p>
              </table:table-cell>
              <table:table-cell office:value-type="float" office:value="-8">
                <text:p>-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46.343">
                <text:p>746.343</text:p>
              </table:table-cell>
              <table:table-cell office:value-type="float" office:value="742.82">
                <text:p>742.82</text:p>
              </table:table-cell>
              <table:table-cell office:value-type="float" office:value="-16">
                <text:p>-1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61.196">
                <text:p>761.196</text:p>
              </table:table-cell>
              <table:table-cell office:value-type="float" office:value="742.42">
                <text:p>742.42</text:p>
              </table:table-cell>
              <table:table-cell office:value-type="float" office:value="-24">
                <text:p>-2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76.038">
                <text:p>776.038</text:p>
              </table:table-cell>
              <table:table-cell office:value-type="float" office:value="741.86">
                <text:p>741.86</text:p>
              </table:table-cell>
              <table:table-cell office:value-type="float" office:value="-32">
                <text:p>-3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90.868">
                <text:p>790.868</text:p>
              </table:table-cell>
              <table:table-cell office:value-type="float" office:value="741.14">
                <text:p>741.14</text:p>
              </table:table-cell>
              <table:table-cell office:value-type="float" office:value="-40">
                <text:p>-4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05.682">
                <text:p>805.682</text:p>
              </table:table-cell>
              <table:table-cell office:value-type="float" office:value="740.26">
                <text:p>740.26</text:p>
              </table:table-cell>
              <table:table-cell office:value-type="float" office:value="-48">
                <text:p>-4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20.477">
                <text:p>820.477</text:p>
              </table:table-cell>
              <table:table-cell office:value-type="float" office:value="739.22">
                <text:p>739.22</text:p>
              </table:table-cell>
              <table:table-cell office:value-type="float" office:value="-56">
                <text:p>-5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35.25">
                <text:p>835.25</text:p>
              </table:table-cell>
              <table:table-cell office:value-type="float" office:value="738.02">
                <text:p>738.02</text:p>
              </table:table-cell>
              <table:table-cell office:value-type="float" office:value="-64">
                <text:p>-6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49.996">
                <text:p>849.996</text:p>
              </table:table-cell>
              <table:table-cell office:value-type="float" office:value="736.66">
                <text:p>736.66</text:p>
              </table:table-cell>
              <table:table-cell office:value-type="float" office:value="-72">
                <text:p>-7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64.714">
                <text:p>864.714</text:p>
              </table:table-cell>
              <table:table-cell office:value-type="float" office:value="735.14">
                <text:p>735.14</text:p>
              </table:table-cell>
              <table:table-cell office:value-type="float" office:value="-80">
                <text:p>-8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79.4">
                <text:p>879.4</text:p>
              </table:table-cell>
              <table:table-cell office:value-type="float" office:value="733.46">
                <text:p>733.46</text:p>
              </table:table-cell>
              <table:table-cell office:value-type="float" office:value="-88">
                <text:p>-8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94.051">
                <text:p>894.051</text:p>
              </table:table-cell>
              <table:table-cell office:value-type="float" office:value="731.62">
                <text:p>731.62</text:p>
              </table:table-cell>
              <table:table-cell office:value-type="float" office:value="-96">
                <text:p>-9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08.664">
                <text:p>908.664</text:p>
              </table:table-cell>
              <table:table-cell office:value-type="float" office:value="729.62">
                <text:p>729.62</text:p>
              </table:table-cell>
              <table:table-cell office:value-type="float" office:value="-104">
                <text:p>-10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23.234">
                <text:p>923.234</text:p>
              </table:table-cell>
              <table:table-cell office:value-type="float" office:value="727.46">
                <text:p>727.46</text:p>
              </table:table-cell>
              <table:table-cell office:value-type="float" office:value="-112">
                <text:p>-11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37.76">
                <text:p>937.76</text:p>
              </table:table-cell>
              <table:table-cell office:value-type="float" office:value="725.14">
                <text:p>725.14</text:p>
              </table:table-cell>
              <table:table-cell office:value-type="float" office:value="-120">
                <text:p>-12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52.238">
                <text:p>952.238</text:p>
              </table:table-cell>
              <table:table-cell office:value-type="float" office:value="722.66">
                <text:p>722.66</text:p>
              </table:table-cell>
              <table:table-cell office:value-type="float" office:value="-128">
                <text:p>-12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66.665">
                <text:p>966.665</text:p>
              </table:table-cell>
              <table:table-cell office:value-type="float" office:value="720.02">
                <text:p>720.02</text:p>
              </table:table-cell>
              <table:table-cell office:value-type="float" office:value="-136">
                <text:p>-13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81.038">
                <text:p>981.038</text:p>
              </table:table-cell>
              <table:table-cell office:value-type="float" office:value="717.22">
                <text:p>717.22</text:p>
              </table:table-cell>
              <table:table-cell office:value-type="float" office:value="-144">
                <text:p>-14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95.352">
                <text:p>995.352</text:p>
              </table:table-cell>
              <table:table-cell office:value-type="float" office:value="714.26">
                <text:p>714.26</text:p>
              </table:table-cell>
              <table:table-cell office:value-type="float" office:value="-152">
                <text:p>-15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09.606">
                <text:p>1009.606</text:p>
              </table:table-cell>
              <table:table-cell office:value-type="float" office:value="711.14">
                <text:p>711.14</text:p>
              </table:table-cell>
              <table:table-cell office:value-type="float" office:value="-160">
                <text:p>-16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23.796">
                <text:p>1023.796</text:p>
              </table:table-cell>
              <table:table-cell office:value-type="float" office:value="707.86">
                <text:p>707.86</text:p>
              </table:table-cell>
              <table:table-cell office:value-type="float" office:value="-168">
                <text:p>-16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37.919">
                <text:p>1037.919</text:p>
              </table:table-cell>
              <table:table-cell office:value-type="float" office:value="704.42">
                <text:p>704.42</text:p>
              </table:table-cell>
              <table:table-cell office:value-type="float" office:value="-176">
                <text:p>-17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51.972">
                <text:p>1051.972</text:p>
              </table:table-cell>
              <table:table-cell office:value-type="float" office:value="700.82">
                <text:p>700.82</text:p>
              </table:table-cell>
              <table:table-cell office:value-type="float" office:value="-184">
                <text:p>-18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65.95">
                <text:p>1065.95</text:p>
              </table:table-cell>
              <table:table-cell office:value-type="float" office:value="697.06">
                <text:p>697.06</text:p>
              </table:table-cell>
              <table:table-cell office:value-type="float" office:value="-192">
                <text:p>-19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79.852">
                <text:p>1079.852</text:p>
              </table:table-cell>
              <table:table-cell office:value-type="float" office:value="693.14">
                <text:p>693.14</text:p>
              </table:table-cell>
              <table:table-cell office:value-type="float" office:value="-200">
                <text:p>-20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93.674">
                <text:p>1093.674</text:p>
              </table:table-cell>
              <table:table-cell office:value-type="float" office:value="689.06">
                <text:p>689.06</text:p>
              </table:table-cell>
              <table:table-cell office:value-type="float" office:value="-208">
                <text:p>-20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07.413">
                <text:p>1107.413</text:p>
              </table:table-cell>
              <table:table-cell office:value-type="float" office:value="684.82">
                <text:p>684.82</text:p>
              </table:table-cell>
              <table:table-cell office:value-type="float" office:value="-216">
                <text:p>-216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21.066">
                <text:p>1121.066</text:p>
              </table:table-cell>
              <table:table-cell office:value-type="float" office:value="680.42">
                <text:p>680.42</text:p>
              </table:table-cell>
              <table:table-cell office:value-type="float" office:value="-224">
                <text:p>-22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34.628">
                <text:p>1134.628</text:p>
              </table:table-cell>
              <table:table-cell office:value-type="float" office:value="675.86">
                <text:p>675.86</text:p>
              </table:table-cell>
              <table:table-cell office:value-type="float" office:value="-232">
                <text:p>-232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48.098">
                <text:p>1148.098</text:p>
              </table:table-cell>
              <table:table-cell office:value-type="float" office:value="671.14">
                <text:p>671.14</text:p>
              </table:table-cell>
              <table:table-cell office:value-type="float" office:value="-240">
                <text:p>-24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61.472">
                <text:p>1161.472</text:p>
              </table:table-cell>
              <table:table-cell office:value-type="float" office:value="666.26">
                <text:p>666.26</text:p>
              </table:table-cell>
              <table:table-cell office:value-type="float" office:value="-248">
                <text:p>-248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74.748">
                <text:p>1174.748</text:p>
              </table:table-cell>
              <table:table-cell office:value-type="float" office:value="661.28">
                <text:p>661.28</text:p>
              </table:table-cell>
              <table:table-cell office:value-type="float" office:value="-250">
                <text:p>-25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87.923">
                <text:p>1187.923</text:p>
              </table:table-cell>
              <table:table-cell office:value-type="float" office:value="656.28">
                <text:p>65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00.999">
                <text:p>1200.999</text:p>
              </table:table-cell>
              <table:table-cell office:value-type="float" office:value="651.28">
                <text:p>65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13.975">
                <text:p>1213.975</text:p>
              </table:table-cell>
              <table:table-cell office:value-type="float" office:value="646.28">
                <text:p>64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26.85">
                <text:p>1226.85</text:p>
              </table:table-cell>
              <table:table-cell office:value-type="float" office:value="641.28">
                <text:p>64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39.626">
                <text:p>1239.626</text:p>
              </table:table-cell>
              <table:table-cell office:value-type="float" office:value="636.28">
                <text:p>63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52.301">
                <text:p>1252.301</text:p>
              </table:table-cell>
              <table:table-cell office:value-type="float" office:value="631.28">
                <text:p>63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64.877">
                <text:p>1264.877</text:p>
              </table:table-cell>
              <table:table-cell office:value-type="float" office:value="626.28">
                <text:p>62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77.353">
                <text:p>1277.353</text:p>
              </table:table-cell>
              <table:table-cell office:value-type="float" office:value="621.28">
                <text:p>62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89.728">
                <text:p>1289.728</text:p>
              </table:table-cell>
              <table:table-cell office:value-type="float" office:value="616.28">
                <text:p>61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02.004">
                <text:p>1302.004</text:p>
              </table:table-cell>
              <table:table-cell office:value-type="float" office:value="611.28">
                <text:p>61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14.179">
                <text:p>1314.179</text:p>
              </table:table-cell>
              <table:table-cell office:value-type="float" office:value="606.28">
                <text:p>60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26.255">
                <text:p>1326.255</text:p>
              </table:table-cell>
              <table:table-cell office:value-type="float" office:value="601.28">
                <text:p>60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38.231">
                <text:p>1338.231</text:p>
              </table:table-cell>
              <table:table-cell office:value-type="float" office:value="596.28">
                <text:p>59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50.106">
                <text:p>1350.106</text:p>
              </table:table-cell>
              <table:table-cell office:value-type="float" office:value="591.28">
                <text:p>59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61.882">
                <text:p>1361.882</text:p>
              </table:table-cell>
              <table:table-cell office:value-type="float" office:value="586.28">
                <text:p>58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73.557">
                <text:p>1373.557</text:p>
              </table:table-cell>
              <table:table-cell office:value-type="float" office:value="581.28">
                <text:p>58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85.133">
                <text:p>1385.133</text:p>
              </table:table-cell>
              <table:table-cell office:value-type="float" office:value="576.28">
                <text:p>57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96.609">
                <text:p>1396.609</text:p>
              </table:table-cell>
              <table:table-cell office:value-type="float" office:value="571.28">
                <text:p>57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07.984">
                <text:p>1407.984</text:p>
              </table:table-cell>
              <table:table-cell office:value-type="float" office:value="566.28">
                <text:p>56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19.26">
                <text:p>1419.26</text:p>
              </table:table-cell>
              <table:table-cell office:value-type="float" office:value="561.28">
                <text:p>56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30.435">
                <text:p>1430.435</text:p>
              </table:table-cell>
              <table:table-cell office:value-type="float" office:value="556.28">
                <text:p>55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41.511">
                <text:p>1441.511</text:p>
              </table:table-cell>
              <table:table-cell office:value-type="float" office:value="551.28">
                <text:p>55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52.487">
                <text:p>1452.487</text:p>
              </table:table-cell>
              <table:table-cell office:value-type="float" office:value="546.28">
                <text:p>54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63.362">
                <text:p>1463.362</text:p>
              </table:table-cell>
              <table:table-cell office:value-type="float" office:value="541.28">
                <text:p>54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74.138">
                <text:p>1474.138</text:p>
              </table:table-cell>
              <table:table-cell office:value-type="float" office:value="536.28">
                <text:p>53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484.813">
                <text:p>1484.813</text:p>
              </table:table-cell>
              <table:table-cell office:value-type="float" office:value="531.28">
                <text:p>53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95.389">
                <text:p>1495.389</text:p>
              </table:table-cell>
              <table:table-cell office:value-type="float" office:value="526.28">
                <text:p>52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05.865">
                <text:p>1505.865</text:p>
              </table:table-cell>
              <table:table-cell office:value-type="float" office:value="521.28">
                <text:p>52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16.24">
                <text:p>1516.24</text:p>
              </table:table-cell>
              <table:table-cell office:value-type="float" office:value="516.28">
                <text:p>51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26.516">
                <text:p>1526.516</text:p>
              </table:table-cell>
              <table:table-cell office:value-type="float" office:value="511.28">
                <text:p>51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36.691">
                <text:p>1536.691</text:p>
              </table:table-cell>
              <table:table-cell office:value-type="float" office:value="506.28">
                <text:p>50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46.767">
                <text:p>1546.767</text:p>
              </table:table-cell>
              <table:table-cell office:value-type="float" office:value="501.28">
                <text:p>50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56.743">
                <text:p>1556.743</text:p>
              </table:table-cell>
              <table:table-cell office:value-type="float" office:value="496.28">
                <text:p>49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66.618">
                <text:p>1566.618</text:p>
              </table:table-cell>
              <table:table-cell office:value-type="float" office:value="491.28">
                <text:p>49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76.394">
                <text:p>1576.394</text:p>
              </table:table-cell>
              <table:table-cell office:value-type="float" office:value="486.28">
                <text:p>48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86.069">
                <text:p>1586.069</text:p>
              </table:table-cell>
              <table:table-cell office:value-type="float" office:value="481.28">
                <text:p>48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95.645">
                <text:p>1595.645</text:p>
              </table:table-cell>
              <table:table-cell office:value-type="float" office:value="476.28">
                <text:p>47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05.121">
                <text:p>1605.121</text:p>
              </table:table-cell>
              <table:table-cell office:value-type="float" office:value="471.28">
                <text:p>47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14.496">
                <text:p>1614.496</text:p>
              </table:table-cell>
              <table:table-cell office:value-type="float" office:value="466.28">
                <text:p>46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23.772">
                <text:p>1623.772</text:p>
              </table:table-cell>
              <table:table-cell office:value-type="float" office:value="461.28">
                <text:p>46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32.947">
                <text:p>1632.947</text:p>
              </table:table-cell>
              <table:table-cell office:value-type="float" office:value="456.28">
                <text:p>45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42.023">
                <text:p>1642.023</text:p>
              </table:table-cell>
              <table:table-cell office:value-type="float" office:value="451.28">
                <text:p>45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50.999">
                <text:p>1650.999</text:p>
              </table:table-cell>
              <table:table-cell office:value-type="float" office:value="446.28">
                <text:p>44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59.874">
                <text:p>1659.874</text:p>
              </table:table-cell>
              <table:table-cell office:value-type="float" office:value="441.28">
                <text:p>44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68.65">
                <text:p>1668.65</text:p>
              </table:table-cell>
              <table:table-cell office:value-type="float" office:value="436.28">
                <text:p>43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77.325">
                <text:p>1677.325</text:p>
              </table:table-cell>
              <table:table-cell office:value-type="float" office:value="431.28">
                <text:p>43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85.901">
                <text:p>1685.901</text:p>
              </table:table-cell>
              <table:table-cell office:value-type="float" office:value="426.28">
                <text:p>42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94.377">
                <text:p>1694.377</text:p>
              </table:table-cell>
              <table:table-cell office:value-type="float" office:value="421.28">
                <text:p>42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02.752">
                <text:p>1702.752</text:p>
              </table:table-cell>
              <table:table-cell office:value-type="float" office:value="416.28">
                <text:p>41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711.028">
                <text:p>1711.028</text:p>
              </table:table-cell>
              <table:table-cell office:value-type="float" office:value="411.28">
                <text:p>41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19.203">
                <text:p>1719.203</text:p>
              </table:table-cell>
              <table:table-cell office:value-type="float" office:value="406.28">
                <text:p>40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27.279">
                <text:p>1727.279</text:p>
              </table:table-cell>
              <table:table-cell office:value-type="float" office:value="401.28">
                <text:p>40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35.255">
                <text:p>1735.255</text:p>
              </table:table-cell>
              <table:table-cell office:value-type="float" office:value="396.28">
                <text:p>39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43.13">
                <text:p>1743.13</text:p>
              </table:table-cell>
              <table:table-cell office:value-type="float" office:value="391.28">
                <text:p>39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50.906">
                <text:p>1750.906</text:p>
              </table:table-cell>
              <table:table-cell office:value-type="float" office:value="386.28">
                <text:p>38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58.581">
                <text:p>1758.581</text:p>
              </table:table-cell>
              <table:table-cell office:value-type="float" office:value="381.28">
                <text:p>38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66.157">
                <text:p>1766.157</text:p>
              </table:table-cell>
              <table:table-cell office:value-type="float" office:value="376.28">
                <text:p>37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73.633">
                <text:p>1773.633</text:p>
              </table:table-cell>
              <table:table-cell office:value-type="float" office:value="371.28">
                <text:p>37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81.008">
                <text:p>1781.008</text:p>
              </table:table-cell>
              <table:table-cell office:value-type="float" office:value="366.28">
                <text:p>36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88.284">
                <text:p>1788.284</text:p>
              </table:table-cell>
              <table:table-cell office:value-type="float" office:value="361.28">
                <text:p>36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95.459">
                <text:p>1795.459</text:p>
              </table:table-cell>
              <table:table-cell office:value-type="float" office:value="356.28">
                <text:p>35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02.535">
                <text:p>1802.535</text:p>
              </table:table-cell>
              <table:table-cell office:value-type="float" office:value="351.28">
                <text:p>35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09.511">
                <text:p>1809.511</text:p>
              </table:table-cell>
              <table:table-cell office:value-type="float" office:value="346.28">
                <text:p>34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816.386">
                <text:p>1816.386</text:p>
              </table:table-cell>
              <table:table-cell office:value-type="float" office:value="341.28">
                <text:p>34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23.162">
                <text:p>1823.162</text:p>
              </table:table-cell>
              <table:table-cell office:value-type="float" office:value="336.28">
                <text:p>33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829.837">
                <text:p>1829.837</text:p>
              </table:table-cell>
              <table:table-cell office:value-type="float" office:value="331.28">
                <text:p>33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836.413">
                <text:p>1836.413</text:p>
              </table:table-cell>
              <table:table-cell office:value-type="float" office:value="326.28">
                <text:p>32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842.889">
                <text:p>1842.889</text:p>
              </table:table-cell>
              <table:table-cell office:value-type="float" office:value="321.28">
                <text:p>32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849.264">
                <text:p>1849.264</text:p>
              </table:table-cell>
              <table:table-cell office:value-type="float" office:value="316.28">
                <text:p>31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55.54">
                <text:p>1855.54</text:p>
              </table:table-cell>
              <table:table-cell office:value-type="float" office:value="311.28">
                <text:p>31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61.715">
                <text:p>1861.715</text:p>
              </table:table-cell>
              <table:table-cell office:value-type="float" office:value="306.28">
                <text:p>30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67.791">
                <text:p>1867.791</text:p>
              </table:table-cell>
              <table:table-cell office:value-type="float" office:value="301.28">
                <text:p>30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73.767">
                <text:p>1873.767</text:p>
              </table:table-cell>
              <table:table-cell office:value-type="float" office:value="296.28">
                <text:p>29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879.642">
                <text:p>1879.642</text:p>
              </table:table-cell>
              <table:table-cell office:value-type="float" office:value="291.28">
                <text:p>29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885.418">
                <text:p>1885.418</text:p>
              </table:table-cell>
              <table:table-cell office:value-type="float" office:value="286.28">
                <text:p>28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91.093">
                <text:p>1891.093</text:p>
              </table:table-cell>
              <table:table-cell office:value-type="float" office:value="281.28">
                <text:p>28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896.669">
                <text:p>1896.669</text:p>
              </table:table-cell>
              <table:table-cell office:value-type="float" office:value="276.28">
                <text:p>27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902.145">
                <text:p>1902.145</text:p>
              </table:table-cell>
              <table:table-cell office:value-type="float" office:value="271.28">
                <text:p>27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907.52">
                <text:p>1907.52</text:p>
              </table:table-cell>
              <table:table-cell office:value-type="float" office:value="266.28">
                <text:p>26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12.796">
                <text:p>1912.796</text:p>
              </table:table-cell>
              <table:table-cell office:value-type="float" office:value="261.28">
                <text:p>26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917.971">
                <text:p>1917.971</text:p>
              </table:table-cell>
              <table:table-cell office:value-type="float" office:value="256.28">
                <text:p>25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23.047">
                <text:p>1923.047</text:p>
              </table:table-cell>
              <table:table-cell office:value-type="float" office:value="251.28">
                <text:p>25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28.023">
                <text:p>1928.023</text:p>
              </table:table-cell>
              <table:table-cell office:value-type="float" office:value="246.28">
                <text:p>24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932.898">
                <text:p>1932.898</text:p>
              </table:table-cell>
              <table:table-cell office:value-type="float" office:value="241.28">
                <text:p>24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937.674">
                <text:p>1937.674</text:p>
              </table:table-cell>
              <table:table-cell office:value-type="float" office:value="236.28">
                <text:p>23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942.349">
                <text:p>1942.349</text:p>
              </table:table-cell>
              <table:table-cell office:value-type="float" office:value="231.28">
                <text:p>23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46.925">
                <text:p>1946.925</text:p>
              </table:table-cell>
              <table:table-cell office:value-type="float" office:value="226.28">
                <text:p>22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51.401">
                <text:p>1951.401</text:p>
              </table:table-cell>
              <table:table-cell office:value-type="float" office:value="221.28">
                <text:p>22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55.776">
                <text:p>1955.776</text:p>
              </table:table-cell>
              <table:table-cell office:value-type="float" office:value="216.28">
                <text:p>21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960.052">
                <text:p>1960.052</text:p>
              </table:table-cell>
              <table:table-cell office:value-type="float" office:value="211.28">
                <text:p>21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964.227">
                <text:p>1964.227</text:p>
              </table:table-cell>
              <table:table-cell office:value-type="float" office:value="206.28">
                <text:p>20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68.303">
                <text:p>1968.303</text:p>
              </table:table-cell>
              <table:table-cell office:value-type="float" office:value="201.28">
                <text:p>20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972.279">
                <text:p>1972.279</text:p>
              </table:table-cell>
              <table:table-cell office:value-type="float" office:value="196.28">
                <text:p>19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976.154">
                <text:p>1976.154</text:p>
              </table:table-cell>
              <table:table-cell office:value-type="float" office:value="191.28">
                <text:p>19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979.93">
                <text:p>1979.93</text:p>
              </table:table-cell>
              <table:table-cell office:value-type="float" office:value="186.28">
                <text:p>18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83.605">
                <text:p>1983.605</text:p>
              </table:table-cell>
              <table:table-cell office:value-type="float" office:value="181.28">
                <text:p>18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987.181">
                <text:p>1987.181</text:p>
              </table:table-cell>
              <table:table-cell office:value-type="float" office:value="176.28">
                <text:p>17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90.657">
                <text:p>1990.657</text:p>
              </table:table-cell>
              <table:table-cell office:value-type="float" office:value="171.28">
                <text:p>17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94.032">
                <text:p>1994.032</text:p>
              </table:table-cell>
              <table:table-cell office:value-type="float" office:value="166.28">
                <text:p>16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97.308">
                <text:p>1997.308</text:p>
              </table:table-cell>
              <table:table-cell office:value-type="float" office:value="161.28">
                <text:p>16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000.483">
                <text:p>2000.483</text:p>
              </table:table-cell>
              <table:table-cell office:value-type="float" office:value="156.28">
                <text:p>15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003.559">
                <text:p>2003.559</text:p>
              </table:table-cell>
              <table:table-cell office:value-type="float" office:value="151.28">
                <text:p>15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06.535">
                <text:p>2006.535</text:p>
              </table:table-cell>
              <table:table-cell office:value-type="float" office:value="146.28">
                <text:p>14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009.41">
                <text:p>2009.41</text:p>
              </table:table-cell>
              <table:table-cell office:value-type="float" office:value="141.28">
                <text:p>14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12.186">
                <text:p>2012.186</text:p>
              </table:table-cell>
              <table:table-cell office:value-type="float" office:value="136.28">
                <text:p>13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14.861">
                <text:p>2014.861</text:p>
              </table:table-cell>
              <table:table-cell office:value-type="float" office:value="131.28">
                <text:p>13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17.437">
                <text:p>2017.437</text:p>
              </table:table-cell>
              <table:table-cell office:value-type="float" office:value="126.28">
                <text:p>12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19.913">
                <text:p>2019.913</text:p>
              </table:table-cell>
              <table:table-cell office:value-type="float" office:value="121.28">
                <text:p>12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22.288">
                <text:p>2022.288</text:p>
              </table:table-cell>
              <table:table-cell office:value-type="float" office:value="116.28">
                <text:p>11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24.564">
                <text:p>2024.564</text:p>
              </table:table-cell>
              <table:table-cell office:value-type="float" office:value="111.28">
                <text:p>11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26.739">
                <text:p>2026.739</text:p>
              </table:table-cell>
              <table:table-cell office:value-type="float" office:value="106.28">
                <text:p>10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28.815">
                <text:p>2028.815</text:p>
              </table:table-cell>
              <table:table-cell office:value-type="float" office:value="101.28">
                <text:p>10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30.791">
                <text:p>2030.791</text:p>
              </table:table-cell>
              <table:table-cell office:value-type="float" office:value="96.28">
                <text:p>9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32.666">
                <text:p>2032.666</text:p>
              </table:table-cell>
              <table:table-cell office:value-type="float" office:value="91.28">
                <text:p>9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34.442">
                <text:p>2034.442</text:p>
              </table:table-cell>
              <table:table-cell office:value-type="float" office:value="86.28">
                <text:p>8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36.117">
                <text:p>2036.117</text:p>
              </table:table-cell>
              <table:table-cell office:value-type="float" office:value="81.28">
                <text:p>81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37.693">
                <text:p>2037.693</text:p>
              </table:table-cell>
              <table:table-cell office:value-type="float" office:value="76.28">
                <text:p>76.28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39.169">
                <text:p>2039.169</text:p>
              </table:table-cell>
              <table:table-cell office:value-type="float" office:value="71.36">
                <text:p>71.36</text:p>
              </table:table-cell>
              <table:table-cell office:value-type="float" office:value="-242">
                <text:p>-24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40.549">
                <text:p>2040.549</text:p>
              </table:table-cell>
              <table:table-cell office:value-type="float" office:value="66.6">
                <text:p>66.6</text:p>
              </table:table-cell>
              <table:table-cell office:value-type="float" office:value="-234">
                <text:p>-23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41.835">
                <text:p>2041.835</text:p>
              </table:table-cell>
              <table:table-cell office:value-type="float" office:value="62">
                <text:p>62</text:p>
              </table:table-cell>
              <table:table-cell office:value-type="float" office:value="-226">
                <text:p>-22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43.031">
                <text:p>2043.031</text:p>
              </table:table-cell>
              <table:table-cell office:value-type="float" office:value="57.56">
                <text:p>57.56</text:p>
              </table:table-cell>
              <table:table-cell office:value-type="float" office:value="-218">
                <text:p>-21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44.139">
                <text:p>2044.139</text:p>
              </table:table-cell>
              <table:table-cell office:value-type="float" office:value="53.28">
                <text:p>53.28</text:p>
              </table:table-cell>
              <table:table-cell office:value-type="float" office:value="-210">
                <text:p>-21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45.163">
                <text:p>2045.163</text:p>
              </table:table-cell>
              <table:table-cell office:value-type="float" office:value="49.16">
                <text:p>49.16</text:p>
              </table:table-cell>
              <table:table-cell office:value-type="float" office:value="-202">
                <text:p>-20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46.107">
                <text:p>2046.107</text:p>
              </table:table-cell>
              <table:table-cell office:value-type="float" office:value="45.2">
                <text:p>45.2</text:p>
              </table:table-cell>
              <table:table-cell office:value-type="float" office:value="-194">
                <text:p>-19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46.973">
                <text:p>2046.973</text:p>
              </table:table-cell>
              <table:table-cell office:value-type="float" office:value="41.4">
                <text:p>41.4</text:p>
              </table:table-cell>
              <table:table-cell office:value-type="float" office:value="-186">
                <text:p>-18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47.765">
                <text:p>2047.765</text:p>
              </table:table-cell>
              <table:table-cell office:value-type="float" office:value="37.76">
                <text:p>37.76</text:p>
              </table:table-cell>
              <table:table-cell office:value-type="float" office:value="-178">
                <text:p>-17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048.485">
                <text:p>2048.485</text:p>
              </table:table-cell>
              <table:table-cell office:value-type="float" office:value="34.28">
                <text:p>34.28</text:p>
              </table:table-cell>
              <table:table-cell office:value-type="float" office:value="-170">
                <text:p>-17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49.137">
                <text:p>2049.137</text:p>
              </table:table-cell>
              <table:table-cell office:value-type="float" office:value="30.96">
                <text:p>30.96</text:p>
              </table:table-cell>
              <table:table-cell office:value-type="float" office:value="-162">
                <text:p>-16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049.725">
                <text:p>2049.725</text:p>
              </table:table-cell>
              <table:table-cell office:value-type="float" office:value="27.8">
                <text:p>27.8</text:p>
              </table:table-cell>
              <table:table-cell office:value-type="float" office:value="-154">
                <text:p>-15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50.251">
                <text:p>2050.251</text:p>
              </table:table-cell>
              <table:table-cell office:value-type="float" office:value="24.8">
                <text:p>24.8</text:p>
              </table:table-cell>
              <table:table-cell office:value-type="float" office:value="-146">
                <text:p>-14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50.719">
                <text:p>2050.719</text:p>
              </table:table-cell>
              <table:table-cell office:value-type="float" office:value="21.96">
                <text:p>21.96</text:p>
              </table:table-cell>
              <table:table-cell office:value-type="float" office:value="-138">
                <text:p>-13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51.131">
                <text:p>2051.131</text:p>
              </table:table-cell>
              <table:table-cell office:value-type="float" office:value="19.28">
                <text:p>19.28</text:p>
              </table:table-cell>
              <table:table-cell office:value-type="float" office:value="-130">
                <text:p>-13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51.491">
                <text:p>2051.491</text:p>
              </table:table-cell>
              <table:table-cell office:value-type="float" office:value="16.76">
                <text:p>16.76</text:p>
              </table:table-cell>
              <table:table-cell office:value-type="float" office:value="-122">
                <text:p>-12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051.803">
                <text:p>2051.803</text:p>
              </table:table-cell>
              <table:table-cell office:value-type="float" office:value="14.4">
                <text:p>14.4</text:p>
              </table:table-cell>
              <table:table-cell office:value-type="float" office:value="-114">
                <text:p>-11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052.069">
                <text:p>2052.069</text:p>
              </table:table-cell>
              <table:table-cell office:value-type="float" office:value="12.2">
                <text:p>12.2</text:p>
              </table:table-cell>
              <table:table-cell office:value-type="float" office:value="-106">
                <text:p>-10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052.293">
                <text:p>2052.293</text:p>
              </table:table-cell>
              <table:table-cell office:value-type="float" office:value="10.16">
                <text:p>10.16</text:p>
              </table:table-cell>
              <table:table-cell office:value-type="float" office:value="-98">
                <text:p>-9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052.477">
                <text:p>2052.477</text:p>
              </table:table-cell>
              <table:table-cell office:value-type="float" office:value="8.28">
                <text:p>8.28</text:p>
              </table:table-cell>
              <table:table-cell office:value-type="float" office:value="-90">
                <text:p>-9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052.625">
                <text:p>2052.625</text:p>
              </table:table-cell>
              <table:table-cell office:value-type="float" office:value="6.56">
                <text:p>6.56</text:p>
              </table:table-cell>
              <table:table-cell office:value-type="float" office:value="-82">
                <text:p>-8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052.741">
                <text:p>2052.741</text:p>
              </table:table-cell>
              <table:table-cell office:value-type="float" office:value="5">
                <text:p>5</text:p>
              </table:table-cell>
              <table:table-cell office:value-type="float" office:value="-74">
                <text:p>-7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052.827">
                <text:p>2052.827</text:p>
              </table:table-cell>
              <table:table-cell office:value-type="float" office:value="3.6">
                <text:p>3.6</text:p>
              </table:table-cell>
              <table:table-cell office:value-type="float" office:value="-66">
                <text:p>-6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052.887">
                <text:p>2052.887</text:p>
              </table:table-cell>
              <table:table-cell office:value-type="float" office:value="2.36">
                <text:p>2.36</text:p>
              </table:table-cell>
              <table:table-cell office:value-type="float" office:value="-58">
                <text:p>-5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052.923">
                <text:p>2052.923</text:p>
              </table:table-cell>
              <table:table-cell office:value-type="float" office:value="1.28">
                <text:p>1.28</text:p>
              </table:table-cell>
              <table:table-cell office:value-type="float" office:value="-50">
                <text:p>-5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052.939">
                <text:p>2052.939</text:p>
              </table:table-cell>
              <table:table-cell office:value-type="float" office:value="0.36">
                <text:p>0.36</text:p>
              </table:table-cell>
              <table:table-cell office:value-type="float" office:value="-42">
                <text:p>-4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52.943">
                <text:p>2052.943</text:p>
              </table:table-cell>
              <table:table-cell office:value-type="float" office:value="0">
                <text:p>0</text:p>
              </table:table-cell>
              <table:table-cell office:value-type="float" office:value="-34">
                <text:p>-3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052.943">
                <text:p>2052.943</text:p>
              </table:table-cell>
              <table:table-cell office:value-type="float" office:value="0">
                <text:p>0</text:p>
              </table:table-cell>
              <table:table-cell office:value-type="float" office:value="-26">
                <text:p>-2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052.943">
                <text:p>2052.943</text:p>
              </table:table-cell>
              <table:table-cell office:value-type="float" office:value="0">
                <text:p>0</text:p>
              </table:table-cell>
              <table:table-cell office:value-type="float" office:value="-18">
                <text:p>-1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052.943">
                <text:p>2052.943</text:p>
              </table:table-cell>
              <table:table-cell office:value-type="float" office:value="0">
                <text:p>0</text:p>
              </table:table-cell>
              <table:table-cell office:value-type="float" office:value="-10">
                <text:p>-1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052.943">
                <text:p>2052.943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400">
                <text:p>4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